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106.36pt"/>
    </style:style>
    <style:style style:name="co4" style:family="table-column">
      <style:table-column-properties fo:break-before="auto" style:column-width="90.06pt"/>
    </style:style>
    <style:style style:name="co5" style:family="table-column">
      <style:table-column-properties fo:break-before="auto" style:column-width="16.24pt"/>
    </style:style>
    <style:style style:name="co6" style:family="table-column">
      <style:table-column-properties fo:break-before="auto" style:column-width="14.54pt"/>
    </style:style>
    <style:style style:name="co7" style:family="table-column">
      <style:table-column-properties fo:break-before="auto" style:column-width="84.05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70.21pt"/>
    </style:style>
    <style:style style:name="co10" style:family="table-column">
      <style:table-column-properties fo:break-before="auto" style:column-width="37.05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80.25pt"/>
    </style:style>
    <style:style style:name="co14" style:family="table-column">
      <style:table-column-properties fo:break-before="auto" style:column-width="253.19pt"/>
    </style:style>
    <style:style style:name="co15" style:family="table-column">
      <style:table-column-properties fo:break-before="auto" style:column-width="15.39pt"/>
    </style:style>
    <style:style style:name="co16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2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d1f63"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add58a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</style:style>
    <style:style style:name="ce45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87" style:family="table-cell" style:parent-style-name="Default" style:data-style-name="N11">
      <style:table-cell-properties fo:border-bottom="none" fo:background-color="#adc5e7" fo:border-left="none" fo:border-right="0.06pt solid #000000" fo:border-top="none"/>
    </style:style>
    <style:style style:name="ce86" style:family="table-cell" style:parent-style-name="Default" style:data-style-name="N4">
      <style:table-cell-properties fo:border-bottom="none" fo:background-color="#cccccc" fo:border-left="none" fo:border-right="0.06pt solid #000000" fo:border-top="none"/>
    </style:style>
    <style:style style:name="ce91" style:family="table-cell" style:parent-style-name="Default" style:data-style-name="N121">
      <style:table-cell-properties fo:border-bottom="0.06pt solid #000000" fo:background-color="#adc5e7" fo:border-left="none" fo:border-right="0.06pt solid #000000" fo:border-top="none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4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</style:style>
    <style:style style:name="ce4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</style:style>
    <style:style style:name="ce74" style:family="table-cell" style:parent-style-name="Default">
      <style:table-cell-properties fo:border-bottom="none" fo:background-color="#0d1f63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76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77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cccccc"/>
    </style:style>
    <style:style style:name="ce7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80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84" style:family="table-cell" style:parent-style-name="Default">
      <style:table-cell-properties fo:background-color="#cccccc" fo:border="none"/>
    </style:style>
    <style:style style:name="ce5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</style:style>
    <style:style style:name="ce54" style:family="table-cell" style:parent-style-name="Default" style:data-style-name="N11">
      <style:table-cell-properties fo:border-bottom="none" fo:background-color="#cccccc" fo:border-left="none" fo:border-right="0.06pt solid #000000" fo:border-top="none"/>
    </style:style>
    <style:style style:name="ce50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</style:style>
    <style:style style:name="ce88" style:family="table-cell" style:parent-style-name="Default">
      <style:table-cell-properties fo:border-bottom="none" fo:background-color="#0d1f63" style:text-align-source="fix" style:repeat-content="false" fo:border-left="none" fo:border-right="0.06pt solid #000000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cccc" fo:border="0.06pt solid #000000"/>
    </style:style>
    <style:style style:name="ce183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186" style:family="table-cell" style:parent-style-name="Default" style:data-style-name="N10030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10030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fo:border-bottom="0.99pt ridge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0.06pt solid #000000" style:vertical-align="middle"/>
      <style:paragraph-properties fo:text-align="start" fo:margin-left="20.01pt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order-bottom="0.99pt ridge #000000" fo:background-color="#0d1f63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23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0.06pt solid #000000"/>
      <style:paragraph-properties fo:text-align="end" fo:margin-left="0pt"/>
    </style:style>
    <style:style style:name="ce224" style:family="table-cell" style:parent-style-name="Default" style:data-style-name="N4">
      <style:table-cell-properties fo:background-color="#adc5e7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25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26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99pt" fo:padding-left="4pt" fo:padding-right="0.99pt" fo:padding-top="0.99pt" fo:border-right="none" fo:border-top="0.06pt solid #000000"/>
      <style:paragraph-properties fo:text-align="start" fo:margin-left="0pt"/>
    </style:style>
    <style:style style:name="ce227" style:family="table-cell" style:parent-style-name="Default" style:data-style-name="N4">
      <style:table-cell-properties fo:background-color="#cccccc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28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29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none"/>
    </style:style>
    <style:style style:name="ce230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0.06pt solid #000000" fo:border-top="none"/>
      <style:paragraph-properties fo:text-align="start" fo:margin-left="0pt"/>
    </style:style>
    <style:style style:name="ce231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0.06pt solid #000000"/>
    </style:style>
    <style:style style:name="ce232" style:family="table-cell" style:parent-style-name="Default">
      <style:table-cell-properties fo:border-bottom="0.06pt solid #000000" fo:border-left="none" fo:padding-bottom="0.99pt" fo:padding-left="4pt" fo:padding-right="0.99pt" fo:padding-top="0.99pt" fo:border-right="0.06pt solid #000000" fo:border-top="none"/>
    </style:style>
    <style:style style:name="gr1" style:family="graphic">
      <style:graphic-properties draw:stroke="none" svg:stroke-color="#000000" draw:fill="none" draw:fill-color="#ffffff" draw:textarea-vertical-align="middle" fo:min-height="23.3pt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style-name="ce129" office:value-type="string" calcext:value-type="string">
            <text:p>long/short//win/loss</text:p>
          </table:table-cell>
          <table:table-cell table:style-name="ce129"/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table:style-name="ce130" office:value-type="string" calcext:value-type="string">
            <text:p>#Define Days of Week</text:p>
          </table:table-cell>
          <table:table-cell/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</table:table>
      <table:table table:name="Overview" table:style-name="ta1">
        <office:forms form:automatic-focus="false" form:apply-design-mode="false"/>
        <table:shapes>
          <draw:frame draw:z-index="0" draw:style-name="gr1" draw:text-style-name="P2" svg:width="23.13pt" svg:height="23.3pt" svg:x="455.16pt" svg:y="163.11pt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23.13pt" svg:height="23.3pt" svg:x="455.64pt" svg:y="214.07pt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ce38" office:value-type="string" calcext:value-type="string" table:number-columns-spanned="1" table:number-rows-spanned="7">
            <text:p>Initial Setup</text:p>
          </table:table-cell>
          <table:table-cell table:style-name="ce58"/>
          <table:table-cell table:number-columns-repeated="9"/>
        </table:table-row>
        <table:table-row table:style-name="ro1">
          <table:covered-table-cell/>
          <table:table-cell table:style-name="ce40" office:value-type="string" calcext:value-type="string">
            <text:p>Start date</text:p>
          </table:table-cell>
          <table:table-cell table:style-name="ce44" office:value-type="date" office:date-value="2019-01-01" calcext:value-type="date">
            <text:p>1. Jan. 2019</text:p>
          </table:table-cell>
          <table:table-cell table:number-columns-repeated="2"/>
          <table:table-cell table:style-name="ce74" office:value-type="string" calcext:value-type="string">
            <text:p>Day</text:p>
          </table:table-cell>
          <table:table-cell table:style-name="ce77" office:value-type="string" calcext:value-type="string">
            <text:p># trades</text:p>
          </table:table-cell>
          <table:table-cell table:style-name="ce77" office:value-type="string" calcext:value-type="string">
            <text:p># winning</text:p>
          </table:table-cell>
          <table:table-cell table:style-name="ce88" office:value-type="string" calcext:value-type="string">
            <text:p>% winning</text:p>
          </table:table-cell>
          <table:table-cell/>
          <table:table-cell office:value-type="string" calcext:value-type="string">
            <text:p>de</text:p>
          </table:table-cell>
        </table:table-row>
        <table:table-row table:style-name="ro1">
          <table:covered-table-cell/>
          <table:table-cell table:style-name="ce41" office:value-type="string" calcext:value-type="string">
            <text:p>Initial Account</text:p>
          </table:table-cell>
          <table:table-cell table:style-name="ce45" office:value-type="float" office:value="10000" calcext:value-type="float">
            <text:p>10,000.00</text:p>
          </table:table-cell>
          <table:table-cell table:number-columns-repeated="2"/>
          <table:table-cell table:style-name="ce75" office:value-type="string" calcext:value-type="string">
            <text:p>Monday</text:p>
          </table:table-cell>
          <table:table-cell table:style-name="ce78" table:formula="of:=COUNTIF([$Log.C3:$Log.C500];MONDAY)" office:value-type="float" office:value="1" calcext:value-type="float">
            <text:p>1</text:p>
          </table:table-cell>
          <table:table-cell table:style-name="ce84" table:formula="of:=DCOUNT([$Log.A2:$Log.V502];[$Log.A2];[$Misc.D1:$Misc.E2])" office:value-type="float" office:value="0" calcext:value-type="float">
            <text:p>0</text:p>
          </table:table-cell>
          <table:table-cell table:style-name="ce54" table:formula="of:=[.H3]/[.G3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covered-table-cell/>
          <table:table-cell table:style-name="ce61" office:value-type="string" calcext:value-type="string">
            <text:p>Risk (%)</text:p>
          </table:table-cell>
          <table:table-cell table:style-name="ce87" office:value-type="percentage" office:value="0.006" calcext:value-type="percentage">
            <text:p>0.60%</text:p>
          </table:table-cell>
          <table:table-cell table:number-columns-repeated="2"/>
          <table:table-cell table:style-name="ce75" office:value-type="string" calcext:value-type="string">
            <text:p>Tuesday</text:p>
          </table:table-cell>
          <table:table-cell table:style-name="ce78" table:formula="of:=COUNTIF([$Log.C3:$Log.C500];TUESDAY)" office:value-type="float" office:value="0" calcext:value-type="float">
            <text:p>0</text:p>
          </table:table-cell>
          <table:table-cell table:style-name="ce84" table:formula="of:=DCOUNT([$Log.A2:$Log.V502];[$Log.A2];[$Misc.D3:$Misc.E4])" office:value-type="float" office:value="0" calcext:value-type="float">
            <text:p>0</text:p>
          </table:table-cell>
          <table:table-cell table:style-name="ce54" table:formula="of:=[.H4]/[.G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covered-table-cell/>
          <table:table-cell table:style-name="ce61" office:value-type="string" calcext:value-type="string">
            <text:p>Risk ($)</text:p>
          </table:table-cell>
          <table:table-cell table:style-name="ce86" table:formula="of:=[.C3]*[.C4]" office:value-type="float" office:value="60" calcext:value-type="float">
            <text:p>60.00</text:p>
          </table:table-cell>
          <table:table-cell table:number-columns-repeated="2"/>
          <table:table-cell table:style-name="ce75" office:value-type="string" calcext:value-type="string">
            <text:p>Wednesday</text:p>
          </table:table-cell>
          <table:table-cell table:style-name="ce78" table:formula="of:=COUNTIF([$Log.C3:$Log.C500];WEDNESDAY)" office:value-type="float" office:value="0" calcext:value-type="float">
            <text:p>0</text:p>
          </table:table-cell>
          <table:table-cell table:style-name="ce84" table:formula="of:=DCOUNT([$Log.A2:$Log.V502];[$Log.A2];[$Misc.D5:$Misc.E6])" office:value-type="float" office:value="0" calcext:value-type="float">
            <text:p>0</text:p>
          </table:table-cell>
          <table:table-cell table:style-name="ce54" table:formula="of:=[.H5]/[.G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covered-table-cell/>
          <table:table-cell table:style-name="ce66" office:value-type="string" calcext:value-type="string">
            <text:p>Desired R ratio</text:p>
          </table:table-cell>
          <table:table-cell table:style-name="ce91" office:value-type="float" office:value="2" calcext:value-type="float">
            <text:p>2:1</text:p>
          </table:table-cell>
          <table:table-cell table:number-columns-repeated="2"/>
          <table:table-cell table:style-name="ce75" office:value-type="string" calcext:value-type="string">
            <text:p>Thursday</text:p>
          </table:table-cell>
          <table:table-cell table:style-name="ce78" table:formula="of:=COUNTIF([$Log.C3:$Log.C500];THURSDAY)" office:value-type="float" office:value="0" calcext:value-type="float">
            <text:p>0</text:p>
          </table:table-cell>
          <table:table-cell table:style-name="ce84" table:formula="of:=DCOUNT([$Log.A2:$Log.V502];[$Log.A2];[$Misc.D7:$Misc.E8])" office:value-type="float" office:value="0" calcext:value-type="float">
            <text:p>0</text:p>
          </table:table-cell>
          <table:table-cell table:style-name="ce54" table:formula="of:=[.H6]/[.G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covered-table-cell/>
          <table:table-cell table:style-name="ce67"/>
          <table:table-cell table:number-columns-repeated="3"/>
          <table:table-cell table:style-name="ce76" office:value-type="string" calcext:value-type="string">
            <text:p>Friday</text:p>
          </table:table-cell>
          <table:table-cell table:style-name="ce79" table:formula="of:=COUNTIF([$Log.C3:$Log.C500];FRIDAY)" office:value-type="float" office:value="0" calcext:value-type="float">
            <text:p>0</text:p>
          </table:table-cell>
          <table:table-cell table:style-name="ce79" table:formula="of:=DCOUNT([$Log.A2:$Log.V502];[$Log.A2];[$Misc.D9:$Misc.E10])" office:value-type="float" office:value="0" calcext:value-type="float">
            <text:p>0</text:p>
          </table:table-cell>
          <table:table-cell table:style-name="ce50" table:formula="of:=[.H7]/[.G7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80" office:value-type="string" calcext:value-type="string">
            <text:p># trades</text:p>
          </table:table-cell>
          <table:table-cell table:style-name="ce80" office:value-type="string" calcext:value-type="string">
            <text:p>% of trades</text:p>
          </table:table-cell>
          <table:table-cell table:style-name="ce80" office:value-type="string" calcext:value-type="string">
            <text:p>$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0" office:value-type="string" calcext:value-type="string">
            <text:p>Number of trades</text:p>
          </table:table-cell>
          <table:table-cell table:style-name="ce49" table:formula="of:=COUNT([$Log.J3:$Log.J502])" office:value-type="float" office:value="0" calcext:value-type="float">
            <text:p>0</text:p>
          </table:table-cell>
          <table:table-cell table:style-name="ce53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1" office:value-type="string" calcext:value-type="string">
            <text:p>Long trades</text:p>
          </table:table-cell>
          <table:table-cell table:style-name="ce51" table:formula="of:=COUNTIF([$Log.G3:$Log.G502]; &quot;L&quot;)" office:value-type="float" office:value="4" calcext:value-type="float">
            <text:p>4</text:p>
          </table:table-cell>
          <table:table-cell table:style-name="ce54" table:formula="of:=[.G11]/[.G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0000" calcext:value-type="float" table:number-columns-spanned="1" table:number-rows-spanned="2">
            <text:p>10,000.00</text:p>
          </table:table-cell>
          <table:table-cell table:number-columns-repeated="2"/>
          <table:table-cell table:style-name="ce42" office:value-type="string" calcext:value-type="string">
            <text:p>Short trades</text:p>
          </table:table-cell>
          <table:table-cell table:style-name="ce52" table:formula="of:=COUNTIF([$Log.G3:$Log.G502]; &quot;S&quot;)" office:value-type="float" office:value="1" calcext:value-type="float">
            <text:p>1</text:p>
          </table:table-cell>
          <table:table-cell table:style-name="ce50" table:formula="of:=[.G12]/[.G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covered-table-cell table:number-columns-repeated="2" table:style-name="ce63"/>
          <table:table-cell table:number-columns-repeated="8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R3:$Log.R500])" office:value-type="float" office:value="0" calcext:value-type="float" table:number-columns-spanned="1" table:number-rows-spanned="2">
            <text:p>0.00</text:p>
          </table:table-cell>
          <table:table-cell table:number-columns-repeated="2"/>
          <table:table-cell table:style-name="ce40" office:value-type="string" calcext:value-type="string">
            <text:p>Winning trades</text:p>
          </table:table-cell>
          <table:table-cell table:style-name="ce49" table:formula="of:=COUNTIF([$Log.S3:$Log.S502];&quot;W&quot;)" office:value-type="float" office:value="0" calcext:value-type="float">
            <text:p>0</text:p>
          </table:table-cell>
          <table:table-cell table:style-name="ce53" table:formula="of:=[.G14]/[.G10]" office:value-type="string" office:string-value="" calcext:value-type="error">
            <text:p>#DIV/0!</text:p>
          </table:table-cell>
          <table:table-cell table:style-name="ce110" table:formula="of:=SUMIF([$Log.S3:$Log.S502];&quot;W&quot;;[$Log.R3:$Log.R5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covered-table-cell table:number-columns-repeated="2" table:style-name="ce63"/>
          <table:table-cell table:number-columns-repeated="2"/>
          <table:table-cell table:style-name="ce41" office:value-type="string" calcext:value-type="string">
            <text:p>Winning longs</text:p>
          </table:table-cell>
          <table:table-cell table:style-name="ce51" table:formula="of:=DCOUNTA([$Log.A2:$Log.V502]; [$Log.G2]; [$Misc.A2:$Misc.B3])" office:value-type="float" office:value="0" calcext:value-type="float">
            <text:p>0</text:p>
          </table:table-cell>
          <table:table-cell table:style-name="ce54" table:formula="of:=[.G15]/[.G11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42" office:value-type="string" calcext:value-type="string">
            <text:p>Winning shorts</text:p>
          </table:table-cell>
          <table:table-cell table:style-name="ce52" table:formula="of:=DCOUNTA([$Log.A2:$Log.V502]; [$Log.G2]; [$Misc.A6:$Misc.B7])" office:value-type="float" office:value="0" calcext:value-type="float">
            <text:p>0</text:p>
          </table:table-cell>
          <table:table-cell table:style-name="ce50" table:formula="of:=[.G16]/[.G12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/>
          <table:covered-table-cell table:style-name="ce65"/>
          <table:covered-table-cell table:style-name="ce73"/>
          <table:table-cell table:number-columns-repeated="8"/>
        </table:table-row>
        <table:table-row table:style-name="ro1">
          <table:table-cell table:number-columns-repeated="5"/>
          <table:table-cell table:style-name="ce40" office:value-type="string" calcext:value-type="string">
            <text:p>Losing trades</text:p>
          </table:table-cell>
          <table:table-cell table:style-name="ce49" table:formula="of:=COUNTIF([$Log.S3:$Log.S502]; &quot;L&quot;)" office:value-type="float" office:value="0" calcext:value-type="float">
            <text:p>0</text:p>
          </table:table-cell>
          <table:table-cell table:style-name="ce49" table:formula="of:=[.G18]/[.G10]" office:value-type="string" office:string-value="" calcext:value-type="error">
            <text:p>#DIV/0!</text:p>
          </table:table-cell>
          <table:table-cell table:style-name="ce110" table:formula="of:=SUMIF([$Log.S7:$Log.S506];&quot;L&quot;;[$Log.R7:$Log.R5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1" office:value-type="string" calcext:value-type="string">
            <text:p>Losing longs</text:p>
          </table:table-cell>
          <table:table-cell table:style-name="ce51" table:formula="of:=DCOUNTA([$Log.A2:$Log.V502]; [$Log.G2]; [$Misc.A4:$Misc.B5])" office:value-type="float" office:value="0" calcext:value-type="float">
            <text:p>0</text:p>
          </table:table-cell>
          <table:table-cell table:style-name="ce51" table:formula="of:=[.G19]/[.G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2" office:value-type="string" calcext:value-type="string">
            <text:p>Losing shorts</text:p>
          </table:table-cell>
          <table:table-cell table:style-name="ce52" table:formula="of:=DCOUNTA([$Log.A2:$Log.V502]; [$Log.G2]; [$Misc.A8:$Misc.B9])" office:value-type="float" office:value="0" calcext:value-type="float">
            <text:p>0</text:p>
          </table:table-cell>
          <table:table-cell table:style-name="ce52" table:formula="of:=[.G20]/[.G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Average R ratio</text:p>
          </table:table-cell>
          <table:table-cell table:style-name="ce47" table:formula="of:=AVERAGE([$Log.Q3:$Log.Q50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ce42" office:value-type="string" calcext:value-type="string">
            <text:p>Sharpe ratio</text:p>
          </table:table-cell>
          <table:table-cell table:style-name="ce48" table:formula="of:=([.I14]/[.G14])/(ABS([.I18])/[.G18])" office:value-type="string" office:string-value="" calcext:value-type="error">
            <text:p>#DIV/0!</text:p>
          </table:table-cell>
          <table:table-cell table:number-columns-repeated="8"/>
        </table:table-row>
      </table:table>
      <table:table table:name="Log" table:style-name="ta1">
        <office:forms form:automatic-focus="false" form:apply-design-mode="false"/>
        <table:table-column table:style-name="co8" table:default-cell-style-name="ce185"/>
        <table:table-column table:style-name="co1" table:default-cell-style-name="ce188"/>
        <table:table-column table:style-name="co9" table:default-cell-style-name="ce190"/>
        <table:table-column table:style-name="co1" table:number-columns-repeated="3" table:default-cell-style-name="ce190"/>
        <table:table-column table:style-name="co1" table:default-cell-style-name="ce193"/>
        <table:table-column table:style-name="co1" table:number-columns-repeated="3" table:default-cell-style-name="ce190"/>
        <table:table-column table:style-name="co1" table:number-columns-repeated="2" table:default-cell-style-name="ce201"/>
        <table:table-column table:style-name="co1" table:number-columns-repeated="3" table:default-cell-style-name="ce190"/>
        <table:table-column table:style-name="co1" table:default-cell-style-name="ce201"/>
        <table:table-column table:style-name="co10" table:default-cell-style-name="ce190"/>
        <table:table-column table:style-name="co1" table:default-cell-style-name="ce190"/>
        <table:table-column table:style-name="co11" table:default-cell-style-name="ce214"/>
        <table:table-column table:style-name="co12" table:default-cell-style-name="ce217"/>
        <table:table-column table:style-name="co13" table:default-cell-style-name="ce190"/>
        <table:table-column table:style-name="co14" table:default-cell-style-name="ce201"/>
        <table:table-row table:style-name="ro2">
          <table:table-cell table:style-name="ce183" office:value-type="string" calcext:value-type="string" table:number-columns-spanned="7" table:number-rows-spanned="1">
            <text:p>TRADE IDENTIFIERS</text:p>
          </table:table-cell>
          <table:covered-table-cell table:style-name="ce186"/>
          <table:covered-table-cell table:number-columns-repeated="4" table:style-name="ce189"/>
          <table:covered-table-cell table:style-name="ce191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number-columns-repeated="2" table:style-name="ce196"/>
          <table:covered-table-cell table:style-name="ce199"/>
          <table:table-cell table:style-name="ce202"/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number-columns-repeated="2" table:style-name="ce206"/>
          <table:covered-table-cell table:style-name="ce209"/>
          <table:table-cell table:style-name="ce106" office:value-type="string" calcext:value-type="string" table:number-columns-spanned="3" table:number-rows-spanned="1">
            <text:p>RESULTS</text:p>
          </table:table-cell>
          <table:covered-table-cell table:style-name="ce213"/>
          <table:covered-table-cell table:style-name="ce106"/>
          <table:table-cell table:style-name="ce215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DD/MM/YY</text:p>
          </table:table-cell>
          <table:table-cell table:style-name="ce187" office:value-type="string" calcext:value-type="string">
            <text:p>Day of Week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2" draw:text-style-name="P4" svg:width="82.18pt" svg:height="95.27pt" svg:x="365.56pt" svg:y="0pt" draw:caption-point-x="-17.29pt" draw:caption-point-y="15.28pt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192" office:value-type="string" calcext:value-type="string">
            <text:p>Long/Short</text:p>
          </table:table-cell>
          <table:table-cell table:style-name="ce195" office:value-type="string" calcext:value-type="string">
            <text:p>Entry Time</text:p>
          </table:table-cell>
          <table:table-cell table:style-name="ce197" office:value-type="string" calcext:value-type="string">
            <text:p>Entry Qty</text:p>
          </table:table-cell>
          <table:table-cell table:style-name="ce198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203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208" office:value-type="string" calcext:value-type="string">
            <text:p>Exit Price</text:p>
          </table:table-cell>
          <table:table-cell table:style-name="ce210" office:value-type="string" calcext:value-type="string">
            <text:p>Exit Time</text:p>
          </table:table-cell>
          <table:table-cell table:style-name="ce212" office:value-type="string" calcext:value-type="string">
            <text:p>R</text:p>
          </table:table-cell>
          <table:table-cell table:style-name="ce212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6" office:value-type="string" calcext:value-type="string">
            <office:annotation draw:style-name="gr3" draw:text-style-name="P4" svg:width="82.18pt" svg:height="28.09pt" svg:x="1233.95pt" svg:y="0pt" draw:caption-point-x="-17.29pt" draw:caption-point-y="15.28pt">
              <dc:creator>ca</dc:creator>
              <dc:date>2019-08-08T00:00:00</dc:date>
              <text:p text:style-name="P3"><text:span text:style-name="T2">If I obeyed my 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9-12-30" calcext:value-type="date">
            <text:p>30/12/2019</text:p>
          </table:table-cell>
          <table:table-cell table:formula="of:=IF([.B3]=&quot;&quot;; &quot;&quot;; WEEKDAY([.B3]; 2)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</text:p>
          </table:table-cell>
          <table:table-cell table:number-columns-repeated="4"/>
          <table:table-cell table:formula="of:=[.K3]*[.I3]" office:value-type="float" office:value="0" calcext:value-type="float">
            <text:p>0</text:p>
          </table:table-cell>
          <table:table-cell table:number-columns-repeated="4"/>
          <table:table-cell table:formula="of:=IF([.L3]=0; &quot;&quot;; [.R3]/[.L3])">
            <text:p/>
          </table:table-cell>
          <table:table-cell table:formula="of:=([.N3]*[.O3])-([.I3]*[.J3])" office:value-type="float" office:value="0" calcext:value-type="float">
            <text:p>0</text:p>
          </table:table-cell>
          <table:table-cell table:formula="of:=IF([.R3]=0;&quot;&quot;; IF([.R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F([.B4]=&quot;&quot;; &quot;&quot;; WEEKDAY([.B4]; 2))">
            <text:p/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4"/>
          <table:table-cell table:formula="of:=[.K4]*[.I4]" office:value-type="float" office:value="0" calcext:value-type="float">
            <text:p>0</text:p>
          </table:table-cell>
          <table:table-cell table:number-columns-repeated="4"/>
          <table:table-cell table:formula="of:=IF([.L4]=0; &quot;&quot;; [.R4]/[.L4])">
            <text:p/>
          </table:table-cell>
          <table:table-cell table:formula="of:=([.N4]*[.O4])-([.I4]*[.J4])" office:value-type="float" office:value="0" calcext:value-type="float">
            <text:p>0</text:p>
          </table:table-cell>
          <table:table-cell table:formula="of:=IF([.R4]=0;&quot;&quot;; IF([.R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IF([.B5]=&quot;&quot;; &quot;&quot;; WEEKDAY([.B5]; 2))">
            <text:p/>
          </table:table-cell>
          <table:table-cell table:number-columns-repeated="3"/>
          <table:table-cell office:value-type="string" calcext:value-type="string">
            <text:p>L</text:p>
          </table:table-cell>
          <table:table-cell table:number-columns-repeated="4"/>
          <table:table-cell table:formula="of:=[.K5]*[.I5]" office:value-type="float" office:value="0" calcext:value-type="float">
            <text:p>0</text:p>
          </table:table-cell>
          <table:table-cell table:number-columns-repeated="4"/>
          <table:table-cell table:formula="of:=IF([.L5]=0; &quot;&quot;; [.R5]/[.L5])">
            <text:p/>
          </table:table-cell>
          <table:table-cell table:formula="of:=([.N5]*[.O5])-([.I5]*[.J5])" office:value-type="float" office:value="0" calcext:value-type="float">
            <text:p>0</text:p>
          </table:table-cell>
          <table:table-cell table:formula="of:=IF([.R5]=0;&quot;&quot;; IF([.R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F([.B6]=&quot;&quot;; &quot;&quot;; WEEKDAY([.B6]; 2))">
            <text:p/>
          </table:table-cell>
          <table:table-cell table:number-columns-repeated="3"/>
          <table:table-cell office:value-type="string" calcext:value-type="string">
            <text:p>L</text:p>
          </table:table-cell>
          <table:table-cell table:number-columns-repeated="4"/>
          <table:table-cell table:formula="of:=[.K6]*[.I6]" office:value-type="float" office:value="0" calcext:value-type="float">
            <text:p>0</text:p>
          </table:table-cell>
          <table:table-cell table:number-columns-repeated="4"/>
          <table:table-cell table:formula="of:=IF([.L6]=0; &quot;&quot;; [.R6]/[.L6])">
            <text:p/>
          </table:table-cell>
          <table:table-cell table:formula="of:=([.N6]*[.O6])-([.I6]*[.J6])" office:value-type="float" office:value="0" calcext:value-type="float">
            <text:p>0</text:p>
          </table:table-cell>
          <table:table-cell table:formula="of:=IF([.R6]=0;&quot;&quot;; IF([.R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F([.B7]=&quot;&quot;; &quot;&quot;; WEEKDAY([.B7]; 2))">
            <text:p/>
          </table:table-cell>
          <table:table-cell table:number-columns-repeated="3"/>
          <table:table-cell office:value-type="string" calcext:value-type="string">
            <text:p>L</text:p>
          </table:table-cell>
          <table:table-cell table:number-columns-repeated="4"/>
          <table:table-cell table:formula="of:=[.K7]*[.I7]" office:value-type="float" office:value="0" calcext:value-type="float">
            <text:p>0</text:p>
          </table:table-cell>
          <table:table-cell table:number-columns-repeated="4"/>
          <table:table-cell table:formula="of:=IF([.L7]=0; &quot;&quot;; [.R7]/[.L7])">
            <text:p/>
          </table:table-cell>
          <table:table-cell table:formula="of:=([.N7]*[.O7])-([.I7]*[.J7])" office:value-type="float" office:value="0" calcext:value-type="float">
            <text:p>0</text:p>
          </table:table-cell>
          <table:table-cell table:formula="of:=IF([.R7]=0;&quot;&quot;; IF([.R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IF([.B8]=&quot;&quot;; &quot;&quot;; WEEKDAY([.B8]; 2))">
            <text:p/>
          </table:table-cell>
          <table:table-cell table:number-columns-repeated="8"/>
          <table:table-cell table:formula="of:=[.K8]*[.I8]" office:value-type="float" office:value="0" calcext:value-type="float">
            <text:p>0</text:p>
          </table:table-cell>
          <table:table-cell table:number-columns-repeated="4"/>
          <table:table-cell table:formula="of:=IF([.L8]=0; &quot;&quot;; [.R8]/[.L8])">
            <text:p/>
          </table:table-cell>
          <table:table-cell table:formula="of:=([.N8]*[.O8])-([.I8]*[.J8])" office:value-type="float" office:value="0" calcext:value-type="float">
            <text:p>0</text:p>
          </table:table-cell>
          <table:table-cell table:formula="of:=IF([.R8]=0;&quot;&quot;; IF([.R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IF([.B9]=&quot;&quot;; &quot;&quot;; WEEKDAY([.B9]; 2))">
            <text:p/>
          </table:table-cell>
          <table:table-cell table:number-columns-repeated="8"/>
          <table:table-cell table:formula="of:=[.K9]*[.I9]" office:value-type="float" office:value="0" calcext:value-type="float">
            <text:p>0</text:p>
          </table:table-cell>
          <table:table-cell table:number-columns-repeated="4"/>
          <table:table-cell table:formula="of:=IF([.L9]=0; &quot;&quot;; [.R9]/[.L9])">
            <text:p/>
          </table:table-cell>
          <table:table-cell table:formula="of:=([.N9]*[.O9])-([.I9]*[.J9])" office:value-type="float" office:value="0" calcext:value-type="float">
            <text:p>0</text:p>
          </table:table-cell>
          <table:table-cell table:formula="of:=IF([.R9]=0;&quot;&quot;; IF([.R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IF([.B10]=&quot;&quot;; &quot;&quot;; WEEKDAY([.B10]; 2))">
            <text:p/>
          </table:table-cell>
          <table:table-cell table:number-columns-repeated="8"/>
          <table:table-cell table:formula="of:=[.K10]*[.I10]" office:value-type="float" office:value="0" calcext:value-type="float">
            <text:p>0</text:p>
          </table:table-cell>
          <table:table-cell table:number-columns-repeated="4"/>
          <table:table-cell table:formula="of:=IF([.L10]=0; &quot;&quot;; [.R10]/[.L10])">
            <text:p/>
          </table:table-cell>
          <table:table-cell table:formula="of:=([.N10]*[.O10])-([.I10]*[.J10])" office:value-type="float" office:value="0" calcext:value-type="float">
            <text:p>0</text:p>
          </table:table-cell>
          <table:table-cell table:formula="of:=IF([.R10]=0;&quot;&quot;; IF([.R1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IF([.B11]=&quot;&quot;; &quot;&quot;; WEEKDAY([.B11]; 2))">
            <text:p/>
          </table:table-cell>
          <table:table-cell table:number-columns-repeated="8"/>
          <table:table-cell table:formula="of:=[.K11]*[.I11]" office:value-type="float" office:value="0" calcext:value-type="float">
            <text:p>0</text:p>
          </table:table-cell>
          <table:table-cell table:number-columns-repeated="4"/>
          <table:table-cell table:formula="of:=IF([.L11]=0; &quot;&quot;; [.R11]/[.L11])">
            <text:p/>
          </table:table-cell>
          <table:table-cell table:formula="of:=([.N11]*[.O11])-([.I11]*[.J11])" office:value-type="float" office:value="0" calcext:value-type="float">
            <text:p>0</text:p>
          </table:table-cell>
          <table:table-cell table:formula="of:=IF([.R11]=0;&quot;&quot;; IF([.R1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F([.B12]=&quot;&quot;; &quot;&quot;; WEEKDAY([.B12]; 2))">
            <text:p/>
          </table:table-cell>
          <table:table-cell table:number-columns-repeated="8"/>
          <table:table-cell table:formula="of:=[.K12]*[.I12]" office:value-type="float" office:value="0" calcext:value-type="float">
            <text:p>0</text:p>
          </table:table-cell>
          <table:table-cell table:number-columns-repeated="4"/>
          <table:table-cell table:formula="of:=IF([.L12]=0; &quot;&quot;; [.R12]/[.L12])">
            <text:p/>
          </table:table-cell>
          <table:table-cell table:formula="of:=([.N12]*[.O12])-([.I12]*[.J12])" office:value-type="float" office:value="0" calcext:value-type="float">
            <text:p>0</text:p>
          </table:table-cell>
          <table:table-cell table:formula="of:=IF([.R12]=0;&quot;&quot;; IF([.R1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IF([.B13]=&quot;&quot;; &quot;&quot;; WEEKDAY([.B13]; 2))">
            <text:p/>
          </table:table-cell>
          <table:table-cell table:number-columns-repeated="8"/>
          <table:table-cell table:formula="of:=[.K13]*[.I13]" office:value-type="float" office:value="0" calcext:value-type="float">
            <text:p>0</text:p>
          </table:table-cell>
          <table:table-cell table:number-columns-repeated="4"/>
          <table:table-cell table:formula="of:=IF([.L13]=0; &quot;&quot;; [.R13]/[.L13])">
            <text:p/>
          </table:table-cell>
          <table:table-cell table:formula="of:=([.N13]*[.O13])-([.I13]*[.J13])" office:value-type="float" office:value="0" calcext:value-type="float">
            <text:p>0</text:p>
          </table:table-cell>
          <table:table-cell table:formula="of:=IF([.R13]=0;&quot;&quot;; IF([.R1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IF([.B14]=&quot;&quot;; &quot;&quot;; WEEKDAY([.B14]; 2))">
            <text:p/>
          </table:table-cell>
          <table:table-cell table:number-columns-repeated="8"/>
          <table:table-cell table:formula="of:=[.K14]*[.I14]" office:value-type="float" office:value="0" calcext:value-type="float">
            <text:p>0</text:p>
          </table:table-cell>
          <table:table-cell table:number-columns-repeated="4"/>
          <table:table-cell table:formula="of:=IF([.L14]=0; &quot;&quot;; [.R14]/[.L14])">
            <text:p/>
          </table:table-cell>
          <table:table-cell table:formula="of:=([.N14]*[.O14])-([.I14]*[.J14])" office:value-type="float" office:value="0" calcext:value-type="float">
            <text:p>0</text:p>
          </table:table-cell>
          <table:table-cell table:formula="of:=IF([.R14]=0;&quot;&quot;; IF([.R1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F([.B15]=&quot;&quot;; &quot;&quot;; WEEKDAY([.B15]; 2))">
            <text:p/>
          </table:table-cell>
          <table:table-cell table:number-columns-repeated="8"/>
          <table:table-cell table:formula="of:=[.K15]*[.I15]" office:value-type="float" office:value="0" calcext:value-type="float">
            <text:p>0</text:p>
          </table:table-cell>
          <table:table-cell table:number-columns-repeated="4"/>
          <table:table-cell table:formula="of:=IF([.L15]=0; &quot;&quot;; [.R15]/[.L15])">
            <text:p/>
          </table:table-cell>
          <table:table-cell table:formula="of:=([.N15]*[.O15])-([.I15]*[.J15])" office:value-type="float" office:value="0" calcext:value-type="float">
            <text:p>0</text:p>
          </table:table-cell>
          <table:table-cell table:formula="of:=IF([.R15]=0;&quot;&quot;; IF([.R1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F([.B16]=&quot;&quot;; &quot;&quot;; WEEKDAY([.B16]; 2))">
            <text:p/>
          </table:table-cell>
          <table:table-cell table:number-columns-repeated="8"/>
          <table:table-cell table:formula="of:=[.K16]*[.I16]" office:value-type="float" office:value="0" calcext:value-type="float">
            <text:p>0</text:p>
          </table:table-cell>
          <table:table-cell table:number-columns-repeated="4"/>
          <table:table-cell table:formula="of:=IF([.L16]=0; &quot;&quot;; [.R16]/[.L16])">
            <text:p/>
          </table:table-cell>
          <table:table-cell table:formula="of:=([.N16]*[.O16])-([.I16]*[.J16])" office:value-type="float" office:value="0" calcext:value-type="float">
            <text:p>0</text:p>
          </table:table-cell>
          <table:table-cell table:formula="of:=IF([.R16]=0;&quot;&quot;; IF([.R1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IF([.B17]=&quot;&quot;; &quot;&quot;; WEEKDAY([.B17]; 2))">
            <text:p/>
          </table:table-cell>
          <table:table-cell table:number-columns-repeated="8"/>
          <table:table-cell table:formula="of:=[.K17]*[.I17]" office:value-type="float" office:value="0" calcext:value-type="float">
            <text:p>0</text:p>
          </table:table-cell>
          <table:table-cell table:number-columns-repeated="4"/>
          <table:table-cell table:formula="of:=IF([.L17]=0; &quot;&quot;; [.R17]/[.L17])">
            <text:p/>
          </table:table-cell>
          <table:table-cell table:formula="of:=([.N17]*[.O17])-([.I17]*[.J17])" office:value-type="float" office:value="0" calcext:value-type="float">
            <text:p>0</text:p>
          </table:table-cell>
          <table:table-cell table:formula="of:=IF([.R17]=0;&quot;&quot;; IF([.R1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IF([.B18]=&quot;&quot;; &quot;&quot;; WEEKDAY([.B18]; 2))">
            <text:p/>
          </table:table-cell>
          <table:table-cell table:number-columns-repeated="8"/>
          <table:table-cell table:formula="of:=[.K18]*[.I18]" office:value-type="float" office:value="0" calcext:value-type="float">
            <text:p>0</text:p>
          </table:table-cell>
          <table:table-cell table:number-columns-repeated="4"/>
          <table:table-cell table:formula="of:=IF([.L18]=0; &quot;&quot;; [.R18]/[.L18])">
            <text:p/>
          </table:table-cell>
          <table:table-cell table:formula="of:=([.N18]*[.O18])-([.I18]*[.J18])" office:value-type="float" office:value="0" calcext:value-type="float">
            <text:p>0</text:p>
          </table:table-cell>
          <table:table-cell table:formula="of:=IF([.R18]=0;&quot;&quot;; IF([.R1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IF([.B19]=&quot;&quot;; &quot;&quot;; WEEKDAY([.B19]; 2))">
            <text:p/>
          </table:table-cell>
          <table:table-cell table:number-columns-repeated="8"/>
          <table:table-cell table:formula="of:=[.K19]*[.I19]" office:value-type="float" office:value="0" calcext:value-type="float">
            <text:p>0</text:p>
          </table:table-cell>
          <table:table-cell table:number-columns-repeated="4"/>
          <table:table-cell table:formula="of:=IF([.L19]=0; &quot;&quot;; [.R19]/[.L19])">
            <text:p/>
          </table:table-cell>
          <table:table-cell table:formula="of:=([.N19]*[.O19])-([.I19]*[.J19])" office:value-type="float" office:value="0" calcext:value-type="float">
            <text:p>0</text:p>
          </table:table-cell>
          <table:table-cell table:formula="of:=IF([.R19]=0;&quot;&quot;; IF([.R1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IF([.B20]=&quot;&quot;; &quot;&quot;; WEEKDAY([.B20]; 2))">
            <text:p/>
          </table:table-cell>
          <table:table-cell table:number-columns-repeated="8"/>
          <table:table-cell table:formula="of:=[.K20]*[.I20]" office:value-type="float" office:value="0" calcext:value-type="float">
            <text:p>0</text:p>
          </table:table-cell>
          <table:table-cell table:number-columns-repeated="4"/>
          <table:table-cell table:formula="of:=IF([.L20]=0; &quot;&quot;; [.R20]/[.L20])">
            <text:p/>
          </table:table-cell>
          <table:table-cell table:formula="of:=([.N20]*[.O20])-([.I20]*[.J20])" office:value-type="float" office:value="0" calcext:value-type="float">
            <text:p>0</text:p>
          </table:table-cell>
          <table:table-cell table:formula="of:=IF([.R20]=0;&quot;&quot;; IF([.R2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F([.B21]=&quot;&quot;; &quot;&quot;; WEEKDAY([.B21]; 2))">
            <text:p/>
          </table:table-cell>
          <table:table-cell table:number-columns-repeated="8"/>
          <table:table-cell table:formula="of:=[.K21]*[.I21]" office:value-type="float" office:value="0" calcext:value-type="float">
            <text:p>0</text:p>
          </table:table-cell>
          <table:table-cell table:number-columns-repeated="4"/>
          <table:table-cell table:formula="of:=IF([.L21]=0; &quot;&quot;; [.R21]/[.L21])">
            <text:p/>
          </table:table-cell>
          <table:table-cell table:formula="of:=([.N21]*[.O21])-([.I21]*[.J21])" office:value-type="float" office:value="0" calcext:value-type="float">
            <text:p>0</text:p>
          </table:table-cell>
          <table:table-cell table:formula="of:=IF([.R21]=0;&quot;&quot;; IF([.R2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IF([.B22]=&quot;&quot;; &quot;&quot;; WEEKDAY([.B22]; 2))">
            <text:p/>
          </table:table-cell>
          <table:table-cell table:number-columns-repeated="8"/>
          <table:table-cell table:formula="of:=[.K22]*[.I22]" office:value-type="float" office:value="0" calcext:value-type="float">
            <text:p>0</text:p>
          </table:table-cell>
          <table:table-cell table:number-columns-repeated="4"/>
          <table:table-cell table:formula="of:=IF([.L22]=0; &quot;&quot;; [.R22]/[.L22])">
            <text:p/>
          </table:table-cell>
          <table:table-cell table:formula="of:=([.N22]*[.O22])-([.I22]*[.J22])" office:value-type="float" office:value="0" calcext:value-type="float">
            <text:p>0</text:p>
          </table:table-cell>
          <table:table-cell table:formula="of:=IF([.R22]=0;&quot;&quot;; IF([.R2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IF([.B23]=&quot;&quot;; &quot;&quot;; WEEKDAY([.B23]; 2))">
            <text:p/>
          </table:table-cell>
          <table:table-cell table:number-columns-repeated="8"/>
          <table:table-cell table:formula="of:=[.K23]*[.I23]" office:value-type="float" office:value="0" calcext:value-type="float">
            <text:p>0</text:p>
          </table:table-cell>
          <table:table-cell table:number-columns-repeated="4"/>
          <table:table-cell table:formula="of:=IF([.L23]=0; &quot;&quot;; [.R23]/[.L23])">
            <text:p/>
          </table:table-cell>
          <table:table-cell table:formula="of:=([.N23]*[.O23])-([.I23]*[.J23])" office:value-type="float" office:value="0" calcext:value-type="float">
            <text:p>0</text:p>
          </table:table-cell>
          <table:table-cell table:formula="of:=IF([.R23]=0;&quot;&quot;; IF([.R2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F([.B24]=&quot;&quot;; &quot;&quot;; WEEKDAY([.B24]; 2))">
            <text:p/>
          </table:table-cell>
          <table:table-cell table:number-columns-repeated="8"/>
          <table:table-cell table:formula="of:=[.K24]*[.I24]" office:value-type="float" office:value="0" calcext:value-type="float">
            <text:p>0</text:p>
          </table:table-cell>
          <table:table-cell table:number-columns-repeated="4"/>
          <table:table-cell table:formula="of:=IF([.L24]=0; &quot;&quot;; [.R24]/[.L24])">
            <text:p/>
          </table:table-cell>
          <table:table-cell table:formula="of:=([.N24]*[.O24])-([.I24]*[.J24])" office:value-type="float" office:value="0" calcext:value-type="float">
            <text:p>0</text:p>
          </table:table-cell>
          <table:table-cell table:formula="of:=IF([.R24]=0;&quot;&quot;; IF([.R2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F([.B25]=&quot;&quot;; &quot;&quot;; WEEKDAY([.B25]; 2))">
            <text:p/>
          </table:table-cell>
          <table:table-cell table:number-columns-repeated="8"/>
          <table:table-cell table:formula="of:=[.K25]*[.I25]" office:value-type="float" office:value="0" calcext:value-type="float">
            <text:p>0</text:p>
          </table:table-cell>
          <table:table-cell table:number-columns-repeated="4"/>
          <table:table-cell table:formula="of:=IF([.L25]=0; &quot;&quot;; [.R25]/[.L25])">
            <text:p/>
          </table:table-cell>
          <table:table-cell table:formula="of:=([.N25]*[.O25])-([.I25]*[.J25])" office:value-type="float" office:value="0" calcext:value-type="float">
            <text:p>0</text:p>
          </table:table-cell>
          <table:table-cell table:formula="of:=IF([.R25]=0;&quot;&quot;; IF([.R2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IF([.B26]=&quot;&quot;; &quot;&quot;; WEEKDAY([.B26]; 2))">
            <text:p/>
          </table:table-cell>
          <table:table-cell table:number-columns-repeated="8"/>
          <table:table-cell table:formula="of:=[.K26]*[.I26]" office:value-type="float" office:value="0" calcext:value-type="float">
            <text:p>0</text:p>
          </table:table-cell>
          <table:table-cell table:number-columns-repeated="4"/>
          <table:table-cell table:formula="of:=IF([.L26]=0; &quot;&quot;; [.R26]/[.L26])">
            <text:p/>
          </table:table-cell>
          <table:table-cell table:formula="of:=([.N26]*[.O26])-([.I26]*[.J26])" office:value-type="float" office:value="0" calcext:value-type="float">
            <text:p>0</text:p>
          </table:table-cell>
          <table:table-cell table:formula="of:=IF([.R26]=0;&quot;&quot;; IF([.R2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F([.B27]=&quot;&quot;; &quot;&quot;; WEEKDAY([.B27]; 2))">
            <text:p/>
          </table:table-cell>
          <table:table-cell table:number-columns-repeated="8"/>
          <table:table-cell table:formula="of:=[.K27]*[.I27]" office:value-type="float" office:value="0" calcext:value-type="float">
            <text:p>0</text:p>
          </table:table-cell>
          <table:table-cell table:number-columns-repeated="4"/>
          <table:table-cell table:formula="of:=IF([.L27]=0; &quot;&quot;; [.R27]/[.L27])">
            <text:p/>
          </table:table-cell>
          <table:table-cell table:formula="of:=([.N27]*[.O27])-([.I27]*[.J27])" office:value-type="float" office:value="0" calcext:value-type="float">
            <text:p>0</text:p>
          </table:table-cell>
          <table:table-cell table:formula="of:=IF([.R27]=0;&quot;&quot;; IF([.R2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F([.B28]=&quot;&quot;; &quot;&quot;; WEEKDAY([.B28]; 2))">
            <text:p/>
          </table:table-cell>
          <table:table-cell table:number-columns-repeated="8"/>
          <table:table-cell table:formula="of:=[.K28]*[.I28]" office:value-type="float" office:value="0" calcext:value-type="float">
            <text:p>0</text:p>
          </table:table-cell>
          <table:table-cell table:number-columns-repeated="4"/>
          <table:table-cell table:formula="of:=IF([.L28]=0; &quot;&quot;; [.R28]/[.L28])">
            <text:p/>
          </table:table-cell>
          <table:table-cell table:formula="of:=([.N28]*[.O28])-([.I28]*[.J28])" office:value-type="float" office:value="0" calcext:value-type="float">
            <text:p>0</text:p>
          </table:table-cell>
          <table:table-cell table:formula="of:=IF([.R28]=0;&quot;&quot;; IF([.R2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F([.B29]=&quot;&quot;; &quot;&quot;; WEEKDAY([.B29]; 2))">
            <text:p/>
          </table:table-cell>
          <table:table-cell table:number-columns-repeated="8"/>
          <table:table-cell table:formula="of:=[.K29]*[.I29]" office:value-type="float" office:value="0" calcext:value-type="float">
            <text:p>0</text:p>
          </table:table-cell>
          <table:table-cell table:number-columns-repeated="4"/>
          <table:table-cell table:formula="of:=IF([.L29]=0; &quot;&quot;; [.R29]/[.L29])">
            <text:p/>
          </table:table-cell>
          <table:table-cell table:formula="of:=([.N29]*[.O29])-([.I29]*[.J29])" office:value-type="float" office:value="0" calcext:value-type="float">
            <text:p>0</text:p>
          </table:table-cell>
          <table:table-cell table:formula="of:=IF([.R29]=0;&quot;&quot;; IF([.R2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IF([.B30]=&quot;&quot;; &quot;&quot;; WEEKDAY([.B30]; 2))">
            <text:p/>
          </table:table-cell>
          <table:table-cell table:number-columns-repeated="8"/>
          <table:table-cell table:formula="of:=[.K30]*[.I30]" office:value-type="float" office:value="0" calcext:value-type="float">
            <text:p>0</text:p>
          </table:table-cell>
          <table:table-cell table:number-columns-repeated="4"/>
          <table:table-cell table:formula="of:=IF([.L30]=0; &quot;&quot;; [.R30]/[.L30])">
            <text:p/>
          </table:table-cell>
          <table:table-cell table:formula="of:=([.N30]*[.O30])-([.I30]*[.J30])" office:value-type="float" office:value="0" calcext:value-type="float">
            <text:p>0</text:p>
          </table:table-cell>
          <table:table-cell table:formula="of:=IF([.R30]=0;&quot;&quot;; IF([.R3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IF([.B31]=&quot;&quot;; &quot;&quot;; WEEKDAY([.B31]; 2))">
            <text:p/>
          </table:table-cell>
          <table:table-cell table:number-columns-repeated="8"/>
          <table:table-cell table:formula="of:=[.K31]*[.I31]" office:value-type="float" office:value="0" calcext:value-type="float">
            <text:p>0</text:p>
          </table:table-cell>
          <table:table-cell table:number-columns-repeated="4"/>
          <table:table-cell table:formula="of:=IF([.L31]=0; &quot;&quot;; [.R31]/[.L31])">
            <text:p/>
          </table:table-cell>
          <table:table-cell table:formula="of:=([.N31]*[.O31])-([.I31]*[.J31])" office:value-type="float" office:value="0" calcext:value-type="float">
            <text:p>0</text:p>
          </table:table-cell>
          <table:table-cell table:formula="of:=IF([.R31]=0;&quot;&quot;; IF([.R3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IF([.B32]=&quot;&quot;; &quot;&quot;; WEEKDAY([.B32]; 2))">
            <text:p/>
          </table:table-cell>
          <table:table-cell table:number-columns-repeated="8"/>
          <table:table-cell table:formula="of:=[.K32]*[.I32]" office:value-type="float" office:value="0" calcext:value-type="float">
            <text:p>0</text:p>
          </table:table-cell>
          <table:table-cell table:number-columns-repeated="4"/>
          <table:table-cell table:formula="of:=IF([.L32]=0; &quot;&quot;; [.R32]/[.L32])">
            <text:p/>
          </table:table-cell>
          <table:table-cell table:formula="of:=([.N32]*[.O32])-([.I32]*[.J32])" office:value-type="float" office:value="0" calcext:value-type="float">
            <text:p>0</text:p>
          </table:table-cell>
          <table:table-cell table:formula="of:=IF([.R32]=0;&quot;&quot;; IF([.R3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IF([.B33]=&quot;&quot;; &quot;&quot;; WEEKDAY([.B33]; 2))">
            <text:p/>
          </table:table-cell>
          <table:table-cell table:number-columns-repeated="8"/>
          <table:table-cell table:formula="of:=[.K33]*[.I33]" office:value-type="float" office:value="0" calcext:value-type="float">
            <text:p>0</text:p>
          </table:table-cell>
          <table:table-cell table:number-columns-repeated="4"/>
          <table:table-cell table:formula="of:=IF([.L33]=0; &quot;&quot;; [.R33]/[.L33])">
            <text:p/>
          </table:table-cell>
          <table:table-cell table:formula="of:=([.N33]*[.O33])-([.I33]*[.J33])" office:value-type="float" office:value="0" calcext:value-type="float">
            <text:p>0</text:p>
          </table:table-cell>
          <table:table-cell table:formula="of:=IF([.R33]=0;&quot;&quot;; IF([.R3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IF([.B34]=&quot;&quot;; &quot;&quot;; WEEKDAY([.B34]; 2))">
            <text:p/>
          </table:table-cell>
          <table:table-cell table:number-columns-repeated="8"/>
          <table:table-cell table:formula="of:=[.K34]*[.I34]" office:value-type="float" office:value="0" calcext:value-type="float">
            <text:p>0</text:p>
          </table:table-cell>
          <table:table-cell table:number-columns-repeated="4"/>
          <table:table-cell table:formula="of:=IF([.L34]=0; &quot;&quot;; [.R34]/[.L34])">
            <text:p/>
          </table:table-cell>
          <table:table-cell table:formula="of:=([.N34]*[.O34])-([.I34]*[.J34])" office:value-type="float" office:value="0" calcext:value-type="float">
            <text:p>0</text:p>
          </table:table-cell>
          <table:table-cell table:formula="of:=IF([.R34]=0;&quot;&quot;; IF([.R3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IF([.B35]=&quot;&quot;; &quot;&quot;; WEEKDAY([.B35]; 2))">
            <text:p/>
          </table:table-cell>
          <table:table-cell table:number-columns-repeated="8"/>
          <table:table-cell table:formula="of:=[.K35]*[.I35]" office:value-type="float" office:value="0" calcext:value-type="float">
            <text:p>0</text:p>
          </table:table-cell>
          <table:table-cell table:number-columns-repeated="4"/>
          <table:table-cell table:formula="of:=IF([.L35]=0; &quot;&quot;; [.R35]/[.L35])">
            <text:p/>
          </table:table-cell>
          <table:table-cell table:formula="of:=([.N35]*[.O35])-([.I35]*[.J35])" office:value-type="float" office:value="0" calcext:value-type="float">
            <text:p>0</text:p>
          </table:table-cell>
          <table:table-cell table:formula="of:=IF([.R35]=0;&quot;&quot;; IF([.R3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IF([.B36]=&quot;&quot;; &quot;&quot;; WEEKDAY([.B36]; 2))">
            <text:p/>
          </table:table-cell>
          <table:table-cell table:number-columns-repeated="8"/>
          <table:table-cell table:formula="of:=[.K36]*[.I36]" office:value-type="float" office:value="0" calcext:value-type="float">
            <text:p>0</text:p>
          </table:table-cell>
          <table:table-cell table:number-columns-repeated="4"/>
          <table:table-cell table:formula="of:=IF([.L36]=0; &quot;&quot;; [.R36]/[.L36])">
            <text:p/>
          </table:table-cell>
          <table:table-cell table:formula="of:=([.N36]*[.O36])-([.I36]*[.J36])" office:value-type="float" office:value="0" calcext:value-type="float">
            <text:p>0</text:p>
          </table:table-cell>
          <table:table-cell table:formula="of:=IF([.R36]=0;&quot;&quot;; IF([.R3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IF([.B37]=&quot;&quot;; &quot;&quot;; WEEKDAY([.B37]; 2))">
            <text:p/>
          </table:table-cell>
          <table:table-cell table:number-columns-repeated="8"/>
          <table:table-cell table:formula="of:=[.K37]*[.I37]" office:value-type="float" office:value="0" calcext:value-type="float">
            <text:p>0</text:p>
          </table:table-cell>
          <table:table-cell table:number-columns-repeated="4"/>
          <table:table-cell table:formula="of:=IF([.L37]=0; &quot;&quot;; [.R37]/[.L37])">
            <text:p/>
          </table:table-cell>
          <table:table-cell table:formula="of:=([.N37]*[.O37])-([.I37]*[.J37])" office:value-type="float" office:value="0" calcext:value-type="float">
            <text:p>0</text:p>
          </table:table-cell>
          <table:table-cell table:formula="of:=IF([.R37]=0;&quot;&quot;; IF([.R3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IF([.B38]=&quot;&quot;; &quot;&quot;; WEEKDAY([.B38]; 2))">
            <text:p/>
          </table:table-cell>
          <table:table-cell table:number-columns-repeated="8"/>
          <table:table-cell table:formula="of:=[.K38]*[.I38]" office:value-type="float" office:value="0" calcext:value-type="float">
            <text:p>0</text:p>
          </table:table-cell>
          <table:table-cell table:number-columns-repeated="4"/>
          <table:table-cell table:formula="of:=IF([.L38]=0; &quot;&quot;; [.R38]/[.L38])">
            <text:p/>
          </table:table-cell>
          <table:table-cell table:formula="of:=([.N38]*[.O38])-([.I38]*[.J38])" office:value-type="float" office:value="0" calcext:value-type="float">
            <text:p>0</text:p>
          </table:table-cell>
          <table:table-cell table:formula="of:=IF([.R38]=0;&quot;&quot;; IF([.R3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IF([.B39]=&quot;&quot;; &quot;&quot;; WEEKDAY([.B39]; 2))">
            <text:p/>
          </table:table-cell>
          <table:table-cell table:number-columns-repeated="8"/>
          <table:table-cell table:formula="of:=[.K39]*[.I39]" office:value-type="float" office:value="0" calcext:value-type="float">
            <text:p>0</text:p>
          </table:table-cell>
          <table:table-cell table:number-columns-repeated="4"/>
          <table:table-cell table:formula="of:=IF([.L39]=0; &quot;&quot;; [.R39]/[.L39])">
            <text:p/>
          </table:table-cell>
          <table:table-cell table:formula="of:=([.N39]*[.O39])-([.I39]*[.J39])" office:value-type="float" office:value="0" calcext:value-type="float">
            <text:p>0</text:p>
          </table:table-cell>
          <table:table-cell table:formula="of:=IF([.R39]=0;&quot;&quot;; IF([.R3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IF([.B40]=&quot;&quot;; &quot;&quot;; WEEKDAY([.B40]; 2))">
            <text:p/>
          </table:table-cell>
          <table:table-cell table:number-columns-repeated="8"/>
          <table:table-cell table:formula="of:=[.K40]*[.I40]" office:value-type="float" office:value="0" calcext:value-type="float">
            <text:p>0</text:p>
          </table:table-cell>
          <table:table-cell table:number-columns-repeated="4"/>
          <table:table-cell table:formula="of:=IF([.L40]=0; &quot;&quot;; [.R40]/[.L40])">
            <text:p/>
          </table:table-cell>
          <table:table-cell table:formula="of:=([.N40]*[.O40])-([.I40]*[.J40])" office:value-type="float" office:value="0" calcext:value-type="float">
            <text:p>0</text:p>
          </table:table-cell>
          <table:table-cell table:formula="of:=IF([.R40]=0;&quot;&quot;; IF([.R4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IF([.B41]=&quot;&quot;; &quot;&quot;; WEEKDAY([.B41]; 2))">
            <text:p/>
          </table:table-cell>
          <table:table-cell table:number-columns-repeated="8"/>
          <table:table-cell table:formula="of:=[.K41]*[.I41]" office:value-type="float" office:value="0" calcext:value-type="float">
            <text:p>0</text:p>
          </table:table-cell>
          <table:table-cell table:number-columns-repeated="4"/>
          <table:table-cell table:formula="of:=IF([.L41]=0; &quot;&quot;; [.R41]/[.L41])">
            <text:p/>
          </table:table-cell>
          <table:table-cell table:formula="of:=([.N41]*[.O41])-([.I41]*[.J41])" office:value-type="float" office:value="0" calcext:value-type="float">
            <text:p>0</text:p>
          </table:table-cell>
          <table:table-cell table:formula="of:=IF([.R41]=0;&quot;&quot;; IF([.R4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IF([.B42]=&quot;&quot;; &quot;&quot;; WEEKDAY([.B42]; 2))">
            <text:p/>
          </table:table-cell>
          <table:table-cell table:number-columns-repeated="8"/>
          <table:table-cell table:formula="of:=[.K42]*[.I42]" office:value-type="float" office:value="0" calcext:value-type="float">
            <text:p>0</text:p>
          </table:table-cell>
          <table:table-cell table:number-columns-repeated="4"/>
          <table:table-cell table:formula="of:=IF([.L42]=0; &quot;&quot;; [.R42]/[.L42])">
            <text:p/>
          </table:table-cell>
          <table:table-cell table:formula="of:=([.N42]*[.O42])-([.I42]*[.J42])" office:value-type="float" office:value="0" calcext:value-type="float">
            <text:p>0</text:p>
          </table:table-cell>
          <table:table-cell table:formula="of:=IF([.R42]=0;&quot;&quot;; IF([.R4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IF([.B43]=&quot;&quot;; &quot;&quot;; WEEKDAY([.B43]; 2))">
            <text:p/>
          </table:table-cell>
          <table:table-cell table:number-columns-repeated="8"/>
          <table:table-cell table:formula="of:=[.K43]*[.I43]" office:value-type="float" office:value="0" calcext:value-type="float">
            <text:p>0</text:p>
          </table:table-cell>
          <table:table-cell table:number-columns-repeated="4"/>
          <table:table-cell table:formula="of:=IF([.L43]=0; &quot;&quot;; [.R43]/[.L43])">
            <text:p/>
          </table:table-cell>
          <table:table-cell table:formula="of:=([.N43]*[.O43])-([.I43]*[.J43])" office:value-type="float" office:value="0" calcext:value-type="float">
            <text:p>0</text:p>
          </table:table-cell>
          <table:table-cell table:formula="of:=IF([.R43]=0;&quot;&quot;; IF([.R4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IF([.B44]=&quot;&quot;; &quot;&quot;; WEEKDAY([.B44]; 2))">
            <text:p/>
          </table:table-cell>
          <table:table-cell table:number-columns-repeated="8"/>
          <table:table-cell table:formula="of:=[.K44]*[.I44]" office:value-type="float" office:value="0" calcext:value-type="float">
            <text:p>0</text:p>
          </table:table-cell>
          <table:table-cell table:number-columns-repeated="4"/>
          <table:table-cell table:formula="of:=IF([.L44]=0; &quot;&quot;; [.R44]/[.L44])">
            <text:p/>
          </table:table-cell>
          <table:table-cell table:formula="of:=([.N44]*[.O44])-([.I44]*[.J44])" office:value-type="float" office:value="0" calcext:value-type="float">
            <text:p>0</text:p>
          </table:table-cell>
          <table:table-cell table:formula="of:=IF([.R44]=0;&quot;&quot;; IF([.R4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IF([.B45]=&quot;&quot;; &quot;&quot;; WEEKDAY([.B45]; 2))">
            <text:p/>
          </table:table-cell>
          <table:table-cell table:number-columns-repeated="8"/>
          <table:table-cell table:formula="of:=[.K45]*[.I45]" office:value-type="float" office:value="0" calcext:value-type="float">
            <text:p>0</text:p>
          </table:table-cell>
          <table:table-cell table:number-columns-repeated="4"/>
          <table:table-cell table:formula="of:=IF([.L45]=0; &quot;&quot;; [.R45]/[.L45])">
            <text:p/>
          </table:table-cell>
          <table:table-cell table:formula="of:=([.N45]*[.O45])-([.I45]*[.J45])" office:value-type="float" office:value="0" calcext:value-type="float">
            <text:p>0</text:p>
          </table:table-cell>
          <table:table-cell table:formula="of:=IF([.R45]=0;&quot;&quot;; IF([.R4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IF([.B46]=&quot;&quot;; &quot;&quot;; WEEKDAY([.B46]; 2))">
            <text:p/>
          </table:table-cell>
          <table:table-cell table:number-columns-repeated="8"/>
          <table:table-cell table:formula="of:=[.K46]*[.I46]" office:value-type="float" office:value="0" calcext:value-type="float">
            <text:p>0</text:p>
          </table:table-cell>
          <table:table-cell table:number-columns-repeated="4"/>
          <table:table-cell table:formula="of:=IF([.L46]=0; &quot;&quot;; [.R46]/[.L46])">
            <text:p/>
          </table:table-cell>
          <table:table-cell table:formula="of:=([.N46]*[.O46])-([.I46]*[.J46])" office:value-type="float" office:value="0" calcext:value-type="float">
            <text:p>0</text:p>
          </table:table-cell>
          <table:table-cell table:formula="of:=IF([.R46]=0;&quot;&quot;; IF([.R4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IF([.B47]=&quot;&quot;; &quot;&quot;; WEEKDAY([.B47]; 2))">
            <text:p/>
          </table:table-cell>
          <table:table-cell table:number-columns-repeated="8"/>
          <table:table-cell table:formula="of:=[.K47]*[.I47]" office:value-type="float" office:value="0" calcext:value-type="float">
            <text:p>0</text:p>
          </table:table-cell>
          <table:table-cell table:number-columns-repeated="4"/>
          <table:table-cell table:formula="of:=IF([.L47]=0; &quot;&quot;; [.R47]/[.L47])">
            <text:p/>
          </table:table-cell>
          <table:table-cell table:formula="of:=([.N47]*[.O47])-([.I47]*[.J47])" office:value-type="float" office:value="0" calcext:value-type="float">
            <text:p>0</text:p>
          </table:table-cell>
          <table:table-cell table:formula="of:=IF([.R47]=0;&quot;&quot;; IF([.R4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IF([.B48]=&quot;&quot;; &quot;&quot;; WEEKDAY([.B48]; 2))">
            <text:p/>
          </table:table-cell>
          <table:table-cell table:number-columns-repeated="8"/>
          <table:table-cell table:formula="of:=[.K48]*[.I48]" office:value-type="float" office:value="0" calcext:value-type="float">
            <text:p>0</text:p>
          </table:table-cell>
          <table:table-cell table:number-columns-repeated="4"/>
          <table:table-cell table:formula="of:=IF([.L48]=0; &quot;&quot;; [.R48]/[.L48])">
            <text:p/>
          </table:table-cell>
          <table:table-cell table:formula="of:=([.N48]*[.O48])-([.I48]*[.J48])" office:value-type="float" office:value="0" calcext:value-type="float">
            <text:p>0</text:p>
          </table:table-cell>
          <table:table-cell table:formula="of:=IF([.R48]=0;&quot;&quot;; IF([.R4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IF([.B49]=&quot;&quot;; &quot;&quot;; WEEKDAY([.B49]; 2))">
            <text:p/>
          </table:table-cell>
          <table:table-cell table:number-columns-repeated="8"/>
          <table:table-cell table:formula="of:=[.K49]*[.I49]" office:value-type="float" office:value="0" calcext:value-type="float">
            <text:p>0</text:p>
          </table:table-cell>
          <table:table-cell table:number-columns-repeated="4"/>
          <table:table-cell table:formula="of:=IF([.L49]=0; &quot;&quot;; [.R49]/[.L49])">
            <text:p/>
          </table:table-cell>
          <table:table-cell table:formula="of:=([.N49]*[.O49])-([.I49]*[.J49])" office:value-type="float" office:value="0" calcext:value-type="float">
            <text:p>0</text:p>
          </table:table-cell>
          <table:table-cell table:formula="of:=IF([.R49]=0;&quot;&quot;; IF([.R4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IF([.B50]=&quot;&quot;; &quot;&quot;; WEEKDAY([.B50]; 2))">
            <text:p/>
          </table:table-cell>
          <table:table-cell table:number-columns-repeated="8"/>
          <table:table-cell table:formula="of:=[.K50]*[.I50]" office:value-type="float" office:value="0" calcext:value-type="float">
            <text:p>0</text:p>
          </table:table-cell>
          <table:table-cell table:number-columns-repeated="4"/>
          <table:table-cell table:formula="of:=IF([.L50]=0; &quot;&quot;; [.R50]/[.L50])">
            <text:p/>
          </table:table-cell>
          <table:table-cell table:formula="of:=([.N50]*[.O50])-([.I50]*[.J50])" office:value-type="float" office:value="0" calcext:value-type="float">
            <text:p>0</text:p>
          </table:table-cell>
          <table:table-cell table:formula="of:=IF([.R50]=0;&quot;&quot;; IF([.R5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IF([.B51]=&quot;&quot;; &quot;&quot;; WEEKDAY([.B51]; 2))">
            <text:p/>
          </table:table-cell>
          <table:table-cell table:number-columns-repeated="8"/>
          <table:table-cell table:formula="of:=[.K51]*[.I51]" office:value-type="float" office:value="0" calcext:value-type="float">
            <text:p>0</text:p>
          </table:table-cell>
          <table:table-cell table:number-columns-repeated="4"/>
          <table:table-cell table:formula="of:=IF([.L51]=0; &quot;&quot;; [.R51]/[.L51])">
            <text:p/>
          </table:table-cell>
          <table:table-cell table:formula="of:=([.N51]*[.O51])-([.I51]*[.J51])" office:value-type="float" office:value="0" calcext:value-type="float">
            <text:p>0</text:p>
          </table:table-cell>
          <table:table-cell table:formula="of:=IF([.R51]=0;&quot;&quot;; IF([.R5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IF([.B52]=&quot;&quot;; &quot;&quot;; WEEKDAY([.B52]; 2))">
            <text:p/>
          </table:table-cell>
          <table:table-cell table:number-columns-repeated="8"/>
          <table:table-cell table:formula="of:=[.K52]*[.I52]" office:value-type="float" office:value="0" calcext:value-type="float">
            <text:p>0</text:p>
          </table:table-cell>
          <table:table-cell table:number-columns-repeated="4"/>
          <table:table-cell table:formula="of:=IF([.L52]=0; &quot;&quot;; [.R52]/[.L52])">
            <text:p/>
          </table:table-cell>
          <table:table-cell table:formula="of:=([.N52]*[.O52])-([.I52]*[.J52])" office:value-type="float" office:value="0" calcext:value-type="float">
            <text:p>0</text:p>
          </table:table-cell>
          <table:table-cell table:formula="of:=IF([.R52]=0;&quot;&quot;; IF([.R5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IF([.B53]=&quot;&quot;; &quot;&quot;; WEEKDAY([.B53]; 2))">
            <text:p/>
          </table:table-cell>
          <table:table-cell table:number-columns-repeated="8"/>
          <table:table-cell table:formula="of:=[.K53]*[.I53]" office:value-type="float" office:value="0" calcext:value-type="float">
            <text:p>0</text:p>
          </table:table-cell>
          <table:table-cell table:number-columns-repeated="4"/>
          <table:table-cell table:formula="of:=IF([.L53]=0; &quot;&quot;; [.R53]/[.L53])">
            <text:p/>
          </table:table-cell>
          <table:table-cell table:formula="of:=([.N53]*[.O53])-([.I53]*[.J53])" office:value-type="float" office:value="0" calcext:value-type="float">
            <text:p>0</text:p>
          </table:table-cell>
          <table:table-cell table:formula="of:=IF([.R53]=0;&quot;&quot;; IF([.R5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IF([.B54]=&quot;&quot;; &quot;&quot;; WEEKDAY([.B54]; 2))">
            <text:p/>
          </table:table-cell>
          <table:table-cell table:number-columns-repeated="8"/>
          <table:table-cell table:formula="of:=[.K54]*[.I54]" office:value-type="float" office:value="0" calcext:value-type="float">
            <text:p>0</text:p>
          </table:table-cell>
          <table:table-cell table:number-columns-repeated="4"/>
          <table:table-cell table:formula="of:=IF([.L54]=0; &quot;&quot;; [.R54]/[.L54])">
            <text:p/>
          </table:table-cell>
          <table:table-cell table:formula="of:=([.N54]*[.O54])-([.I54]*[.J54])" office:value-type="float" office:value="0" calcext:value-type="float">
            <text:p>0</text:p>
          </table:table-cell>
          <table:table-cell table:formula="of:=IF([.R54]=0;&quot;&quot;; IF([.R5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IF([.B55]=&quot;&quot;; &quot;&quot;; WEEKDAY([.B55]; 2))">
            <text:p/>
          </table:table-cell>
          <table:table-cell table:number-columns-repeated="8"/>
          <table:table-cell table:formula="of:=[.K55]*[.I55]" office:value-type="float" office:value="0" calcext:value-type="float">
            <text:p>0</text:p>
          </table:table-cell>
          <table:table-cell table:number-columns-repeated="4"/>
          <table:table-cell table:formula="of:=IF([.L55]=0; &quot;&quot;; [.R55]/[.L55])">
            <text:p/>
          </table:table-cell>
          <table:table-cell table:formula="of:=([.N55]*[.O55])-([.I55]*[.J55])" office:value-type="float" office:value="0" calcext:value-type="float">
            <text:p>0</text:p>
          </table:table-cell>
          <table:table-cell table:formula="of:=IF([.R55]=0;&quot;&quot;; IF([.R5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IF([.B56]=&quot;&quot;; &quot;&quot;; WEEKDAY([.B56]; 2))">
            <text:p/>
          </table:table-cell>
          <table:table-cell table:number-columns-repeated="8"/>
          <table:table-cell table:formula="of:=[.K56]*[.I56]" office:value-type="float" office:value="0" calcext:value-type="float">
            <text:p>0</text:p>
          </table:table-cell>
          <table:table-cell table:number-columns-repeated="4"/>
          <table:table-cell table:formula="of:=IF([.L56]=0; &quot;&quot;; [.R56]/[.L56])">
            <text:p/>
          </table:table-cell>
          <table:table-cell table:formula="of:=([.N56]*[.O56])-([.I56]*[.J56])" office:value-type="float" office:value="0" calcext:value-type="float">
            <text:p>0</text:p>
          </table:table-cell>
          <table:table-cell table:formula="of:=IF([.R56]=0;&quot;&quot;; IF([.R5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IF([.B57]=&quot;&quot;; &quot;&quot;; WEEKDAY([.B57]; 2))">
            <text:p/>
          </table:table-cell>
          <table:table-cell table:number-columns-repeated="8"/>
          <table:table-cell table:formula="of:=[.K57]*[.I57]" office:value-type="float" office:value="0" calcext:value-type="float">
            <text:p>0</text:p>
          </table:table-cell>
          <table:table-cell table:number-columns-repeated="4"/>
          <table:table-cell table:formula="of:=IF([.L57]=0; &quot;&quot;; [.R57]/[.L57])">
            <text:p/>
          </table:table-cell>
          <table:table-cell table:formula="of:=([.N57]*[.O57])-([.I57]*[.J57])" office:value-type="float" office:value="0" calcext:value-type="float">
            <text:p>0</text:p>
          </table:table-cell>
          <table:table-cell table:formula="of:=IF([.R57]=0;&quot;&quot;; IF([.R5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IF([.B58]=&quot;&quot;; &quot;&quot;; WEEKDAY([.B58]; 2))">
            <text:p/>
          </table:table-cell>
          <table:table-cell table:number-columns-repeated="8"/>
          <table:table-cell table:formula="of:=[.K58]*[.I58]" office:value-type="float" office:value="0" calcext:value-type="float">
            <text:p>0</text:p>
          </table:table-cell>
          <table:table-cell table:number-columns-repeated="4"/>
          <table:table-cell table:formula="of:=IF([.L58]=0; &quot;&quot;; [.R58]/[.L58])">
            <text:p/>
          </table:table-cell>
          <table:table-cell table:formula="of:=([.N58]*[.O58])-([.I58]*[.J58])" office:value-type="float" office:value="0" calcext:value-type="float">
            <text:p>0</text:p>
          </table:table-cell>
          <table:table-cell table:formula="of:=IF([.R58]=0;&quot;&quot;; IF([.R5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IF([.B59]=&quot;&quot;; &quot;&quot;; WEEKDAY([.B59]; 2))">
            <text:p/>
          </table:table-cell>
          <table:table-cell table:number-columns-repeated="8"/>
          <table:table-cell table:formula="of:=[.K59]*[.I59]" office:value-type="float" office:value="0" calcext:value-type="float">
            <text:p>0</text:p>
          </table:table-cell>
          <table:table-cell table:number-columns-repeated="4"/>
          <table:table-cell table:formula="of:=IF([.L59]=0; &quot;&quot;; [.R59]/[.L59])">
            <text:p/>
          </table:table-cell>
          <table:table-cell table:formula="of:=([.N59]*[.O59])-([.I59]*[.J59])" office:value-type="float" office:value="0" calcext:value-type="float">
            <text:p>0</text:p>
          </table:table-cell>
          <table:table-cell table:formula="of:=IF([.R59]=0;&quot;&quot;; IF([.R5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IF([.B60]=&quot;&quot;; &quot;&quot;; WEEKDAY([.B60]; 2))">
            <text:p/>
          </table:table-cell>
          <table:table-cell table:number-columns-repeated="8"/>
          <table:table-cell table:formula="of:=[.K60]*[.I60]" office:value-type="float" office:value="0" calcext:value-type="float">
            <text:p>0</text:p>
          </table:table-cell>
          <table:table-cell table:number-columns-repeated="4"/>
          <table:table-cell table:formula="of:=IF([.L60]=0; &quot;&quot;; [.R60]/[.L60])">
            <text:p/>
          </table:table-cell>
          <table:table-cell table:formula="of:=([.N60]*[.O60])-([.I60]*[.J60])" office:value-type="float" office:value="0" calcext:value-type="float">
            <text:p>0</text:p>
          </table:table-cell>
          <table:table-cell table:formula="of:=IF([.R60]=0;&quot;&quot;; IF([.R6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IF([.B61]=&quot;&quot;; &quot;&quot;; WEEKDAY([.B61]; 2))">
            <text:p/>
          </table:table-cell>
          <table:table-cell table:number-columns-repeated="8"/>
          <table:table-cell table:formula="of:=[.K61]*[.I61]" office:value-type="float" office:value="0" calcext:value-type="float">
            <text:p>0</text:p>
          </table:table-cell>
          <table:table-cell table:number-columns-repeated="4"/>
          <table:table-cell table:formula="of:=IF([.L61]=0; &quot;&quot;; [.R61]/[.L61])">
            <text:p/>
          </table:table-cell>
          <table:table-cell table:formula="of:=([.N61]*[.O61])-([.I61]*[.J61])" office:value-type="float" office:value="0" calcext:value-type="float">
            <text:p>0</text:p>
          </table:table-cell>
          <table:table-cell table:formula="of:=IF([.R61]=0;&quot;&quot;; IF([.R6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IF([.B62]=&quot;&quot;; &quot;&quot;; WEEKDAY([.B62]; 2))">
            <text:p/>
          </table:table-cell>
          <table:table-cell table:number-columns-repeated="8"/>
          <table:table-cell table:formula="of:=[.K62]*[.I62]" office:value-type="float" office:value="0" calcext:value-type="float">
            <text:p>0</text:p>
          </table:table-cell>
          <table:table-cell table:number-columns-repeated="4"/>
          <table:table-cell table:formula="of:=IF([.L62]=0; &quot;&quot;; [.R62]/[.L62])">
            <text:p/>
          </table:table-cell>
          <table:table-cell table:formula="of:=([.N62]*[.O62])-([.I62]*[.J62])" office:value-type="float" office:value="0" calcext:value-type="float">
            <text:p>0</text:p>
          </table:table-cell>
          <table:table-cell table:formula="of:=IF([.R62]=0;&quot;&quot;; IF([.R6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IF([.B63]=&quot;&quot;; &quot;&quot;; WEEKDAY([.B63]; 2))">
            <text:p/>
          </table:table-cell>
          <table:table-cell table:number-columns-repeated="8"/>
          <table:table-cell table:formula="of:=[.K63]*[.I63]" office:value-type="float" office:value="0" calcext:value-type="float">
            <text:p>0</text:p>
          </table:table-cell>
          <table:table-cell table:number-columns-repeated="4"/>
          <table:table-cell table:formula="of:=IF([.L63]=0; &quot;&quot;; [.R63]/[.L63])">
            <text:p/>
          </table:table-cell>
          <table:table-cell table:formula="of:=([.N63]*[.O63])-([.I63]*[.J63])" office:value-type="float" office:value="0" calcext:value-type="float">
            <text:p>0</text:p>
          </table:table-cell>
          <table:table-cell table:formula="of:=IF([.R63]=0;&quot;&quot;; IF([.R6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IF([.B64]=&quot;&quot;; &quot;&quot;; WEEKDAY([.B64]; 2))">
            <text:p/>
          </table:table-cell>
          <table:table-cell table:number-columns-repeated="8"/>
          <table:table-cell table:formula="of:=[.K64]*[.I64]" office:value-type="float" office:value="0" calcext:value-type="float">
            <text:p>0</text:p>
          </table:table-cell>
          <table:table-cell table:number-columns-repeated="4"/>
          <table:table-cell table:formula="of:=IF([.L64]=0; &quot;&quot;; [.R64]/[.L64])">
            <text:p/>
          </table:table-cell>
          <table:table-cell table:formula="of:=([.N64]*[.O64])-([.I64]*[.J64])" office:value-type="float" office:value="0" calcext:value-type="float">
            <text:p>0</text:p>
          </table:table-cell>
          <table:table-cell table:formula="of:=IF([.R64]=0;&quot;&quot;; IF([.R6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IF([.B65]=&quot;&quot;; &quot;&quot;; WEEKDAY([.B65]; 2))">
            <text:p/>
          </table:table-cell>
          <table:table-cell table:number-columns-repeated="8"/>
          <table:table-cell table:formula="of:=[.K65]*[.I65]" office:value-type="float" office:value="0" calcext:value-type="float">
            <text:p>0</text:p>
          </table:table-cell>
          <table:table-cell table:number-columns-repeated="4"/>
          <table:table-cell table:formula="of:=IF([.L65]=0; &quot;&quot;; [.R65]/[.L65])">
            <text:p/>
          </table:table-cell>
          <table:table-cell table:formula="of:=([.N65]*[.O65])-([.I65]*[.J65])" office:value-type="float" office:value="0" calcext:value-type="float">
            <text:p>0</text:p>
          </table:table-cell>
          <table:table-cell table:formula="of:=IF([.R65]=0;&quot;&quot;; IF([.R6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IF([.B66]=&quot;&quot;; &quot;&quot;; WEEKDAY([.B66]; 2))">
            <text:p/>
          </table:table-cell>
          <table:table-cell table:number-columns-repeated="8"/>
          <table:table-cell table:formula="of:=[.K66]*[.I66]" office:value-type="float" office:value="0" calcext:value-type="float">
            <text:p>0</text:p>
          </table:table-cell>
          <table:table-cell table:number-columns-repeated="4"/>
          <table:table-cell table:formula="of:=IF([.L66]=0; &quot;&quot;; [.R66]/[.L66])">
            <text:p/>
          </table:table-cell>
          <table:table-cell table:formula="of:=([.N66]*[.O66])-([.I66]*[.J66])" office:value-type="float" office:value="0" calcext:value-type="float">
            <text:p>0</text:p>
          </table:table-cell>
          <table:table-cell table:formula="of:=IF([.R66]=0;&quot;&quot;; IF([.R6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IF([.B67]=&quot;&quot;; &quot;&quot;; WEEKDAY([.B67]; 2))">
            <text:p/>
          </table:table-cell>
          <table:table-cell table:number-columns-repeated="8"/>
          <table:table-cell table:formula="of:=[.K67]*[.I67]" office:value-type="float" office:value="0" calcext:value-type="float">
            <text:p>0</text:p>
          </table:table-cell>
          <table:table-cell table:number-columns-repeated="4"/>
          <table:table-cell table:formula="of:=IF([.L67]=0; &quot;&quot;; [.R67]/[.L67])">
            <text:p/>
          </table:table-cell>
          <table:table-cell table:formula="of:=([.N67]*[.O67])-([.I67]*[.J67])" office:value-type="float" office:value="0" calcext:value-type="float">
            <text:p>0</text:p>
          </table:table-cell>
          <table:table-cell table:formula="of:=IF([.R67]=0;&quot;&quot;; IF([.R6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IF([.B68]=&quot;&quot;; &quot;&quot;; WEEKDAY([.B68]; 2))">
            <text:p/>
          </table:table-cell>
          <table:table-cell table:number-columns-repeated="8"/>
          <table:table-cell table:formula="of:=[.K68]*[.I68]" office:value-type="float" office:value="0" calcext:value-type="float">
            <text:p>0</text:p>
          </table:table-cell>
          <table:table-cell table:number-columns-repeated="4"/>
          <table:table-cell table:formula="of:=IF([.L68]=0; &quot;&quot;; [.R68]/[.L68])">
            <text:p/>
          </table:table-cell>
          <table:table-cell table:formula="of:=([.N68]*[.O68])-([.I68]*[.J68])" office:value-type="float" office:value="0" calcext:value-type="float">
            <text:p>0</text:p>
          </table:table-cell>
          <table:table-cell table:formula="of:=IF([.R68]=0;&quot;&quot;; IF([.R6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IF([.B69]=&quot;&quot;; &quot;&quot;; WEEKDAY([.B69]; 2))">
            <text:p/>
          </table:table-cell>
          <table:table-cell table:number-columns-repeated="8"/>
          <table:table-cell table:formula="of:=[.K69]*[.I69]" office:value-type="float" office:value="0" calcext:value-type="float">
            <text:p>0</text:p>
          </table:table-cell>
          <table:table-cell table:number-columns-repeated="4"/>
          <table:table-cell table:formula="of:=IF([.L69]=0; &quot;&quot;; [.R69]/[.L69])">
            <text:p/>
          </table:table-cell>
          <table:table-cell table:formula="of:=([.N69]*[.O69])-([.I69]*[.J69])" office:value-type="float" office:value="0" calcext:value-type="float">
            <text:p>0</text:p>
          </table:table-cell>
          <table:table-cell table:formula="of:=IF([.R69]=0;&quot;&quot;; IF([.R6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IF([.B70]=&quot;&quot;; &quot;&quot;; WEEKDAY([.B70]; 2))">
            <text:p/>
          </table:table-cell>
          <table:table-cell table:number-columns-repeated="8"/>
          <table:table-cell table:formula="of:=[.K70]*[.I70]" office:value-type="float" office:value="0" calcext:value-type="float">
            <text:p>0</text:p>
          </table:table-cell>
          <table:table-cell table:number-columns-repeated="4"/>
          <table:table-cell table:formula="of:=IF([.L70]=0; &quot;&quot;; [.R70]/[.L70])">
            <text:p/>
          </table:table-cell>
          <table:table-cell table:formula="of:=([.N70]*[.O70])-([.I70]*[.J70])" office:value-type="float" office:value="0" calcext:value-type="float">
            <text:p>0</text:p>
          </table:table-cell>
          <table:table-cell table:formula="of:=IF([.R70]=0;&quot;&quot;; IF([.R7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IF([.B71]=&quot;&quot;; &quot;&quot;; WEEKDAY([.B71]; 2))">
            <text:p/>
          </table:table-cell>
          <table:table-cell table:number-columns-repeated="8"/>
          <table:table-cell table:formula="of:=[.K71]*[.I71]" office:value-type="float" office:value="0" calcext:value-type="float">
            <text:p>0</text:p>
          </table:table-cell>
          <table:table-cell table:number-columns-repeated="4"/>
          <table:table-cell table:formula="of:=IF([.L71]=0; &quot;&quot;; [.R71]/[.L71])">
            <text:p/>
          </table:table-cell>
          <table:table-cell table:formula="of:=([.N71]*[.O71])-([.I71]*[.J71])" office:value-type="float" office:value="0" calcext:value-type="float">
            <text:p>0</text:p>
          </table:table-cell>
          <table:table-cell table:formula="of:=IF([.R71]=0;&quot;&quot;; IF([.R7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IF([.B72]=&quot;&quot;; &quot;&quot;; WEEKDAY([.B72]; 2))">
            <text:p/>
          </table:table-cell>
          <table:table-cell table:number-columns-repeated="8"/>
          <table:table-cell table:formula="of:=[.K72]*[.I72]" office:value-type="float" office:value="0" calcext:value-type="float">
            <text:p>0</text:p>
          </table:table-cell>
          <table:table-cell table:number-columns-repeated="4"/>
          <table:table-cell table:formula="of:=IF([.L72]=0; &quot;&quot;; [.R72]/[.L72])">
            <text:p/>
          </table:table-cell>
          <table:table-cell table:formula="of:=([.N72]*[.O72])-([.I72]*[.J72])" office:value-type="float" office:value="0" calcext:value-type="float">
            <text:p>0</text:p>
          </table:table-cell>
          <table:table-cell table:formula="of:=IF([.R72]=0;&quot;&quot;; IF([.R7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IF([.B73]=&quot;&quot;; &quot;&quot;; WEEKDAY([.B73]; 2))">
            <text:p/>
          </table:table-cell>
          <table:table-cell table:number-columns-repeated="8"/>
          <table:table-cell table:formula="of:=[.K73]*[.I73]" office:value-type="float" office:value="0" calcext:value-type="float">
            <text:p>0</text:p>
          </table:table-cell>
          <table:table-cell table:number-columns-repeated="4"/>
          <table:table-cell table:formula="of:=IF([.L73]=0; &quot;&quot;; [.R73]/[.L73])">
            <text:p/>
          </table:table-cell>
          <table:table-cell table:formula="of:=([.N73]*[.O73])-([.I73]*[.J73])" office:value-type="float" office:value="0" calcext:value-type="float">
            <text:p>0</text:p>
          </table:table-cell>
          <table:table-cell table:formula="of:=IF([.R73]=0;&quot;&quot;; IF([.R7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IF([.B74]=&quot;&quot;; &quot;&quot;; WEEKDAY([.B74]; 2))">
            <text:p/>
          </table:table-cell>
          <table:table-cell table:number-columns-repeated="8"/>
          <table:table-cell table:formula="of:=[.K74]*[.I74]" office:value-type="float" office:value="0" calcext:value-type="float">
            <text:p>0</text:p>
          </table:table-cell>
          <table:table-cell table:number-columns-repeated="4"/>
          <table:table-cell table:formula="of:=IF([.L74]=0; &quot;&quot;; [.R74]/[.L74])">
            <text:p/>
          </table:table-cell>
          <table:table-cell table:formula="of:=([.N74]*[.O74])-([.I74]*[.J74])" office:value-type="float" office:value="0" calcext:value-type="float">
            <text:p>0</text:p>
          </table:table-cell>
          <table:table-cell table:formula="of:=IF([.R74]=0;&quot;&quot;; IF([.R7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IF([.B75]=&quot;&quot;; &quot;&quot;; WEEKDAY([.B75]; 2))">
            <text:p/>
          </table:table-cell>
          <table:table-cell table:number-columns-repeated="8"/>
          <table:table-cell table:formula="of:=[.K75]*[.I75]" office:value-type="float" office:value="0" calcext:value-type="float">
            <text:p>0</text:p>
          </table:table-cell>
          <table:table-cell table:number-columns-repeated="4"/>
          <table:table-cell table:formula="of:=IF([.L75]=0; &quot;&quot;; [.R75]/[.L75])">
            <text:p/>
          </table:table-cell>
          <table:table-cell table:formula="of:=([.N75]*[.O75])-([.I75]*[.J75])" office:value-type="float" office:value="0" calcext:value-type="float">
            <text:p>0</text:p>
          </table:table-cell>
          <table:table-cell table:formula="of:=IF([.R75]=0;&quot;&quot;; IF([.R7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IF([.B76]=&quot;&quot;; &quot;&quot;; WEEKDAY([.B76]; 2))">
            <text:p/>
          </table:table-cell>
          <table:table-cell table:number-columns-repeated="8"/>
          <table:table-cell table:formula="of:=[.K76]*[.I76]" office:value-type="float" office:value="0" calcext:value-type="float">
            <text:p>0</text:p>
          </table:table-cell>
          <table:table-cell table:number-columns-repeated="4"/>
          <table:table-cell table:formula="of:=IF([.L76]=0; &quot;&quot;; [.R76]/[.L76])">
            <text:p/>
          </table:table-cell>
          <table:table-cell table:formula="of:=([.N76]*[.O76])-([.I76]*[.J76])" office:value-type="float" office:value="0" calcext:value-type="float">
            <text:p>0</text:p>
          </table:table-cell>
          <table:table-cell table:formula="of:=IF([.R76]=0;&quot;&quot;; IF([.R7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IF([.B77]=&quot;&quot;; &quot;&quot;; WEEKDAY([.B77]; 2))">
            <text:p/>
          </table:table-cell>
          <table:table-cell table:number-columns-repeated="8"/>
          <table:table-cell table:formula="of:=[.K77]*[.I77]" office:value-type="float" office:value="0" calcext:value-type="float">
            <text:p>0</text:p>
          </table:table-cell>
          <table:table-cell table:number-columns-repeated="4"/>
          <table:table-cell table:formula="of:=IF([.L77]=0; &quot;&quot;; [.R77]/[.L77])">
            <text:p/>
          </table:table-cell>
          <table:table-cell table:formula="of:=([.N77]*[.O77])-([.I77]*[.J77])" office:value-type="float" office:value="0" calcext:value-type="float">
            <text:p>0</text:p>
          </table:table-cell>
          <table:table-cell table:formula="of:=IF([.R77]=0;&quot;&quot;; IF([.R7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IF([.B78]=&quot;&quot;; &quot;&quot;; WEEKDAY([.B78]; 2))">
            <text:p/>
          </table:table-cell>
          <table:table-cell table:number-columns-repeated="8"/>
          <table:table-cell table:formula="of:=[.K78]*[.I78]" office:value-type="float" office:value="0" calcext:value-type="float">
            <text:p>0</text:p>
          </table:table-cell>
          <table:table-cell table:number-columns-repeated="4"/>
          <table:table-cell table:formula="of:=IF([.L78]=0; &quot;&quot;; [.R78]/[.L78])">
            <text:p/>
          </table:table-cell>
          <table:table-cell table:formula="of:=([.N78]*[.O78])-([.I78]*[.J78])" office:value-type="float" office:value="0" calcext:value-type="float">
            <text:p>0</text:p>
          </table:table-cell>
          <table:table-cell table:formula="of:=IF([.R78]=0;&quot;&quot;; IF([.R7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IF([.B79]=&quot;&quot;; &quot;&quot;; WEEKDAY([.B79]; 2))">
            <text:p/>
          </table:table-cell>
          <table:table-cell table:number-columns-repeated="8"/>
          <table:table-cell table:formula="of:=[.K79]*[.I79]" office:value-type="float" office:value="0" calcext:value-type="float">
            <text:p>0</text:p>
          </table:table-cell>
          <table:table-cell table:number-columns-repeated="4"/>
          <table:table-cell table:formula="of:=IF([.L79]=0; &quot;&quot;; [.R79]/[.L79])">
            <text:p/>
          </table:table-cell>
          <table:table-cell table:formula="of:=([.N79]*[.O79])-([.I79]*[.J79])" office:value-type="float" office:value="0" calcext:value-type="float">
            <text:p>0</text:p>
          </table:table-cell>
          <table:table-cell table:formula="of:=IF([.R79]=0;&quot;&quot;; IF([.R7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IF([.B80]=&quot;&quot;; &quot;&quot;; WEEKDAY([.B80]; 2))">
            <text:p/>
          </table:table-cell>
          <table:table-cell table:number-columns-repeated="8"/>
          <table:table-cell table:formula="of:=[.K80]*[.I80]" office:value-type="float" office:value="0" calcext:value-type="float">
            <text:p>0</text:p>
          </table:table-cell>
          <table:table-cell table:number-columns-repeated="4"/>
          <table:table-cell table:formula="of:=IF([.L80]=0; &quot;&quot;; [.R80]/[.L80])">
            <text:p/>
          </table:table-cell>
          <table:table-cell table:formula="of:=([.N80]*[.O80])-([.I80]*[.J80])" office:value-type="float" office:value="0" calcext:value-type="float">
            <text:p>0</text:p>
          </table:table-cell>
          <table:table-cell table:formula="of:=IF([.R80]=0;&quot;&quot;; IF([.R8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IF([.B81]=&quot;&quot;; &quot;&quot;; WEEKDAY([.B81]; 2))">
            <text:p/>
          </table:table-cell>
          <table:table-cell table:number-columns-repeated="8"/>
          <table:table-cell table:formula="of:=[.K81]*[.I81]" office:value-type="float" office:value="0" calcext:value-type="float">
            <text:p>0</text:p>
          </table:table-cell>
          <table:table-cell table:number-columns-repeated="4"/>
          <table:table-cell table:formula="of:=IF([.L81]=0; &quot;&quot;; [.R81]/[.L81])">
            <text:p/>
          </table:table-cell>
          <table:table-cell table:formula="of:=([.N81]*[.O81])-([.I81]*[.J81])" office:value-type="float" office:value="0" calcext:value-type="float">
            <text:p>0</text:p>
          </table:table-cell>
          <table:table-cell table:formula="of:=IF([.R81]=0;&quot;&quot;; IF([.R8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IF([.B82]=&quot;&quot;; &quot;&quot;; WEEKDAY([.B82]; 2))">
            <text:p/>
          </table:table-cell>
          <table:table-cell table:number-columns-repeated="8"/>
          <table:table-cell table:formula="of:=[.K82]*[.I82]" office:value-type="float" office:value="0" calcext:value-type="float">
            <text:p>0</text:p>
          </table:table-cell>
          <table:table-cell table:number-columns-repeated="4"/>
          <table:table-cell table:formula="of:=IF([.L82]=0; &quot;&quot;; [.R82]/[.L82])">
            <text:p/>
          </table:table-cell>
          <table:table-cell table:formula="of:=([.N82]*[.O82])-([.I82]*[.J82])" office:value-type="float" office:value="0" calcext:value-type="float">
            <text:p>0</text:p>
          </table:table-cell>
          <table:table-cell table:formula="of:=IF([.R82]=0;&quot;&quot;; IF([.R8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IF([.B83]=&quot;&quot;; &quot;&quot;; WEEKDAY([.B83]; 2))">
            <text:p/>
          </table:table-cell>
          <table:table-cell table:number-columns-repeated="8"/>
          <table:table-cell table:formula="of:=[.K83]*[.I83]" office:value-type="float" office:value="0" calcext:value-type="float">
            <text:p>0</text:p>
          </table:table-cell>
          <table:table-cell table:number-columns-repeated="4"/>
          <table:table-cell table:formula="of:=IF([.L83]=0; &quot;&quot;; [.R83]/[.L83])">
            <text:p/>
          </table:table-cell>
          <table:table-cell table:formula="of:=([.N83]*[.O83])-([.I83]*[.J83])" office:value-type="float" office:value="0" calcext:value-type="float">
            <text:p>0</text:p>
          </table:table-cell>
          <table:table-cell table:formula="of:=IF([.R83]=0;&quot;&quot;; IF([.R8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IF([.B84]=&quot;&quot;; &quot;&quot;; WEEKDAY([.B84]; 2))">
            <text:p/>
          </table:table-cell>
          <table:table-cell table:number-columns-repeated="8"/>
          <table:table-cell table:formula="of:=[.K84]*[.I84]" office:value-type="float" office:value="0" calcext:value-type="float">
            <text:p>0</text:p>
          </table:table-cell>
          <table:table-cell table:number-columns-repeated="4"/>
          <table:table-cell table:formula="of:=IF([.L84]=0; &quot;&quot;; [.R84]/[.L84])">
            <text:p/>
          </table:table-cell>
          <table:table-cell table:formula="of:=([.N84]*[.O84])-([.I84]*[.J84])" office:value-type="float" office:value="0" calcext:value-type="float">
            <text:p>0</text:p>
          </table:table-cell>
          <table:table-cell table:formula="of:=IF([.R84]=0;&quot;&quot;; IF([.R8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IF([.B85]=&quot;&quot;; &quot;&quot;; WEEKDAY([.B85]; 2))">
            <text:p/>
          </table:table-cell>
          <table:table-cell table:number-columns-repeated="8"/>
          <table:table-cell table:formula="of:=[.K85]*[.I85]" office:value-type="float" office:value="0" calcext:value-type="float">
            <text:p>0</text:p>
          </table:table-cell>
          <table:table-cell table:number-columns-repeated="4"/>
          <table:table-cell table:formula="of:=IF([.L85]=0; &quot;&quot;; [.R85]/[.L85])">
            <text:p/>
          </table:table-cell>
          <table:table-cell table:formula="of:=([.N85]*[.O85])-([.I85]*[.J85])" office:value-type="float" office:value="0" calcext:value-type="float">
            <text:p>0</text:p>
          </table:table-cell>
          <table:table-cell table:formula="of:=IF([.R85]=0;&quot;&quot;; IF([.R8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IF([.B86]=&quot;&quot;; &quot;&quot;; WEEKDAY([.B86]; 2))">
            <text:p/>
          </table:table-cell>
          <table:table-cell table:number-columns-repeated="8"/>
          <table:table-cell table:formula="of:=[.K86]*[.I86]" office:value-type="float" office:value="0" calcext:value-type="float">
            <text:p>0</text:p>
          </table:table-cell>
          <table:table-cell table:number-columns-repeated="4"/>
          <table:table-cell table:formula="of:=IF([.L86]=0; &quot;&quot;; [.R86]/[.L86])">
            <text:p/>
          </table:table-cell>
          <table:table-cell table:formula="of:=([.N86]*[.O86])-([.I86]*[.J86])" office:value-type="float" office:value="0" calcext:value-type="float">
            <text:p>0</text:p>
          </table:table-cell>
          <table:table-cell table:formula="of:=IF([.R86]=0;&quot;&quot;; IF([.R8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IF([.B87]=&quot;&quot;; &quot;&quot;; WEEKDAY([.B87]; 2))">
            <text:p/>
          </table:table-cell>
          <table:table-cell table:number-columns-repeated="8"/>
          <table:table-cell table:formula="of:=[.K87]*[.I87]" office:value-type="float" office:value="0" calcext:value-type="float">
            <text:p>0</text:p>
          </table:table-cell>
          <table:table-cell table:number-columns-repeated="4"/>
          <table:table-cell table:formula="of:=IF([.L87]=0; &quot;&quot;; [.R87]/[.L87])">
            <text:p/>
          </table:table-cell>
          <table:table-cell table:formula="of:=([.N87]*[.O87])-([.I87]*[.J87])" office:value-type="float" office:value="0" calcext:value-type="float">
            <text:p>0</text:p>
          </table:table-cell>
          <table:table-cell table:formula="of:=IF([.R87]=0;&quot;&quot;; IF([.R8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IF([.B88]=&quot;&quot;; &quot;&quot;; WEEKDAY([.B88]; 2))">
            <text:p/>
          </table:table-cell>
          <table:table-cell table:number-columns-repeated="8"/>
          <table:table-cell table:formula="of:=[.K88]*[.I88]" office:value-type="float" office:value="0" calcext:value-type="float">
            <text:p>0</text:p>
          </table:table-cell>
          <table:table-cell table:number-columns-repeated="4"/>
          <table:table-cell table:formula="of:=IF([.L88]=0; &quot;&quot;; [.R88]/[.L88])">
            <text:p/>
          </table:table-cell>
          <table:table-cell table:formula="of:=([.N88]*[.O88])-([.I88]*[.J88])" office:value-type="float" office:value="0" calcext:value-type="float">
            <text:p>0</text:p>
          </table:table-cell>
          <table:table-cell table:formula="of:=IF([.R88]=0;&quot;&quot;; IF([.R8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IF([.B89]=&quot;&quot;; &quot;&quot;; WEEKDAY([.B89]; 2))">
            <text:p/>
          </table:table-cell>
          <table:table-cell table:number-columns-repeated="8"/>
          <table:table-cell table:formula="of:=[.K89]*[.I89]" office:value-type="float" office:value="0" calcext:value-type="float">
            <text:p>0</text:p>
          </table:table-cell>
          <table:table-cell table:number-columns-repeated="4"/>
          <table:table-cell table:formula="of:=IF([.L89]=0; &quot;&quot;; [.R89]/[.L89])">
            <text:p/>
          </table:table-cell>
          <table:table-cell table:formula="of:=([.N89]*[.O89])-([.I89]*[.J89])" office:value-type="float" office:value="0" calcext:value-type="float">
            <text:p>0</text:p>
          </table:table-cell>
          <table:table-cell table:formula="of:=IF([.R89]=0;&quot;&quot;; IF([.R8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IF([.B90]=&quot;&quot;; &quot;&quot;; WEEKDAY([.B90]; 2))">
            <text:p/>
          </table:table-cell>
          <table:table-cell table:number-columns-repeated="8"/>
          <table:table-cell table:formula="of:=[.K90]*[.I90]" office:value-type="float" office:value="0" calcext:value-type="float">
            <text:p>0</text:p>
          </table:table-cell>
          <table:table-cell table:number-columns-repeated="4"/>
          <table:table-cell table:formula="of:=IF([.L90]=0; &quot;&quot;; [.R90]/[.L90])">
            <text:p/>
          </table:table-cell>
          <table:table-cell table:formula="of:=([.N90]*[.O90])-([.I90]*[.J90])" office:value-type="float" office:value="0" calcext:value-type="float">
            <text:p>0</text:p>
          </table:table-cell>
          <table:table-cell table:formula="of:=IF([.R90]=0;&quot;&quot;; IF([.R9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IF([.B91]=&quot;&quot;; &quot;&quot;; WEEKDAY([.B91]; 2))">
            <text:p/>
          </table:table-cell>
          <table:table-cell table:number-columns-repeated="8"/>
          <table:table-cell table:formula="of:=[.K91]*[.I91]" office:value-type="float" office:value="0" calcext:value-type="float">
            <text:p>0</text:p>
          </table:table-cell>
          <table:table-cell table:number-columns-repeated="4"/>
          <table:table-cell table:formula="of:=IF([.L91]=0; &quot;&quot;; [.R91]/[.L91])">
            <text:p/>
          </table:table-cell>
          <table:table-cell table:formula="of:=([.N91]*[.O91])-([.I91]*[.J91])" office:value-type="float" office:value="0" calcext:value-type="float">
            <text:p>0</text:p>
          </table:table-cell>
          <table:table-cell table:formula="of:=IF([.R91]=0;&quot;&quot;; IF([.R9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IF([.B92]=&quot;&quot;; &quot;&quot;; WEEKDAY([.B92]; 2))">
            <text:p/>
          </table:table-cell>
          <table:table-cell table:number-columns-repeated="8"/>
          <table:table-cell table:formula="of:=[.K92]*[.I92]" office:value-type="float" office:value="0" calcext:value-type="float">
            <text:p>0</text:p>
          </table:table-cell>
          <table:table-cell table:number-columns-repeated="4"/>
          <table:table-cell table:formula="of:=IF([.L92]=0; &quot;&quot;; [.R92]/[.L92])">
            <text:p/>
          </table:table-cell>
          <table:table-cell table:formula="of:=([.N92]*[.O92])-([.I92]*[.J92])" office:value-type="float" office:value="0" calcext:value-type="float">
            <text:p>0</text:p>
          </table:table-cell>
          <table:table-cell table:formula="of:=IF([.R92]=0;&quot;&quot;; IF([.R9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IF([.B93]=&quot;&quot;; &quot;&quot;; WEEKDAY([.B93]; 2))">
            <text:p/>
          </table:table-cell>
          <table:table-cell table:number-columns-repeated="8"/>
          <table:table-cell table:formula="of:=[.K93]*[.I93]" office:value-type="float" office:value="0" calcext:value-type="float">
            <text:p>0</text:p>
          </table:table-cell>
          <table:table-cell table:number-columns-repeated="4"/>
          <table:table-cell table:formula="of:=IF([.L93]=0; &quot;&quot;; [.R93]/[.L93])">
            <text:p/>
          </table:table-cell>
          <table:table-cell table:formula="of:=([.N93]*[.O93])-([.I93]*[.J93])" office:value-type="float" office:value="0" calcext:value-type="float">
            <text:p>0</text:p>
          </table:table-cell>
          <table:table-cell table:formula="of:=IF([.R93]=0;&quot;&quot;; IF([.R9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IF([.B94]=&quot;&quot;; &quot;&quot;; WEEKDAY([.B94]; 2))">
            <text:p/>
          </table:table-cell>
          <table:table-cell table:number-columns-repeated="8"/>
          <table:table-cell table:formula="of:=[.K94]*[.I94]" office:value-type="float" office:value="0" calcext:value-type="float">
            <text:p>0</text:p>
          </table:table-cell>
          <table:table-cell table:number-columns-repeated="4"/>
          <table:table-cell table:formula="of:=IF([.L94]=0; &quot;&quot;; [.R94]/[.L94])">
            <text:p/>
          </table:table-cell>
          <table:table-cell table:formula="of:=([.N94]*[.O94])-([.I94]*[.J94])" office:value-type="float" office:value="0" calcext:value-type="float">
            <text:p>0</text:p>
          </table:table-cell>
          <table:table-cell table:formula="of:=IF([.R94]=0;&quot;&quot;; IF([.R9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IF([.B95]=&quot;&quot;; &quot;&quot;; WEEKDAY([.B95]; 2))">
            <text:p/>
          </table:table-cell>
          <table:table-cell table:number-columns-repeated="8"/>
          <table:table-cell table:formula="of:=[.K95]*[.I95]" office:value-type="float" office:value="0" calcext:value-type="float">
            <text:p>0</text:p>
          </table:table-cell>
          <table:table-cell table:number-columns-repeated="4"/>
          <table:table-cell table:formula="of:=IF([.L95]=0; &quot;&quot;; [.R95]/[.L95])">
            <text:p/>
          </table:table-cell>
          <table:table-cell table:formula="of:=([.N95]*[.O95])-([.I95]*[.J95])" office:value-type="float" office:value="0" calcext:value-type="float">
            <text:p>0</text:p>
          </table:table-cell>
          <table:table-cell table:formula="of:=IF([.R95]=0;&quot;&quot;; IF([.R9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IF([.B96]=&quot;&quot;; &quot;&quot;; WEEKDAY([.B96]; 2))">
            <text:p/>
          </table:table-cell>
          <table:table-cell table:number-columns-repeated="8"/>
          <table:table-cell table:formula="of:=[.K96]*[.I96]" office:value-type="float" office:value="0" calcext:value-type="float">
            <text:p>0</text:p>
          </table:table-cell>
          <table:table-cell table:number-columns-repeated="4"/>
          <table:table-cell table:formula="of:=IF([.L96]=0; &quot;&quot;; [.R96]/[.L96])">
            <text:p/>
          </table:table-cell>
          <table:table-cell table:formula="of:=([.N96]*[.O96])-([.I96]*[.J96])" office:value-type="float" office:value="0" calcext:value-type="float">
            <text:p>0</text:p>
          </table:table-cell>
          <table:table-cell table:formula="of:=IF([.R96]=0;&quot;&quot;; IF([.R9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IF([.B97]=&quot;&quot;; &quot;&quot;; WEEKDAY([.B97]; 2))">
            <text:p/>
          </table:table-cell>
          <table:table-cell table:number-columns-repeated="8"/>
          <table:table-cell table:formula="of:=[.K97]*[.I97]" office:value-type="float" office:value="0" calcext:value-type="float">
            <text:p>0</text:p>
          </table:table-cell>
          <table:table-cell table:number-columns-repeated="4"/>
          <table:table-cell table:formula="of:=IF([.L97]=0; &quot;&quot;; [.R97]/[.L97])">
            <text:p/>
          </table:table-cell>
          <table:table-cell table:formula="of:=([.N97]*[.O97])-([.I97]*[.J97])" office:value-type="float" office:value="0" calcext:value-type="float">
            <text:p>0</text:p>
          </table:table-cell>
          <table:table-cell table:formula="of:=IF([.R97]=0;&quot;&quot;; IF([.R9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IF([.B98]=&quot;&quot;; &quot;&quot;; WEEKDAY([.B98]; 2))">
            <text:p/>
          </table:table-cell>
          <table:table-cell table:number-columns-repeated="8"/>
          <table:table-cell table:formula="of:=[.K98]*[.I98]" office:value-type="float" office:value="0" calcext:value-type="float">
            <text:p>0</text:p>
          </table:table-cell>
          <table:table-cell table:number-columns-repeated="4"/>
          <table:table-cell table:formula="of:=IF([.L98]=0; &quot;&quot;; [.R98]/[.L98])">
            <text:p/>
          </table:table-cell>
          <table:table-cell table:formula="of:=([.N98]*[.O98])-([.I98]*[.J98])" office:value-type="float" office:value="0" calcext:value-type="float">
            <text:p>0</text:p>
          </table:table-cell>
          <table:table-cell table:formula="of:=IF([.R98]=0;&quot;&quot;; IF([.R9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IF([.B99]=&quot;&quot;; &quot;&quot;; WEEKDAY([.B99]; 2))">
            <text:p/>
          </table:table-cell>
          <table:table-cell table:number-columns-repeated="8"/>
          <table:table-cell table:formula="of:=[.K99]*[.I99]" office:value-type="float" office:value="0" calcext:value-type="float">
            <text:p>0</text:p>
          </table:table-cell>
          <table:table-cell table:number-columns-repeated="4"/>
          <table:table-cell table:formula="of:=IF([.L99]=0; &quot;&quot;; [.R99]/[.L99])">
            <text:p/>
          </table:table-cell>
          <table:table-cell table:formula="of:=([.N99]*[.O99])-([.I99]*[.J99])" office:value-type="float" office:value="0" calcext:value-type="float">
            <text:p>0</text:p>
          </table:table-cell>
          <table:table-cell table:formula="of:=IF([.R99]=0;&quot;&quot;; IF([.R9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IF([.B100]=&quot;&quot;; &quot;&quot;; WEEKDAY([.B100]; 2))">
            <text:p/>
          </table:table-cell>
          <table:table-cell table:number-columns-repeated="8"/>
          <table:table-cell table:formula="of:=[.K100]*[.I100]" office:value-type="float" office:value="0" calcext:value-type="float">
            <text:p>0</text:p>
          </table:table-cell>
          <table:table-cell table:number-columns-repeated="4"/>
          <table:table-cell table:formula="of:=IF([.L100]=0; &quot;&quot;; [.R100]/[.L100])">
            <text:p/>
          </table:table-cell>
          <table:table-cell table:formula="of:=([.N100]*[.O100])-([.I100]*[.J100])" office:value-type="float" office:value="0" calcext:value-type="float">
            <text:p>0</text:p>
          </table:table-cell>
          <table:table-cell table:formula="of:=IF([.R100]=0;&quot;&quot;; IF([.R10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IF([.B101]=&quot;&quot;; &quot;&quot;; WEEKDAY([.B101]; 2))">
            <text:p/>
          </table:table-cell>
          <table:table-cell table:number-columns-repeated="8"/>
          <table:table-cell table:formula="of:=[.K101]*[.I101]" office:value-type="float" office:value="0" calcext:value-type="float">
            <text:p>0</text:p>
          </table:table-cell>
          <table:table-cell table:number-columns-repeated="4"/>
          <table:table-cell table:formula="of:=IF([.L101]=0; &quot;&quot;; [.R101]/[.L101])">
            <text:p/>
          </table:table-cell>
          <table:table-cell table:formula="of:=([.N101]*[.O101])-([.I101]*[.J101])" office:value-type="float" office:value="0" calcext:value-type="float">
            <text:p>0</text:p>
          </table:table-cell>
          <table:table-cell table:formula="of:=IF([.R101]=0;&quot;&quot;; IF([.R10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IF([.B102]=&quot;&quot;; &quot;&quot;; WEEKDAY([.B102]; 2))">
            <text:p/>
          </table:table-cell>
          <table:table-cell table:number-columns-repeated="8"/>
          <table:table-cell table:formula="of:=[.K102]*[.I102]" office:value-type="float" office:value="0" calcext:value-type="float">
            <text:p>0</text:p>
          </table:table-cell>
          <table:table-cell table:number-columns-repeated="4"/>
          <table:table-cell table:formula="of:=IF([.L102]=0; &quot;&quot;; [.R102]/[.L102])">
            <text:p/>
          </table:table-cell>
          <table:table-cell table:formula="of:=([.N102]*[.O102])-([.I102]*[.J102])" office:value-type="float" office:value="0" calcext:value-type="float">
            <text:p>0</text:p>
          </table:table-cell>
          <table:table-cell table:formula="of:=IF([.R102]=0;&quot;&quot;; IF([.R10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IF([.B103]=&quot;&quot;; &quot;&quot;; WEEKDAY([.B103]; 2))">
            <text:p/>
          </table:table-cell>
          <table:table-cell table:number-columns-repeated="8"/>
          <table:table-cell table:formula="of:=[.K103]*[.I103]" office:value-type="float" office:value="0" calcext:value-type="float">
            <text:p>0</text:p>
          </table:table-cell>
          <table:table-cell table:number-columns-repeated="4"/>
          <table:table-cell table:formula="of:=IF([.L103]=0; &quot;&quot;; [.R103]/[.L103])">
            <text:p/>
          </table:table-cell>
          <table:table-cell table:formula="of:=([.N103]*[.O103])-([.I103]*[.J103])" office:value-type="float" office:value="0" calcext:value-type="float">
            <text:p>0</text:p>
          </table:table-cell>
          <table:table-cell table:formula="of:=IF([.R103]=0;&quot;&quot;; IF([.R10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IF([.B104]=&quot;&quot;; &quot;&quot;; WEEKDAY([.B104]; 2))">
            <text:p/>
          </table:table-cell>
          <table:table-cell table:number-columns-repeated="8"/>
          <table:table-cell table:formula="of:=[.K104]*[.I104]" office:value-type="float" office:value="0" calcext:value-type="float">
            <text:p>0</text:p>
          </table:table-cell>
          <table:table-cell table:number-columns-repeated="4"/>
          <table:table-cell table:formula="of:=IF([.L104]=0; &quot;&quot;; [.R104]/[.L104])">
            <text:p/>
          </table:table-cell>
          <table:table-cell table:formula="of:=([.N104]*[.O104])-([.I104]*[.J104])" office:value-type="float" office:value="0" calcext:value-type="float">
            <text:p>0</text:p>
          </table:table-cell>
          <table:table-cell table:formula="of:=IF([.R104]=0;&quot;&quot;; IF([.R10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IF([.B105]=&quot;&quot;; &quot;&quot;; WEEKDAY([.B105]; 2))">
            <text:p/>
          </table:table-cell>
          <table:table-cell table:number-columns-repeated="8"/>
          <table:table-cell table:formula="of:=[.K105]*[.I105]" office:value-type="float" office:value="0" calcext:value-type="float">
            <text:p>0</text:p>
          </table:table-cell>
          <table:table-cell table:number-columns-repeated="4"/>
          <table:table-cell table:formula="of:=IF([.L105]=0; &quot;&quot;; [.R105]/[.L105])">
            <text:p/>
          </table:table-cell>
          <table:table-cell table:formula="of:=([.N105]*[.O105])-([.I105]*[.J105])" office:value-type="float" office:value="0" calcext:value-type="float">
            <text:p>0</text:p>
          </table:table-cell>
          <table:table-cell table:formula="of:=IF([.R105]=0;&quot;&quot;; IF([.R10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IF([.B106]=&quot;&quot;; &quot;&quot;; WEEKDAY([.B106]; 2))">
            <text:p/>
          </table:table-cell>
          <table:table-cell table:number-columns-repeated="8"/>
          <table:table-cell table:formula="of:=[.K106]*[.I106]" office:value-type="float" office:value="0" calcext:value-type="float">
            <text:p>0</text:p>
          </table:table-cell>
          <table:table-cell table:number-columns-repeated="4"/>
          <table:table-cell table:formula="of:=IF([.L106]=0; &quot;&quot;; [.R106]/[.L106])">
            <text:p/>
          </table:table-cell>
          <table:table-cell table:formula="of:=([.N106]*[.O106])-([.I106]*[.J106])" office:value-type="float" office:value="0" calcext:value-type="float">
            <text:p>0</text:p>
          </table:table-cell>
          <table:table-cell table:formula="of:=IF([.R106]=0;&quot;&quot;; IF([.R10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IF([.B107]=&quot;&quot;; &quot;&quot;; WEEKDAY([.B107]; 2))">
            <text:p/>
          </table:table-cell>
          <table:table-cell table:number-columns-repeated="8"/>
          <table:table-cell table:formula="of:=[.K107]*[.I107]" office:value-type="float" office:value="0" calcext:value-type="float">
            <text:p>0</text:p>
          </table:table-cell>
          <table:table-cell table:number-columns-repeated="4"/>
          <table:table-cell table:formula="of:=IF([.L107]=0; &quot;&quot;; [.R107]/[.L107])">
            <text:p/>
          </table:table-cell>
          <table:table-cell table:formula="of:=([.N107]*[.O107])-([.I107]*[.J107])" office:value-type="float" office:value="0" calcext:value-type="float">
            <text:p>0</text:p>
          </table:table-cell>
          <table:table-cell table:formula="of:=IF([.R107]=0;&quot;&quot;; IF([.R10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IF([.B108]=&quot;&quot;; &quot;&quot;; WEEKDAY([.B108]; 2))">
            <text:p/>
          </table:table-cell>
          <table:table-cell table:number-columns-repeated="8"/>
          <table:table-cell table:formula="of:=[.K108]*[.I108]" office:value-type="float" office:value="0" calcext:value-type="float">
            <text:p>0</text:p>
          </table:table-cell>
          <table:table-cell table:number-columns-repeated="4"/>
          <table:table-cell table:formula="of:=IF([.L108]=0; &quot;&quot;; [.R108]/[.L108])">
            <text:p/>
          </table:table-cell>
          <table:table-cell table:formula="of:=([.N108]*[.O108])-([.I108]*[.J108])" office:value-type="float" office:value="0" calcext:value-type="float">
            <text:p>0</text:p>
          </table:table-cell>
          <table:table-cell table:formula="of:=IF([.R108]=0;&quot;&quot;; IF([.R10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IF([.B109]=&quot;&quot;; &quot;&quot;; WEEKDAY([.B109]; 2))">
            <text:p/>
          </table:table-cell>
          <table:table-cell table:number-columns-repeated="8"/>
          <table:table-cell table:formula="of:=[.K109]*[.I109]" office:value-type="float" office:value="0" calcext:value-type="float">
            <text:p>0</text:p>
          </table:table-cell>
          <table:table-cell table:number-columns-repeated="4"/>
          <table:table-cell table:formula="of:=IF([.L109]=0; &quot;&quot;; [.R109]/[.L109])">
            <text:p/>
          </table:table-cell>
          <table:table-cell table:formula="of:=([.N109]*[.O109])-([.I109]*[.J109])" office:value-type="float" office:value="0" calcext:value-type="float">
            <text:p>0</text:p>
          </table:table-cell>
          <table:table-cell table:formula="of:=IF([.R109]=0;&quot;&quot;; IF([.R10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IF([.B110]=&quot;&quot;; &quot;&quot;; WEEKDAY([.B110]; 2))">
            <text:p/>
          </table:table-cell>
          <table:table-cell table:number-columns-repeated="8"/>
          <table:table-cell table:formula="of:=[.K110]*[.I110]" office:value-type="float" office:value="0" calcext:value-type="float">
            <text:p>0</text:p>
          </table:table-cell>
          <table:table-cell table:number-columns-repeated="4"/>
          <table:table-cell table:formula="of:=IF([.L110]=0; &quot;&quot;; [.R110]/[.L110])">
            <text:p/>
          </table:table-cell>
          <table:table-cell table:formula="of:=([.N110]*[.O110])-([.I110]*[.J110])" office:value-type="float" office:value="0" calcext:value-type="float">
            <text:p>0</text:p>
          </table:table-cell>
          <table:table-cell table:formula="of:=IF([.R110]=0;&quot;&quot;; IF([.R11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IF([.B111]=&quot;&quot;; &quot;&quot;; WEEKDAY([.B111]; 2))">
            <text:p/>
          </table:table-cell>
          <table:table-cell table:number-columns-repeated="8"/>
          <table:table-cell table:formula="of:=[.K111]*[.I111]" office:value-type="float" office:value="0" calcext:value-type="float">
            <text:p>0</text:p>
          </table:table-cell>
          <table:table-cell table:number-columns-repeated="4"/>
          <table:table-cell table:formula="of:=IF([.L111]=0; &quot;&quot;; [.R111]/[.L111])">
            <text:p/>
          </table:table-cell>
          <table:table-cell table:formula="of:=([.N111]*[.O111])-([.I111]*[.J111])" office:value-type="float" office:value="0" calcext:value-type="float">
            <text:p>0</text:p>
          </table:table-cell>
          <table:table-cell table:formula="of:=IF([.R111]=0;&quot;&quot;; IF([.R11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IF([.B112]=&quot;&quot;; &quot;&quot;; WEEKDAY([.B112]; 2))">
            <text:p/>
          </table:table-cell>
          <table:table-cell table:number-columns-repeated="8"/>
          <table:table-cell table:formula="of:=[.K112]*[.I112]" office:value-type="float" office:value="0" calcext:value-type="float">
            <text:p>0</text:p>
          </table:table-cell>
          <table:table-cell table:number-columns-repeated="4"/>
          <table:table-cell table:formula="of:=IF([.L112]=0; &quot;&quot;; [.R112]/[.L112])">
            <text:p/>
          </table:table-cell>
          <table:table-cell table:formula="of:=([.N112]*[.O112])-([.I112]*[.J112])" office:value-type="float" office:value="0" calcext:value-type="float">
            <text:p>0</text:p>
          </table:table-cell>
          <table:table-cell table:formula="of:=IF([.R112]=0;&quot;&quot;; IF([.R11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formula="of:=IF([.B113]=&quot;&quot;; &quot;&quot;; WEEKDAY([.B113]; 2))">
            <text:p/>
          </table:table-cell>
          <table:table-cell table:number-columns-repeated="8"/>
          <table:table-cell table:formula="of:=[.K113]*[.I113]" office:value-type="float" office:value="0" calcext:value-type="float">
            <text:p>0</text:p>
          </table:table-cell>
          <table:table-cell table:number-columns-repeated="4"/>
          <table:table-cell table:formula="of:=IF([.L113]=0; &quot;&quot;; [.R113]/[.L113])">
            <text:p/>
          </table:table-cell>
          <table:table-cell table:formula="of:=([.N113]*[.O113])-([.I113]*[.J113])" office:value-type="float" office:value="0" calcext:value-type="float">
            <text:p>0</text:p>
          </table:table-cell>
          <table:table-cell table:formula="of:=IF([.R113]=0;&quot;&quot;; IF([.R11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IF([.B114]=&quot;&quot;; &quot;&quot;; WEEKDAY([.B114]; 2))">
            <text:p/>
          </table:table-cell>
          <table:table-cell table:number-columns-repeated="8"/>
          <table:table-cell table:formula="of:=[.K114]*[.I114]" office:value-type="float" office:value="0" calcext:value-type="float">
            <text:p>0</text:p>
          </table:table-cell>
          <table:table-cell table:number-columns-repeated="4"/>
          <table:table-cell table:formula="of:=IF([.L114]=0; &quot;&quot;; [.R114]/[.L114])">
            <text:p/>
          </table:table-cell>
          <table:table-cell table:formula="of:=([.N114]*[.O114])-([.I114]*[.J114])" office:value-type="float" office:value="0" calcext:value-type="float">
            <text:p>0</text:p>
          </table:table-cell>
          <table:table-cell table:formula="of:=IF([.R114]=0;&quot;&quot;; IF([.R11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IF([.B115]=&quot;&quot;; &quot;&quot;; WEEKDAY([.B115]; 2))">
            <text:p/>
          </table:table-cell>
          <table:table-cell table:number-columns-repeated="8"/>
          <table:table-cell table:formula="of:=[.K115]*[.I115]" office:value-type="float" office:value="0" calcext:value-type="float">
            <text:p>0</text:p>
          </table:table-cell>
          <table:table-cell table:number-columns-repeated="4"/>
          <table:table-cell table:formula="of:=IF([.L115]=0; &quot;&quot;; [.R115]/[.L115])">
            <text:p/>
          </table:table-cell>
          <table:table-cell table:formula="of:=([.N115]*[.O115])-([.I115]*[.J115])" office:value-type="float" office:value="0" calcext:value-type="float">
            <text:p>0</text:p>
          </table:table-cell>
          <table:table-cell table:formula="of:=IF([.R115]=0;&quot;&quot;; IF([.R11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IF([.B116]=&quot;&quot;; &quot;&quot;; WEEKDAY([.B116]; 2))">
            <text:p/>
          </table:table-cell>
          <table:table-cell table:number-columns-repeated="8"/>
          <table:table-cell table:formula="of:=[.K116]*[.I116]" office:value-type="float" office:value="0" calcext:value-type="float">
            <text:p>0</text:p>
          </table:table-cell>
          <table:table-cell table:number-columns-repeated="4"/>
          <table:table-cell table:formula="of:=IF([.L116]=0; &quot;&quot;; [.R116]/[.L116])">
            <text:p/>
          </table:table-cell>
          <table:table-cell table:formula="of:=([.N116]*[.O116])-([.I116]*[.J116])" office:value-type="float" office:value="0" calcext:value-type="float">
            <text:p>0</text:p>
          </table:table-cell>
          <table:table-cell table:formula="of:=IF([.R116]=0;&quot;&quot;; IF([.R11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IF([.B117]=&quot;&quot;; &quot;&quot;; WEEKDAY([.B117]; 2))">
            <text:p/>
          </table:table-cell>
          <table:table-cell table:number-columns-repeated="8"/>
          <table:table-cell table:formula="of:=[.K117]*[.I117]" office:value-type="float" office:value="0" calcext:value-type="float">
            <text:p>0</text:p>
          </table:table-cell>
          <table:table-cell table:number-columns-repeated="4"/>
          <table:table-cell table:formula="of:=IF([.L117]=0; &quot;&quot;; [.R117]/[.L117])">
            <text:p/>
          </table:table-cell>
          <table:table-cell table:formula="of:=([.N117]*[.O117])-([.I117]*[.J117])" office:value-type="float" office:value="0" calcext:value-type="float">
            <text:p>0</text:p>
          </table:table-cell>
          <table:table-cell table:formula="of:=IF([.R117]=0;&quot;&quot;; IF([.R11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IF([.B118]=&quot;&quot;; &quot;&quot;; WEEKDAY([.B118]; 2))">
            <text:p/>
          </table:table-cell>
          <table:table-cell table:number-columns-repeated="8"/>
          <table:table-cell table:formula="of:=[.K118]*[.I118]" office:value-type="float" office:value="0" calcext:value-type="float">
            <text:p>0</text:p>
          </table:table-cell>
          <table:table-cell table:number-columns-repeated="4"/>
          <table:table-cell table:formula="of:=IF([.L118]=0; &quot;&quot;; [.R118]/[.L118])">
            <text:p/>
          </table:table-cell>
          <table:table-cell table:formula="of:=([.N118]*[.O118])-([.I118]*[.J118])" office:value-type="float" office:value="0" calcext:value-type="float">
            <text:p>0</text:p>
          </table:table-cell>
          <table:table-cell table:formula="of:=IF([.R118]=0;&quot;&quot;; IF([.R11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IF([.B119]=&quot;&quot;; &quot;&quot;; WEEKDAY([.B119]; 2))">
            <text:p/>
          </table:table-cell>
          <table:table-cell table:number-columns-repeated="8"/>
          <table:table-cell table:formula="of:=[.K119]*[.I119]" office:value-type="float" office:value="0" calcext:value-type="float">
            <text:p>0</text:p>
          </table:table-cell>
          <table:table-cell table:number-columns-repeated="4"/>
          <table:table-cell table:formula="of:=IF([.L119]=0; &quot;&quot;; [.R119]/[.L119])">
            <text:p/>
          </table:table-cell>
          <table:table-cell table:formula="of:=([.N119]*[.O119])-([.I119]*[.J119])" office:value-type="float" office:value="0" calcext:value-type="float">
            <text:p>0</text:p>
          </table:table-cell>
          <table:table-cell table:formula="of:=IF([.R119]=0;&quot;&quot;; IF([.R11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IF([.B120]=&quot;&quot;; &quot;&quot;; WEEKDAY([.B120]; 2))">
            <text:p/>
          </table:table-cell>
          <table:table-cell table:number-columns-repeated="8"/>
          <table:table-cell table:formula="of:=[.K120]*[.I120]" office:value-type="float" office:value="0" calcext:value-type="float">
            <text:p>0</text:p>
          </table:table-cell>
          <table:table-cell table:number-columns-repeated="4"/>
          <table:table-cell table:formula="of:=IF([.L120]=0; &quot;&quot;; [.R120]/[.L120])">
            <text:p/>
          </table:table-cell>
          <table:table-cell table:formula="of:=([.N120]*[.O120])-([.I120]*[.J120])" office:value-type="float" office:value="0" calcext:value-type="float">
            <text:p>0</text:p>
          </table:table-cell>
          <table:table-cell table:formula="of:=IF([.R120]=0;&quot;&quot;; IF([.R12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IF([.B121]=&quot;&quot;; &quot;&quot;; WEEKDAY([.B121]; 2))">
            <text:p/>
          </table:table-cell>
          <table:table-cell table:number-columns-repeated="8"/>
          <table:table-cell table:formula="of:=[.K121]*[.I121]" office:value-type="float" office:value="0" calcext:value-type="float">
            <text:p>0</text:p>
          </table:table-cell>
          <table:table-cell table:number-columns-repeated="4"/>
          <table:table-cell table:formula="of:=IF([.L121]=0; &quot;&quot;; [.R121]/[.L121])">
            <text:p/>
          </table:table-cell>
          <table:table-cell table:formula="of:=([.N121]*[.O121])-([.I121]*[.J121])" office:value-type="float" office:value="0" calcext:value-type="float">
            <text:p>0</text:p>
          </table:table-cell>
          <table:table-cell table:formula="of:=IF([.R121]=0;&quot;&quot;; IF([.R12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IF([.B122]=&quot;&quot;; &quot;&quot;; WEEKDAY([.B122]; 2))">
            <text:p/>
          </table:table-cell>
          <table:table-cell table:number-columns-repeated="8"/>
          <table:table-cell table:formula="of:=[.K122]*[.I122]" office:value-type="float" office:value="0" calcext:value-type="float">
            <text:p>0</text:p>
          </table:table-cell>
          <table:table-cell table:number-columns-repeated="4"/>
          <table:table-cell table:formula="of:=IF([.L122]=0; &quot;&quot;; [.R122]/[.L122])">
            <text:p/>
          </table:table-cell>
          <table:table-cell table:formula="of:=([.N122]*[.O122])-([.I122]*[.J122])" office:value-type="float" office:value="0" calcext:value-type="float">
            <text:p>0</text:p>
          </table:table-cell>
          <table:table-cell table:formula="of:=IF([.R122]=0;&quot;&quot;; IF([.R12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IF([.B123]=&quot;&quot;; &quot;&quot;; WEEKDAY([.B123]; 2))">
            <text:p/>
          </table:table-cell>
          <table:table-cell table:number-columns-repeated="8"/>
          <table:table-cell table:formula="of:=[.K123]*[.I123]" office:value-type="float" office:value="0" calcext:value-type="float">
            <text:p>0</text:p>
          </table:table-cell>
          <table:table-cell table:number-columns-repeated="4"/>
          <table:table-cell table:formula="of:=IF([.L123]=0; &quot;&quot;; [.R123]/[.L123])">
            <text:p/>
          </table:table-cell>
          <table:table-cell table:formula="of:=([.N123]*[.O123])-([.I123]*[.J123])" office:value-type="float" office:value="0" calcext:value-type="float">
            <text:p>0</text:p>
          </table:table-cell>
          <table:table-cell table:formula="of:=IF([.R123]=0;&quot;&quot;; IF([.R12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IF([.B124]=&quot;&quot;; &quot;&quot;; WEEKDAY([.B124]; 2))">
            <text:p/>
          </table:table-cell>
          <table:table-cell table:number-columns-repeated="8"/>
          <table:table-cell table:formula="of:=[.K124]*[.I124]" office:value-type="float" office:value="0" calcext:value-type="float">
            <text:p>0</text:p>
          </table:table-cell>
          <table:table-cell table:number-columns-repeated="4"/>
          <table:table-cell table:formula="of:=IF([.L124]=0; &quot;&quot;; [.R124]/[.L124])">
            <text:p/>
          </table:table-cell>
          <table:table-cell table:formula="of:=([.N124]*[.O124])-([.I124]*[.J124])" office:value-type="float" office:value="0" calcext:value-type="float">
            <text:p>0</text:p>
          </table:table-cell>
          <table:table-cell table:formula="of:=IF([.R124]=0;&quot;&quot;; IF([.R12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formula="of:=IF([.B125]=&quot;&quot;; &quot;&quot;; WEEKDAY([.B125]; 2))">
            <text:p/>
          </table:table-cell>
          <table:table-cell table:number-columns-repeated="8"/>
          <table:table-cell table:formula="of:=[.K125]*[.I125]" office:value-type="float" office:value="0" calcext:value-type="float">
            <text:p>0</text:p>
          </table:table-cell>
          <table:table-cell table:number-columns-repeated="4"/>
          <table:table-cell table:formula="of:=IF([.L125]=0; &quot;&quot;; [.R125]/[.L125])">
            <text:p/>
          </table:table-cell>
          <table:table-cell table:formula="of:=([.N125]*[.O125])-([.I125]*[.J125])" office:value-type="float" office:value="0" calcext:value-type="float">
            <text:p>0</text:p>
          </table:table-cell>
          <table:table-cell table:formula="of:=IF([.R125]=0;&quot;&quot;; IF([.R12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IF([.B126]=&quot;&quot;; &quot;&quot;; WEEKDAY([.B126]; 2))">
            <text:p/>
          </table:table-cell>
          <table:table-cell table:number-columns-repeated="8"/>
          <table:table-cell table:formula="of:=[.K126]*[.I126]" office:value-type="float" office:value="0" calcext:value-type="float">
            <text:p>0</text:p>
          </table:table-cell>
          <table:table-cell table:number-columns-repeated="4"/>
          <table:table-cell table:formula="of:=IF([.L126]=0; &quot;&quot;; [.R126]/[.L126])">
            <text:p/>
          </table:table-cell>
          <table:table-cell table:formula="of:=([.N126]*[.O126])-([.I126]*[.J126])" office:value-type="float" office:value="0" calcext:value-type="float">
            <text:p>0</text:p>
          </table:table-cell>
          <table:table-cell table:formula="of:=IF([.R126]=0;&quot;&quot;; IF([.R12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IF([.B127]=&quot;&quot;; &quot;&quot;; WEEKDAY([.B127]; 2))">
            <text:p/>
          </table:table-cell>
          <table:table-cell table:number-columns-repeated="8"/>
          <table:table-cell table:formula="of:=[.K127]*[.I127]" office:value-type="float" office:value="0" calcext:value-type="float">
            <text:p>0</text:p>
          </table:table-cell>
          <table:table-cell table:number-columns-repeated="4"/>
          <table:table-cell table:formula="of:=IF([.L127]=0; &quot;&quot;; [.R127]/[.L127])">
            <text:p/>
          </table:table-cell>
          <table:table-cell table:formula="of:=([.N127]*[.O127])-([.I127]*[.J127])" office:value-type="float" office:value="0" calcext:value-type="float">
            <text:p>0</text:p>
          </table:table-cell>
          <table:table-cell table:formula="of:=IF([.R127]=0;&quot;&quot;; IF([.R12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IF([.B128]=&quot;&quot;; &quot;&quot;; WEEKDAY([.B128]; 2))">
            <text:p/>
          </table:table-cell>
          <table:table-cell table:number-columns-repeated="8"/>
          <table:table-cell table:formula="of:=[.K128]*[.I128]" office:value-type="float" office:value="0" calcext:value-type="float">
            <text:p>0</text:p>
          </table:table-cell>
          <table:table-cell table:number-columns-repeated="4"/>
          <table:table-cell table:formula="of:=IF([.L128]=0; &quot;&quot;; [.R128]/[.L128])">
            <text:p/>
          </table:table-cell>
          <table:table-cell table:formula="of:=([.N128]*[.O128])-([.I128]*[.J128])" office:value-type="float" office:value="0" calcext:value-type="float">
            <text:p>0</text:p>
          </table:table-cell>
          <table:table-cell table:formula="of:=IF([.R128]=0;&quot;&quot;; IF([.R12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IF([.B129]=&quot;&quot;; &quot;&quot;; WEEKDAY([.B129]; 2))">
            <text:p/>
          </table:table-cell>
          <table:table-cell table:number-columns-repeated="8"/>
          <table:table-cell table:formula="of:=[.K129]*[.I129]" office:value-type="float" office:value="0" calcext:value-type="float">
            <text:p>0</text:p>
          </table:table-cell>
          <table:table-cell table:number-columns-repeated="4"/>
          <table:table-cell table:formula="of:=IF([.L129]=0; &quot;&quot;; [.R129]/[.L129])">
            <text:p/>
          </table:table-cell>
          <table:table-cell table:formula="of:=([.N129]*[.O129])-([.I129]*[.J129])" office:value-type="float" office:value="0" calcext:value-type="float">
            <text:p>0</text:p>
          </table:table-cell>
          <table:table-cell table:formula="of:=IF([.R129]=0;&quot;&quot;; IF([.R12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IF([.B130]=&quot;&quot;; &quot;&quot;; WEEKDAY([.B130]; 2))">
            <text:p/>
          </table:table-cell>
          <table:table-cell table:number-columns-repeated="8"/>
          <table:table-cell table:formula="of:=[.K130]*[.I130]" office:value-type="float" office:value="0" calcext:value-type="float">
            <text:p>0</text:p>
          </table:table-cell>
          <table:table-cell table:number-columns-repeated="4"/>
          <table:table-cell table:formula="of:=IF([.L130]=0; &quot;&quot;; [.R130]/[.L130])">
            <text:p/>
          </table:table-cell>
          <table:table-cell table:formula="of:=([.N130]*[.O130])-([.I130]*[.J130])" office:value-type="float" office:value="0" calcext:value-type="float">
            <text:p>0</text:p>
          </table:table-cell>
          <table:table-cell table:formula="of:=IF([.R130]=0;&quot;&quot;; IF([.R13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IF([.B131]=&quot;&quot;; &quot;&quot;; WEEKDAY([.B131]; 2))">
            <text:p/>
          </table:table-cell>
          <table:table-cell table:number-columns-repeated="8"/>
          <table:table-cell table:formula="of:=[.K131]*[.I131]" office:value-type="float" office:value="0" calcext:value-type="float">
            <text:p>0</text:p>
          </table:table-cell>
          <table:table-cell table:number-columns-repeated="4"/>
          <table:table-cell table:formula="of:=IF([.L131]=0; &quot;&quot;; [.R131]/[.L131])">
            <text:p/>
          </table:table-cell>
          <table:table-cell table:formula="of:=([.N131]*[.O131])-([.I131]*[.J131])" office:value-type="float" office:value="0" calcext:value-type="float">
            <text:p>0</text:p>
          </table:table-cell>
          <table:table-cell table:formula="of:=IF([.R131]=0;&quot;&quot;; IF([.R13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IF([.B132]=&quot;&quot;; &quot;&quot;; WEEKDAY([.B132]; 2))">
            <text:p/>
          </table:table-cell>
          <table:table-cell table:number-columns-repeated="8"/>
          <table:table-cell table:formula="of:=[.K132]*[.I132]" office:value-type="float" office:value="0" calcext:value-type="float">
            <text:p>0</text:p>
          </table:table-cell>
          <table:table-cell table:number-columns-repeated="4"/>
          <table:table-cell table:formula="of:=IF([.L132]=0; &quot;&quot;; [.R132]/[.L132])">
            <text:p/>
          </table:table-cell>
          <table:table-cell table:formula="of:=([.N132]*[.O132])-([.I132]*[.J132])" office:value-type="float" office:value="0" calcext:value-type="float">
            <text:p>0</text:p>
          </table:table-cell>
          <table:table-cell table:formula="of:=IF([.R132]=0;&quot;&quot;; IF([.R13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formula="of:=IF([.B133]=&quot;&quot;; &quot;&quot;; WEEKDAY([.B133]; 2))">
            <text:p/>
          </table:table-cell>
          <table:table-cell table:number-columns-repeated="8"/>
          <table:table-cell table:formula="of:=[.K133]*[.I133]" office:value-type="float" office:value="0" calcext:value-type="float">
            <text:p>0</text:p>
          </table:table-cell>
          <table:table-cell table:number-columns-repeated="4"/>
          <table:table-cell table:formula="of:=IF([.L133]=0; &quot;&quot;; [.R133]/[.L133])">
            <text:p/>
          </table:table-cell>
          <table:table-cell table:formula="of:=([.N133]*[.O133])-([.I133]*[.J133])" office:value-type="float" office:value="0" calcext:value-type="float">
            <text:p>0</text:p>
          </table:table-cell>
          <table:table-cell table:formula="of:=IF([.R133]=0;&quot;&quot;; IF([.R13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IF([.B134]=&quot;&quot;; &quot;&quot;; WEEKDAY([.B134]; 2))">
            <text:p/>
          </table:table-cell>
          <table:table-cell table:number-columns-repeated="8"/>
          <table:table-cell table:formula="of:=[.K134]*[.I134]" office:value-type="float" office:value="0" calcext:value-type="float">
            <text:p>0</text:p>
          </table:table-cell>
          <table:table-cell table:number-columns-repeated="4"/>
          <table:table-cell table:formula="of:=IF([.L134]=0; &quot;&quot;; [.R134]/[.L134])">
            <text:p/>
          </table:table-cell>
          <table:table-cell table:formula="of:=([.N134]*[.O134])-([.I134]*[.J134])" office:value-type="float" office:value="0" calcext:value-type="float">
            <text:p>0</text:p>
          </table:table-cell>
          <table:table-cell table:formula="of:=IF([.R134]=0;&quot;&quot;; IF([.R13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IF([.B135]=&quot;&quot;; &quot;&quot;; WEEKDAY([.B135]; 2))">
            <text:p/>
          </table:table-cell>
          <table:table-cell table:number-columns-repeated="8"/>
          <table:table-cell table:formula="of:=[.K135]*[.I135]" office:value-type="float" office:value="0" calcext:value-type="float">
            <text:p>0</text:p>
          </table:table-cell>
          <table:table-cell table:number-columns-repeated="4"/>
          <table:table-cell table:formula="of:=IF([.L135]=0; &quot;&quot;; [.R135]/[.L135])">
            <text:p/>
          </table:table-cell>
          <table:table-cell table:formula="of:=([.N135]*[.O135])-([.I135]*[.J135])" office:value-type="float" office:value="0" calcext:value-type="float">
            <text:p>0</text:p>
          </table:table-cell>
          <table:table-cell table:formula="of:=IF([.R135]=0;&quot;&quot;; IF([.R13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IF([.B136]=&quot;&quot;; &quot;&quot;; WEEKDAY([.B136]; 2))">
            <text:p/>
          </table:table-cell>
          <table:table-cell table:number-columns-repeated="8"/>
          <table:table-cell table:formula="of:=[.K136]*[.I136]" office:value-type="float" office:value="0" calcext:value-type="float">
            <text:p>0</text:p>
          </table:table-cell>
          <table:table-cell table:number-columns-repeated="4"/>
          <table:table-cell table:formula="of:=IF([.L136]=0; &quot;&quot;; [.R136]/[.L136])">
            <text:p/>
          </table:table-cell>
          <table:table-cell table:formula="of:=([.N136]*[.O136])-([.I136]*[.J136])" office:value-type="float" office:value="0" calcext:value-type="float">
            <text:p>0</text:p>
          </table:table-cell>
          <table:table-cell table:formula="of:=IF([.R136]=0;&quot;&quot;; IF([.R13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IF([.B137]=&quot;&quot;; &quot;&quot;; WEEKDAY([.B137]; 2))">
            <text:p/>
          </table:table-cell>
          <table:table-cell table:number-columns-repeated="8"/>
          <table:table-cell table:formula="of:=[.K137]*[.I137]" office:value-type="float" office:value="0" calcext:value-type="float">
            <text:p>0</text:p>
          </table:table-cell>
          <table:table-cell table:number-columns-repeated="4"/>
          <table:table-cell table:formula="of:=IF([.L137]=0; &quot;&quot;; [.R137]/[.L137])">
            <text:p/>
          </table:table-cell>
          <table:table-cell table:formula="of:=([.N137]*[.O137])-([.I137]*[.J137])" office:value-type="float" office:value="0" calcext:value-type="float">
            <text:p>0</text:p>
          </table:table-cell>
          <table:table-cell table:formula="of:=IF([.R137]=0;&quot;&quot;; IF([.R13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IF([.B138]=&quot;&quot;; &quot;&quot;; WEEKDAY([.B138]; 2))">
            <text:p/>
          </table:table-cell>
          <table:table-cell table:number-columns-repeated="8"/>
          <table:table-cell table:formula="of:=[.K138]*[.I138]" office:value-type="float" office:value="0" calcext:value-type="float">
            <text:p>0</text:p>
          </table:table-cell>
          <table:table-cell table:number-columns-repeated="4"/>
          <table:table-cell table:formula="of:=IF([.L138]=0; &quot;&quot;; [.R138]/[.L138])">
            <text:p/>
          </table:table-cell>
          <table:table-cell table:formula="of:=([.N138]*[.O138])-([.I138]*[.J138])" office:value-type="float" office:value="0" calcext:value-type="float">
            <text:p>0</text:p>
          </table:table-cell>
          <table:table-cell table:formula="of:=IF([.R138]=0;&quot;&quot;; IF([.R13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IF([.B139]=&quot;&quot;; &quot;&quot;; WEEKDAY([.B139]; 2))">
            <text:p/>
          </table:table-cell>
          <table:table-cell table:number-columns-repeated="8"/>
          <table:table-cell table:formula="of:=[.K139]*[.I139]" office:value-type="float" office:value="0" calcext:value-type="float">
            <text:p>0</text:p>
          </table:table-cell>
          <table:table-cell table:number-columns-repeated="4"/>
          <table:table-cell table:formula="of:=IF([.L139]=0; &quot;&quot;; [.R139]/[.L139])">
            <text:p/>
          </table:table-cell>
          <table:table-cell table:formula="of:=([.N139]*[.O139])-([.I139]*[.J139])" office:value-type="float" office:value="0" calcext:value-type="float">
            <text:p>0</text:p>
          </table:table-cell>
          <table:table-cell table:formula="of:=IF([.R139]=0;&quot;&quot;; IF([.R13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IF([.B140]=&quot;&quot;; &quot;&quot;; WEEKDAY([.B140]; 2))">
            <text:p/>
          </table:table-cell>
          <table:table-cell table:number-columns-repeated="8"/>
          <table:table-cell table:formula="of:=[.K140]*[.I140]" office:value-type="float" office:value="0" calcext:value-type="float">
            <text:p>0</text:p>
          </table:table-cell>
          <table:table-cell table:number-columns-repeated="4"/>
          <table:table-cell table:formula="of:=IF([.L140]=0; &quot;&quot;; [.R140]/[.L140])">
            <text:p/>
          </table:table-cell>
          <table:table-cell table:formula="of:=([.N140]*[.O140])-([.I140]*[.J140])" office:value-type="float" office:value="0" calcext:value-type="float">
            <text:p>0</text:p>
          </table:table-cell>
          <table:table-cell table:formula="of:=IF([.R140]=0;&quot;&quot;; IF([.R14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IF([.B141]=&quot;&quot;; &quot;&quot;; WEEKDAY([.B141]; 2))">
            <text:p/>
          </table:table-cell>
          <table:table-cell table:number-columns-repeated="8"/>
          <table:table-cell table:formula="of:=[.K141]*[.I141]" office:value-type="float" office:value="0" calcext:value-type="float">
            <text:p>0</text:p>
          </table:table-cell>
          <table:table-cell table:number-columns-repeated="4"/>
          <table:table-cell table:formula="of:=IF([.L141]=0; &quot;&quot;; [.R141]/[.L141])">
            <text:p/>
          </table:table-cell>
          <table:table-cell table:formula="of:=([.N141]*[.O141])-([.I141]*[.J141])" office:value-type="float" office:value="0" calcext:value-type="float">
            <text:p>0</text:p>
          </table:table-cell>
          <table:table-cell table:formula="of:=IF([.R141]=0;&quot;&quot;; IF([.R14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IF([.B142]=&quot;&quot;; &quot;&quot;; WEEKDAY([.B142]; 2))">
            <text:p/>
          </table:table-cell>
          <table:table-cell table:number-columns-repeated="8"/>
          <table:table-cell table:formula="of:=[.K142]*[.I142]" office:value-type="float" office:value="0" calcext:value-type="float">
            <text:p>0</text:p>
          </table:table-cell>
          <table:table-cell table:number-columns-repeated="4"/>
          <table:table-cell table:formula="of:=IF([.L142]=0; &quot;&quot;; [.R142]/[.L142])">
            <text:p/>
          </table:table-cell>
          <table:table-cell table:formula="of:=([.N142]*[.O142])-([.I142]*[.J142])" office:value-type="float" office:value="0" calcext:value-type="float">
            <text:p>0</text:p>
          </table:table-cell>
          <table:table-cell table:formula="of:=IF([.R142]=0;&quot;&quot;; IF([.R14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IF([.B143]=&quot;&quot;; &quot;&quot;; WEEKDAY([.B143]; 2))">
            <text:p/>
          </table:table-cell>
          <table:table-cell table:number-columns-repeated="8"/>
          <table:table-cell table:formula="of:=[.K143]*[.I143]" office:value-type="float" office:value="0" calcext:value-type="float">
            <text:p>0</text:p>
          </table:table-cell>
          <table:table-cell table:number-columns-repeated="4"/>
          <table:table-cell table:formula="of:=IF([.L143]=0; &quot;&quot;; [.R143]/[.L143])">
            <text:p/>
          </table:table-cell>
          <table:table-cell table:formula="of:=([.N143]*[.O143])-([.I143]*[.J143])" office:value-type="float" office:value="0" calcext:value-type="float">
            <text:p>0</text:p>
          </table:table-cell>
          <table:table-cell table:formula="of:=IF([.R143]=0;&quot;&quot;; IF([.R14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IF([.B144]=&quot;&quot;; &quot;&quot;; WEEKDAY([.B144]; 2))">
            <text:p/>
          </table:table-cell>
          <table:table-cell table:number-columns-repeated="8"/>
          <table:table-cell table:formula="of:=[.K144]*[.I144]" office:value-type="float" office:value="0" calcext:value-type="float">
            <text:p>0</text:p>
          </table:table-cell>
          <table:table-cell table:number-columns-repeated="4"/>
          <table:table-cell table:formula="of:=IF([.L144]=0; &quot;&quot;; [.R144]/[.L144])">
            <text:p/>
          </table:table-cell>
          <table:table-cell table:formula="of:=([.N144]*[.O144])-([.I144]*[.J144])" office:value-type="float" office:value="0" calcext:value-type="float">
            <text:p>0</text:p>
          </table:table-cell>
          <table:table-cell table:formula="of:=IF([.R144]=0;&quot;&quot;; IF([.R14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formula="of:=IF([.B145]=&quot;&quot;; &quot;&quot;; WEEKDAY([.B145]; 2))">
            <text:p/>
          </table:table-cell>
          <table:table-cell table:number-columns-repeated="8"/>
          <table:table-cell table:formula="of:=[.K145]*[.I145]" office:value-type="float" office:value="0" calcext:value-type="float">
            <text:p>0</text:p>
          </table:table-cell>
          <table:table-cell table:number-columns-repeated="4"/>
          <table:table-cell table:formula="of:=IF([.L145]=0; &quot;&quot;; [.R145]/[.L145])">
            <text:p/>
          </table:table-cell>
          <table:table-cell table:formula="of:=([.N145]*[.O145])-([.I145]*[.J145])" office:value-type="float" office:value="0" calcext:value-type="float">
            <text:p>0</text:p>
          </table:table-cell>
          <table:table-cell table:formula="of:=IF([.R145]=0;&quot;&quot;; IF([.R14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IF([.B146]=&quot;&quot;; &quot;&quot;; WEEKDAY([.B146]; 2))">
            <text:p/>
          </table:table-cell>
          <table:table-cell table:number-columns-repeated="8"/>
          <table:table-cell table:formula="of:=[.K146]*[.I146]" office:value-type="float" office:value="0" calcext:value-type="float">
            <text:p>0</text:p>
          </table:table-cell>
          <table:table-cell table:number-columns-repeated="4"/>
          <table:table-cell table:formula="of:=IF([.L146]=0; &quot;&quot;; [.R146]/[.L146])">
            <text:p/>
          </table:table-cell>
          <table:table-cell table:formula="of:=([.N146]*[.O146])-([.I146]*[.J146])" office:value-type="float" office:value="0" calcext:value-type="float">
            <text:p>0</text:p>
          </table:table-cell>
          <table:table-cell table:formula="of:=IF([.R146]=0;&quot;&quot;; IF([.R14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IF([.B147]=&quot;&quot;; &quot;&quot;; WEEKDAY([.B147]; 2))">
            <text:p/>
          </table:table-cell>
          <table:table-cell table:number-columns-repeated="8"/>
          <table:table-cell table:formula="of:=[.K147]*[.I147]" office:value-type="float" office:value="0" calcext:value-type="float">
            <text:p>0</text:p>
          </table:table-cell>
          <table:table-cell table:number-columns-repeated="4"/>
          <table:table-cell table:formula="of:=IF([.L147]=0; &quot;&quot;; [.R147]/[.L147])">
            <text:p/>
          </table:table-cell>
          <table:table-cell table:formula="of:=([.N147]*[.O147])-([.I147]*[.J147])" office:value-type="float" office:value="0" calcext:value-type="float">
            <text:p>0</text:p>
          </table:table-cell>
          <table:table-cell table:formula="of:=IF([.R147]=0;&quot;&quot;; IF([.R14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IF([.B148]=&quot;&quot;; &quot;&quot;; WEEKDAY([.B148]; 2))">
            <text:p/>
          </table:table-cell>
          <table:table-cell table:number-columns-repeated="8"/>
          <table:table-cell table:formula="of:=[.K148]*[.I148]" office:value-type="float" office:value="0" calcext:value-type="float">
            <text:p>0</text:p>
          </table:table-cell>
          <table:table-cell table:number-columns-repeated="4"/>
          <table:table-cell table:formula="of:=IF([.L148]=0; &quot;&quot;; [.R148]/[.L148])">
            <text:p/>
          </table:table-cell>
          <table:table-cell table:formula="of:=([.N148]*[.O148])-([.I148]*[.J148])" office:value-type="float" office:value="0" calcext:value-type="float">
            <text:p>0</text:p>
          </table:table-cell>
          <table:table-cell table:formula="of:=IF([.R148]=0;&quot;&quot;; IF([.R14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IF([.B149]=&quot;&quot;; &quot;&quot;; WEEKDAY([.B149]; 2))">
            <text:p/>
          </table:table-cell>
          <table:table-cell table:number-columns-repeated="8"/>
          <table:table-cell table:formula="of:=[.K149]*[.I149]" office:value-type="float" office:value="0" calcext:value-type="float">
            <text:p>0</text:p>
          </table:table-cell>
          <table:table-cell table:number-columns-repeated="4"/>
          <table:table-cell table:formula="of:=IF([.L149]=0; &quot;&quot;; [.R149]/[.L149])">
            <text:p/>
          </table:table-cell>
          <table:table-cell table:formula="of:=([.N149]*[.O149])-([.I149]*[.J149])" office:value-type="float" office:value="0" calcext:value-type="float">
            <text:p>0</text:p>
          </table:table-cell>
          <table:table-cell table:formula="of:=IF([.R149]=0;&quot;&quot;; IF([.R14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IF([.B150]=&quot;&quot;; &quot;&quot;; WEEKDAY([.B150]; 2))">
            <text:p/>
          </table:table-cell>
          <table:table-cell table:number-columns-repeated="8"/>
          <table:table-cell table:formula="of:=[.K150]*[.I150]" office:value-type="float" office:value="0" calcext:value-type="float">
            <text:p>0</text:p>
          </table:table-cell>
          <table:table-cell table:number-columns-repeated="4"/>
          <table:table-cell table:formula="of:=IF([.L150]=0; &quot;&quot;; [.R150]/[.L150])">
            <text:p/>
          </table:table-cell>
          <table:table-cell table:formula="of:=([.N150]*[.O150])-([.I150]*[.J150])" office:value-type="float" office:value="0" calcext:value-type="float">
            <text:p>0</text:p>
          </table:table-cell>
          <table:table-cell table:formula="of:=IF([.R150]=0;&quot;&quot;; IF([.R15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IF([.B151]=&quot;&quot;; &quot;&quot;; WEEKDAY([.B151]; 2))">
            <text:p/>
          </table:table-cell>
          <table:table-cell table:number-columns-repeated="8"/>
          <table:table-cell table:formula="of:=[.K151]*[.I151]" office:value-type="float" office:value="0" calcext:value-type="float">
            <text:p>0</text:p>
          </table:table-cell>
          <table:table-cell table:number-columns-repeated="4"/>
          <table:table-cell table:formula="of:=IF([.L151]=0; &quot;&quot;; [.R151]/[.L151])">
            <text:p/>
          </table:table-cell>
          <table:table-cell table:formula="of:=([.N151]*[.O151])-([.I151]*[.J151])" office:value-type="float" office:value="0" calcext:value-type="float">
            <text:p>0</text:p>
          </table:table-cell>
          <table:table-cell table:formula="of:=IF([.R151]=0;&quot;&quot;; IF([.R15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IF([.B152]=&quot;&quot;; &quot;&quot;; WEEKDAY([.B152]; 2))">
            <text:p/>
          </table:table-cell>
          <table:table-cell table:number-columns-repeated="8"/>
          <table:table-cell table:formula="of:=[.K152]*[.I152]" office:value-type="float" office:value="0" calcext:value-type="float">
            <text:p>0</text:p>
          </table:table-cell>
          <table:table-cell table:number-columns-repeated="4"/>
          <table:table-cell table:formula="of:=IF([.L152]=0; &quot;&quot;; [.R152]/[.L152])">
            <text:p/>
          </table:table-cell>
          <table:table-cell table:formula="of:=([.N152]*[.O152])-([.I152]*[.J152])" office:value-type="float" office:value="0" calcext:value-type="float">
            <text:p>0</text:p>
          </table:table-cell>
          <table:table-cell table:formula="of:=IF([.R152]=0;&quot;&quot;; IF([.R15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IF([.B153]=&quot;&quot;; &quot;&quot;; WEEKDAY([.B153]; 2))">
            <text:p/>
          </table:table-cell>
          <table:table-cell table:number-columns-repeated="8"/>
          <table:table-cell table:formula="of:=[.K153]*[.I153]" office:value-type="float" office:value="0" calcext:value-type="float">
            <text:p>0</text:p>
          </table:table-cell>
          <table:table-cell table:number-columns-repeated="4"/>
          <table:table-cell table:formula="of:=IF([.L153]=0; &quot;&quot;; [.R153]/[.L153])">
            <text:p/>
          </table:table-cell>
          <table:table-cell table:formula="of:=([.N153]*[.O153])-([.I153]*[.J153])" office:value-type="float" office:value="0" calcext:value-type="float">
            <text:p>0</text:p>
          </table:table-cell>
          <table:table-cell table:formula="of:=IF([.R153]=0;&quot;&quot;; IF([.R15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IF([.B154]=&quot;&quot;; &quot;&quot;; WEEKDAY([.B154]; 2))">
            <text:p/>
          </table:table-cell>
          <table:table-cell table:number-columns-repeated="8"/>
          <table:table-cell table:formula="of:=[.K154]*[.I154]" office:value-type="float" office:value="0" calcext:value-type="float">
            <text:p>0</text:p>
          </table:table-cell>
          <table:table-cell table:number-columns-repeated="4"/>
          <table:table-cell table:formula="of:=IF([.L154]=0; &quot;&quot;; [.R154]/[.L154])">
            <text:p/>
          </table:table-cell>
          <table:table-cell table:formula="of:=([.N154]*[.O154])-([.I154]*[.J154])" office:value-type="float" office:value="0" calcext:value-type="float">
            <text:p>0</text:p>
          </table:table-cell>
          <table:table-cell table:formula="of:=IF([.R154]=0;&quot;&quot;; IF([.R15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IF([.B155]=&quot;&quot;; &quot;&quot;; WEEKDAY([.B155]; 2))">
            <text:p/>
          </table:table-cell>
          <table:table-cell table:number-columns-repeated="8"/>
          <table:table-cell table:formula="of:=[.K155]*[.I155]" office:value-type="float" office:value="0" calcext:value-type="float">
            <text:p>0</text:p>
          </table:table-cell>
          <table:table-cell table:number-columns-repeated="4"/>
          <table:table-cell table:formula="of:=IF([.L155]=0; &quot;&quot;; [.R155]/[.L155])">
            <text:p/>
          </table:table-cell>
          <table:table-cell table:formula="of:=([.N155]*[.O155])-([.I155]*[.J155])" office:value-type="float" office:value="0" calcext:value-type="float">
            <text:p>0</text:p>
          </table:table-cell>
          <table:table-cell table:formula="of:=IF([.R155]=0;&quot;&quot;; IF([.R15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IF([.B156]=&quot;&quot;; &quot;&quot;; WEEKDAY([.B156]; 2))">
            <text:p/>
          </table:table-cell>
          <table:table-cell table:number-columns-repeated="8"/>
          <table:table-cell table:formula="of:=[.K156]*[.I156]" office:value-type="float" office:value="0" calcext:value-type="float">
            <text:p>0</text:p>
          </table:table-cell>
          <table:table-cell table:number-columns-repeated="4"/>
          <table:table-cell table:formula="of:=IF([.L156]=0; &quot;&quot;; [.R156]/[.L156])">
            <text:p/>
          </table:table-cell>
          <table:table-cell table:formula="of:=([.N156]*[.O156])-([.I156]*[.J156])" office:value-type="float" office:value="0" calcext:value-type="float">
            <text:p>0</text:p>
          </table:table-cell>
          <table:table-cell table:formula="of:=IF([.R156]=0;&quot;&quot;; IF([.R15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IF([.B157]=&quot;&quot;; &quot;&quot;; WEEKDAY([.B157]; 2))">
            <text:p/>
          </table:table-cell>
          <table:table-cell table:number-columns-repeated="8"/>
          <table:table-cell table:formula="of:=[.K157]*[.I157]" office:value-type="float" office:value="0" calcext:value-type="float">
            <text:p>0</text:p>
          </table:table-cell>
          <table:table-cell table:number-columns-repeated="4"/>
          <table:table-cell table:formula="of:=IF([.L157]=0; &quot;&quot;; [.R157]/[.L157])">
            <text:p/>
          </table:table-cell>
          <table:table-cell table:formula="of:=([.N157]*[.O157])-([.I157]*[.J157])" office:value-type="float" office:value="0" calcext:value-type="float">
            <text:p>0</text:p>
          </table:table-cell>
          <table:table-cell table:formula="of:=IF([.R157]=0;&quot;&quot;; IF([.R15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IF([.B158]=&quot;&quot;; &quot;&quot;; WEEKDAY([.B158]; 2))">
            <text:p/>
          </table:table-cell>
          <table:table-cell table:number-columns-repeated="8"/>
          <table:table-cell table:formula="of:=[.K158]*[.I158]" office:value-type="float" office:value="0" calcext:value-type="float">
            <text:p>0</text:p>
          </table:table-cell>
          <table:table-cell table:number-columns-repeated="4"/>
          <table:table-cell table:formula="of:=IF([.L158]=0; &quot;&quot;; [.R158]/[.L158])">
            <text:p/>
          </table:table-cell>
          <table:table-cell table:formula="of:=([.N158]*[.O158])-([.I158]*[.J158])" office:value-type="float" office:value="0" calcext:value-type="float">
            <text:p>0</text:p>
          </table:table-cell>
          <table:table-cell table:formula="of:=IF([.R158]=0;&quot;&quot;; IF([.R15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IF([.B159]=&quot;&quot;; &quot;&quot;; WEEKDAY([.B159]; 2))">
            <text:p/>
          </table:table-cell>
          <table:table-cell table:number-columns-repeated="8"/>
          <table:table-cell table:formula="of:=[.K159]*[.I159]" office:value-type="float" office:value="0" calcext:value-type="float">
            <text:p>0</text:p>
          </table:table-cell>
          <table:table-cell table:number-columns-repeated="4"/>
          <table:table-cell table:formula="of:=IF([.L159]=0; &quot;&quot;; [.R159]/[.L159])">
            <text:p/>
          </table:table-cell>
          <table:table-cell table:formula="of:=([.N159]*[.O159])-([.I159]*[.J159])" office:value-type="float" office:value="0" calcext:value-type="float">
            <text:p>0</text:p>
          </table:table-cell>
          <table:table-cell table:formula="of:=IF([.R159]=0;&quot;&quot;; IF([.R15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IF([.B160]=&quot;&quot;; &quot;&quot;; WEEKDAY([.B160]; 2))">
            <text:p/>
          </table:table-cell>
          <table:table-cell table:number-columns-repeated="8"/>
          <table:table-cell table:formula="of:=[.K160]*[.I160]" office:value-type="float" office:value="0" calcext:value-type="float">
            <text:p>0</text:p>
          </table:table-cell>
          <table:table-cell table:number-columns-repeated="4"/>
          <table:table-cell table:formula="of:=IF([.L160]=0; &quot;&quot;; [.R160]/[.L160])">
            <text:p/>
          </table:table-cell>
          <table:table-cell table:formula="of:=([.N160]*[.O160])-([.I160]*[.J160])" office:value-type="float" office:value="0" calcext:value-type="float">
            <text:p>0</text:p>
          </table:table-cell>
          <table:table-cell table:formula="of:=IF([.R160]=0;&quot;&quot;; IF([.R16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IF([.B161]=&quot;&quot;; &quot;&quot;; WEEKDAY([.B161]; 2))">
            <text:p/>
          </table:table-cell>
          <table:table-cell table:number-columns-repeated="8"/>
          <table:table-cell table:formula="of:=[.K161]*[.I161]" office:value-type="float" office:value="0" calcext:value-type="float">
            <text:p>0</text:p>
          </table:table-cell>
          <table:table-cell table:number-columns-repeated="4"/>
          <table:table-cell table:formula="of:=IF([.L161]=0; &quot;&quot;; [.R161]/[.L161])">
            <text:p/>
          </table:table-cell>
          <table:table-cell table:formula="of:=([.N161]*[.O161])-([.I161]*[.J161])" office:value-type="float" office:value="0" calcext:value-type="float">
            <text:p>0</text:p>
          </table:table-cell>
          <table:table-cell table:formula="of:=IF([.R161]=0;&quot;&quot;; IF([.R16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IF([.B162]=&quot;&quot;; &quot;&quot;; WEEKDAY([.B162]; 2))">
            <text:p/>
          </table:table-cell>
          <table:table-cell table:number-columns-repeated="8"/>
          <table:table-cell table:formula="of:=[.K162]*[.I162]" office:value-type="float" office:value="0" calcext:value-type="float">
            <text:p>0</text:p>
          </table:table-cell>
          <table:table-cell table:number-columns-repeated="4"/>
          <table:table-cell table:formula="of:=IF([.L162]=0; &quot;&quot;; [.R162]/[.L162])">
            <text:p/>
          </table:table-cell>
          <table:table-cell table:formula="of:=([.N162]*[.O162])-([.I162]*[.J162])" office:value-type="float" office:value="0" calcext:value-type="float">
            <text:p>0</text:p>
          </table:table-cell>
          <table:table-cell table:formula="of:=IF([.R162]=0;&quot;&quot;; IF([.R16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IF([.B163]=&quot;&quot;; &quot;&quot;; WEEKDAY([.B163]; 2))">
            <text:p/>
          </table:table-cell>
          <table:table-cell table:number-columns-repeated="8"/>
          <table:table-cell table:formula="of:=[.K163]*[.I163]" office:value-type="float" office:value="0" calcext:value-type="float">
            <text:p>0</text:p>
          </table:table-cell>
          <table:table-cell table:number-columns-repeated="4"/>
          <table:table-cell table:formula="of:=IF([.L163]=0; &quot;&quot;; [.R163]/[.L163])">
            <text:p/>
          </table:table-cell>
          <table:table-cell table:formula="of:=([.N163]*[.O163])-([.I163]*[.J163])" office:value-type="float" office:value="0" calcext:value-type="float">
            <text:p>0</text:p>
          </table:table-cell>
          <table:table-cell table:formula="of:=IF([.R163]=0;&quot;&quot;; IF([.R16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formula="of:=IF([.B164]=&quot;&quot;; &quot;&quot;; WEEKDAY([.B164]; 2))">
            <text:p/>
          </table:table-cell>
          <table:table-cell table:number-columns-repeated="8"/>
          <table:table-cell table:formula="of:=[.K164]*[.I164]" office:value-type="float" office:value="0" calcext:value-type="float">
            <text:p>0</text:p>
          </table:table-cell>
          <table:table-cell table:number-columns-repeated="4"/>
          <table:table-cell table:formula="of:=IF([.L164]=0; &quot;&quot;; [.R164]/[.L164])">
            <text:p/>
          </table:table-cell>
          <table:table-cell table:formula="of:=([.N164]*[.O164])-([.I164]*[.J164])" office:value-type="float" office:value="0" calcext:value-type="float">
            <text:p>0</text:p>
          </table:table-cell>
          <table:table-cell table:formula="of:=IF([.R164]=0;&quot;&quot;; IF([.R16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formula="of:=IF([.B165]=&quot;&quot;; &quot;&quot;; WEEKDAY([.B165]; 2))">
            <text:p/>
          </table:table-cell>
          <table:table-cell table:number-columns-repeated="8"/>
          <table:table-cell table:formula="of:=[.K165]*[.I165]" office:value-type="float" office:value="0" calcext:value-type="float">
            <text:p>0</text:p>
          </table:table-cell>
          <table:table-cell table:number-columns-repeated="4"/>
          <table:table-cell table:formula="of:=IF([.L165]=0; &quot;&quot;; [.R165]/[.L165])">
            <text:p/>
          </table:table-cell>
          <table:table-cell table:formula="of:=([.N165]*[.O165])-([.I165]*[.J165])" office:value-type="float" office:value="0" calcext:value-type="float">
            <text:p>0</text:p>
          </table:table-cell>
          <table:table-cell table:formula="of:=IF([.R165]=0;&quot;&quot;; IF([.R16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IF([.B166]=&quot;&quot;; &quot;&quot;; WEEKDAY([.B166]; 2))">
            <text:p/>
          </table:table-cell>
          <table:table-cell table:number-columns-repeated="8"/>
          <table:table-cell table:formula="of:=[.K166]*[.I166]" office:value-type="float" office:value="0" calcext:value-type="float">
            <text:p>0</text:p>
          </table:table-cell>
          <table:table-cell table:number-columns-repeated="4"/>
          <table:table-cell table:formula="of:=IF([.L166]=0; &quot;&quot;; [.R166]/[.L166])">
            <text:p/>
          </table:table-cell>
          <table:table-cell table:formula="of:=([.N166]*[.O166])-([.I166]*[.J166])" office:value-type="float" office:value="0" calcext:value-type="float">
            <text:p>0</text:p>
          </table:table-cell>
          <table:table-cell table:formula="of:=IF([.R166]=0;&quot;&quot;; IF([.R16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IF([.B167]=&quot;&quot;; &quot;&quot;; WEEKDAY([.B167]; 2))">
            <text:p/>
          </table:table-cell>
          <table:table-cell table:number-columns-repeated="8"/>
          <table:table-cell table:formula="of:=[.K167]*[.I167]" office:value-type="float" office:value="0" calcext:value-type="float">
            <text:p>0</text:p>
          </table:table-cell>
          <table:table-cell table:number-columns-repeated="4"/>
          <table:table-cell table:formula="of:=IF([.L167]=0; &quot;&quot;; [.R167]/[.L167])">
            <text:p/>
          </table:table-cell>
          <table:table-cell table:formula="of:=([.N167]*[.O167])-([.I167]*[.J167])" office:value-type="float" office:value="0" calcext:value-type="float">
            <text:p>0</text:p>
          </table:table-cell>
          <table:table-cell table:formula="of:=IF([.R167]=0;&quot;&quot;; IF([.R16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IF([.B168]=&quot;&quot;; &quot;&quot;; WEEKDAY([.B168]; 2))">
            <text:p/>
          </table:table-cell>
          <table:table-cell table:number-columns-repeated="8"/>
          <table:table-cell table:formula="of:=[.K168]*[.I168]" office:value-type="float" office:value="0" calcext:value-type="float">
            <text:p>0</text:p>
          </table:table-cell>
          <table:table-cell table:number-columns-repeated="4"/>
          <table:table-cell table:formula="of:=IF([.L168]=0; &quot;&quot;; [.R168]/[.L168])">
            <text:p/>
          </table:table-cell>
          <table:table-cell table:formula="of:=([.N168]*[.O168])-([.I168]*[.J168])" office:value-type="float" office:value="0" calcext:value-type="float">
            <text:p>0</text:p>
          </table:table-cell>
          <table:table-cell table:formula="of:=IF([.R168]=0;&quot;&quot;; IF([.R16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IF([.B169]=&quot;&quot;; &quot;&quot;; WEEKDAY([.B169]; 2))">
            <text:p/>
          </table:table-cell>
          <table:table-cell table:number-columns-repeated="8"/>
          <table:table-cell table:formula="of:=[.K169]*[.I169]" office:value-type="float" office:value="0" calcext:value-type="float">
            <text:p>0</text:p>
          </table:table-cell>
          <table:table-cell table:number-columns-repeated="4"/>
          <table:table-cell table:formula="of:=IF([.L169]=0; &quot;&quot;; [.R169]/[.L169])">
            <text:p/>
          </table:table-cell>
          <table:table-cell table:formula="of:=([.N169]*[.O169])-([.I169]*[.J169])" office:value-type="float" office:value="0" calcext:value-type="float">
            <text:p>0</text:p>
          </table:table-cell>
          <table:table-cell table:formula="of:=IF([.R169]=0;&quot;&quot;; IF([.R16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IF([.B170]=&quot;&quot;; &quot;&quot;; WEEKDAY([.B170]; 2))">
            <text:p/>
          </table:table-cell>
          <table:table-cell table:number-columns-repeated="8"/>
          <table:table-cell table:formula="of:=[.K170]*[.I170]" office:value-type="float" office:value="0" calcext:value-type="float">
            <text:p>0</text:p>
          </table:table-cell>
          <table:table-cell table:number-columns-repeated="4"/>
          <table:table-cell table:formula="of:=IF([.L170]=0; &quot;&quot;; [.R170]/[.L170])">
            <text:p/>
          </table:table-cell>
          <table:table-cell table:formula="of:=([.N170]*[.O170])-([.I170]*[.J170])" office:value-type="float" office:value="0" calcext:value-type="float">
            <text:p>0</text:p>
          </table:table-cell>
          <table:table-cell table:formula="of:=IF([.R170]=0;&quot;&quot;; IF([.R17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IF([.B171]=&quot;&quot;; &quot;&quot;; WEEKDAY([.B171]; 2))">
            <text:p/>
          </table:table-cell>
          <table:table-cell table:number-columns-repeated="8"/>
          <table:table-cell table:formula="of:=[.K171]*[.I171]" office:value-type="float" office:value="0" calcext:value-type="float">
            <text:p>0</text:p>
          </table:table-cell>
          <table:table-cell table:number-columns-repeated="4"/>
          <table:table-cell table:formula="of:=IF([.L171]=0; &quot;&quot;; [.R171]/[.L171])">
            <text:p/>
          </table:table-cell>
          <table:table-cell table:formula="of:=([.N171]*[.O171])-([.I171]*[.J171])" office:value-type="float" office:value="0" calcext:value-type="float">
            <text:p>0</text:p>
          </table:table-cell>
          <table:table-cell table:formula="of:=IF([.R171]=0;&quot;&quot;; IF([.R17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IF([.B172]=&quot;&quot;; &quot;&quot;; WEEKDAY([.B172]; 2))">
            <text:p/>
          </table:table-cell>
          <table:table-cell table:number-columns-repeated="8"/>
          <table:table-cell table:formula="of:=[.K172]*[.I172]" office:value-type="float" office:value="0" calcext:value-type="float">
            <text:p>0</text:p>
          </table:table-cell>
          <table:table-cell table:number-columns-repeated="4"/>
          <table:table-cell table:formula="of:=IF([.L172]=0; &quot;&quot;; [.R172]/[.L172])">
            <text:p/>
          </table:table-cell>
          <table:table-cell table:formula="of:=([.N172]*[.O172])-([.I172]*[.J172])" office:value-type="float" office:value="0" calcext:value-type="float">
            <text:p>0</text:p>
          </table:table-cell>
          <table:table-cell table:formula="of:=IF([.R172]=0;&quot;&quot;; IF([.R17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IF([.B173]=&quot;&quot;; &quot;&quot;; WEEKDAY([.B173]; 2))">
            <text:p/>
          </table:table-cell>
          <table:table-cell table:number-columns-repeated="8"/>
          <table:table-cell table:formula="of:=[.K173]*[.I173]" office:value-type="float" office:value="0" calcext:value-type="float">
            <text:p>0</text:p>
          </table:table-cell>
          <table:table-cell table:number-columns-repeated="4"/>
          <table:table-cell table:formula="of:=IF([.L173]=0; &quot;&quot;; [.R173]/[.L173])">
            <text:p/>
          </table:table-cell>
          <table:table-cell table:formula="of:=([.N173]*[.O173])-([.I173]*[.J173])" office:value-type="float" office:value="0" calcext:value-type="float">
            <text:p>0</text:p>
          </table:table-cell>
          <table:table-cell table:formula="of:=IF([.R173]=0;&quot;&quot;; IF([.R17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IF([.B174]=&quot;&quot;; &quot;&quot;; WEEKDAY([.B174]; 2))">
            <text:p/>
          </table:table-cell>
          <table:table-cell table:number-columns-repeated="8"/>
          <table:table-cell table:formula="of:=[.K174]*[.I174]" office:value-type="float" office:value="0" calcext:value-type="float">
            <text:p>0</text:p>
          </table:table-cell>
          <table:table-cell table:number-columns-repeated="4"/>
          <table:table-cell table:formula="of:=IF([.L174]=0; &quot;&quot;; [.R174]/[.L174])">
            <text:p/>
          </table:table-cell>
          <table:table-cell table:formula="of:=([.N174]*[.O174])-([.I174]*[.J174])" office:value-type="float" office:value="0" calcext:value-type="float">
            <text:p>0</text:p>
          </table:table-cell>
          <table:table-cell table:formula="of:=IF([.R174]=0;&quot;&quot;; IF([.R17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IF([.B175]=&quot;&quot;; &quot;&quot;; WEEKDAY([.B175]; 2))">
            <text:p/>
          </table:table-cell>
          <table:table-cell table:number-columns-repeated="8"/>
          <table:table-cell table:formula="of:=[.K175]*[.I175]" office:value-type="float" office:value="0" calcext:value-type="float">
            <text:p>0</text:p>
          </table:table-cell>
          <table:table-cell table:number-columns-repeated="4"/>
          <table:table-cell table:formula="of:=IF([.L175]=0; &quot;&quot;; [.R175]/[.L175])">
            <text:p/>
          </table:table-cell>
          <table:table-cell table:formula="of:=([.N175]*[.O175])-([.I175]*[.J175])" office:value-type="float" office:value="0" calcext:value-type="float">
            <text:p>0</text:p>
          </table:table-cell>
          <table:table-cell table:formula="of:=IF([.R175]=0;&quot;&quot;; IF([.R17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IF([.B176]=&quot;&quot;; &quot;&quot;; WEEKDAY([.B176]; 2))">
            <text:p/>
          </table:table-cell>
          <table:table-cell table:number-columns-repeated="8"/>
          <table:table-cell table:formula="of:=[.K176]*[.I176]" office:value-type="float" office:value="0" calcext:value-type="float">
            <text:p>0</text:p>
          </table:table-cell>
          <table:table-cell table:number-columns-repeated="4"/>
          <table:table-cell table:formula="of:=IF([.L176]=0; &quot;&quot;; [.R176]/[.L176])">
            <text:p/>
          </table:table-cell>
          <table:table-cell table:formula="of:=([.N176]*[.O176])-([.I176]*[.J176])" office:value-type="float" office:value="0" calcext:value-type="float">
            <text:p>0</text:p>
          </table:table-cell>
          <table:table-cell table:formula="of:=IF([.R176]=0;&quot;&quot;; IF([.R17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IF([.B177]=&quot;&quot;; &quot;&quot;; WEEKDAY([.B177]; 2))">
            <text:p/>
          </table:table-cell>
          <table:table-cell table:number-columns-repeated="8"/>
          <table:table-cell table:formula="of:=[.K177]*[.I177]" office:value-type="float" office:value="0" calcext:value-type="float">
            <text:p>0</text:p>
          </table:table-cell>
          <table:table-cell table:number-columns-repeated="4"/>
          <table:table-cell table:formula="of:=IF([.L177]=0; &quot;&quot;; [.R177]/[.L177])">
            <text:p/>
          </table:table-cell>
          <table:table-cell table:formula="of:=([.N177]*[.O177])-([.I177]*[.J177])" office:value-type="float" office:value="0" calcext:value-type="float">
            <text:p>0</text:p>
          </table:table-cell>
          <table:table-cell table:formula="of:=IF([.R177]=0;&quot;&quot;; IF([.R17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IF([.B178]=&quot;&quot;; &quot;&quot;; WEEKDAY([.B178]; 2))">
            <text:p/>
          </table:table-cell>
          <table:table-cell table:number-columns-repeated="8"/>
          <table:table-cell table:formula="of:=[.K178]*[.I178]" office:value-type="float" office:value="0" calcext:value-type="float">
            <text:p>0</text:p>
          </table:table-cell>
          <table:table-cell table:number-columns-repeated="4"/>
          <table:table-cell table:formula="of:=IF([.L178]=0; &quot;&quot;; [.R178]/[.L178])">
            <text:p/>
          </table:table-cell>
          <table:table-cell table:formula="of:=([.N178]*[.O178])-([.I178]*[.J178])" office:value-type="float" office:value="0" calcext:value-type="float">
            <text:p>0</text:p>
          </table:table-cell>
          <table:table-cell table:formula="of:=IF([.R178]=0;&quot;&quot;; IF([.R17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IF([.B179]=&quot;&quot;; &quot;&quot;; WEEKDAY([.B179]; 2))">
            <text:p/>
          </table:table-cell>
          <table:table-cell table:number-columns-repeated="8"/>
          <table:table-cell table:formula="of:=[.K179]*[.I179]" office:value-type="float" office:value="0" calcext:value-type="float">
            <text:p>0</text:p>
          </table:table-cell>
          <table:table-cell table:number-columns-repeated="4"/>
          <table:table-cell table:formula="of:=IF([.L179]=0; &quot;&quot;; [.R179]/[.L179])">
            <text:p/>
          </table:table-cell>
          <table:table-cell table:formula="of:=([.N179]*[.O179])-([.I179]*[.J179])" office:value-type="float" office:value="0" calcext:value-type="float">
            <text:p>0</text:p>
          </table:table-cell>
          <table:table-cell table:formula="of:=IF([.R179]=0;&quot;&quot;; IF([.R17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IF([.B180]=&quot;&quot;; &quot;&quot;; WEEKDAY([.B180]; 2))">
            <text:p/>
          </table:table-cell>
          <table:table-cell table:number-columns-repeated="8"/>
          <table:table-cell table:formula="of:=[.K180]*[.I180]" office:value-type="float" office:value="0" calcext:value-type="float">
            <text:p>0</text:p>
          </table:table-cell>
          <table:table-cell table:number-columns-repeated="4"/>
          <table:table-cell table:formula="of:=IF([.L180]=0; &quot;&quot;; [.R180]/[.L180])">
            <text:p/>
          </table:table-cell>
          <table:table-cell table:formula="of:=([.N180]*[.O180])-([.I180]*[.J180])" office:value-type="float" office:value="0" calcext:value-type="float">
            <text:p>0</text:p>
          </table:table-cell>
          <table:table-cell table:formula="of:=IF([.R180]=0;&quot;&quot;; IF([.R18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IF([.B181]=&quot;&quot;; &quot;&quot;; WEEKDAY([.B181]; 2))">
            <text:p/>
          </table:table-cell>
          <table:table-cell table:number-columns-repeated="8"/>
          <table:table-cell table:formula="of:=[.K181]*[.I181]" office:value-type="float" office:value="0" calcext:value-type="float">
            <text:p>0</text:p>
          </table:table-cell>
          <table:table-cell table:number-columns-repeated="4"/>
          <table:table-cell table:formula="of:=IF([.L181]=0; &quot;&quot;; [.R181]/[.L181])">
            <text:p/>
          </table:table-cell>
          <table:table-cell table:formula="of:=([.N181]*[.O181])-([.I181]*[.J181])" office:value-type="float" office:value="0" calcext:value-type="float">
            <text:p>0</text:p>
          </table:table-cell>
          <table:table-cell table:formula="of:=IF([.R181]=0;&quot;&quot;; IF([.R18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IF([.B182]=&quot;&quot;; &quot;&quot;; WEEKDAY([.B182]; 2))">
            <text:p/>
          </table:table-cell>
          <table:table-cell table:number-columns-repeated="8"/>
          <table:table-cell table:formula="of:=[.K182]*[.I182]" office:value-type="float" office:value="0" calcext:value-type="float">
            <text:p>0</text:p>
          </table:table-cell>
          <table:table-cell table:number-columns-repeated="4"/>
          <table:table-cell table:formula="of:=IF([.L182]=0; &quot;&quot;; [.R182]/[.L182])">
            <text:p/>
          </table:table-cell>
          <table:table-cell table:formula="of:=([.N182]*[.O182])-([.I182]*[.J182])" office:value-type="float" office:value="0" calcext:value-type="float">
            <text:p>0</text:p>
          </table:table-cell>
          <table:table-cell table:formula="of:=IF([.R182]=0;&quot;&quot;; IF([.R18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IF([.B183]=&quot;&quot;; &quot;&quot;; WEEKDAY([.B183]; 2))">
            <text:p/>
          </table:table-cell>
          <table:table-cell table:number-columns-repeated="8"/>
          <table:table-cell table:formula="of:=[.K183]*[.I183]" office:value-type="float" office:value="0" calcext:value-type="float">
            <text:p>0</text:p>
          </table:table-cell>
          <table:table-cell table:number-columns-repeated="4"/>
          <table:table-cell table:formula="of:=IF([.L183]=0; &quot;&quot;; [.R183]/[.L183])">
            <text:p/>
          </table:table-cell>
          <table:table-cell table:formula="of:=([.N183]*[.O183])-([.I183]*[.J183])" office:value-type="float" office:value="0" calcext:value-type="float">
            <text:p>0</text:p>
          </table:table-cell>
          <table:table-cell table:formula="of:=IF([.R183]=0;&quot;&quot;; IF([.R18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IF([.B184]=&quot;&quot;; &quot;&quot;; WEEKDAY([.B184]; 2))">
            <text:p/>
          </table:table-cell>
          <table:table-cell table:number-columns-repeated="8"/>
          <table:table-cell table:formula="of:=[.K184]*[.I184]" office:value-type="float" office:value="0" calcext:value-type="float">
            <text:p>0</text:p>
          </table:table-cell>
          <table:table-cell table:number-columns-repeated="4"/>
          <table:table-cell table:formula="of:=IF([.L184]=0; &quot;&quot;; [.R184]/[.L184])">
            <text:p/>
          </table:table-cell>
          <table:table-cell table:formula="of:=([.N184]*[.O184])-([.I184]*[.J184])" office:value-type="float" office:value="0" calcext:value-type="float">
            <text:p>0</text:p>
          </table:table-cell>
          <table:table-cell table:formula="of:=IF([.R184]=0;&quot;&quot;; IF([.R18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IF([.B185]=&quot;&quot;; &quot;&quot;; WEEKDAY([.B185]; 2))">
            <text:p/>
          </table:table-cell>
          <table:table-cell table:number-columns-repeated="8"/>
          <table:table-cell table:formula="of:=[.K185]*[.I185]" office:value-type="float" office:value="0" calcext:value-type="float">
            <text:p>0</text:p>
          </table:table-cell>
          <table:table-cell table:number-columns-repeated="4"/>
          <table:table-cell table:formula="of:=IF([.L185]=0; &quot;&quot;; [.R185]/[.L185])">
            <text:p/>
          </table:table-cell>
          <table:table-cell table:formula="of:=([.N185]*[.O185])-([.I185]*[.J185])" office:value-type="float" office:value="0" calcext:value-type="float">
            <text:p>0</text:p>
          </table:table-cell>
          <table:table-cell table:formula="of:=IF([.R185]=0;&quot;&quot;; IF([.R18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IF([.B186]=&quot;&quot;; &quot;&quot;; WEEKDAY([.B186]; 2))">
            <text:p/>
          </table:table-cell>
          <table:table-cell table:number-columns-repeated="8"/>
          <table:table-cell table:formula="of:=[.K186]*[.I186]" office:value-type="float" office:value="0" calcext:value-type="float">
            <text:p>0</text:p>
          </table:table-cell>
          <table:table-cell table:number-columns-repeated="4"/>
          <table:table-cell table:formula="of:=IF([.L186]=0; &quot;&quot;; [.R186]/[.L186])">
            <text:p/>
          </table:table-cell>
          <table:table-cell table:formula="of:=([.N186]*[.O186])-([.I186]*[.J186])" office:value-type="float" office:value="0" calcext:value-type="float">
            <text:p>0</text:p>
          </table:table-cell>
          <table:table-cell table:formula="of:=IF([.R186]=0;&quot;&quot;; IF([.R18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IF([.B187]=&quot;&quot;; &quot;&quot;; WEEKDAY([.B187]; 2))">
            <text:p/>
          </table:table-cell>
          <table:table-cell table:number-columns-repeated="8"/>
          <table:table-cell table:formula="of:=[.K187]*[.I187]" office:value-type="float" office:value="0" calcext:value-type="float">
            <text:p>0</text:p>
          </table:table-cell>
          <table:table-cell table:number-columns-repeated="4"/>
          <table:table-cell table:formula="of:=IF([.L187]=0; &quot;&quot;; [.R187]/[.L187])">
            <text:p/>
          </table:table-cell>
          <table:table-cell table:formula="of:=([.N187]*[.O187])-([.I187]*[.J187])" office:value-type="float" office:value="0" calcext:value-type="float">
            <text:p>0</text:p>
          </table:table-cell>
          <table:table-cell table:formula="of:=IF([.R187]=0;&quot;&quot;; IF([.R18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IF([.B188]=&quot;&quot;; &quot;&quot;; WEEKDAY([.B188]; 2))">
            <text:p/>
          </table:table-cell>
          <table:table-cell table:number-columns-repeated="8"/>
          <table:table-cell table:formula="of:=[.K188]*[.I188]" office:value-type="float" office:value="0" calcext:value-type="float">
            <text:p>0</text:p>
          </table:table-cell>
          <table:table-cell table:number-columns-repeated="4"/>
          <table:table-cell table:formula="of:=IF([.L188]=0; &quot;&quot;; [.R188]/[.L188])">
            <text:p/>
          </table:table-cell>
          <table:table-cell table:formula="of:=([.N188]*[.O188])-([.I188]*[.J188])" office:value-type="float" office:value="0" calcext:value-type="float">
            <text:p>0</text:p>
          </table:table-cell>
          <table:table-cell table:formula="of:=IF([.R188]=0;&quot;&quot;; IF([.R18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IF([.B189]=&quot;&quot;; &quot;&quot;; WEEKDAY([.B189]; 2))">
            <text:p/>
          </table:table-cell>
          <table:table-cell table:number-columns-repeated="8"/>
          <table:table-cell table:formula="of:=[.K189]*[.I189]" office:value-type="float" office:value="0" calcext:value-type="float">
            <text:p>0</text:p>
          </table:table-cell>
          <table:table-cell table:number-columns-repeated="4"/>
          <table:table-cell table:formula="of:=IF([.L189]=0; &quot;&quot;; [.R189]/[.L189])">
            <text:p/>
          </table:table-cell>
          <table:table-cell table:formula="of:=([.N189]*[.O189])-([.I189]*[.J189])" office:value-type="float" office:value="0" calcext:value-type="float">
            <text:p>0</text:p>
          </table:table-cell>
          <table:table-cell table:formula="of:=IF([.R189]=0;&quot;&quot;; IF([.R18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IF([.B190]=&quot;&quot;; &quot;&quot;; WEEKDAY([.B190]; 2))">
            <text:p/>
          </table:table-cell>
          <table:table-cell table:number-columns-repeated="8"/>
          <table:table-cell table:formula="of:=[.K190]*[.I190]" office:value-type="float" office:value="0" calcext:value-type="float">
            <text:p>0</text:p>
          </table:table-cell>
          <table:table-cell table:number-columns-repeated="4"/>
          <table:table-cell table:formula="of:=IF([.L190]=0; &quot;&quot;; [.R190]/[.L190])">
            <text:p/>
          </table:table-cell>
          <table:table-cell table:formula="of:=([.N190]*[.O190])-([.I190]*[.J190])" office:value-type="float" office:value="0" calcext:value-type="float">
            <text:p>0</text:p>
          </table:table-cell>
          <table:table-cell table:formula="of:=IF([.R190]=0;&quot;&quot;; IF([.R19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IF([.B191]=&quot;&quot;; &quot;&quot;; WEEKDAY([.B191]; 2))">
            <text:p/>
          </table:table-cell>
          <table:table-cell table:number-columns-repeated="8"/>
          <table:table-cell table:formula="of:=[.K191]*[.I191]" office:value-type="float" office:value="0" calcext:value-type="float">
            <text:p>0</text:p>
          </table:table-cell>
          <table:table-cell table:number-columns-repeated="4"/>
          <table:table-cell table:formula="of:=IF([.L191]=0; &quot;&quot;; [.R191]/[.L191])">
            <text:p/>
          </table:table-cell>
          <table:table-cell table:formula="of:=([.N191]*[.O191])-([.I191]*[.J191])" office:value-type="float" office:value="0" calcext:value-type="float">
            <text:p>0</text:p>
          </table:table-cell>
          <table:table-cell table:formula="of:=IF([.R191]=0;&quot;&quot;; IF([.R19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IF([.B192]=&quot;&quot;; &quot;&quot;; WEEKDAY([.B192]; 2))">
            <text:p/>
          </table:table-cell>
          <table:table-cell table:number-columns-repeated="8"/>
          <table:table-cell table:formula="of:=[.K192]*[.I192]" office:value-type="float" office:value="0" calcext:value-type="float">
            <text:p>0</text:p>
          </table:table-cell>
          <table:table-cell table:number-columns-repeated="4"/>
          <table:table-cell table:formula="of:=IF([.L192]=0; &quot;&quot;; [.R192]/[.L192])">
            <text:p/>
          </table:table-cell>
          <table:table-cell table:formula="of:=([.N192]*[.O192])-([.I192]*[.J192])" office:value-type="float" office:value="0" calcext:value-type="float">
            <text:p>0</text:p>
          </table:table-cell>
          <table:table-cell table:formula="of:=IF([.R192]=0;&quot;&quot;; IF([.R19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IF([.B193]=&quot;&quot;; &quot;&quot;; WEEKDAY([.B193]; 2))">
            <text:p/>
          </table:table-cell>
          <table:table-cell table:number-columns-repeated="8"/>
          <table:table-cell table:formula="of:=[.K193]*[.I193]" office:value-type="float" office:value="0" calcext:value-type="float">
            <text:p>0</text:p>
          </table:table-cell>
          <table:table-cell table:number-columns-repeated="4"/>
          <table:table-cell table:formula="of:=IF([.L193]=0; &quot;&quot;; [.R193]/[.L193])">
            <text:p/>
          </table:table-cell>
          <table:table-cell table:formula="of:=([.N193]*[.O193])-([.I193]*[.J193])" office:value-type="float" office:value="0" calcext:value-type="float">
            <text:p>0</text:p>
          </table:table-cell>
          <table:table-cell table:formula="of:=IF([.R193]=0;&quot;&quot;; IF([.R19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IF([.B194]=&quot;&quot;; &quot;&quot;; WEEKDAY([.B194]; 2))">
            <text:p/>
          </table:table-cell>
          <table:table-cell table:number-columns-repeated="8"/>
          <table:table-cell table:formula="of:=[.K194]*[.I194]" office:value-type="float" office:value="0" calcext:value-type="float">
            <text:p>0</text:p>
          </table:table-cell>
          <table:table-cell table:number-columns-repeated="4"/>
          <table:table-cell table:formula="of:=IF([.L194]=0; &quot;&quot;; [.R194]/[.L194])">
            <text:p/>
          </table:table-cell>
          <table:table-cell table:formula="of:=([.N194]*[.O194])-([.I194]*[.J194])" office:value-type="float" office:value="0" calcext:value-type="float">
            <text:p>0</text:p>
          </table:table-cell>
          <table:table-cell table:formula="of:=IF([.R194]=0;&quot;&quot;; IF([.R19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IF([.B195]=&quot;&quot;; &quot;&quot;; WEEKDAY([.B195]; 2))">
            <text:p/>
          </table:table-cell>
          <table:table-cell table:number-columns-repeated="8"/>
          <table:table-cell table:formula="of:=[.K195]*[.I195]" office:value-type="float" office:value="0" calcext:value-type="float">
            <text:p>0</text:p>
          </table:table-cell>
          <table:table-cell table:number-columns-repeated="4"/>
          <table:table-cell table:formula="of:=IF([.L195]=0; &quot;&quot;; [.R195]/[.L195])">
            <text:p/>
          </table:table-cell>
          <table:table-cell table:formula="of:=([.N195]*[.O195])-([.I195]*[.J195])" office:value-type="float" office:value="0" calcext:value-type="float">
            <text:p>0</text:p>
          </table:table-cell>
          <table:table-cell table:formula="of:=IF([.R195]=0;&quot;&quot;; IF([.R19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IF([.B196]=&quot;&quot;; &quot;&quot;; WEEKDAY([.B196]; 2))">
            <text:p/>
          </table:table-cell>
          <table:table-cell table:number-columns-repeated="8"/>
          <table:table-cell table:formula="of:=[.K196]*[.I196]" office:value-type="float" office:value="0" calcext:value-type="float">
            <text:p>0</text:p>
          </table:table-cell>
          <table:table-cell table:number-columns-repeated="4"/>
          <table:table-cell table:formula="of:=IF([.L196]=0; &quot;&quot;; [.R196]/[.L196])">
            <text:p/>
          </table:table-cell>
          <table:table-cell table:formula="of:=([.N196]*[.O196])-([.I196]*[.J196])" office:value-type="float" office:value="0" calcext:value-type="float">
            <text:p>0</text:p>
          </table:table-cell>
          <table:table-cell table:formula="of:=IF([.R196]=0;&quot;&quot;; IF([.R19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IF([.B197]=&quot;&quot;; &quot;&quot;; WEEKDAY([.B197]; 2))">
            <text:p/>
          </table:table-cell>
          <table:table-cell table:number-columns-repeated="8"/>
          <table:table-cell table:formula="of:=[.K197]*[.I197]" office:value-type="float" office:value="0" calcext:value-type="float">
            <text:p>0</text:p>
          </table:table-cell>
          <table:table-cell table:number-columns-repeated="4"/>
          <table:table-cell table:formula="of:=IF([.L197]=0; &quot;&quot;; [.R197]/[.L197])">
            <text:p/>
          </table:table-cell>
          <table:table-cell table:formula="of:=([.N197]*[.O197])-([.I197]*[.J197])" office:value-type="float" office:value="0" calcext:value-type="float">
            <text:p>0</text:p>
          </table:table-cell>
          <table:table-cell table:formula="of:=IF([.R197]=0;&quot;&quot;; IF([.R19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IF([.B198]=&quot;&quot;; &quot;&quot;; WEEKDAY([.B198]; 2))">
            <text:p/>
          </table:table-cell>
          <table:table-cell table:number-columns-repeated="8"/>
          <table:table-cell table:formula="of:=[.K198]*[.I198]" office:value-type="float" office:value="0" calcext:value-type="float">
            <text:p>0</text:p>
          </table:table-cell>
          <table:table-cell table:number-columns-repeated="4"/>
          <table:table-cell table:formula="of:=IF([.L198]=0; &quot;&quot;; [.R198]/[.L198])">
            <text:p/>
          </table:table-cell>
          <table:table-cell table:formula="of:=([.N198]*[.O198])-([.I198]*[.J198])" office:value-type="float" office:value="0" calcext:value-type="float">
            <text:p>0</text:p>
          </table:table-cell>
          <table:table-cell table:formula="of:=IF([.R198]=0;&quot;&quot;; IF([.R19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IF([.B199]=&quot;&quot;; &quot;&quot;; WEEKDAY([.B199]; 2))">
            <text:p/>
          </table:table-cell>
          <table:table-cell table:number-columns-repeated="8"/>
          <table:table-cell table:formula="of:=[.K199]*[.I199]" office:value-type="float" office:value="0" calcext:value-type="float">
            <text:p>0</text:p>
          </table:table-cell>
          <table:table-cell table:number-columns-repeated="4"/>
          <table:table-cell table:formula="of:=IF([.L199]=0; &quot;&quot;; [.R199]/[.L199])">
            <text:p/>
          </table:table-cell>
          <table:table-cell table:formula="of:=([.N199]*[.O199])-([.I199]*[.J199])" office:value-type="float" office:value="0" calcext:value-type="float">
            <text:p>0</text:p>
          </table:table-cell>
          <table:table-cell table:formula="of:=IF([.R199]=0;&quot;&quot;; IF([.R19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IF([.B200]=&quot;&quot;; &quot;&quot;; WEEKDAY([.B200]; 2))">
            <text:p/>
          </table:table-cell>
          <table:table-cell table:number-columns-repeated="8"/>
          <table:table-cell table:formula="of:=[.K200]*[.I200]" office:value-type="float" office:value="0" calcext:value-type="float">
            <text:p>0</text:p>
          </table:table-cell>
          <table:table-cell table:number-columns-repeated="4"/>
          <table:table-cell table:formula="of:=IF([.L200]=0; &quot;&quot;; [.R200]/[.L200])">
            <text:p/>
          </table:table-cell>
          <table:table-cell table:formula="of:=([.N200]*[.O200])-([.I200]*[.J200])" office:value-type="float" office:value="0" calcext:value-type="float">
            <text:p>0</text:p>
          </table:table-cell>
          <table:table-cell table:formula="of:=IF([.R200]=0;&quot;&quot;; IF([.R20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IF([.B201]=&quot;&quot;; &quot;&quot;; WEEKDAY([.B201]; 2))">
            <text:p/>
          </table:table-cell>
          <table:table-cell table:number-columns-repeated="8"/>
          <table:table-cell table:formula="of:=[.K201]*[.I201]" office:value-type="float" office:value="0" calcext:value-type="float">
            <text:p>0</text:p>
          </table:table-cell>
          <table:table-cell table:number-columns-repeated="4"/>
          <table:table-cell table:formula="of:=IF([.L201]=0; &quot;&quot;; [.R201]/[.L201])">
            <text:p/>
          </table:table-cell>
          <table:table-cell table:formula="of:=([.N201]*[.O201])-([.I201]*[.J201])" office:value-type="float" office:value="0" calcext:value-type="float">
            <text:p>0</text:p>
          </table:table-cell>
          <table:table-cell table:formula="of:=IF([.R201]=0;&quot;&quot;; IF([.R20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IF([.B202]=&quot;&quot;; &quot;&quot;; WEEKDAY([.B202]; 2))">
            <text:p/>
          </table:table-cell>
          <table:table-cell table:number-columns-repeated="8"/>
          <table:table-cell table:formula="of:=[.K202]*[.I202]" office:value-type="float" office:value="0" calcext:value-type="float">
            <text:p>0</text:p>
          </table:table-cell>
          <table:table-cell table:number-columns-repeated="4"/>
          <table:table-cell table:formula="of:=IF([.L202]=0; &quot;&quot;; [.R202]/[.L202])">
            <text:p/>
          </table:table-cell>
          <table:table-cell table:formula="of:=([.N202]*[.O202])-([.I202]*[.J202])" office:value-type="float" office:value="0" calcext:value-type="float">
            <text:p>0</text:p>
          </table:table-cell>
          <table:table-cell table:formula="of:=IF([.R202]=0;&quot;&quot;; IF([.R20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IF([.B203]=&quot;&quot;; &quot;&quot;; WEEKDAY([.B203]; 2))">
            <text:p/>
          </table:table-cell>
          <table:table-cell table:number-columns-repeated="8"/>
          <table:table-cell table:formula="of:=[.K203]*[.I203]" office:value-type="float" office:value="0" calcext:value-type="float">
            <text:p>0</text:p>
          </table:table-cell>
          <table:table-cell table:number-columns-repeated="4"/>
          <table:table-cell table:formula="of:=IF([.L203]=0; &quot;&quot;; [.R203]/[.L203])">
            <text:p/>
          </table:table-cell>
          <table:table-cell table:formula="of:=([.N203]*[.O203])-([.I203]*[.J203])" office:value-type="float" office:value="0" calcext:value-type="float">
            <text:p>0</text:p>
          </table:table-cell>
          <table:table-cell table:formula="of:=IF([.R203]=0;&quot;&quot;; IF([.R20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IF([.B204]=&quot;&quot;; &quot;&quot;; WEEKDAY([.B204]; 2))">
            <text:p/>
          </table:table-cell>
          <table:table-cell table:number-columns-repeated="8"/>
          <table:table-cell table:formula="of:=[.K204]*[.I204]" office:value-type="float" office:value="0" calcext:value-type="float">
            <text:p>0</text:p>
          </table:table-cell>
          <table:table-cell table:number-columns-repeated="4"/>
          <table:table-cell table:formula="of:=IF([.L204]=0; &quot;&quot;; [.R204]/[.L204])">
            <text:p/>
          </table:table-cell>
          <table:table-cell table:formula="of:=([.N204]*[.O204])-([.I204]*[.J204])" office:value-type="float" office:value="0" calcext:value-type="float">
            <text:p>0</text:p>
          </table:table-cell>
          <table:table-cell table:formula="of:=IF([.R204]=0;&quot;&quot;; IF([.R20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IF([.B205]=&quot;&quot;; &quot;&quot;; WEEKDAY([.B205]; 2))">
            <text:p/>
          </table:table-cell>
          <table:table-cell table:number-columns-repeated="8"/>
          <table:table-cell table:formula="of:=[.K205]*[.I205]" office:value-type="float" office:value="0" calcext:value-type="float">
            <text:p>0</text:p>
          </table:table-cell>
          <table:table-cell table:number-columns-repeated="4"/>
          <table:table-cell table:formula="of:=IF([.L205]=0; &quot;&quot;; [.R205]/[.L205])">
            <text:p/>
          </table:table-cell>
          <table:table-cell table:formula="of:=([.N205]*[.O205])-([.I205]*[.J205])" office:value-type="float" office:value="0" calcext:value-type="float">
            <text:p>0</text:p>
          </table:table-cell>
          <table:table-cell table:formula="of:=IF([.R205]=0;&quot;&quot;; IF([.R20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IF([.B206]=&quot;&quot;; &quot;&quot;; WEEKDAY([.B206]; 2))">
            <text:p/>
          </table:table-cell>
          <table:table-cell table:number-columns-repeated="8"/>
          <table:table-cell table:formula="of:=[.K206]*[.I206]" office:value-type="float" office:value="0" calcext:value-type="float">
            <text:p>0</text:p>
          </table:table-cell>
          <table:table-cell table:number-columns-repeated="4"/>
          <table:table-cell table:formula="of:=IF([.L206]=0; &quot;&quot;; [.R206]/[.L206])">
            <text:p/>
          </table:table-cell>
          <table:table-cell table:formula="of:=([.N206]*[.O206])-([.I206]*[.J206])" office:value-type="float" office:value="0" calcext:value-type="float">
            <text:p>0</text:p>
          </table:table-cell>
          <table:table-cell table:formula="of:=IF([.R206]=0;&quot;&quot;; IF([.R20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formula="of:=IF([.B207]=&quot;&quot;; &quot;&quot;; WEEKDAY([.B207]; 2))">
            <text:p/>
          </table:table-cell>
          <table:table-cell table:number-columns-repeated="8"/>
          <table:table-cell table:formula="of:=[.K207]*[.I207]" office:value-type="float" office:value="0" calcext:value-type="float">
            <text:p>0</text:p>
          </table:table-cell>
          <table:table-cell table:number-columns-repeated="4"/>
          <table:table-cell table:formula="of:=IF([.L207]=0; &quot;&quot;; [.R207]/[.L207])">
            <text:p/>
          </table:table-cell>
          <table:table-cell table:formula="of:=([.N207]*[.O207])-([.I207]*[.J207])" office:value-type="float" office:value="0" calcext:value-type="float">
            <text:p>0</text:p>
          </table:table-cell>
          <table:table-cell table:formula="of:=IF([.R207]=0;&quot;&quot;; IF([.R20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IF([.B208]=&quot;&quot;; &quot;&quot;; WEEKDAY([.B208]; 2))">
            <text:p/>
          </table:table-cell>
          <table:table-cell table:number-columns-repeated="8"/>
          <table:table-cell table:formula="of:=[.K208]*[.I208]" office:value-type="float" office:value="0" calcext:value-type="float">
            <text:p>0</text:p>
          </table:table-cell>
          <table:table-cell table:number-columns-repeated="4"/>
          <table:table-cell table:formula="of:=IF([.L208]=0; &quot;&quot;; [.R208]/[.L208])">
            <text:p/>
          </table:table-cell>
          <table:table-cell table:formula="of:=([.N208]*[.O208])-([.I208]*[.J208])" office:value-type="float" office:value="0" calcext:value-type="float">
            <text:p>0</text:p>
          </table:table-cell>
          <table:table-cell table:formula="of:=IF([.R208]=0;&quot;&quot;; IF([.R20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formula="of:=IF([.B209]=&quot;&quot;; &quot;&quot;; WEEKDAY([.B209]; 2))">
            <text:p/>
          </table:table-cell>
          <table:table-cell table:number-columns-repeated="8"/>
          <table:table-cell table:formula="of:=[.K209]*[.I209]" office:value-type="float" office:value="0" calcext:value-type="float">
            <text:p>0</text:p>
          </table:table-cell>
          <table:table-cell table:number-columns-repeated="4"/>
          <table:table-cell table:formula="of:=IF([.L209]=0; &quot;&quot;; [.R209]/[.L209])">
            <text:p/>
          </table:table-cell>
          <table:table-cell table:formula="of:=([.N209]*[.O209])-([.I209]*[.J209])" office:value-type="float" office:value="0" calcext:value-type="float">
            <text:p>0</text:p>
          </table:table-cell>
          <table:table-cell table:formula="of:=IF([.R209]=0;&quot;&quot;; IF([.R20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IF([.B210]=&quot;&quot;; &quot;&quot;; WEEKDAY([.B210]; 2))">
            <text:p/>
          </table:table-cell>
          <table:table-cell table:number-columns-repeated="8"/>
          <table:table-cell table:formula="of:=[.K210]*[.I210]" office:value-type="float" office:value="0" calcext:value-type="float">
            <text:p>0</text:p>
          </table:table-cell>
          <table:table-cell table:number-columns-repeated="4"/>
          <table:table-cell table:formula="of:=IF([.L210]=0; &quot;&quot;; [.R210]/[.L210])">
            <text:p/>
          </table:table-cell>
          <table:table-cell table:formula="of:=([.N210]*[.O210])-([.I210]*[.J210])" office:value-type="float" office:value="0" calcext:value-type="float">
            <text:p>0</text:p>
          </table:table-cell>
          <table:table-cell table:formula="of:=IF([.R210]=0;&quot;&quot;; IF([.R21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formula="of:=IF([.B211]=&quot;&quot;; &quot;&quot;; WEEKDAY([.B211]; 2))">
            <text:p/>
          </table:table-cell>
          <table:table-cell table:number-columns-repeated="8"/>
          <table:table-cell table:formula="of:=[.K211]*[.I211]" office:value-type="float" office:value="0" calcext:value-type="float">
            <text:p>0</text:p>
          </table:table-cell>
          <table:table-cell table:number-columns-repeated="4"/>
          <table:table-cell table:formula="of:=IF([.L211]=0; &quot;&quot;; [.R211]/[.L211])">
            <text:p/>
          </table:table-cell>
          <table:table-cell table:formula="of:=([.N211]*[.O211])-([.I211]*[.J211])" office:value-type="float" office:value="0" calcext:value-type="float">
            <text:p>0</text:p>
          </table:table-cell>
          <table:table-cell table:formula="of:=IF([.R211]=0;&quot;&quot;; IF([.R21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IF([.B212]=&quot;&quot;; &quot;&quot;; WEEKDAY([.B212]; 2))">
            <text:p/>
          </table:table-cell>
          <table:table-cell table:number-columns-repeated="8"/>
          <table:table-cell table:formula="of:=[.K212]*[.I212]" office:value-type="float" office:value="0" calcext:value-type="float">
            <text:p>0</text:p>
          </table:table-cell>
          <table:table-cell table:number-columns-repeated="4"/>
          <table:table-cell table:formula="of:=IF([.L212]=0; &quot;&quot;; [.R212]/[.L212])">
            <text:p/>
          </table:table-cell>
          <table:table-cell table:formula="of:=([.N212]*[.O212])-([.I212]*[.J212])" office:value-type="float" office:value="0" calcext:value-type="float">
            <text:p>0</text:p>
          </table:table-cell>
          <table:table-cell table:formula="of:=IF([.R212]=0;&quot;&quot;; IF([.R21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formula="of:=IF([.B213]=&quot;&quot;; &quot;&quot;; WEEKDAY([.B213]; 2))">
            <text:p/>
          </table:table-cell>
          <table:table-cell table:number-columns-repeated="8"/>
          <table:table-cell table:formula="of:=[.K213]*[.I213]" office:value-type="float" office:value="0" calcext:value-type="float">
            <text:p>0</text:p>
          </table:table-cell>
          <table:table-cell table:number-columns-repeated="4"/>
          <table:table-cell table:formula="of:=IF([.L213]=0; &quot;&quot;; [.R213]/[.L213])">
            <text:p/>
          </table:table-cell>
          <table:table-cell table:formula="of:=([.N213]*[.O213])-([.I213]*[.J213])" office:value-type="float" office:value="0" calcext:value-type="float">
            <text:p>0</text:p>
          </table:table-cell>
          <table:table-cell table:formula="of:=IF([.R213]=0;&quot;&quot;; IF([.R21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IF([.B214]=&quot;&quot;; &quot;&quot;; WEEKDAY([.B214]; 2))">
            <text:p/>
          </table:table-cell>
          <table:table-cell table:number-columns-repeated="8"/>
          <table:table-cell table:formula="of:=[.K214]*[.I214]" office:value-type="float" office:value="0" calcext:value-type="float">
            <text:p>0</text:p>
          </table:table-cell>
          <table:table-cell table:number-columns-repeated="4"/>
          <table:table-cell table:formula="of:=IF([.L214]=0; &quot;&quot;; [.R214]/[.L214])">
            <text:p/>
          </table:table-cell>
          <table:table-cell table:formula="of:=([.N214]*[.O214])-([.I214]*[.J214])" office:value-type="float" office:value="0" calcext:value-type="float">
            <text:p>0</text:p>
          </table:table-cell>
          <table:table-cell table:formula="of:=IF([.R214]=0;&quot;&quot;; IF([.R21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formula="of:=IF([.B215]=&quot;&quot;; &quot;&quot;; WEEKDAY([.B215]; 2))">
            <text:p/>
          </table:table-cell>
          <table:table-cell table:number-columns-repeated="8"/>
          <table:table-cell table:formula="of:=[.K215]*[.I215]" office:value-type="float" office:value="0" calcext:value-type="float">
            <text:p>0</text:p>
          </table:table-cell>
          <table:table-cell table:number-columns-repeated="4"/>
          <table:table-cell table:formula="of:=IF([.L215]=0; &quot;&quot;; [.R215]/[.L215])">
            <text:p/>
          </table:table-cell>
          <table:table-cell table:formula="of:=([.N215]*[.O215])-([.I215]*[.J215])" office:value-type="float" office:value="0" calcext:value-type="float">
            <text:p>0</text:p>
          </table:table-cell>
          <table:table-cell table:formula="of:=IF([.R215]=0;&quot;&quot;; IF([.R21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formula="of:=IF([.B216]=&quot;&quot;; &quot;&quot;; WEEKDAY([.B216]; 2))">
            <text:p/>
          </table:table-cell>
          <table:table-cell table:number-columns-repeated="8"/>
          <table:table-cell table:formula="of:=[.K216]*[.I216]" office:value-type="float" office:value="0" calcext:value-type="float">
            <text:p>0</text:p>
          </table:table-cell>
          <table:table-cell table:number-columns-repeated="4"/>
          <table:table-cell table:formula="of:=IF([.L216]=0; &quot;&quot;; [.R216]/[.L216])">
            <text:p/>
          </table:table-cell>
          <table:table-cell table:formula="of:=([.N216]*[.O216])-([.I216]*[.J216])" office:value-type="float" office:value="0" calcext:value-type="float">
            <text:p>0</text:p>
          </table:table-cell>
          <table:table-cell table:formula="of:=IF([.R216]=0;&quot;&quot;; IF([.R21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formula="of:=IF([.B217]=&quot;&quot;; &quot;&quot;; WEEKDAY([.B217]; 2))">
            <text:p/>
          </table:table-cell>
          <table:table-cell table:number-columns-repeated="8"/>
          <table:table-cell table:formula="of:=[.K217]*[.I217]" office:value-type="float" office:value="0" calcext:value-type="float">
            <text:p>0</text:p>
          </table:table-cell>
          <table:table-cell table:number-columns-repeated="4"/>
          <table:table-cell table:formula="of:=IF([.L217]=0; &quot;&quot;; [.R217]/[.L217])">
            <text:p/>
          </table:table-cell>
          <table:table-cell table:formula="of:=([.N217]*[.O217])-([.I217]*[.J217])" office:value-type="float" office:value="0" calcext:value-type="float">
            <text:p>0</text:p>
          </table:table-cell>
          <table:table-cell table:formula="of:=IF([.R217]=0;&quot;&quot;; IF([.R21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formula="of:=IF([.B218]=&quot;&quot;; &quot;&quot;; WEEKDAY([.B218]; 2))">
            <text:p/>
          </table:table-cell>
          <table:table-cell table:number-columns-repeated="8"/>
          <table:table-cell table:formula="of:=[.K218]*[.I218]" office:value-type="float" office:value="0" calcext:value-type="float">
            <text:p>0</text:p>
          </table:table-cell>
          <table:table-cell table:number-columns-repeated="4"/>
          <table:table-cell table:formula="of:=IF([.L218]=0; &quot;&quot;; [.R218]/[.L218])">
            <text:p/>
          </table:table-cell>
          <table:table-cell table:formula="of:=([.N218]*[.O218])-([.I218]*[.J218])" office:value-type="float" office:value="0" calcext:value-type="float">
            <text:p>0</text:p>
          </table:table-cell>
          <table:table-cell table:formula="of:=IF([.R218]=0;&quot;&quot;; IF([.R21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formula="of:=IF([.B219]=&quot;&quot;; &quot;&quot;; WEEKDAY([.B219]; 2))">
            <text:p/>
          </table:table-cell>
          <table:table-cell table:number-columns-repeated="8"/>
          <table:table-cell table:formula="of:=[.K219]*[.I219]" office:value-type="float" office:value="0" calcext:value-type="float">
            <text:p>0</text:p>
          </table:table-cell>
          <table:table-cell table:number-columns-repeated="4"/>
          <table:table-cell table:formula="of:=IF([.L219]=0; &quot;&quot;; [.R219]/[.L219])">
            <text:p/>
          </table:table-cell>
          <table:table-cell table:formula="of:=([.N219]*[.O219])-([.I219]*[.J219])" office:value-type="float" office:value="0" calcext:value-type="float">
            <text:p>0</text:p>
          </table:table-cell>
          <table:table-cell table:formula="of:=IF([.R219]=0;&quot;&quot;; IF([.R21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IF([.B220]=&quot;&quot;; &quot;&quot;; WEEKDAY([.B220]; 2))">
            <text:p/>
          </table:table-cell>
          <table:table-cell table:number-columns-repeated="8"/>
          <table:table-cell table:formula="of:=[.K220]*[.I220]" office:value-type="float" office:value="0" calcext:value-type="float">
            <text:p>0</text:p>
          </table:table-cell>
          <table:table-cell table:number-columns-repeated="4"/>
          <table:table-cell table:formula="of:=IF([.L220]=0; &quot;&quot;; [.R220]/[.L220])">
            <text:p/>
          </table:table-cell>
          <table:table-cell table:formula="of:=([.N220]*[.O220])-([.I220]*[.J220])" office:value-type="float" office:value="0" calcext:value-type="float">
            <text:p>0</text:p>
          </table:table-cell>
          <table:table-cell table:formula="of:=IF([.R220]=0;&quot;&quot;; IF([.R22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formula="of:=IF([.B221]=&quot;&quot;; &quot;&quot;; WEEKDAY([.B221]; 2))">
            <text:p/>
          </table:table-cell>
          <table:table-cell table:number-columns-repeated="8"/>
          <table:table-cell table:formula="of:=[.K221]*[.I221]" office:value-type="float" office:value="0" calcext:value-type="float">
            <text:p>0</text:p>
          </table:table-cell>
          <table:table-cell table:number-columns-repeated="4"/>
          <table:table-cell table:formula="of:=IF([.L221]=0; &quot;&quot;; [.R221]/[.L221])">
            <text:p/>
          </table:table-cell>
          <table:table-cell table:formula="of:=([.N221]*[.O221])-([.I221]*[.J221])" office:value-type="float" office:value="0" calcext:value-type="float">
            <text:p>0</text:p>
          </table:table-cell>
          <table:table-cell table:formula="of:=IF([.R221]=0;&quot;&quot;; IF([.R22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IF([.B222]=&quot;&quot;; &quot;&quot;; WEEKDAY([.B222]; 2))">
            <text:p/>
          </table:table-cell>
          <table:table-cell table:number-columns-repeated="8"/>
          <table:table-cell table:formula="of:=[.K222]*[.I222]" office:value-type="float" office:value="0" calcext:value-type="float">
            <text:p>0</text:p>
          </table:table-cell>
          <table:table-cell table:number-columns-repeated="4"/>
          <table:table-cell table:formula="of:=IF([.L222]=0; &quot;&quot;; [.R222]/[.L222])">
            <text:p/>
          </table:table-cell>
          <table:table-cell table:formula="of:=([.N222]*[.O222])-([.I222]*[.J222])" office:value-type="float" office:value="0" calcext:value-type="float">
            <text:p>0</text:p>
          </table:table-cell>
          <table:table-cell table:formula="of:=IF([.R222]=0;&quot;&quot;; IF([.R22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formula="of:=IF([.B223]=&quot;&quot;; &quot;&quot;; WEEKDAY([.B223]; 2))">
            <text:p/>
          </table:table-cell>
          <table:table-cell table:number-columns-repeated="8"/>
          <table:table-cell table:formula="of:=[.K223]*[.I223]" office:value-type="float" office:value="0" calcext:value-type="float">
            <text:p>0</text:p>
          </table:table-cell>
          <table:table-cell table:number-columns-repeated="4"/>
          <table:table-cell table:formula="of:=IF([.L223]=0; &quot;&quot;; [.R223]/[.L223])">
            <text:p/>
          </table:table-cell>
          <table:table-cell table:formula="of:=([.N223]*[.O223])-([.I223]*[.J223])" office:value-type="float" office:value="0" calcext:value-type="float">
            <text:p>0</text:p>
          </table:table-cell>
          <table:table-cell table:formula="of:=IF([.R223]=0;&quot;&quot;; IF([.R22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IF([.B224]=&quot;&quot;; &quot;&quot;; WEEKDAY([.B224]; 2))">
            <text:p/>
          </table:table-cell>
          <table:table-cell table:number-columns-repeated="8"/>
          <table:table-cell table:formula="of:=[.K224]*[.I224]" office:value-type="float" office:value="0" calcext:value-type="float">
            <text:p>0</text:p>
          </table:table-cell>
          <table:table-cell table:number-columns-repeated="4"/>
          <table:table-cell table:formula="of:=IF([.L224]=0; &quot;&quot;; [.R224]/[.L224])">
            <text:p/>
          </table:table-cell>
          <table:table-cell table:formula="of:=([.N224]*[.O224])-([.I224]*[.J224])" office:value-type="float" office:value="0" calcext:value-type="float">
            <text:p>0</text:p>
          </table:table-cell>
          <table:table-cell table:formula="of:=IF([.R224]=0;&quot;&quot;; IF([.R22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IF([.B225]=&quot;&quot;; &quot;&quot;; WEEKDAY([.B225]; 2))">
            <text:p/>
          </table:table-cell>
          <table:table-cell table:number-columns-repeated="8"/>
          <table:table-cell table:formula="of:=[.K225]*[.I225]" office:value-type="float" office:value="0" calcext:value-type="float">
            <text:p>0</text:p>
          </table:table-cell>
          <table:table-cell table:number-columns-repeated="4"/>
          <table:table-cell table:formula="of:=IF([.L225]=0; &quot;&quot;; [.R225]/[.L225])">
            <text:p/>
          </table:table-cell>
          <table:table-cell table:formula="of:=([.N225]*[.O225])-([.I225]*[.J225])" office:value-type="float" office:value="0" calcext:value-type="float">
            <text:p>0</text:p>
          </table:table-cell>
          <table:table-cell table:formula="of:=IF([.R225]=0;&quot;&quot;; IF([.R22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formula="of:=IF([.B226]=&quot;&quot;; &quot;&quot;; WEEKDAY([.B226]; 2))">
            <text:p/>
          </table:table-cell>
          <table:table-cell table:number-columns-repeated="8"/>
          <table:table-cell table:formula="of:=[.K226]*[.I226]" office:value-type="float" office:value="0" calcext:value-type="float">
            <text:p>0</text:p>
          </table:table-cell>
          <table:table-cell table:number-columns-repeated="4"/>
          <table:table-cell table:formula="of:=IF([.L226]=0; &quot;&quot;; [.R226]/[.L226])">
            <text:p/>
          </table:table-cell>
          <table:table-cell table:formula="of:=([.N226]*[.O226])-([.I226]*[.J226])" office:value-type="float" office:value="0" calcext:value-type="float">
            <text:p>0</text:p>
          </table:table-cell>
          <table:table-cell table:formula="of:=IF([.R226]=0;&quot;&quot;; IF([.R22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formula="of:=IF([.B227]=&quot;&quot;; &quot;&quot;; WEEKDAY([.B227]; 2))">
            <text:p/>
          </table:table-cell>
          <table:table-cell table:number-columns-repeated="8"/>
          <table:table-cell table:formula="of:=[.K227]*[.I227]" office:value-type="float" office:value="0" calcext:value-type="float">
            <text:p>0</text:p>
          </table:table-cell>
          <table:table-cell table:number-columns-repeated="4"/>
          <table:table-cell table:formula="of:=IF([.L227]=0; &quot;&quot;; [.R227]/[.L227])">
            <text:p/>
          </table:table-cell>
          <table:table-cell table:formula="of:=([.N227]*[.O227])-([.I227]*[.J227])" office:value-type="float" office:value="0" calcext:value-type="float">
            <text:p>0</text:p>
          </table:table-cell>
          <table:table-cell table:formula="of:=IF([.R227]=0;&quot;&quot;; IF([.R22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formula="of:=IF([.B228]=&quot;&quot;; &quot;&quot;; WEEKDAY([.B228]; 2))">
            <text:p/>
          </table:table-cell>
          <table:table-cell table:number-columns-repeated="8"/>
          <table:table-cell table:formula="of:=[.K228]*[.I228]" office:value-type="float" office:value="0" calcext:value-type="float">
            <text:p>0</text:p>
          </table:table-cell>
          <table:table-cell table:number-columns-repeated="4"/>
          <table:table-cell table:formula="of:=IF([.L228]=0; &quot;&quot;; [.R228]/[.L228])">
            <text:p/>
          </table:table-cell>
          <table:table-cell table:formula="of:=([.N228]*[.O228])-([.I228]*[.J228])" office:value-type="float" office:value="0" calcext:value-type="float">
            <text:p>0</text:p>
          </table:table-cell>
          <table:table-cell table:formula="of:=IF([.R228]=0;&quot;&quot;; IF([.R22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IF([.B229]=&quot;&quot;; &quot;&quot;; WEEKDAY([.B229]; 2))">
            <text:p/>
          </table:table-cell>
          <table:table-cell table:number-columns-repeated="8"/>
          <table:table-cell table:formula="of:=[.K229]*[.I229]" office:value-type="float" office:value="0" calcext:value-type="float">
            <text:p>0</text:p>
          </table:table-cell>
          <table:table-cell table:number-columns-repeated="4"/>
          <table:table-cell table:formula="of:=IF([.L229]=0; &quot;&quot;; [.R229]/[.L229])">
            <text:p/>
          </table:table-cell>
          <table:table-cell table:formula="of:=([.N229]*[.O229])-([.I229]*[.J229])" office:value-type="float" office:value="0" calcext:value-type="float">
            <text:p>0</text:p>
          </table:table-cell>
          <table:table-cell table:formula="of:=IF([.R229]=0;&quot;&quot;; IF([.R22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IF([.B230]=&quot;&quot;; &quot;&quot;; WEEKDAY([.B230]; 2))">
            <text:p/>
          </table:table-cell>
          <table:table-cell table:number-columns-repeated="8"/>
          <table:table-cell table:formula="of:=[.K230]*[.I230]" office:value-type="float" office:value="0" calcext:value-type="float">
            <text:p>0</text:p>
          </table:table-cell>
          <table:table-cell table:number-columns-repeated="4"/>
          <table:table-cell table:formula="of:=IF([.L230]=0; &quot;&quot;; [.R230]/[.L230])">
            <text:p/>
          </table:table-cell>
          <table:table-cell table:formula="of:=([.N230]*[.O230])-([.I230]*[.J230])" office:value-type="float" office:value="0" calcext:value-type="float">
            <text:p>0</text:p>
          </table:table-cell>
          <table:table-cell table:formula="of:=IF([.R230]=0;&quot;&quot;; IF([.R23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IF([.B231]=&quot;&quot;; &quot;&quot;; WEEKDAY([.B231]; 2))">
            <text:p/>
          </table:table-cell>
          <table:table-cell table:number-columns-repeated="8"/>
          <table:table-cell table:formula="of:=[.K231]*[.I231]" office:value-type="float" office:value="0" calcext:value-type="float">
            <text:p>0</text:p>
          </table:table-cell>
          <table:table-cell table:number-columns-repeated="4"/>
          <table:table-cell table:formula="of:=IF([.L231]=0; &quot;&quot;; [.R231]/[.L231])">
            <text:p/>
          </table:table-cell>
          <table:table-cell table:formula="of:=([.N231]*[.O231])-([.I231]*[.J231])" office:value-type="float" office:value="0" calcext:value-type="float">
            <text:p>0</text:p>
          </table:table-cell>
          <table:table-cell table:formula="of:=IF([.R231]=0;&quot;&quot;; IF([.R23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IF([.B232]=&quot;&quot;; &quot;&quot;; WEEKDAY([.B232]; 2))">
            <text:p/>
          </table:table-cell>
          <table:table-cell table:number-columns-repeated="8"/>
          <table:table-cell table:formula="of:=[.K232]*[.I232]" office:value-type="float" office:value="0" calcext:value-type="float">
            <text:p>0</text:p>
          </table:table-cell>
          <table:table-cell table:number-columns-repeated="4"/>
          <table:table-cell table:formula="of:=IF([.L232]=0; &quot;&quot;; [.R232]/[.L232])">
            <text:p/>
          </table:table-cell>
          <table:table-cell table:formula="of:=([.N232]*[.O232])-([.I232]*[.J232])" office:value-type="float" office:value="0" calcext:value-type="float">
            <text:p>0</text:p>
          </table:table-cell>
          <table:table-cell table:formula="of:=IF([.R232]=0;&quot;&quot;; IF([.R23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formula="of:=IF([.B233]=&quot;&quot;; &quot;&quot;; WEEKDAY([.B233]; 2))">
            <text:p/>
          </table:table-cell>
          <table:table-cell table:number-columns-repeated="8"/>
          <table:table-cell table:formula="of:=[.K233]*[.I233]" office:value-type="float" office:value="0" calcext:value-type="float">
            <text:p>0</text:p>
          </table:table-cell>
          <table:table-cell table:number-columns-repeated="4"/>
          <table:table-cell table:formula="of:=IF([.L233]=0; &quot;&quot;; [.R233]/[.L233])">
            <text:p/>
          </table:table-cell>
          <table:table-cell table:formula="of:=([.N233]*[.O233])-([.I233]*[.J233])" office:value-type="float" office:value="0" calcext:value-type="float">
            <text:p>0</text:p>
          </table:table-cell>
          <table:table-cell table:formula="of:=IF([.R233]=0;&quot;&quot;; IF([.R23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IF([.B234]=&quot;&quot;; &quot;&quot;; WEEKDAY([.B234]; 2))">
            <text:p/>
          </table:table-cell>
          <table:table-cell table:number-columns-repeated="8"/>
          <table:table-cell table:formula="of:=[.K234]*[.I234]" office:value-type="float" office:value="0" calcext:value-type="float">
            <text:p>0</text:p>
          </table:table-cell>
          <table:table-cell table:number-columns-repeated="4"/>
          <table:table-cell table:formula="of:=IF([.L234]=0; &quot;&quot;; [.R234]/[.L234])">
            <text:p/>
          </table:table-cell>
          <table:table-cell table:formula="of:=([.N234]*[.O234])-([.I234]*[.J234])" office:value-type="float" office:value="0" calcext:value-type="float">
            <text:p>0</text:p>
          </table:table-cell>
          <table:table-cell table:formula="of:=IF([.R234]=0;&quot;&quot;; IF([.R23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IF([.B235]=&quot;&quot;; &quot;&quot;; WEEKDAY([.B235]; 2))">
            <text:p/>
          </table:table-cell>
          <table:table-cell table:number-columns-repeated="8"/>
          <table:table-cell table:formula="of:=[.K235]*[.I235]" office:value-type="float" office:value="0" calcext:value-type="float">
            <text:p>0</text:p>
          </table:table-cell>
          <table:table-cell table:number-columns-repeated="4"/>
          <table:table-cell table:formula="of:=IF([.L235]=0; &quot;&quot;; [.R235]/[.L235])">
            <text:p/>
          </table:table-cell>
          <table:table-cell table:formula="of:=([.N235]*[.O235])-([.I235]*[.J235])" office:value-type="float" office:value="0" calcext:value-type="float">
            <text:p>0</text:p>
          </table:table-cell>
          <table:table-cell table:formula="of:=IF([.R235]=0;&quot;&quot;; IF([.R23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formula="of:=IF([.B236]=&quot;&quot;; &quot;&quot;; WEEKDAY([.B236]; 2))">
            <text:p/>
          </table:table-cell>
          <table:table-cell table:number-columns-repeated="8"/>
          <table:table-cell table:formula="of:=[.K236]*[.I236]" office:value-type="float" office:value="0" calcext:value-type="float">
            <text:p>0</text:p>
          </table:table-cell>
          <table:table-cell table:number-columns-repeated="4"/>
          <table:table-cell table:formula="of:=IF([.L236]=0; &quot;&quot;; [.R236]/[.L236])">
            <text:p/>
          </table:table-cell>
          <table:table-cell table:formula="of:=([.N236]*[.O236])-([.I236]*[.J236])" office:value-type="float" office:value="0" calcext:value-type="float">
            <text:p>0</text:p>
          </table:table-cell>
          <table:table-cell table:formula="of:=IF([.R236]=0;&quot;&quot;; IF([.R23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formula="of:=IF([.B237]=&quot;&quot;; &quot;&quot;; WEEKDAY([.B237]; 2))">
            <text:p/>
          </table:table-cell>
          <table:table-cell table:number-columns-repeated="8"/>
          <table:table-cell table:formula="of:=[.K237]*[.I237]" office:value-type="float" office:value="0" calcext:value-type="float">
            <text:p>0</text:p>
          </table:table-cell>
          <table:table-cell table:number-columns-repeated="4"/>
          <table:table-cell table:formula="of:=IF([.L237]=0; &quot;&quot;; [.R237]/[.L237])">
            <text:p/>
          </table:table-cell>
          <table:table-cell table:formula="of:=([.N237]*[.O237])-([.I237]*[.J237])" office:value-type="float" office:value="0" calcext:value-type="float">
            <text:p>0</text:p>
          </table:table-cell>
          <table:table-cell table:formula="of:=IF([.R237]=0;&quot;&quot;; IF([.R23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IF([.B238]=&quot;&quot;; &quot;&quot;; WEEKDAY([.B238]; 2))">
            <text:p/>
          </table:table-cell>
          <table:table-cell table:number-columns-repeated="8"/>
          <table:table-cell table:formula="of:=[.K238]*[.I238]" office:value-type="float" office:value="0" calcext:value-type="float">
            <text:p>0</text:p>
          </table:table-cell>
          <table:table-cell table:number-columns-repeated="4"/>
          <table:table-cell table:formula="of:=IF([.L238]=0; &quot;&quot;; [.R238]/[.L238])">
            <text:p/>
          </table:table-cell>
          <table:table-cell table:formula="of:=([.N238]*[.O238])-([.I238]*[.J238])" office:value-type="float" office:value="0" calcext:value-type="float">
            <text:p>0</text:p>
          </table:table-cell>
          <table:table-cell table:formula="of:=IF([.R238]=0;&quot;&quot;; IF([.R23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IF([.B239]=&quot;&quot;; &quot;&quot;; WEEKDAY([.B239]; 2))">
            <text:p/>
          </table:table-cell>
          <table:table-cell table:number-columns-repeated="8"/>
          <table:table-cell table:formula="of:=[.K239]*[.I239]" office:value-type="float" office:value="0" calcext:value-type="float">
            <text:p>0</text:p>
          </table:table-cell>
          <table:table-cell table:number-columns-repeated="4"/>
          <table:table-cell table:formula="of:=IF([.L239]=0; &quot;&quot;; [.R239]/[.L239])">
            <text:p/>
          </table:table-cell>
          <table:table-cell table:formula="of:=([.N239]*[.O239])-([.I239]*[.J239])" office:value-type="float" office:value="0" calcext:value-type="float">
            <text:p>0</text:p>
          </table:table-cell>
          <table:table-cell table:formula="of:=IF([.R239]=0;&quot;&quot;; IF([.R23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formula="of:=IF([.B240]=&quot;&quot;; &quot;&quot;; WEEKDAY([.B240]; 2))">
            <text:p/>
          </table:table-cell>
          <table:table-cell table:number-columns-repeated="8"/>
          <table:table-cell table:formula="of:=[.K240]*[.I240]" office:value-type="float" office:value="0" calcext:value-type="float">
            <text:p>0</text:p>
          </table:table-cell>
          <table:table-cell table:number-columns-repeated="4"/>
          <table:table-cell table:formula="of:=IF([.L240]=0; &quot;&quot;; [.R240]/[.L240])">
            <text:p/>
          </table:table-cell>
          <table:table-cell table:formula="of:=([.N240]*[.O240])-([.I240]*[.J240])" office:value-type="float" office:value="0" calcext:value-type="float">
            <text:p>0</text:p>
          </table:table-cell>
          <table:table-cell table:formula="of:=IF([.R240]=0;&quot;&quot;; IF([.R24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IF([.B241]=&quot;&quot;; &quot;&quot;; WEEKDAY([.B241]; 2))">
            <text:p/>
          </table:table-cell>
          <table:table-cell table:number-columns-repeated="8"/>
          <table:table-cell table:formula="of:=[.K241]*[.I241]" office:value-type="float" office:value="0" calcext:value-type="float">
            <text:p>0</text:p>
          </table:table-cell>
          <table:table-cell table:number-columns-repeated="4"/>
          <table:table-cell table:formula="of:=IF([.L241]=0; &quot;&quot;; [.R241]/[.L241])">
            <text:p/>
          </table:table-cell>
          <table:table-cell table:formula="of:=([.N241]*[.O241])-([.I241]*[.J241])" office:value-type="float" office:value="0" calcext:value-type="float">
            <text:p>0</text:p>
          </table:table-cell>
          <table:table-cell table:formula="of:=IF([.R241]=0;&quot;&quot;; IF([.R24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IF([.B242]=&quot;&quot;; &quot;&quot;; WEEKDAY([.B242]; 2))">
            <text:p/>
          </table:table-cell>
          <table:table-cell table:number-columns-repeated="8"/>
          <table:table-cell table:formula="of:=[.K242]*[.I242]" office:value-type="float" office:value="0" calcext:value-type="float">
            <text:p>0</text:p>
          </table:table-cell>
          <table:table-cell table:number-columns-repeated="4"/>
          <table:table-cell table:formula="of:=IF([.L242]=0; &quot;&quot;; [.R242]/[.L242])">
            <text:p/>
          </table:table-cell>
          <table:table-cell table:formula="of:=([.N242]*[.O242])-([.I242]*[.J242])" office:value-type="float" office:value="0" calcext:value-type="float">
            <text:p>0</text:p>
          </table:table-cell>
          <table:table-cell table:formula="of:=IF([.R242]=0;&quot;&quot;; IF([.R24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formula="of:=IF([.B243]=&quot;&quot;; &quot;&quot;; WEEKDAY([.B243]; 2))">
            <text:p/>
          </table:table-cell>
          <table:table-cell table:number-columns-repeated="8"/>
          <table:table-cell table:formula="of:=[.K243]*[.I243]" office:value-type="float" office:value="0" calcext:value-type="float">
            <text:p>0</text:p>
          </table:table-cell>
          <table:table-cell table:number-columns-repeated="4"/>
          <table:table-cell table:formula="of:=IF([.L243]=0; &quot;&quot;; [.R243]/[.L243])">
            <text:p/>
          </table:table-cell>
          <table:table-cell table:formula="of:=([.N243]*[.O243])-([.I243]*[.J243])" office:value-type="float" office:value="0" calcext:value-type="float">
            <text:p>0</text:p>
          </table:table-cell>
          <table:table-cell table:formula="of:=IF([.R243]=0;&quot;&quot;; IF([.R24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formula="of:=IF([.B244]=&quot;&quot;; &quot;&quot;; WEEKDAY([.B244]; 2))">
            <text:p/>
          </table:table-cell>
          <table:table-cell table:number-columns-repeated="8"/>
          <table:table-cell table:formula="of:=[.K244]*[.I244]" office:value-type="float" office:value="0" calcext:value-type="float">
            <text:p>0</text:p>
          </table:table-cell>
          <table:table-cell table:number-columns-repeated="4"/>
          <table:table-cell table:formula="of:=IF([.L244]=0; &quot;&quot;; [.R244]/[.L244])">
            <text:p/>
          </table:table-cell>
          <table:table-cell table:formula="of:=([.N244]*[.O244])-([.I244]*[.J244])" office:value-type="float" office:value="0" calcext:value-type="float">
            <text:p>0</text:p>
          </table:table-cell>
          <table:table-cell table:formula="of:=IF([.R244]=0;&quot;&quot;; IF([.R24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IF([.B245]=&quot;&quot;; &quot;&quot;; WEEKDAY([.B245]; 2))">
            <text:p/>
          </table:table-cell>
          <table:table-cell table:number-columns-repeated="8"/>
          <table:table-cell table:formula="of:=[.K245]*[.I245]" office:value-type="float" office:value="0" calcext:value-type="float">
            <text:p>0</text:p>
          </table:table-cell>
          <table:table-cell table:number-columns-repeated="4"/>
          <table:table-cell table:formula="of:=IF([.L245]=0; &quot;&quot;; [.R245]/[.L245])">
            <text:p/>
          </table:table-cell>
          <table:table-cell table:formula="of:=([.N245]*[.O245])-([.I245]*[.J245])" office:value-type="float" office:value="0" calcext:value-type="float">
            <text:p>0</text:p>
          </table:table-cell>
          <table:table-cell table:formula="of:=IF([.R245]=0;&quot;&quot;; IF([.R24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IF([.B246]=&quot;&quot;; &quot;&quot;; WEEKDAY([.B246]; 2))">
            <text:p/>
          </table:table-cell>
          <table:table-cell table:number-columns-repeated="8"/>
          <table:table-cell table:formula="of:=[.K246]*[.I246]" office:value-type="float" office:value="0" calcext:value-type="float">
            <text:p>0</text:p>
          </table:table-cell>
          <table:table-cell table:number-columns-repeated="4"/>
          <table:table-cell table:formula="of:=IF([.L246]=0; &quot;&quot;; [.R246]/[.L246])">
            <text:p/>
          </table:table-cell>
          <table:table-cell table:formula="of:=([.N246]*[.O246])-([.I246]*[.J246])" office:value-type="float" office:value="0" calcext:value-type="float">
            <text:p>0</text:p>
          </table:table-cell>
          <table:table-cell table:formula="of:=IF([.R246]=0;&quot;&quot;; IF([.R24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IF([.B247]=&quot;&quot;; &quot;&quot;; WEEKDAY([.B247]; 2))">
            <text:p/>
          </table:table-cell>
          <table:table-cell table:number-columns-repeated="8"/>
          <table:table-cell table:formula="of:=[.K247]*[.I247]" office:value-type="float" office:value="0" calcext:value-type="float">
            <text:p>0</text:p>
          </table:table-cell>
          <table:table-cell table:number-columns-repeated="4"/>
          <table:table-cell table:formula="of:=IF([.L247]=0; &quot;&quot;; [.R247]/[.L247])">
            <text:p/>
          </table:table-cell>
          <table:table-cell table:formula="of:=([.N247]*[.O247])-([.I247]*[.J247])" office:value-type="float" office:value="0" calcext:value-type="float">
            <text:p>0</text:p>
          </table:table-cell>
          <table:table-cell table:formula="of:=IF([.R247]=0;&quot;&quot;; IF([.R24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formula="of:=IF([.B248]=&quot;&quot;; &quot;&quot;; WEEKDAY([.B248]; 2))">
            <text:p/>
          </table:table-cell>
          <table:table-cell table:number-columns-repeated="8"/>
          <table:table-cell table:formula="of:=[.K248]*[.I248]" office:value-type="float" office:value="0" calcext:value-type="float">
            <text:p>0</text:p>
          </table:table-cell>
          <table:table-cell table:number-columns-repeated="4"/>
          <table:table-cell table:formula="of:=IF([.L248]=0; &quot;&quot;; [.R248]/[.L248])">
            <text:p/>
          </table:table-cell>
          <table:table-cell table:formula="of:=([.N248]*[.O248])-([.I248]*[.J248])" office:value-type="float" office:value="0" calcext:value-type="float">
            <text:p>0</text:p>
          </table:table-cell>
          <table:table-cell table:formula="of:=IF([.R248]=0;&quot;&quot;; IF([.R24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formula="of:=IF([.B249]=&quot;&quot;; &quot;&quot;; WEEKDAY([.B249]; 2))">
            <text:p/>
          </table:table-cell>
          <table:table-cell table:number-columns-repeated="8"/>
          <table:table-cell table:formula="of:=[.K249]*[.I249]" office:value-type="float" office:value="0" calcext:value-type="float">
            <text:p>0</text:p>
          </table:table-cell>
          <table:table-cell table:number-columns-repeated="4"/>
          <table:table-cell table:formula="of:=IF([.L249]=0; &quot;&quot;; [.R249]/[.L249])">
            <text:p/>
          </table:table-cell>
          <table:table-cell table:formula="of:=([.N249]*[.O249])-([.I249]*[.J249])" office:value-type="float" office:value="0" calcext:value-type="float">
            <text:p>0</text:p>
          </table:table-cell>
          <table:table-cell table:formula="of:=IF([.R249]=0;&quot;&quot;; IF([.R24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formula="of:=IF([.B250]=&quot;&quot;; &quot;&quot;; WEEKDAY([.B250]; 2))">
            <text:p/>
          </table:table-cell>
          <table:table-cell table:number-columns-repeated="8"/>
          <table:table-cell table:formula="of:=[.K250]*[.I250]" office:value-type="float" office:value="0" calcext:value-type="float">
            <text:p>0</text:p>
          </table:table-cell>
          <table:table-cell table:number-columns-repeated="4"/>
          <table:table-cell table:formula="of:=IF([.L250]=0; &quot;&quot;; [.R250]/[.L250])">
            <text:p/>
          </table:table-cell>
          <table:table-cell table:formula="of:=([.N250]*[.O250])-([.I250]*[.J250])" office:value-type="float" office:value="0" calcext:value-type="float">
            <text:p>0</text:p>
          </table:table-cell>
          <table:table-cell table:formula="of:=IF([.R250]=0;&quot;&quot;; IF([.R25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formula="of:=IF([.B251]=&quot;&quot;; &quot;&quot;; WEEKDAY([.B251]; 2))">
            <text:p/>
          </table:table-cell>
          <table:table-cell table:number-columns-repeated="8"/>
          <table:table-cell table:formula="of:=[.K251]*[.I251]" office:value-type="float" office:value="0" calcext:value-type="float">
            <text:p>0</text:p>
          </table:table-cell>
          <table:table-cell table:number-columns-repeated="4"/>
          <table:table-cell table:formula="of:=IF([.L251]=0; &quot;&quot;; [.R251]/[.L251])">
            <text:p/>
          </table:table-cell>
          <table:table-cell table:formula="of:=([.N251]*[.O251])-([.I251]*[.J251])" office:value-type="float" office:value="0" calcext:value-type="float">
            <text:p>0</text:p>
          </table:table-cell>
          <table:table-cell table:formula="of:=IF([.R251]=0;&quot;&quot;; IF([.R25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IF([.B252]=&quot;&quot;; &quot;&quot;; WEEKDAY([.B252]; 2))">
            <text:p/>
          </table:table-cell>
          <table:table-cell table:number-columns-repeated="8"/>
          <table:table-cell table:formula="of:=[.K252]*[.I252]" office:value-type="float" office:value="0" calcext:value-type="float">
            <text:p>0</text:p>
          </table:table-cell>
          <table:table-cell table:number-columns-repeated="4"/>
          <table:table-cell table:formula="of:=IF([.L252]=0; &quot;&quot;; [.R252]/[.L252])">
            <text:p/>
          </table:table-cell>
          <table:table-cell table:formula="of:=([.N252]*[.O252])-([.I252]*[.J252])" office:value-type="float" office:value="0" calcext:value-type="float">
            <text:p>0</text:p>
          </table:table-cell>
          <table:table-cell table:formula="of:=IF([.R252]=0;&quot;&quot;; IF([.R25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IF([.B253]=&quot;&quot;; &quot;&quot;; WEEKDAY([.B253]; 2))">
            <text:p/>
          </table:table-cell>
          <table:table-cell table:number-columns-repeated="8"/>
          <table:table-cell table:formula="of:=[.K253]*[.I253]" office:value-type="float" office:value="0" calcext:value-type="float">
            <text:p>0</text:p>
          </table:table-cell>
          <table:table-cell table:number-columns-repeated="4"/>
          <table:table-cell table:formula="of:=IF([.L253]=0; &quot;&quot;; [.R253]/[.L253])">
            <text:p/>
          </table:table-cell>
          <table:table-cell table:formula="of:=([.N253]*[.O253])-([.I253]*[.J253])" office:value-type="float" office:value="0" calcext:value-type="float">
            <text:p>0</text:p>
          </table:table-cell>
          <table:table-cell table:formula="of:=IF([.R253]=0;&quot;&quot;; IF([.R25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formula="of:=IF([.B254]=&quot;&quot;; &quot;&quot;; WEEKDAY([.B254]; 2))">
            <text:p/>
          </table:table-cell>
          <table:table-cell table:number-columns-repeated="8"/>
          <table:table-cell table:formula="of:=[.K254]*[.I254]" office:value-type="float" office:value="0" calcext:value-type="float">
            <text:p>0</text:p>
          </table:table-cell>
          <table:table-cell table:number-columns-repeated="4"/>
          <table:table-cell table:formula="of:=IF([.L254]=0; &quot;&quot;; [.R254]/[.L254])">
            <text:p/>
          </table:table-cell>
          <table:table-cell table:formula="of:=([.N254]*[.O254])-([.I254]*[.J254])" office:value-type="float" office:value="0" calcext:value-type="float">
            <text:p>0</text:p>
          </table:table-cell>
          <table:table-cell table:formula="of:=IF([.R254]=0;&quot;&quot;; IF([.R25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formula="of:=IF([.B255]=&quot;&quot;; &quot;&quot;; WEEKDAY([.B255]; 2))">
            <text:p/>
          </table:table-cell>
          <table:table-cell table:number-columns-repeated="8"/>
          <table:table-cell table:formula="of:=[.K255]*[.I255]" office:value-type="float" office:value="0" calcext:value-type="float">
            <text:p>0</text:p>
          </table:table-cell>
          <table:table-cell table:number-columns-repeated="4"/>
          <table:table-cell table:formula="of:=IF([.L255]=0; &quot;&quot;; [.R255]/[.L255])">
            <text:p/>
          </table:table-cell>
          <table:table-cell table:formula="of:=([.N255]*[.O255])-([.I255]*[.J255])" office:value-type="float" office:value="0" calcext:value-type="float">
            <text:p>0</text:p>
          </table:table-cell>
          <table:table-cell table:formula="of:=IF([.R255]=0;&quot;&quot;; IF([.R25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formula="of:=IF([.B256]=&quot;&quot;; &quot;&quot;; WEEKDAY([.B256]; 2))">
            <text:p/>
          </table:table-cell>
          <table:table-cell table:number-columns-repeated="8"/>
          <table:table-cell table:formula="of:=[.K256]*[.I256]" office:value-type="float" office:value="0" calcext:value-type="float">
            <text:p>0</text:p>
          </table:table-cell>
          <table:table-cell table:number-columns-repeated="4"/>
          <table:table-cell table:formula="of:=IF([.L256]=0; &quot;&quot;; [.R256]/[.L256])">
            <text:p/>
          </table:table-cell>
          <table:table-cell table:formula="of:=([.N256]*[.O256])-([.I256]*[.J256])" office:value-type="float" office:value="0" calcext:value-type="float">
            <text:p>0</text:p>
          </table:table-cell>
          <table:table-cell table:formula="of:=IF([.R256]=0;&quot;&quot;; IF([.R25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formula="of:=IF([.B257]=&quot;&quot;; &quot;&quot;; WEEKDAY([.B257]; 2))">
            <text:p/>
          </table:table-cell>
          <table:table-cell table:number-columns-repeated="8"/>
          <table:table-cell table:formula="of:=[.K257]*[.I257]" office:value-type="float" office:value="0" calcext:value-type="float">
            <text:p>0</text:p>
          </table:table-cell>
          <table:table-cell table:number-columns-repeated="4"/>
          <table:table-cell table:formula="of:=IF([.L257]=0; &quot;&quot;; [.R257]/[.L257])">
            <text:p/>
          </table:table-cell>
          <table:table-cell table:formula="of:=([.N257]*[.O257])-([.I257]*[.J257])" office:value-type="float" office:value="0" calcext:value-type="float">
            <text:p>0</text:p>
          </table:table-cell>
          <table:table-cell table:formula="of:=IF([.R257]=0;&quot;&quot;; IF([.R25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IF([.B258]=&quot;&quot;; &quot;&quot;; WEEKDAY([.B258]; 2))">
            <text:p/>
          </table:table-cell>
          <table:table-cell table:number-columns-repeated="8"/>
          <table:table-cell table:formula="of:=[.K258]*[.I258]" office:value-type="float" office:value="0" calcext:value-type="float">
            <text:p>0</text:p>
          </table:table-cell>
          <table:table-cell table:number-columns-repeated="4"/>
          <table:table-cell table:formula="of:=IF([.L258]=0; &quot;&quot;; [.R258]/[.L258])">
            <text:p/>
          </table:table-cell>
          <table:table-cell table:formula="of:=([.N258]*[.O258])-([.I258]*[.J258])" office:value-type="float" office:value="0" calcext:value-type="float">
            <text:p>0</text:p>
          </table:table-cell>
          <table:table-cell table:formula="of:=IF([.R258]=0;&quot;&quot;; IF([.R25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formula="of:=IF([.B259]=&quot;&quot;; &quot;&quot;; WEEKDAY([.B259]; 2))">
            <text:p/>
          </table:table-cell>
          <table:table-cell table:number-columns-repeated="8"/>
          <table:table-cell table:formula="of:=[.K259]*[.I259]" office:value-type="float" office:value="0" calcext:value-type="float">
            <text:p>0</text:p>
          </table:table-cell>
          <table:table-cell table:number-columns-repeated="4"/>
          <table:table-cell table:formula="of:=IF([.L259]=0; &quot;&quot;; [.R259]/[.L259])">
            <text:p/>
          </table:table-cell>
          <table:table-cell table:formula="of:=([.N259]*[.O259])-([.I259]*[.J259])" office:value-type="float" office:value="0" calcext:value-type="float">
            <text:p>0</text:p>
          </table:table-cell>
          <table:table-cell table:formula="of:=IF([.R259]=0;&quot;&quot;; IF([.R25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formula="of:=IF([.B260]=&quot;&quot;; &quot;&quot;; WEEKDAY([.B260]; 2))">
            <text:p/>
          </table:table-cell>
          <table:table-cell table:number-columns-repeated="8"/>
          <table:table-cell table:formula="of:=[.K260]*[.I260]" office:value-type="float" office:value="0" calcext:value-type="float">
            <text:p>0</text:p>
          </table:table-cell>
          <table:table-cell table:number-columns-repeated="4"/>
          <table:table-cell table:formula="of:=IF([.L260]=0; &quot;&quot;; [.R260]/[.L260])">
            <text:p/>
          </table:table-cell>
          <table:table-cell table:formula="of:=([.N260]*[.O260])-([.I260]*[.J260])" office:value-type="float" office:value="0" calcext:value-type="float">
            <text:p>0</text:p>
          </table:table-cell>
          <table:table-cell table:formula="of:=IF([.R260]=0;&quot;&quot;; IF([.R26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formula="of:=IF([.B261]=&quot;&quot;; &quot;&quot;; WEEKDAY([.B261]; 2))">
            <text:p/>
          </table:table-cell>
          <table:table-cell table:number-columns-repeated="8"/>
          <table:table-cell table:formula="of:=[.K261]*[.I261]" office:value-type="float" office:value="0" calcext:value-type="float">
            <text:p>0</text:p>
          </table:table-cell>
          <table:table-cell table:number-columns-repeated="4"/>
          <table:table-cell table:formula="of:=IF([.L261]=0; &quot;&quot;; [.R261]/[.L261])">
            <text:p/>
          </table:table-cell>
          <table:table-cell table:formula="of:=([.N261]*[.O261])-([.I261]*[.J261])" office:value-type="float" office:value="0" calcext:value-type="float">
            <text:p>0</text:p>
          </table:table-cell>
          <table:table-cell table:formula="of:=IF([.R261]=0;&quot;&quot;; IF([.R26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IF([.B262]=&quot;&quot;; &quot;&quot;; WEEKDAY([.B262]; 2))">
            <text:p/>
          </table:table-cell>
          <table:table-cell table:number-columns-repeated="8"/>
          <table:table-cell table:formula="of:=[.K262]*[.I262]" office:value-type="float" office:value="0" calcext:value-type="float">
            <text:p>0</text:p>
          </table:table-cell>
          <table:table-cell table:number-columns-repeated="4"/>
          <table:table-cell table:formula="of:=IF([.L262]=0; &quot;&quot;; [.R262]/[.L262])">
            <text:p/>
          </table:table-cell>
          <table:table-cell table:formula="of:=([.N262]*[.O262])-([.I262]*[.J262])" office:value-type="float" office:value="0" calcext:value-type="float">
            <text:p>0</text:p>
          </table:table-cell>
          <table:table-cell table:formula="of:=IF([.R262]=0;&quot;&quot;; IF([.R26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formula="of:=IF([.B263]=&quot;&quot;; &quot;&quot;; WEEKDAY([.B263]; 2))">
            <text:p/>
          </table:table-cell>
          <table:table-cell table:number-columns-repeated="8"/>
          <table:table-cell table:formula="of:=[.K263]*[.I263]" office:value-type="float" office:value="0" calcext:value-type="float">
            <text:p>0</text:p>
          </table:table-cell>
          <table:table-cell table:number-columns-repeated="4"/>
          <table:table-cell table:formula="of:=IF([.L263]=0; &quot;&quot;; [.R263]/[.L263])">
            <text:p/>
          </table:table-cell>
          <table:table-cell table:formula="of:=([.N263]*[.O263])-([.I263]*[.J263])" office:value-type="float" office:value="0" calcext:value-type="float">
            <text:p>0</text:p>
          </table:table-cell>
          <table:table-cell table:formula="of:=IF([.R263]=0;&quot;&quot;; IF([.R26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formula="of:=IF([.B264]=&quot;&quot;; &quot;&quot;; WEEKDAY([.B264]; 2))">
            <text:p/>
          </table:table-cell>
          <table:table-cell table:number-columns-repeated="8"/>
          <table:table-cell table:formula="of:=[.K264]*[.I264]" office:value-type="float" office:value="0" calcext:value-type="float">
            <text:p>0</text:p>
          </table:table-cell>
          <table:table-cell table:number-columns-repeated="4"/>
          <table:table-cell table:formula="of:=IF([.L264]=0; &quot;&quot;; [.R264]/[.L264])">
            <text:p/>
          </table:table-cell>
          <table:table-cell table:formula="of:=([.N264]*[.O264])-([.I264]*[.J264])" office:value-type="float" office:value="0" calcext:value-type="float">
            <text:p>0</text:p>
          </table:table-cell>
          <table:table-cell table:formula="of:=IF([.R264]=0;&quot;&quot;; IF([.R26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formula="of:=IF([.B265]=&quot;&quot;; &quot;&quot;; WEEKDAY([.B265]; 2))">
            <text:p/>
          </table:table-cell>
          <table:table-cell table:number-columns-repeated="8"/>
          <table:table-cell table:formula="of:=[.K265]*[.I265]" office:value-type="float" office:value="0" calcext:value-type="float">
            <text:p>0</text:p>
          </table:table-cell>
          <table:table-cell table:number-columns-repeated="4"/>
          <table:table-cell table:formula="of:=IF([.L265]=0; &quot;&quot;; [.R265]/[.L265])">
            <text:p/>
          </table:table-cell>
          <table:table-cell table:formula="of:=([.N265]*[.O265])-([.I265]*[.J265])" office:value-type="float" office:value="0" calcext:value-type="float">
            <text:p>0</text:p>
          </table:table-cell>
          <table:table-cell table:formula="of:=IF([.R265]=0;&quot;&quot;; IF([.R26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formula="of:=IF([.B266]=&quot;&quot;; &quot;&quot;; WEEKDAY([.B266]; 2))">
            <text:p/>
          </table:table-cell>
          <table:table-cell table:number-columns-repeated="8"/>
          <table:table-cell table:formula="of:=[.K266]*[.I266]" office:value-type="float" office:value="0" calcext:value-type="float">
            <text:p>0</text:p>
          </table:table-cell>
          <table:table-cell table:number-columns-repeated="4"/>
          <table:table-cell table:formula="of:=IF([.L266]=0; &quot;&quot;; [.R266]/[.L266])">
            <text:p/>
          </table:table-cell>
          <table:table-cell table:formula="of:=([.N266]*[.O266])-([.I266]*[.J266])" office:value-type="float" office:value="0" calcext:value-type="float">
            <text:p>0</text:p>
          </table:table-cell>
          <table:table-cell table:formula="of:=IF([.R266]=0;&quot;&quot;; IF([.R26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formula="of:=IF([.B267]=&quot;&quot;; &quot;&quot;; WEEKDAY([.B267]; 2))">
            <text:p/>
          </table:table-cell>
          <table:table-cell table:number-columns-repeated="8"/>
          <table:table-cell table:formula="of:=[.K267]*[.I267]" office:value-type="float" office:value="0" calcext:value-type="float">
            <text:p>0</text:p>
          </table:table-cell>
          <table:table-cell table:number-columns-repeated="4"/>
          <table:table-cell table:formula="of:=IF([.L267]=0; &quot;&quot;; [.R267]/[.L267])">
            <text:p/>
          </table:table-cell>
          <table:table-cell table:formula="of:=([.N267]*[.O267])-([.I267]*[.J267])" office:value-type="float" office:value="0" calcext:value-type="float">
            <text:p>0</text:p>
          </table:table-cell>
          <table:table-cell table:formula="of:=IF([.R267]=0;&quot;&quot;; IF([.R26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formula="of:=IF([.B268]=&quot;&quot;; &quot;&quot;; WEEKDAY([.B268]; 2))">
            <text:p/>
          </table:table-cell>
          <table:table-cell table:number-columns-repeated="8"/>
          <table:table-cell table:formula="of:=[.K268]*[.I268]" office:value-type="float" office:value="0" calcext:value-type="float">
            <text:p>0</text:p>
          </table:table-cell>
          <table:table-cell table:number-columns-repeated="4"/>
          <table:table-cell table:formula="of:=IF([.L268]=0; &quot;&quot;; [.R268]/[.L268])">
            <text:p/>
          </table:table-cell>
          <table:table-cell table:formula="of:=([.N268]*[.O268])-([.I268]*[.J268])" office:value-type="float" office:value="0" calcext:value-type="float">
            <text:p>0</text:p>
          </table:table-cell>
          <table:table-cell table:formula="of:=IF([.R268]=0;&quot;&quot;; IF([.R26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formula="of:=IF([.B269]=&quot;&quot;; &quot;&quot;; WEEKDAY([.B269]; 2))">
            <text:p/>
          </table:table-cell>
          <table:table-cell table:number-columns-repeated="8"/>
          <table:table-cell table:formula="of:=[.K269]*[.I269]" office:value-type="float" office:value="0" calcext:value-type="float">
            <text:p>0</text:p>
          </table:table-cell>
          <table:table-cell table:number-columns-repeated="4"/>
          <table:table-cell table:formula="of:=IF([.L269]=0; &quot;&quot;; [.R269]/[.L269])">
            <text:p/>
          </table:table-cell>
          <table:table-cell table:formula="of:=([.N269]*[.O269])-([.I269]*[.J269])" office:value-type="float" office:value="0" calcext:value-type="float">
            <text:p>0</text:p>
          </table:table-cell>
          <table:table-cell table:formula="of:=IF([.R269]=0;&quot;&quot;; IF([.R26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formula="of:=IF([.B270]=&quot;&quot;; &quot;&quot;; WEEKDAY([.B270]; 2))">
            <text:p/>
          </table:table-cell>
          <table:table-cell table:number-columns-repeated="8"/>
          <table:table-cell table:formula="of:=[.K270]*[.I270]" office:value-type="float" office:value="0" calcext:value-type="float">
            <text:p>0</text:p>
          </table:table-cell>
          <table:table-cell table:number-columns-repeated="4"/>
          <table:table-cell table:formula="of:=IF([.L270]=0; &quot;&quot;; [.R270]/[.L270])">
            <text:p/>
          </table:table-cell>
          <table:table-cell table:formula="of:=([.N270]*[.O270])-([.I270]*[.J270])" office:value-type="float" office:value="0" calcext:value-type="float">
            <text:p>0</text:p>
          </table:table-cell>
          <table:table-cell table:formula="of:=IF([.R270]=0;&quot;&quot;; IF([.R27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formula="of:=IF([.B271]=&quot;&quot;; &quot;&quot;; WEEKDAY([.B271]; 2))">
            <text:p/>
          </table:table-cell>
          <table:table-cell table:number-columns-repeated="8"/>
          <table:table-cell table:formula="of:=[.K271]*[.I271]" office:value-type="float" office:value="0" calcext:value-type="float">
            <text:p>0</text:p>
          </table:table-cell>
          <table:table-cell table:number-columns-repeated="4"/>
          <table:table-cell table:formula="of:=IF([.L271]=0; &quot;&quot;; [.R271]/[.L271])">
            <text:p/>
          </table:table-cell>
          <table:table-cell table:formula="of:=([.N271]*[.O271])-([.I271]*[.J271])" office:value-type="float" office:value="0" calcext:value-type="float">
            <text:p>0</text:p>
          </table:table-cell>
          <table:table-cell table:formula="of:=IF([.R271]=0;&quot;&quot;; IF([.R27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formula="of:=IF([.B272]=&quot;&quot;; &quot;&quot;; WEEKDAY([.B272]; 2))">
            <text:p/>
          </table:table-cell>
          <table:table-cell table:number-columns-repeated="8"/>
          <table:table-cell table:formula="of:=[.K272]*[.I272]" office:value-type="float" office:value="0" calcext:value-type="float">
            <text:p>0</text:p>
          </table:table-cell>
          <table:table-cell table:number-columns-repeated="4"/>
          <table:table-cell table:formula="of:=IF([.L272]=0; &quot;&quot;; [.R272]/[.L272])">
            <text:p/>
          </table:table-cell>
          <table:table-cell table:formula="of:=([.N272]*[.O272])-([.I272]*[.J272])" office:value-type="float" office:value="0" calcext:value-type="float">
            <text:p>0</text:p>
          </table:table-cell>
          <table:table-cell table:formula="of:=IF([.R272]=0;&quot;&quot;; IF([.R27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formula="of:=IF([.B273]=&quot;&quot;; &quot;&quot;; WEEKDAY([.B273]; 2))">
            <text:p/>
          </table:table-cell>
          <table:table-cell table:number-columns-repeated="8"/>
          <table:table-cell table:formula="of:=[.K273]*[.I273]" office:value-type="float" office:value="0" calcext:value-type="float">
            <text:p>0</text:p>
          </table:table-cell>
          <table:table-cell table:number-columns-repeated="4"/>
          <table:table-cell table:formula="of:=IF([.L273]=0; &quot;&quot;; [.R273]/[.L273])">
            <text:p/>
          </table:table-cell>
          <table:table-cell table:formula="of:=([.N273]*[.O273])-([.I273]*[.J273])" office:value-type="float" office:value="0" calcext:value-type="float">
            <text:p>0</text:p>
          </table:table-cell>
          <table:table-cell table:formula="of:=IF([.R273]=0;&quot;&quot;; IF([.R27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formula="of:=IF([.B274]=&quot;&quot;; &quot;&quot;; WEEKDAY([.B274]; 2))">
            <text:p/>
          </table:table-cell>
          <table:table-cell table:number-columns-repeated="8"/>
          <table:table-cell table:formula="of:=[.K274]*[.I274]" office:value-type="float" office:value="0" calcext:value-type="float">
            <text:p>0</text:p>
          </table:table-cell>
          <table:table-cell table:number-columns-repeated="4"/>
          <table:table-cell table:formula="of:=IF([.L274]=0; &quot;&quot;; [.R274]/[.L274])">
            <text:p/>
          </table:table-cell>
          <table:table-cell table:formula="of:=([.N274]*[.O274])-([.I274]*[.J274])" office:value-type="float" office:value="0" calcext:value-type="float">
            <text:p>0</text:p>
          </table:table-cell>
          <table:table-cell table:formula="of:=IF([.R274]=0;&quot;&quot;; IF([.R27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formula="of:=IF([.B275]=&quot;&quot;; &quot;&quot;; WEEKDAY([.B275]; 2))">
            <text:p/>
          </table:table-cell>
          <table:table-cell table:number-columns-repeated="8"/>
          <table:table-cell table:formula="of:=[.K275]*[.I275]" office:value-type="float" office:value="0" calcext:value-type="float">
            <text:p>0</text:p>
          </table:table-cell>
          <table:table-cell table:number-columns-repeated="4"/>
          <table:table-cell table:formula="of:=IF([.L275]=0; &quot;&quot;; [.R275]/[.L275])">
            <text:p/>
          </table:table-cell>
          <table:table-cell table:formula="of:=([.N275]*[.O275])-([.I275]*[.J275])" office:value-type="float" office:value="0" calcext:value-type="float">
            <text:p>0</text:p>
          </table:table-cell>
          <table:table-cell table:formula="of:=IF([.R275]=0;&quot;&quot;; IF([.R27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formula="of:=IF([.B276]=&quot;&quot;; &quot;&quot;; WEEKDAY([.B276]; 2))">
            <text:p/>
          </table:table-cell>
          <table:table-cell table:number-columns-repeated="8"/>
          <table:table-cell table:formula="of:=[.K276]*[.I276]" office:value-type="float" office:value="0" calcext:value-type="float">
            <text:p>0</text:p>
          </table:table-cell>
          <table:table-cell table:number-columns-repeated="4"/>
          <table:table-cell table:formula="of:=IF([.L276]=0; &quot;&quot;; [.R276]/[.L276])">
            <text:p/>
          </table:table-cell>
          <table:table-cell table:formula="of:=([.N276]*[.O276])-([.I276]*[.J276])" office:value-type="float" office:value="0" calcext:value-type="float">
            <text:p>0</text:p>
          </table:table-cell>
          <table:table-cell table:formula="of:=IF([.R276]=0;&quot;&quot;; IF([.R27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formula="of:=IF([.B277]=&quot;&quot;; &quot;&quot;; WEEKDAY([.B277]; 2))">
            <text:p/>
          </table:table-cell>
          <table:table-cell table:number-columns-repeated="8"/>
          <table:table-cell table:formula="of:=[.K277]*[.I277]" office:value-type="float" office:value="0" calcext:value-type="float">
            <text:p>0</text:p>
          </table:table-cell>
          <table:table-cell table:number-columns-repeated="4"/>
          <table:table-cell table:formula="of:=IF([.L277]=0; &quot;&quot;; [.R277]/[.L277])">
            <text:p/>
          </table:table-cell>
          <table:table-cell table:formula="of:=([.N277]*[.O277])-([.I277]*[.J277])" office:value-type="float" office:value="0" calcext:value-type="float">
            <text:p>0</text:p>
          </table:table-cell>
          <table:table-cell table:formula="of:=IF([.R277]=0;&quot;&quot;; IF([.R27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formula="of:=IF([.B278]=&quot;&quot;; &quot;&quot;; WEEKDAY([.B278]; 2))">
            <text:p/>
          </table:table-cell>
          <table:table-cell table:number-columns-repeated="8"/>
          <table:table-cell table:formula="of:=[.K278]*[.I278]" office:value-type="float" office:value="0" calcext:value-type="float">
            <text:p>0</text:p>
          </table:table-cell>
          <table:table-cell table:number-columns-repeated="4"/>
          <table:table-cell table:formula="of:=IF([.L278]=0; &quot;&quot;; [.R278]/[.L278])">
            <text:p/>
          </table:table-cell>
          <table:table-cell table:formula="of:=([.N278]*[.O278])-([.I278]*[.J278])" office:value-type="float" office:value="0" calcext:value-type="float">
            <text:p>0</text:p>
          </table:table-cell>
          <table:table-cell table:formula="of:=IF([.R278]=0;&quot;&quot;; IF([.R27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formula="of:=IF([.B279]=&quot;&quot;; &quot;&quot;; WEEKDAY([.B279]; 2))">
            <text:p/>
          </table:table-cell>
          <table:table-cell table:number-columns-repeated="8"/>
          <table:table-cell table:formula="of:=[.K279]*[.I279]" office:value-type="float" office:value="0" calcext:value-type="float">
            <text:p>0</text:p>
          </table:table-cell>
          <table:table-cell table:number-columns-repeated="4"/>
          <table:table-cell table:formula="of:=IF([.L279]=0; &quot;&quot;; [.R279]/[.L279])">
            <text:p/>
          </table:table-cell>
          <table:table-cell table:formula="of:=([.N279]*[.O279])-([.I279]*[.J279])" office:value-type="float" office:value="0" calcext:value-type="float">
            <text:p>0</text:p>
          </table:table-cell>
          <table:table-cell table:formula="of:=IF([.R279]=0;&quot;&quot;; IF([.R27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formula="of:=IF([.B280]=&quot;&quot;; &quot;&quot;; WEEKDAY([.B280]; 2))">
            <text:p/>
          </table:table-cell>
          <table:table-cell table:number-columns-repeated="8"/>
          <table:table-cell table:formula="of:=[.K280]*[.I280]" office:value-type="float" office:value="0" calcext:value-type="float">
            <text:p>0</text:p>
          </table:table-cell>
          <table:table-cell table:number-columns-repeated="4"/>
          <table:table-cell table:formula="of:=IF([.L280]=0; &quot;&quot;; [.R280]/[.L280])">
            <text:p/>
          </table:table-cell>
          <table:table-cell table:formula="of:=([.N280]*[.O280])-([.I280]*[.J280])" office:value-type="float" office:value="0" calcext:value-type="float">
            <text:p>0</text:p>
          </table:table-cell>
          <table:table-cell table:formula="of:=IF([.R280]=0;&quot;&quot;; IF([.R28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formula="of:=IF([.B281]=&quot;&quot;; &quot;&quot;; WEEKDAY([.B281]; 2))">
            <text:p/>
          </table:table-cell>
          <table:table-cell table:number-columns-repeated="8"/>
          <table:table-cell table:formula="of:=[.K281]*[.I281]" office:value-type="float" office:value="0" calcext:value-type="float">
            <text:p>0</text:p>
          </table:table-cell>
          <table:table-cell table:number-columns-repeated="4"/>
          <table:table-cell table:formula="of:=IF([.L281]=0; &quot;&quot;; [.R281]/[.L281])">
            <text:p/>
          </table:table-cell>
          <table:table-cell table:formula="of:=([.N281]*[.O281])-([.I281]*[.J281])" office:value-type="float" office:value="0" calcext:value-type="float">
            <text:p>0</text:p>
          </table:table-cell>
          <table:table-cell table:formula="of:=IF([.R281]=0;&quot;&quot;; IF([.R28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formula="of:=IF([.B282]=&quot;&quot;; &quot;&quot;; WEEKDAY([.B282]; 2))">
            <text:p/>
          </table:table-cell>
          <table:table-cell table:number-columns-repeated="8"/>
          <table:table-cell table:formula="of:=[.K282]*[.I282]" office:value-type="float" office:value="0" calcext:value-type="float">
            <text:p>0</text:p>
          </table:table-cell>
          <table:table-cell table:number-columns-repeated="4"/>
          <table:table-cell table:formula="of:=IF([.L282]=0; &quot;&quot;; [.R282]/[.L282])">
            <text:p/>
          </table:table-cell>
          <table:table-cell table:formula="of:=([.N282]*[.O282])-([.I282]*[.J282])" office:value-type="float" office:value="0" calcext:value-type="float">
            <text:p>0</text:p>
          </table:table-cell>
          <table:table-cell table:formula="of:=IF([.R282]=0;&quot;&quot;; IF([.R28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formula="of:=IF([.B283]=&quot;&quot;; &quot;&quot;; WEEKDAY([.B283]; 2))">
            <text:p/>
          </table:table-cell>
          <table:table-cell table:number-columns-repeated="8"/>
          <table:table-cell table:formula="of:=[.K283]*[.I283]" office:value-type="float" office:value="0" calcext:value-type="float">
            <text:p>0</text:p>
          </table:table-cell>
          <table:table-cell table:number-columns-repeated="4"/>
          <table:table-cell table:formula="of:=IF([.L283]=0; &quot;&quot;; [.R283]/[.L283])">
            <text:p/>
          </table:table-cell>
          <table:table-cell table:formula="of:=([.N283]*[.O283])-([.I283]*[.J283])" office:value-type="float" office:value="0" calcext:value-type="float">
            <text:p>0</text:p>
          </table:table-cell>
          <table:table-cell table:formula="of:=IF([.R283]=0;&quot;&quot;; IF([.R28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formula="of:=IF([.B284]=&quot;&quot;; &quot;&quot;; WEEKDAY([.B284]; 2))">
            <text:p/>
          </table:table-cell>
          <table:table-cell table:number-columns-repeated="8"/>
          <table:table-cell table:formula="of:=[.K284]*[.I284]" office:value-type="float" office:value="0" calcext:value-type="float">
            <text:p>0</text:p>
          </table:table-cell>
          <table:table-cell table:number-columns-repeated="4"/>
          <table:table-cell table:formula="of:=IF([.L284]=0; &quot;&quot;; [.R284]/[.L284])">
            <text:p/>
          </table:table-cell>
          <table:table-cell table:formula="of:=([.N284]*[.O284])-([.I284]*[.J284])" office:value-type="float" office:value="0" calcext:value-type="float">
            <text:p>0</text:p>
          </table:table-cell>
          <table:table-cell table:formula="of:=IF([.R284]=0;&quot;&quot;; IF([.R28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formula="of:=IF([.B285]=&quot;&quot;; &quot;&quot;; WEEKDAY([.B285]; 2))">
            <text:p/>
          </table:table-cell>
          <table:table-cell table:number-columns-repeated="8"/>
          <table:table-cell table:formula="of:=[.K285]*[.I285]" office:value-type="float" office:value="0" calcext:value-type="float">
            <text:p>0</text:p>
          </table:table-cell>
          <table:table-cell table:number-columns-repeated="4"/>
          <table:table-cell table:formula="of:=IF([.L285]=0; &quot;&quot;; [.R285]/[.L285])">
            <text:p/>
          </table:table-cell>
          <table:table-cell table:formula="of:=([.N285]*[.O285])-([.I285]*[.J285])" office:value-type="float" office:value="0" calcext:value-type="float">
            <text:p>0</text:p>
          </table:table-cell>
          <table:table-cell table:formula="of:=IF([.R285]=0;&quot;&quot;; IF([.R28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formula="of:=IF([.B286]=&quot;&quot;; &quot;&quot;; WEEKDAY([.B286]; 2))">
            <text:p/>
          </table:table-cell>
          <table:table-cell table:number-columns-repeated="8"/>
          <table:table-cell table:formula="of:=[.K286]*[.I286]" office:value-type="float" office:value="0" calcext:value-type="float">
            <text:p>0</text:p>
          </table:table-cell>
          <table:table-cell table:number-columns-repeated="4"/>
          <table:table-cell table:formula="of:=IF([.L286]=0; &quot;&quot;; [.R286]/[.L286])">
            <text:p/>
          </table:table-cell>
          <table:table-cell table:formula="of:=([.N286]*[.O286])-([.I286]*[.J286])" office:value-type="float" office:value="0" calcext:value-type="float">
            <text:p>0</text:p>
          </table:table-cell>
          <table:table-cell table:formula="of:=IF([.R286]=0;&quot;&quot;; IF([.R28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formula="of:=IF([.B287]=&quot;&quot;; &quot;&quot;; WEEKDAY([.B287]; 2))">
            <text:p/>
          </table:table-cell>
          <table:table-cell table:number-columns-repeated="8"/>
          <table:table-cell table:formula="of:=[.K287]*[.I287]" office:value-type="float" office:value="0" calcext:value-type="float">
            <text:p>0</text:p>
          </table:table-cell>
          <table:table-cell table:number-columns-repeated="4"/>
          <table:table-cell table:formula="of:=IF([.L287]=0; &quot;&quot;; [.R287]/[.L287])">
            <text:p/>
          </table:table-cell>
          <table:table-cell table:formula="of:=([.N287]*[.O287])-([.I287]*[.J287])" office:value-type="float" office:value="0" calcext:value-type="float">
            <text:p>0</text:p>
          </table:table-cell>
          <table:table-cell table:formula="of:=IF([.R287]=0;&quot;&quot;; IF([.R28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formula="of:=IF([.B288]=&quot;&quot;; &quot;&quot;; WEEKDAY([.B288]; 2))">
            <text:p/>
          </table:table-cell>
          <table:table-cell table:number-columns-repeated="8"/>
          <table:table-cell table:formula="of:=[.K288]*[.I288]" office:value-type="float" office:value="0" calcext:value-type="float">
            <text:p>0</text:p>
          </table:table-cell>
          <table:table-cell table:number-columns-repeated="4"/>
          <table:table-cell table:formula="of:=IF([.L288]=0; &quot;&quot;; [.R288]/[.L288])">
            <text:p/>
          </table:table-cell>
          <table:table-cell table:formula="of:=([.N288]*[.O288])-([.I288]*[.J288])" office:value-type="float" office:value="0" calcext:value-type="float">
            <text:p>0</text:p>
          </table:table-cell>
          <table:table-cell table:formula="of:=IF([.R288]=0;&quot;&quot;; IF([.R28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table:formula="of:=IF([.B289]=&quot;&quot;; &quot;&quot;; WEEKDAY([.B289]; 2))">
            <text:p/>
          </table:table-cell>
          <table:table-cell table:number-columns-repeated="8"/>
          <table:table-cell table:formula="of:=[.K289]*[.I289]" office:value-type="float" office:value="0" calcext:value-type="float">
            <text:p>0</text:p>
          </table:table-cell>
          <table:table-cell table:number-columns-repeated="4"/>
          <table:table-cell table:formula="of:=IF([.L289]=0; &quot;&quot;; [.R289]/[.L289])">
            <text:p/>
          </table:table-cell>
          <table:table-cell table:formula="of:=([.N289]*[.O289])-([.I289]*[.J289])" office:value-type="float" office:value="0" calcext:value-type="float">
            <text:p>0</text:p>
          </table:table-cell>
          <table:table-cell table:formula="of:=IF([.R289]=0;&quot;&quot;; IF([.R28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formula="of:=IF([.B290]=&quot;&quot;; &quot;&quot;; WEEKDAY([.B290]; 2))">
            <text:p/>
          </table:table-cell>
          <table:table-cell table:number-columns-repeated="8"/>
          <table:table-cell table:formula="of:=[.K290]*[.I290]" office:value-type="float" office:value="0" calcext:value-type="float">
            <text:p>0</text:p>
          </table:table-cell>
          <table:table-cell table:number-columns-repeated="4"/>
          <table:table-cell table:formula="of:=IF([.L290]=0; &quot;&quot;; [.R290]/[.L290])">
            <text:p/>
          </table:table-cell>
          <table:table-cell table:formula="of:=([.N290]*[.O290])-([.I290]*[.J290])" office:value-type="float" office:value="0" calcext:value-type="float">
            <text:p>0</text:p>
          </table:table-cell>
          <table:table-cell table:formula="of:=IF([.R290]=0;&quot;&quot;; IF([.R29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formula="of:=IF([.B291]=&quot;&quot;; &quot;&quot;; WEEKDAY([.B291]; 2))">
            <text:p/>
          </table:table-cell>
          <table:table-cell table:number-columns-repeated="8"/>
          <table:table-cell table:formula="of:=[.K291]*[.I291]" office:value-type="float" office:value="0" calcext:value-type="float">
            <text:p>0</text:p>
          </table:table-cell>
          <table:table-cell table:number-columns-repeated="4"/>
          <table:table-cell table:formula="of:=IF([.L291]=0; &quot;&quot;; [.R291]/[.L291])">
            <text:p/>
          </table:table-cell>
          <table:table-cell table:formula="of:=([.N291]*[.O291])-([.I291]*[.J291])" office:value-type="float" office:value="0" calcext:value-type="float">
            <text:p>0</text:p>
          </table:table-cell>
          <table:table-cell table:formula="of:=IF([.R291]=0;&quot;&quot;; IF([.R29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formula="of:=IF([.B292]=&quot;&quot;; &quot;&quot;; WEEKDAY([.B292]; 2))">
            <text:p/>
          </table:table-cell>
          <table:table-cell table:number-columns-repeated="8"/>
          <table:table-cell table:formula="of:=[.K292]*[.I292]" office:value-type="float" office:value="0" calcext:value-type="float">
            <text:p>0</text:p>
          </table:table-cell>
          <table:table-cell table:number-columns-repeated="4"/>
          <table:table-cell table:formula="of:=IF([.L292]=0; &quot;&quot;; [.R292]/[.L292])">
            <text:p/>
          </table:table-cell>
          <table:table-cell table:formula="of:=([.N292]*[.O292])-([.I292]*[.J292])" office:value-type="float" office:value="0" calcext:value-type="float">
            <text:p>0</text:p>
          </table:table-cell>
          <table:table-cell table:formula="of:=IF([.R292]=0;&quot;&quot;; IF([.R29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formula="of:=IF([.B293]=&quot;&quot;; &quot;&quot;; WEEKDAY([.B293]; 2))">
            <text:p/>
          </table:table-cell>
          <table:table-cell table:number-columns-repeated="8"/>
          <table:table-cell table:formula="of:=[.K293]*[.I293]" office:value-type="float" office:value="0" calcext:value-type="float">
            <text:p>0</text:p>
          </table:table-cell>
          <table:table-cell table:number-columns-repeated="4"/>
          <table:table-cell table:formula="of:=IF([.L293]=0; &quot;&quot;; [.R293]/[.L293])">
            <text:p/>
          </table:table-cell>
          <table:table-cell table:formula="of:=([.N293]*[.O293])-([.I293]*[.J293])" office:value-type="float" office:value="0" calcext:value-type="float">
            <text:p>0</text:p>
          </table:table-cell>
          <table:table-cell table:formula="of:=IF([.R293]=0;&quot;&quot;; IF([.R29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formula="of:=IF([.B294]=&quot;&quot;; &quot;&quot;; WEEKDAY([.B294]; 2))">
            <text:p/>
          </table:table-cell>
          <table:table-cell table:number-columns-repeated="8"/>
          <table:table-cell table:formula="of:=[.K294]*[.I294]" office:value-type="float" office:value="0" calcext:value-type="float">
            <text:p>0</text:p>
          </table:table-cell>
          <table:table-cell table:number-columns-repeated="4"/>
          <table:table-cell table:formula="of:=IF([.L294]=0; &quot;&quot;; [.R294]/[.L294])">
            <text:p/>
          </table:table-cell>
          <table:table-cell table:formula="of:=([.N294]*[.O294])-([.I294]*[.J294])" office:value-type="float" office:value="0" calcext:value-type="float">
            <text:p>0</text:p>
          </table:table-cell>
          <table:table-cell table:formula="of:=IF([.R294]=0;&quot;&quot;; IF([.R29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formula="of:=IF([.B295]=&quot;&quot;; &quot;&quot;; WEEKDAY([.B295]; 2))">
            <text:p/>
          </table:table-cell>
          <table:table-cell table:number-columns-repeated="8"/>
          <table:table-cell table:formula="of:=[.K295]*[.I295]" office:value-type="float" office:value="0" calcext:value-type="float">
            <text:p>0</text:p>
          </table:table-cell>
          <table:table-cell table:number-columns-repeated="4"/>
          <table:table-cell table:formula="of:=IF([.L295]=0; &quot;&quot;; [.R295]/[.L295])">
            <text:p/>
          </table:table-cell>
          <table:table-cell table:formula="of:=([.N295]*[.O295])-([.I295]*[.J295])" office:value-type="float" office:value="0" calcext:value-type="float">
            <text:p>0</text:p>
          </table:table-cell>
          <table:table-cell table:formula="of:=IF([.R295]=0;&quot;&quot;; IF([.R29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formula="of:=IF([.B296]=&quot;&quot;; &quot;&quot;; WEEKDAY([.B296]; 2))">
            <text:p/>
          </table:table-cell>
          <table:table-cell table:number-columns-repeated="8"/>
          <table:table-cell table:formula="of:=[.K296]*[.I296]" office:value-type="float" office:value="0" calcext:value-type="float">
            <text:p>0</text:p>
          </table:table-cell>
          <table:table-cell table:number-columns-repeated="4"/>
          <table:table-cell table:formula="of:=IF([.L296]=0; &quot;&quot;; [.R296]/[.L296])">
            <text:p/>
          </table:table-cell>
          <table:table-cell table:formula="of:=([.N296]*[.O296])-([.I296]*[.J296])" office:value-type="float" office:value="0" calcext:value-type="float">
            <text:p>0</text:p>
          </table:table-cell>
          <table:table-cell table:formula="of:=IF([.R296]=0;&quot;&quot;; IF([.R29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formula="of:=IF([.B297]=&quot;&quot;; &quot;&quot;; WEEKDAY([.B297]; 2))">
            <text:p/>
          </table:table-cell>
          <table:table-cell table:number-columns-repeated="8"/>
          <table:table-cell table:formula="of:=[.K297]*[.I297]" office:value-type="float" office:value="0" calcext:value-type="float">
            <text:p>0</text:p>
          </table:table-cell>
          <table:table-cell table:number-columns-repeated="4"/>
          <table:table-cell table:formula="of:=IF([.L297]=0; &quot;&quot;; [.R297]/[.L297])">
            <text:p/>
          </table:table-cell>
          <table:table-cell table:formula="of:=([.N297]*[.O297])-([.I297]*[.J297])" office:value-type="float" office:value="0" calcext:value-type="float">
            <text:p>0</text:p>
          </table:table-cell>
          <table:table-cell table:formula="of:=IF([.R297]=0;&quot;&quot;; IF([.R29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formula="of:=IF([.B298]=&quot;&quot;; &quot;&quot;; WEEKDAY([.B298]; 2))">
            <text:p/>
          </table:table-cell>
          <table:table-cell table:number-columns-repeated="8"/>
          <table:table-cell table:formula="of:=[.K298]*[.I298]" office:value-type="float" office:value="0" calcext:value-type="float">
            <text:p>0</text:p>
          </table:table-cell>
          <table:table-cell table:number-columns-repeated="4"/>
          <table:table-cell table:formula="of:=IF([.L298]=0; &quot;&quot;; [.R298]/[.L298])">
            <text:p/>
          </table:table-cell>
          <table:table-cell table:formula="of:=([.N298]*[.O298])-([.I298]*[.J298])" office:value-type="float" office:value="0" calcext:value-type="float">
            <text:p>0</text:p>
          </table:table-cell>
          <table:table-cell table:formula="of:=IF([.R298]=0;&quot;&quot;; IF([.R29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table:formula="of:=IF([.B299]=&quot;&quot;; &quot;&quot;; WEEKDAY([.B299]; 2))">
            <text:p/>
          </table:table-cell>
          <table:table-cell table:number-columns-repeated="8"/>
          <table:table-cell table:formula="of:=[.K299]*[.I299]" office:value-type="float" office:value="0" calcext:value-type="float">
            <text:p>0</text:p>
          </table:table-cell>
          <table:table-cell table:number-columns-repeated="4"/>
          <table:table-cell table:formula="of:=IF([.L299]=0; &quot;&quot;; [.R299]/[.L299])">
            <text:p/>
          </table:table-cell>
          <table:table-cell table:formula="of:=([.N299]*[.O299])-([.I299]*[.J299])" office:value-type="float" office:value="0" calcext:value-type="float">
            <text:p>0</text:p>
          </table:table-cell>
          <table:table-cell table:formula="of:=IF([.R299]=0;&quot;&quot;; IF([.R29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table:formula="of:=IF([.B300]=&quot;&quot;; &quot;&quot;; WEEKDAY([.B300]; 2))">
            <text:p/>
          </table:table-cell>
          <table:table-cell table:number-columns-repeated="8"/>
          <table:table-cell table:formula="of:=[.K300]*[.I300]" office:value-type="float" office:value="0" calcext:value-type="float">
            <text:p>0</text:p>
          </table:table-cell>
          <table:table-cell table:number-columns-repeated="4"/>
          <table:table-cell table:formula="of:=IF([.L300]=0; &quot;&quot;; [.R300]/[.L300])">
            <text:p/>
          </table:table-cell>
          <table:table-cell table:formula="of:=([.N300]*[.O300])-([.I300]*[.J300])" office:value-type="float" office:value="0" calcext:value-type="float">
            <text:p>0</text:p>
          </table:table-cell>
          <table:table-cell table:formula="of:=IF([.R300]=0;&quot;&quot;; IF([.R30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formula="of:=IF([.B301]=&quot;&quot;; &quot;&quot;; WEEKDAY([.B301]; 2))">
            <text:p/>
          </table:table-cell>
          <table:table-cell table:number-columns-repeated="8"/>
          <table:table-cell table:formula="of:=[.K301]*[.I301]" office:value-type="float" office:value="0" calcext:value-type="float">
            <text:p>0</text:p>
          </table:table-cell>
          <table:table-cell table:number-columns-repeated="4"/>
          <table:table-cell table:formula="of:=IF([.L301]=0; &quot;&quot;; [.R301]/[.L301])">
            <text:p/>
          </table:table-cell>
          <table:table-cell table:formula="of:=([.N301]*[.O301])-([.I301]*[.J301])" office:value-type="float" office:value="0" calcext:value-type="float">
            <text:p>0</text:p>
          </table:table-cell>
          <table:table-cell table:formula="of:=IF([.R301]=0;&quot;&quot;; IF([.R30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IF([.B302]=&quot;&quot;; &quot;&quot;; WEEKDAY([.B302]; 2))">
            <text:p/>
          </table:table-cell>
          <table:table-cell table:number-columns-repeated="8"/>
          <table:table-cell table:formula="of:=[.K302]*[.I302]" office:value-type="float" office:value="0" calcext:value-type="float">
            <text:p>0</text:p>
          </table:table-cell>
          <table:table-cell table:number-columns-repeated="4"/>
          <table:table-cell table:formula="of:=IF([.L302]=0; &quot;&quot;; [.R302]/[.L302])">
            <text:p/>
          </table:table-cell>
          <table:table-cell table:formula="of:=([.N302]*[.O302])-([.I302]*[.J302])" office:value-type="float" office:value="0" calcext:value-type="float">
            <text:p>0</text:p>
          </table:table-cell>
          <table:table-cell table:formula="of:=IF([.R302]=0;&quot;&quot;; IF([.R30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formula="of:=IF([.B303]=&quot;&quot;; &quot;&quot;; WEEKDAY([.B303]; 2))">
            <text:p/>
          </table:table-cell>
          <table:table-cell table:number-columns-repeated="8"/>
          <table:table-cell table:formula="of:=[.K303]*[.I303]" office:value-type="float" office:value="0" calcext:value-type="float">
            <text:p>0</text:p>
          </table:table-cell>
          <table:table-cell table:number-columns-repeated="4"/>
          <table:table-cell table:formula="of:=IF([.L303]=0; &quot;&quot;; [.R303]/[.L303])">
            <text:p/>
          </table:table-cell>
          <table:table-cell table:formula="of:=([.N303]*[.O303])-([.I303]*[.J303])" office:value-type="float" office:value="0" calcext:value-type="float">
            <text:p>0</text:p>
          </table:table-cell>
          <table:table-cell table:formula="of:=IF([.R303]=0;&quot;&quot;; IF([.R30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formula="of:=IF([.B304]=&quot;&quot;; &quot;&quot;; WEEKDAY([.B304]; 2))">
            <text:p/>
          </table:table-cell>
          <table:table-cell table:number-columns-repeated="8"/>
          <table:table-cell table:formula="of:=[.K304]*[.I304]" office:value-type="float" office:value="0" calcext:value-type="float">
            <text:p>0</text:p>
          </table:table-cell>
          <table:table-cell table:number-columns-repeated="4"/>
          <table:table-cell table:formula="of:=IF([.L304]=0; &quot;&quot;; [.R304]/[.L304])">
            <text:p/>
          </table:table-cell>
          <table:table-cell table:formula="of:=([.N304]*[.O304])-([.I304]*[.J304])" office:value-type="float" office:value="0" calcext:value-type="float">
            <text:p>0</text:p>
          </table:table-cell>
          <table:table-cell table:formula="of:=IF([.R304]=0;&quot;&quot;; IF([.R30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formula="of:=IF([.B305]=&quot;&quot;; &quot;&quot;; WEEKDAY([.B305]; 2))">
            <text:p/>
          </table:table-cell>
          <table:table-cell table:number-columns-repeated="8"/>
          <table:table-cell table:formula="of:=[.K305]*[.I305]" office:value-type="float" office:value="0" calcext:value-type="float">
            <text:p>0</text:p>
          </table:table-cell>
          <table:table-cell table:number-columns-repeated="4"/>
          <table:table-cell table:formula="of:=IF([.L305]=0; &quot;&quot;; [.R305]/[.L305])">
            <text:p/>
          </table:table-cell>
          <table:table-cell table:formula="of:=([.N305]*[.O305])-([.I305]*[.J305])" office:value-type="float" office:value="0" calcext:value-type="float">
            <text:p>0</text:p>
          </table:table-cell>
          <table:table-cell table:formula="of:=IF([.R305]=0;&quot;&quot;; IF([.R30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formula="of:=IF([.B306]=&quot;&quot;; &quot;&quot;; WEEKDAY([.B306]; 2))">
            <text:p/>
          </table:table-cell>
          <table:table-cell table:number-columns-repeated="8"/>
          <table:table-cell table:formula="of:=[.K306]*[.I306]" office:value-type="float" office:value="0" calcext:value-type="float">
            <text:p>0</text:p>
          </table:table-cell>
          <table:table-cell table:number-columns-repeated="4"/>
          <table:table-cell table:formula="of:=IF([.L306]=0; &quot;&quot;; [.R306]/[.L306])">
            <text:p/>
          </table:table-cell>
          <table:table-cell table:formula="of:=([.N306]*[.O306])-([.I306]*[.J306])" office:value-type="float" office:value="0" calcext:value-type="float">
            <text:p>0</text:p>
          </table:table-cell>
          <table:table-cell table:formula="of:=IF([.R306]=0;&quot;&quot;; IF([.R30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formula="of:=IF([.B307]=&quot;&quot;; &quot;&quot;; WEEKDAY([.B307]; 2))">
            <text:p/>
          </table:table-cell>
          <table:table-cell table:number-columns-repeated="8"/>
          <table:table-cell table:formula="of:=[.K307]*[.I307]" office:value-type="float" office:value="0" calcext:value-type="float">
            <text:p>0</text:p>
          </table:table-cell>
          <table:table-cell table:number-columns-repeated="4"/>
          <table:table-cell table:formula="of:=IF([.L307]=0; &quot;&quot;; [.R307]/[.L307])">
            <text:p/>
          </table:table-cell>
          <table:table-cell table:formula="of:=([.N307]*[.O307])-([.I307]*[.J307])" office:value-type="float" office:value="0" calcext:value-type="float">
            <text:p>0</text:p>
          </table:table-cell>
          <table:table-cell table:formula="of:=IF([.R307]=0;&quot;&quot;; IF([.R30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formula="of:=IF([.B308]=&quot;&quot;; &quot;&quot;; WEEKDAY([.B308]; 2))">
            <text:p/>
          </table:table-cell>
          <table:table-cell table:number-columns-repeated="8"/>
          <table:table-cell table:formula="of:=[.K308]*[.I308]" office:value-type="float" office:value="0" calcext:value-type="float">
            <text:p>0</text:p>
          </table:table-cell>
          <table:table-cell table:number-columns-repeated="4"/>
          <table:table-cell table:formula="of:=IF([.L308]=0; &quot;&quot;; [.R308]/[.L308])">
            <text:p/>
          </table:table-cell>
          <table:table-cell table:formula="of:=([.N308]*[.O308])-([.I308]*[.J308])" office:value-type="float" office:value="0" calcext:value-type="float">
            <text:p>0</text:p>
          </table:table-cell>
          <table:table-cell table:formula="of:=IF([.R308]=0;&quot;&quot;; IF([.R30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formula="of:=IF([.B309]=&quot;&quot;; &quot;&quot;; WEEKDAY([.B309]; 2))">
            <text:p/>
          </table:table-cell>
          <table:table-cell table:number-columns-repeated="8"/>
          <table:table-cell table:formula="of:=[.K309]*[.I309]" office:value-type="float" office:value="0" calcext:value-type="float">
            <text:p>0</text:p>
          </table:table-cell>
          <table:table-cell table:number-columns-repeated="4"/>
          <table:table-cell table:formula="of:=IF([.L309]=0; &quot;&quot;; [.R309]/[.L309])">
            <text:p/>
          </table:table-cell>
          <table:table-cell table:formula="of:=([.N309]*[.O309])-([.I309]*[.J309])" office:value-type="float" office:value="0" calcext:value-type="float">
            <text:p>0</text:p>
          </table:table-cell>
          <table:table-cell table:formula="of:=IF([.R309]=0;&quot;&quot;; IF([.R30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formula="of:=IF([.B310]=&quot;&quot;; &quot;&quot;; WEEKDAY([.B310]; 2))">
            <text:p/>
          </table:table-cell>
          <table:table-cell table:number-columns-repeated="8"/>
          <table:table-cell table:formula="of:=[.K310]*[.I310]" office:value-type="float" office:value="0" calcext:value-type="float">
            <text:p>0</text:p>
          </table:table-cell>
          <table:table-cell table:number-columns-repeated="4"/>
          <table:table-cell table:formula="of:=IF([.L310]=0; &quot;&quot;; [.R310]/[.L310])">
            <text:p/>
          </table:table-cell>
          <table:table-cell table:formula="of:=([.N310]*[.O310])-([.I310]*[.J310])" office:value-type="float" office:value="0" calcext:value-type="float">
            <text:p>0</text:p>
          </table:table-cell>
          <table:table-cell table:formula="of:=IF([.R310]=0;&quot;&quot;; IF([.R31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formula="of:=IF([.B311]=&quot;&quot;; &quot;&quot;; WEEKDAY([.B311]; 2))">
            <text:p/>
          </table:table-cell>
          <table:table-cell table:number-columns-repeated="8"/>
          <table:table-cell table:formula="of:=[.K311]*[.I311]" office:value-type="float" office:value="0" calcext:value-type="float">
            <text:p>0</text:p>
          </table:table-cell>
          <table:table-cell table:number-columns-repeated="4"/>
          <table:table-cell table:formula="of:=IF([.L311]=0; &quot;&quot;; [.R311]/[.L311])">
            <text:p/>
          </table:table-cell>
          <table:table-cell table:formula="of:=([.N311]*[.O311])-([.I311]*[.J311])" office:value-type="float" office:value="0" calcext:value-type="float">
            <text:p>0</text:p>
          </table:table-cell>
          <table:table-cell table:formula="of:=IF([.R311]=0;&quot;&quot;; IF([.R31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formula="of:=IF([.B312]=&quot;&quot;; &quot;&quot;; WEEKDAY([.B312]; 2))">
            <text:p/>
          </table:table-cell>
          <table:table-cell table:number-columns-repeated="8"/>
          <table:table-cell table:formula="of:=[.K312]*[.I312]" office:value-type="float" office:value="0" calcext:value-type="float">
            <text:p>0</text:p>
          </table:table-cell>
          <table:table-cell table:number-columns-repeated="4"/>
          <table:table-cell table:formula="of:=IF([.L312]=0; &quot;&quot;; [.R312]/[.L312])">
            <text:p/>
          </table:table-cell>
          <table:table-cell table:formula="of:=([.N312]*[.O312])-([.I312]*[.J312])" office:value-type="float" office:value="0" calcext:value-type="float">
            <text:p>0</text:p>
          </table:table-cell>
          <table:table-cell table:formula="of:=IF([.R312]=0;&quot;&quot;; IF([.R31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formula="of:=IF([.B313]=&quot;&quot;; &quot;&quot;; WEEKDAY([.B313]; 2))">
            <text:p/>
          </table:table-cell>
          <table:table-cell table:number-columns-repeated="8"/>
          <table:table-cell table:formula="of:=[.K313]*[.I313]" office:value-type="float" office:value="0" calcext:value-type="float">
            <text:p>0</text:p>
          </table:table-cell>
          <table:table-cell table:number-columns-repeated="4"/>
          <table:table-cell table:formula="of:=IF([.L313]=0; &quot;&quot;; [.R313]/[.L313])">
            <text:p/>
          </table:table-cell>
          <table:table-cell table:formula="of:=([.N313]*[.O313])-([.I313]*[.J313])" office:value-type="float" office:value="0" calcext:value-type="float">
            <text:p>0</text:p>
          </table:table-cell>
          <table:table-cell table:formula="of:=IF([.R313]=0;&quot;&quot;; IF([.R31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formula="of:=IF([.B314]=&quot;&quot;; &quot;&quot;; WEEKDAY([.B314]; 2))">
            <text:p/>
          </table:table-cell>
          <table:table-cell table:number-columns-repeated="8"/>
          <table:table-cell table:formula="of:=[.K314]*[.I314]" office:value-type="float" office:value="0" calcext:value-type="float">
            <text:p>0</text:p>
          </table:table-cell>
          <table:table-cell table:number-columns-repeated="4"/>
          <table:table-cell table:formula="of:=IF([.L314]=0; &quot;&quot;; [.R314]/[.L314])">
            <text:p/>
          </table:table-cell>
          <table:table-cell table:formula="of:=([.N314]*[.O314])-([.I314]*[.J314])" office:value-type="float" office:value="0" calcext:value-type="float">
            <text:p>0</text:p>
          </table:table-cell>
          <table:table-cell table:formula="of:=IF([.R314]=0;&quot;&quot;; IF([.R31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formula="of:=IF([.B315]=&quot;&quot;; &quot;&quot;; WEEKDAY([.B315]; 2))">
            <text:p/>
          </table:table-cell>
          <table:table-cell table:number-columns-repeated="8"/>
          <table:table-cell table:formula="of:=[.K315]*[.I315]" office:value-type="float" office:value="0" calcext:value-type="float">
            <text:p>0</text:p>
          </table:table-cell>
          <table:table-cell table:number-columns-repeated="4"/>
          <table:table-cell table:formula="of:=IF([.L315]=0; &quot;&quot;; [.R315]/[.L315])">
            <text:p/>
          </table:table-cell>
          <table:table-cell table:formula="of:=([.N315]*[.O315])-([.I315]*[.J315])" office:value-type="float" office:value="0" calcext:value-type="float">
            <text:p>0</text:p>
          </table:table-cell>
          <table:table-cell table:formula="of:=IF([.R315]=0;&quot;&quot;; IF([.R31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formula="of:=IF([.B316]=&quot;&quot;; &quot;&quot;; WEEKDAY([.B316]; 2))">
            <text:p/>
          </table:table-cell>
          <table:table-cell table:number-columns-repeated="8"/>
          <table:table-cell table:formula="of:=[.K316]*[.I316]" office:value-type="float" office:value="0" calcext:value-type="float">
            <text:p>0</text:p>
          </table:table-cell>
          <table:table-cell table:number-columns-repeated="4"/>
          <table:table-cell table:formula="of:=IF([.L316]=0; &quot;&quot;; [.R316]/[.L316])">
            <text:p/>
          </table:table-cell>
          <table:table-cell table:formula="of:=([.N316]*[.O316])-([.I316]*[.J316])" office:value-type="float" office:value="0" calcext:value-type="float">
            <text:p>0</text:p>
          </table:table-cell>
          <table:table-cell table:formula="of:=IF([.R316]=0;&quot;&quot;; IF([.R31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formula="of:=IF([.B317]=&quot;&quot;; &quot;&quot;; WEEKDAY([.B317]; 2))">
            <text:p/>
          </table:table-cell>
          <table:table-cell table:number-columns-repeated="8"/>
          <table:table-cell table:formula="of:=[.K317]*[.I317]" office:value-type="float" office:value="0" calcext:value-type="float">
            <text:p>0</text:p>
          </table:table-cell>
          <table:table-cell table:number-columns-repeated="4"/>
          <table:table-cell table:formula="of:=IF([.L317]=0; &quot;&quot;; [.R317]/[.L317])">
            <text:p/>
          </table:table-cell>
          <table:table-cell table:formula="of:=([.N317]*[.O317])-([.I317]*[.J317])" office:value-type="float" office:value="0" calcext:value-type="float">
            <text:p>0</text:p>
          </table:table-cell>
          <table:table-cell table:formula="of:=IF([.R317]=0;&quot;&quot;; IF([.R31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formula="of:=IF([.B318]=&quot;&quot;; &quot;&quot;; WEEKDAY([.B318]; 2))">
            <text:p/>
          </table:table-cell>
          <table:table-cell table:number-columns-repeated="8"/>
          <table:table-cell table:formula="of:=[.K318]*[.I318]" office:value-type="float" office:value="0" calcext:value-type="float">
            <text:p>0</text:p>
          </table:table-cell>
          <table:table-cell table:number-columns-repeated="4"/>
          <table:table-cell table:formula="of:=IF([.L318]=0; &quot;&quot;; [.R318]/[.L318])">
            <text:p/>
          </table:table-cell>
          <table:table-cell table:formula="of:=([.N318]*[.O318])-([.I318]*[.J318])" office:value-type="float" office:value="0" calcext:value-type="float">
            <text:p>0</text:p>
          </table:table-cell>
          <table:table-cell table:formula="of:=IF([.R318]=0;&quot;&quot;; IF([.R31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formula="of:=IF([.B319]=&quot;&quot;; &quot;&quot;; WEEKDAY([.B319]; 2))">
            <text:p/>
          </table:table-cell>
          <table:table-cell table:number-columns-repeated="8"/>
          <table:table-cell table:formula="of:=[.K319]*[.I319]" office:value-type="float" office:value="0" calcext:value-type="float">
            <text:p>0</text:p>
          </table:table-cell>
          <table:table-cell table:number-columns-repeated="4"/>
          <table:table-cell table:formula="of:=IF([.L319]=0; &quot;&quot;; [.R319]/[.L319])">
            <text:p/>
          </table:table-cell>
          <table:table-cell table:formula="of:=([.N319]*[.O319])-([.I319]*[.J319])" office:value-type="float" office:value="0" calcext:value-type="float">
            <text:p>0</text:p>
          </table:table-cell>
          <table:table-cell table:formula="of:=IF([.R319]=0;&quot;&quot;; IF([.R31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formula="of:=IF([.B320]=&quot;&quot;; &quot;&quot;; WEEKDAY([.B320]; 2))">
            <text:p/>
          </table:table-cell>
          <table:table-cell table:number-columns-repeated="8"/>
          <table:table-cell table:formula="of:=[.K320]*[.I320]" office:value-type="float" office:value="0" calcext:value-type="float">
            <text:p>0</text:p>
          </table:table-cell>
          <table:table-cell table:number-columns-repeated="4"/>
          <table:table-cell table:formula="of:=IF([.L320]=0; &quot;&quot;; [.R320]/[.L320])">
            <text:p/>
          </table:table-cell>
          <table:table-cell table:formula="of:=([.N320]*[.O320])-([.I320]*[.J320])" office:value-type="float" office:value="0" calcext:value-type="float">
            <text:p>0</text:p>
          </table:table-cell>
          <table:table-cell table:formula="of:=IF([.R320]=0;&quot;&quot;; IF([.R32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formula="of:=IF([.B321]=&quot;&quot;; &quot;&quot;; WEEKDAY([.B321]; 2))">
            <text:p/>
          </table:table-cell>
          <table:table-cell table:number-columns-repeated="8"/>
          <table:table-cell table:formula="of:=[.K321]*[.I321]" office:value-type="float" office:value="0" calcext:value-type="float">
            <text:p>0</text:p>
          </table:table-cell>
          <table:table-cell table:number-columns-repeated="4"/>
          <table:table-cell table:formula="of:=IF([.L321]=0; &quot;&quot;; [.R321]/[.L321])">
            <text:p/>
          </table:table-cell>
          <table:table-cell table:formula="of:=([.N321]*[.O321])-([.I321]*[.J321])" office:value-type="float" office:value="0" calcext:value-type="float">
            <text:p>0</text:p>
          </table:table-cell>
          <table:table-cell table:formula="of:=IF([.R321]=0;&quot;&quot;; IF([.R32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IF([.B322]=&quot;&quot;; &quot;&quot;; WEEKDAY([.B322]; 2))">
            <text:p/>
          </table:table-cell>
          <table:table-cell table:number-columns-repeated="8"/>
          <table:table-cell table:formula="of:=[.K322]*[.I322]" office:value-type="float" office:value="0" calcext:value-type="float">
            <text:p>0</text:p>
          </table:table-cell>
          <table:table-cell table:number-columns-repeated="4"/>
          <table:table-cell table:formula="of:=IF([.L322]=0; &quot;&quot;; [.R322]/[.L322])">
            <text:p/>
          </table:table-cell>
          <table:table-cell table:formula="of:=([.N322]*[.O322])-([.I322]*[.J322])" office:value-type="float" office:value="0" calcext:value-type="float">
            <text:p>0</text:p>
          </table:table-cell>
          <table:table-cell table:formula="of:=IF([.R322]=0;&quot;&quot;; IF([.R32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formula="of:=IF([.B323]=&quot;&quot;; &quot;&quot;; WEEKDAY([.B323]; 2))">
            <text:p/>
          </table:table-cell>
          <table:table-cell table:number-columns-repeated="8"/>
          <table:table-cell table:formula="of:=[.K323]*[.I323]" office:value-type="float" office:value="0" calcext:value-type="float">
            <text:p>0</text:p>
          </table:table-cell>
          <table:table-cell table:number-columns-repeated="4"/>
          <table:table-cell table:formula="of:=IF([.L323]=0; &quot;&quot;; [.R323]/[.L323])">
            <text:p/>
          </table:table-cell>
          <table:table-cell table:formula="of:=([.N323]*[.O323])-([.I323]*[.J323])" office:value-type="float" office:value="0" calcext:value-type="float">
            <text:p>0</text:p>
          </table:table-cell>
          <table:table-cell table:formula="of:=IF([.R323]=0;&quot;&quot;; IF([.R32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formula="of:=IF([.B324]=&quot;&quot;; &quot;&quot;; WEEKDAY([.B324]; 2))">
            <text:p/>
          </table:table-cell>
          <table:table-cell table:number-columns-repeated="8"/>
          <table:table-cell table:formula="of:=[.K324]*[.I324]" office:value-type="float" office:value="0" calcext:value-type="float">
            <text:p>0</text:p>
          </table:table-cell>
          <table:table-cell table:number-columns-repeated="4"/>
          <table:table-cell table:formula="of:=IF([.L324]=0; &quot;&quot;; [.R324]/[.L324])">
            <text:p/>
          </table:table-cell>
          <table:table-cell table:formula="of:=([.N324]*[.O324])-([.I324]*[.J324])" office:value-type="float" office:value="0" calcext:value-type="float">
            <text:p>0</text:p>
          </table:table-cell>
          <table:table-cell table:formula="of:=IF([.R324]=0;&quot;&quot;; IF([.R32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formula="of:=IF([.B325]=&quot;&quot;; &quot;&quot;; WEEKDAY([.B325]; 2))">
            <text:p/>
          </table:table-cell>
          <table:table-cell table:number-columns-repeated="8"/>
          <table:table-cell table:formula="of:=[.K325]*[.I325]" office:value-type="float" office:value="0" calcext:value-type="float">
            <text:p>0</text:p>
          </table:table-cell>
          <table:table-cell table:number-columns-repeated="4"/>
          <table:table-cell table:formula="of:=IF([.L325]=0; &quot;&quot;; [.R325]/[.L325])">
            <text:p/>
          </table:table-cell>
          <table:table-cell table:formula="of:=([.N325]*[.O325])-([.I325]*[.J325])" office:value-type="float" office:value="0" calcext:value-type="float">
            <text:p>0</text:p>
          </table:table-cell>
          <table:table-cell table:formula="of:=IF([.R325]=0;&quot;&quot;; IF([.R32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formula="of:=IF([.B326]=&quot;&quot;; &quot;&quot;; WEEKDAY([.B326]; 2))">
            <text:p/>
          </table:table-cell>
          <table:table-cell table:number-columns-repeated="8"/>
          <table:table-cell table:formula="of:=[.K326]*[.I326]" office:value-type="float" office:value="0" calcext:value-type="float">
            <text:p>0</text:p>
          </table:table-cell>
          <table:table-cell table:number-columns-repeated="4"/>
          <table:table-cell table:formula="of:=IF([.L326]=0; &quot;&quot;; [.R326]/[.L326])">
            <text:p/>
          </table:table-cell>
          <table:table-cell table:formula="of:=([.N326]*[.O326])-([.I326]*[.J326])" office:value-type="float" office:value="0" calcext:value-type="float">
            <text:p>0</text:p>
          </table:table-cell>
          <table:table-cell table:formula="of:=IF([.R326]=0;&quot;&quot;; IF([.R32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formula="of:=IF([.B327]=&quot;&quot;; &quot;&quot;; WEEKDAY([.B327]; 2))">
            <text:p/>
          </table:table-cell>
          <table:table-cell table:number-columns-repeated="8"/>
          <table:table-cell table:formula="of:=[.K327]*[.I327]" office:value-type="float" office:value="0" calcext:value-type="float">
            <text:p>0</text:p>
          </table:table-cell>
          <table:table-cell table:number-columns-repeated="4"/>
          <table:table-cell table:formula="of:=IF([.L327]=0; &quot;&quot;; [.R327]/[.L327])">
            <text:p/>
          </table:table-cell>
          <table:table-cell table:formula="of:=([.N327]*[.O327])-([.I327]*[.J327])" office:value-type="float" office:value="0" calcext:value-type="float">
            <text:p>0</text:p>
          </table:table-cell>
          <table:table-cell table:formula="of:=IF([.R327]=0;&quot;&quot;; IF([.R32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formula="of:=IF([.B328]=&quot;&quot;; &quot;&quot;; WEEKDAY([.B328]; 2))">
            <text:p/>
          </table:table-cell>
          <table:table-cell table:number-columns-repeated="8"/>
          <table:table-cell table:formula="of:=[.K328]*[.I328]" office:value-type="float" office:value="0" calcext:value-type="float">
            <text:p>0</text:p>
          </table:table-cell>
          <table:table-cell table:number-columns-repeated="4"/>
          <table:table-cell table:formula="of:=IF([.L328]=0; &quot;&quot;; [.R328]/[.L328])">
            <text:p/>
          </table:table-cell>
          <table:table-cell table:formula="of:=([.N328]*[.O328])-([.I328]*[.J328])" office:value-type="float" office:value="0" calcext:value-type="float">
            <text:p>0</text:p>
          </table:table-cell>
          <table:table-cell table:formula="of:=IF([.R328]=0;&quot;&quot;; IF([.R32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formula="of:=IF([.B329]=&quot;&quot;; &quot;&quot;; WEEKDAY([.B329]; 2))">
            <text:p/>
          </table:table-cell>
          <table:table-cell table:number-columns-repeated="8"/>
          <table:table-cell table:formula="of:=[.K329]*[.I329]" office:value-type="float" office:value="0" calcext:value-type="float">
            <text:p>0</text:p>
          </table:table-cell>
          <table:table-cell table:number-columns-repeated="4"/>
          <table:table-cell table:formula="of:=IF([.L329]=0; &quot;&quot;; [.R329]/[.L329])">
            <text:p/>
          </table:table-cell>
          <table:table-cell table:formula="of:=([.N329]*[.O329])-([.I329]*[.J329])" office:value-type="float" office:value="0" calcext:value-type="float">
            <text:p>0</text:p>
          </table:table-cell>
          <table:table-cell table:formula="of:=IF([.R329]=0;&quot;&quot;; IF([.R32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formula="of:=IF([.B330]=&quot;&quot;; &quot;&quot;; WEEKDAY([.B330]; 2))">
            <text:p/>
          </table:table-cell>
          <table:table-cell table:number-columns-repeated="8"/>
          <table:table-cell table:formula="of:=[.K330]*[.I330]" office:value-type="float" office:value="0" calcext:value-type="float">
            <text:p>0</text:p>
          </table:table-cell>
          <table:table-cell table:number-columns-repeated="4"/>
          <table:table-cell table:formula="of:=IF([.L330]=0; &quot;&quot;; [.R330]/[.L330])">
            <text:p/>
          </table:table-cell>
          <table:table-cell table:formula="of:=([.N330]*[.O330])-([.I330]*[.J330])" office:value-type="float" office:value="0" calcext:value-type="float">
            <text:p>0</text:p>
          </table:table-cell>
          <table:table-cell table:formula="of:=IF([.R330]=0;&quot;&quot;; IF([.R33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formula="of:=IF([.B331]=&quot;&quot;; &quot;&quot;; WEEKDAY([.B331]; 2))">
            <text:p/>
          </table:table-cell>
          <table:table-cell table:number-columns-repeated="8"/>
          <table:table-cell table:formula="of:=[.K331]*[.I331]" office:value-type="float" office:value="0" calcext:value-type="float">
            <text:p>0</text:p>
          </table:table-cell>
          <table:table-cell table:number-columns-repeated="4"/>
          <table:table-cell table:formula="of:=IF([.L331]=0; &quot;&quot;; [.R331]/[.L331])">
            <text:p/>
          </table:table-cell>
          <table:table-cell table:formula="of:=([.N331]*[.O331])-([.I331]*[.J331])" office:value-type="float" office:value="0" calcext:value-type="float">
            <text:p>0</text:p>
          </table:table-cell>
          <table:table-cell table:formula="of:=IF([.R331]=0;&quot;&quot;; IF([.R33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formula="of:=IF([.B332]=&quot;&quot;; &quot;&quot;; WEEKDAY([.B332]; 2))">
            <text:p/>
          </table:table-cell>
          <table:table-cell table:number-columns-repeated="8"/>
          <table:table-cell table:formula="of:=[.K332]*[.I332]" office:value-type="float" office:value="0" calcext:value-type="float">
            <text:p>0</text:p>
          </table:table-cell>
          <table:table-cell table:number-columns-repeated="4"/>
          <table:table-cell table:formula="of:=IF([.L332]=0; &quot;&quot;; [.R332]/[.L332])">
            <text:p/>
          </table:table-cell>
          <table:table-cell table:formula="of:=([.N332]*[.O332])-([.I332]*[.J332])" office:value-type="float" office:value="0" calcext:value-type="float">
            <text:p>0</text:p>
          </table:table-cell>
          <table:table-cell table:formula="of:=IF([.R332]=0;&quot;&quot;; IF([.R33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formula="of:=IF([.B333]=&quot;&quot;; &quot;&quot;; WEEKDAY([.B333]; 2))">
            <text:p/>
          </table:table-cell>
          <table:table-cell table:number-columns-repeated="8"/>
          <table:table-cell table:formula="of:=[.K333]*[.I333]" office:value-type="float" office:value="0" calcext:value-type="float">
            <text:p>0</text:p>
          </table:table-cell>
          <table:table-cell table:number-columns-repeated="4"/>
          <table:table-cell table:formula="of:=IF([.L333]=0; &quot;&quot;; [.R333]/[.L333])">
            <text:p/>
          </table:table-cell>
          <table:table-cell table:formula="of:=([.N333]*[.O333])-([.I333]*[.J333])" office:value-type="float" office:value="0" calcext:value-type="float">
            <text:p>0</text:p>
          </table:table-cell>
          <table:table-cell table:formula="of:=IF([.R333]=0;&quot;&quot;; IF([.R33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formula="of:=IF([.B334]=&quot;&quot;; &quot;&quot;; WEEKDAY([.B334]; 2))">
            <text:p/>
          </table:table-cell>
          <table:table-cell table:number-columns-repeated="8"/>
          <table:table-cell table:formula="of:=[.K334]*[.I334]" office:value-type="float" office:value="0" calcext:value-type="float">
            <text:p>0</text:p>
          </table:table-cell>
          <table:table-cell table:number-columns-repeated="4"/>
          <table:table-cell table:formula="of:=IF([.L334]=0; &quot;&quot;; [.R334]/[.L334])">
            <text:p/>
          </table:table-cell>
          <table:table-cell table:formula="of:=([.N334]*[.O334])-([.I334]*[.J334])" office:value-type="float" office:value="0" calcext:value-type="float">
            <text:p>0</text:p>
          </table:table-cell>
          <table:table-cell table:formula="of:=IF([.R334]=0;&quot;&quot;; IF([.R33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formula="of:=IF([.B335]=&quot;&quot;; &quot;&quot;; WEEKDAY([.B335]; 2))">
            <text:p/>
          </table:table-cell>
          <table:table-cell table:number-columns-repeated="8"/>
          <table:table-cell table:formula="of:=[.K335]*[.I335]" office:value-type="float" office:value="0" calcext:value-type="float">
            <text:p>0</text:p>
          </table:table-cell>
          <table:table-cell table:number-columns-repeated="4"/>
          <table:table-cell table:formula="of:=IF([.L335]=0; &quot;&quot;; [.R335]/[.L335])">
            <text:p/>
          </table:table-cell>
          <table:table-cell table:formula="of:=([.N335]*[.O335])-([.I335]*[.J335])" office:value-type="float" office:value="0" calcext:value-type="float">
            <text:p>0</text:p>
          </table:table-cell>
          <table:table-cell table:formula="of:=IF([.R335]=0;&quot;&quot;; IF([.R33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formula="of:=IF([.B336]=&quot;&quot;; &quot;&quot;; WEEKDAY([.B336]; 2))">
            <text:p/>
          </table:table-cell>
          <table:table-cell table:number-columns-repeated="8"/>
          <table:table-cell table:formula="of:=[.K336]*[.I336]" office:value-type="float" office:value="0" calcext:value-type="float">
            <text:p>0</text:p>
          </table:table-cell>
          <table:table-cell table:number-columns-repeated="4"/>
          <table:table-cell table:formula="of:=IF([.L336]=0; &quot;&quot;; [.R336]/[.L336])">
            <text:p/>
          </table:table-cell>
          <table:table-cell table:formula="of:=([.N336]*[.O336])-([.I336]*[.J336])" office:value-type="float" office:value="0" calcext:value-type="float">
            <text:p>0</text:p>
          </table:table-cell>
          <table:table-cell table:formula="of:=IF([.R336]=0;&quot;&quot;; IF([.R33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formula="of:=IF([.B337]=&quot;&quot;; &quot;&quot;; WEEKDAY([.B337]; 2))">
            <text:p/>
          </table:table-cell>
          <table:table-cell table:number-columns-repeated="8"/>
          <table:table-cell table:formula="of:=[.K337]*[.I337]" office:value-type="float" office:value="0" calcext:value-type="float">
            <text:p>0</text:p>
          </table:table-cell>
          <table:table-cell table:number-columns-repeated="4"/>
          <table:table-cell table:formula="of:=IF([.L337]=0; &quot;&quot;; [.R337]/[.L337])">
            <text:p/>
          </table:table-cell>
          <table:table-cell table:formula="of:=([.N337]*[.O337])-([.I337]*[.J337])" office:value-type="float" office:value="0" calcext:value-type="float">
            <text:p>0</text:p>
          </table:table-cell>
          <table:table-cell table:formula="of:=IF([.R337]=0;&quot;&quot;; IF([.R33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formula="of:=IF([.B338]=&quot;&quot;; &quot;&quot;; WEEKDAY([.B338]; 2))">
            <text:p/>
          </table:table-cell>
          <table:table-cell table:number-columns-repeated="8"/>
          <table:table-cell table:formula="of:=[.K338]*[.I338]" office:value-type="float" office:value="0" calcext:value-type="float">
            <text:p>0</text:p>
          </table:table-cell>
          <table:table-cell table:number-columns-repeated="4"/>
          <table:table-cell table:formula="of:=IF([.L338]=0; &quot;&quot;; [.R338]/[.L338])">
            <text:p/>
          </table:table-cell>
          <table:table-cell table:formula="of:=([.N338]*[.O338])-([.I338]*[.J338])" office:value-type="float" office:value="0" calcext:value-type="float">
            <text:p>0</text:p>
          </table:table-cell>
          <table:table-cell table:formula="of:=IF([.R338]=0;&quot;&quot;; IF([.R33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formula="of:=IF([.B339]=&quot;&quot;; &quot;&quot;; WEEKDAY([.B339]; 2))">
            <text:p/>
          </table:table-cell>
          <table:table-cell table:number-columns-repeated="8"/>
          <table:table-cell table:formula="of:=[.K339]*[.I339]" office:value-type="float" office:value="0" calcext:value-type="float">
            <text:p>0</text:p>
          </table:table-cell>
          <table:table-cell table:number-columns-repeated="4"/>
          <table:table-cell table:formula="of:=IF([.L339]=0; &quot;&quot;; [.R339]/[.L339])">
            <text:p/>
          </table:table-cell>
          <table:table-cell table:formula="of:=([.N339]*[.O339])-([.I339]*[.J339])" office:value-type="float" office:value="0" calcext:value-type="float">
            <text:p>0</text:p>
          </table:table-cell>
          <table:table-cell table:formula="of:=IF([.R339]=0;&quot;&quot;; IF([.R33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formula="of:=IF([.B340]=&quot;&quot;; &quot;&quot;; WEEKDAY([.B340]; 2))">
            <text:p/>
          </table:table-cell>
          <table:table-cell table:number-columns-repeated="8"/>
          <table:table-cell table:formula="of:=[.K340]*[.I340]" office:value-type="float" office:value="0" calcext:value-type="float">
            <text:p>0</text:p>
          </table:table-cell>
          <table:table-cell table:number-columns-repeated="4"/>
          <table:table-cell table:formula="of:=IF([.L340]=0; &quot;&quot;; [.R340]/[.L340])">
            <text:p/>
          </table:table-cell>
          <table:table-cell table:formula="of:=([.N340]*[.O340])-([.I340]*[.J340])" office:value-type="float" office:value="0" calcext:value-type="float">
            <text:p>0</text:p>
          </table:table-cell>
          <table:table-cell table:formula="of:=IF([.R340]=0;&quot;&quot;; IF([.R34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formula="of:=IF([.B341]=&quot;&quot;; &quot;&quot;; WEEKDAY([.B341]; 2))">
            <text:p/>
          </table:table-cell>
          <table:table-cell table:number-columns-repeated="8"/>
          <table:table-cell table:formula="of:=[.K341]*[.I341]" office:value-type="float" office:value="0" calcext:value-type="float">
            <text:p>0</text:p>
          </table:table-cell>
          <table:table-cell table:number-columns-repeated="4"/>
          <table:table-cell table:formula="of:=IF([.L341]=0; &quot;&quot;; [.R341]/[.L341])">
            <text:p/>
          </table:table-cell>
          <table:table-cell table:formula="of:=([.N341]*[.O341])-([.I341]*[.J341])" office:value-type="float" office:value="0" calcext:value-type="float">
            <text:p>0</text:p>
          </table:table-cell>
          <table:table-cell table:formula="of:=IF([.R341]=0;&quot;&quot;; IF([.R34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formula="of:=IF([.B342]=&quot;&quot;; &quot;&quot;; WEEKDAY([.B342]; 2))">
            <text:p/>
          </table:table-cell>
          <table:table-cell table:number-columns-repeated="8"/>
          <table:table-cell table:formula="of:=[.K342]*[.I342]" office:value-type="float" office:value="0" calcext:value-type="float">
            <text:p>0</text:p>
          </table:table-cell>
          <table:table-cell table:number-columns-repeated="4"/>
          <table:table-cell table:formula="of:=IF([.L342]=0; &quot;&quot;; [.R342]/[.L342])">
            <text:p/>
          </table:table-cell>
          <table:table-cell table:formula="of:=([.N342]*[.O342])-([.I342]*[.J342])" office:value-type="float" office:value="0" calcext:value-type="float">
            <text:p>0</text:p>
          </table:table-cell>
          <table:table-cell table:formula="of:=IF([.R342]=0;&quot;&quot;; IF([.R34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formula="of:=IF([.B343]=&quot;&quot;; &quot;&quot;; WEEKDAY([.B343]; 2))">
            <text:p/>
          </table:table-cell>
          <table:table-cell table:number-columns-repeated="8"/>
          <table:table-cell table:formula="of:=[.K343]*[.I343]" office:value-type="float" office:value="0" calcext:value-type="float">
            <text:p>0</text:p>
          </table:table-cell>
          <table:table-cell table:number-columns-repeated="4"/>
          <table:table-cell table:formula="of:=IF([.L343]=0; &quot;&quot;; [.R343]/[.L343])">
            <text:p/>
          </table:table-cell>
          <table:table-cell table:formula="of:=([.N343]*[.O343])-([.I343]*[.J343])" office:value-type="float" office:value="0" calcext:value-type="float">
            <text:p>0</text:p>
          </table:table-cell>
          <table:table-cell table:formula="of:=IF([.R343]=0;&quot;&quot;; IF([.R34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formula="of:=IF([.B344]=&quot;&quot;; &quot;&quot;; WEEKDAY([.B344]; 2))">
            <text:p/>
          </table:table-cell>
          <table:table-cell table:number-columns-repeated="8"/>
          <table:table-cell table:formula="of:=[.K344]*[.I344]" office:value-type="float" office:value="0" calcext:value-type="float">
            <text:p>0</text:p>
          </table:table-cell>
          <table:table-cell table:number-columns-repeated="4"/>
          <table:table-cell table:formula="of:=IF([.L344]=0; &quot;&quot;; [.R344]/[.L344])">
            <text:p/>
          </table:table-cell>
          <table:table-cell table:formula="of:=([.N344]*[.O344])-([.I344]*[.J344])" office:value-type="float" office:value="0" calcext:value-type="float">
            <text:p>0</text:p>
          </table:table-cell>
          <table:table-cell table:formula="of:=IF([.R344]=0;&quot;&quot;; IF([.R34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formula="of:=IF([.B345]=&quot;&quot;; &quot;&quot;; WEEKDAY([.B345]; 2))">
            <text:p/>
          </table:table-cell>
          <table:table-cell table:number-columns-repeated="8"/>
          <table:table-cell table:formula="of:=[.K345]*[.I345]" office:value-type="float" office:value="0" calcext:value-type="float">
            <text:p>0</text:p>
          </table:table-cell>
          <table:table-cell table:number-columns-repeated="4"/>
          <table:table-cell table:formula="of:=IF([.L345]=0; &quot;&quot;; [.R345]/[.L345])">
            <text:p/>
          </table:table-cell>
          <table:table-cell table:formula="of:=([.N345]*[.O345])-([.I345]*[.J345])" office:value-type="float" office:value="0" calcext:value-type="float">
            <text:p>0</text:p>
          </table:table-cell>
          <table:table-cell table:formula="of:=IF([.R345]=0;&quot;&quot;; IF([.R34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formula="of:=IF([.B346]=&quot;&quot;; &quot;&quot;; WEEKDAY([.B346]; 2))">
            <text:p/>
          </table:table-cell>
          <table:table-cell table:number-columns-repeated="8"/>
          <table:table-cell table:formula="of:=[.K346]*[.I346]" office:value-type="float" office:value="0" calcext:value-type="float">
            <text:p>0</text:p>
          </table:table-cell>
          <table:table-cell table:number-columns-repeated="4"/>
          <table:table-cell table:formula="of:=IF([.L346]=0; &quot;&quot;; [.R346]/[.L346])">
            <text:p/>
          </table:table-cell>
          <table:table-cell table:formula="of:=([.N346]*[.O346])-([.I346]*[.J346])" office:value-type="float" office:value="0" calcext:value-type="float">
            <text:p>0</text:p>
          </table:table-cell>
          <table:table-cell table:formula="of:=IF([.R346]=0;&quot;&quot;; IF([.R34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formula="of:=IF([.B347]=&quot;&quot;; &quot;&quot;; WEEKDAY([.B347]; 2))">
            <text:p/>
          </table:table-cell>
          <table:table-cell table:number-columns-repeated="8"/>
          <table:table-cell table:formula="of:=[.K347]*[.I347]" office:value-type="float" office:value="0" calcext:value-type="float">
            <text:p>0</text:p>
          </table:table-cell>
          <table:table-cell table:number-columns-repeated="4"/>
          <table:table-cell table:formula="of:=IF([.L347]=0; &quot;&quot;; [.R347]/[.L347])">
            <text:p/>
          </table:table-cell>
          <table:table-cell table:formula="of:=([.N347]*[.O347])-([.I347]*[.J347])" office:value-type="float" office:value="0" calcext:value-type="float">
            <text:p>0</text:p>
          </table:table-cell>
          <table:table-cell table:formula="of:=IF([.R347]=0;&quot;&quot;; IF([.R34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formula="of:=IF([.B348]=&quot;&quot;; &quot;&quot;; WEEKDAY([.B348]; 2))">
            <text:p/>
          </table:table-cell>
          <table:table-cell table:number-columns-repeated="8"/>
          <table:table-cell table:formula="of:=[.K348]*[.I348]" office:value-type="float" office:value="0" calcext:value-type="float">
            <text:p>0</text:p>
          </table:table-cell>
          <table:table-cell table:number-columns-repeated="4"/>
          <table:table-cell table:formula="of:=IF([.L348]=0; &quot;&quot;; [.R348]/[.L348])">
            <text:p/>
          </table:table-cell>
          <table:table-cell table:formula="of:=([.N348]*[.O348])-([.I348]*[.J348])" office:value-type="float" office:value="0" calcext:value-type="float">
            <text:p>0</text:p>
          </table:table-cell>
          <table:table-cell table:formula="of:=IF([.R348]=0;&quot;&quot;; IF([.R34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formula="of:=IF([.B349]=&quot;&quot;; &quot;&quot;; WEEKDAY([.B349]; 2))">
            <text:p/>
          </table:table-cell>
          <table:table-cell table:number-columns-repeated="8"/>
          <table:table-cell table:formula="of:=[.K349]*[.I349]" office:value-type="float" office:value="0" calcext:value-type="float">
            <text:p>0</text:p>
          </table:table-cell>
          <table:table-cell table:number-columns-repeated="4"/>
          <table:table-cell table:formula="of:=IF([.L349]=0; &quot;&quot;; [.R349]/[.L349])">
            <text:p/>
          </table:table-cell>
          <table:table-cell table:formula="of:=([.N349]*[.O349])-([.I349]*[.J349])" office:value-type="float" office:value="0" calcext:value-type="float">
            <text:p>0</text:p>
          </table:table-cell>
          <table:table-cell table:formula="of:=IF([.R349]=0;&quot;&quot;; IF([.R34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formula="of:=IF([.B350]=&quot;&quot;; &quot;&quot;; WEEKDAY([.B350]; 2))">
            <text:p/>
          </table:table-cell>
          <table:table-cell table:number-columns-repeated="8"/>
          <table:table-cell table:formula="of:=[.K350]*[.I350]" office:value-type="float" office:value="0" calcext:value-type="float">
            <text:p>0</text:p>
          </table:table-cell>
          <table:table-cell table:number-columns-repeated="4"/>
          <table:table-cell table:formula="of:=IF([.L350]=0; &quot;&quot;; [.R350]/[.L350])">
            <text:p/>
          </table:table-cell>
          <table:table-cell table:formula="of:=([.N350]*[.O350])-([.I350]*[.J350])" office:value-type="float" office:value="0" calcext:value-type="float">
            <text:p>0</text:p>
          </table:table-cell>
          <table:table-cell table:formula="of:=IF([.R350]=0;&quot;&quot;; IF([.R35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formula="of:=IF([.B351]=&quot;&quot;; &quot;&quot;; WEEKDAY([.B351]; 2))">
            <text:p/>
          </table:table-cell>
          <table:table-cell table:number-columns-repeated="8"/>
          <table:table-cell table:formula="of:=[.K351]*[.I351]" office:value-type="float" office:value="0" calcext:value-type="float">
            <text:p>0</text:p>
          </table:table-cell>
          <table:table-cell table:number-columns-repeated="4"/>
          <table:table-cell table:formula="of:=IF([.L351]=0; &quot;&quot;; [.R351]/[.L351])">
            <text:p/>
          </table:table-cell>
          <table:table-cell table:formula="of:=([.N351]*[.O351])-([.I351]*[.J351])" office:value-type="float" office:value="0" calcext:value-type="float">
            <text:p>0</text:p>
          </table:table-cell>
          <table:table-cell table:formula="of:=IF([.R351]=0;&quot;&quot;; IF([.R35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IF([.B352]=&quot;&quot;; &quot;&quot;; WEEKDAY([.B352]; 2))">
            <text:p/>
          </table:table-cell>
          <table:table-cell table:number-columns-repeated="8"/>
          <table:table-cell table:formula="of:=[.K352]*[.I352]" office:value-type="float" office:value="0" calcext:value-type="float">
            <text:p>0</text:p>
          </table:table-cell>
          <table:table-cell table:number-columns-repeated="4"/>
          <table:table-cell table:formula="of:=IF([.L352]=0; &quot;&quot;; [.R352]/[.L352])">
            <text:p/>
          </table:table-cell>
          <table:table-cell table:formula="of:=([.N352]*[.O352])-([.I352]*[.J352])" office:value-type="float" office:value="0" calcext:value-type="float">
            <text:p>0</text:p>
          </table:table-cell>
          <table:table-cell table:formula="of:=IF([.R352]=0;&quot;&quot;; IF([.R35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formula="of:=IF([.B353]=&quot;&quot;; &quot;&quot;; WEEKDAY([.B353]; 2))">
            <text:p/>
          </table:table-cell>
          <table:table-cell table:number-columns-repeated="8"/>
          <table:table-cell table:formula="of:=[.K353]*[.I353]" office:value-type="float" office:value="0" calcext:value-type="float">
            <text:p>0</text:p>
          </table:table-cell>
          <table:table-cell table:number-columns-repeated="4"/>
          <table:table-cell table:formula="of:=IF([.L353]=0; &quot;&quot;; [.R353]/[.L353])">
            <text:p/>
          </table:table-cell>
          <table:table-cell table:formula="of:=([.N353]*[.O353])-([.I353]*[.J353])" office:value-type="float" office:value="0" calcext:value-type="float">
            <text:p>0</text:p>
          </table:table-cell>
          <table:table-cell table:formula="of:=IF([.R353]=0;&quot;&quot;; IF([.R35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formula="of:=IF([.B354]=&quot;&quot;; &quot;&quot;; WEEKDAY([.B354]; 2))">
            <text:p/>
          </table:table-cell>
          <table:table-cell table:number-columns-repeated="8"/>
          <table:table-cell table:formula="of:=[.K354]*[.I354]" office:value-type="float" office:value="0" calcext:value-type="float">
            <text:p>0</text:p>
          </table:table-cell>
          <table:table-cell table:number-columns-repeated="4"/>
          <table:table-cell table:formula="of:=IF([.L354]=0; &quot;&quot;; [.R354]/[.L354])">
            <text:p/>
          </table:table-cell>
          <table:table-cell table:formula="of:=([.N354]*[.O354])-([.I354]*[.J354])" office:value-type="float" office:value="0" calcext:value-type="float">
            <text:p>0</text:p>
          </table:table-cell>
          <table:table-cell table:formula="of:=IF([.R354]=0;&quot;&quot;; IF([.R35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formula="of:=IF([.B355]=&quot;&quot;; &quot;&quot;; WEEKDAY([.B355]; 2))">
            <text:p/>
          </table:table-cell>
          <table:table-cell table:number-columns-repeated="8"/>
          <table:table-cell table:formula="of:=[.K355]*[.I355]" office:value-type="float" office:value="0" calcext:value-type="float">
            <text:p>0</text:p>
          </table:table-cell>
          <table:table-cell table:number-columns-repeated="4"/>
          <table:table-cell table:formula="of:=IF([.L355]=0; &quot;&quot;; [.R355]/[.L355])">
            <text:p/>
          </table:table-cell>
          <table:table-cell table:formula="of:=([.N355]*[.O355])-([.I355]*[.J355])" office:value-type="float" office:value="0" calcext:value-type="float">
            <text:p>0</text:p>
          </table:table-cell>
          <table:table-cell table:formula="of:=IF([.R355]=0;&quot;&quot;; IF([.R35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formula="of:=IF([.B356]=&quot;&quot;; &quot;&quot;; WEEKDAY([.B356]; 2))">
            <text:p/>
          </table:table-cell>
          <table:table-cell table:number-columns-repeated="8"/>
          <table:table-cell table:formula="of:=[.K356]*[.I356]" office:value-type="float" office:value="0" calcext:value-type="float">
            <text:p>0</text:p>
          </table:table-cell>
          <table:table-cell table:number-columns-repeated="4"/>
          <table:table-cell table:formula="of:=IF([.L356]=0; &quot;&quot;; [.R356]/[.L356])">
            <text:p/>
          </table:table-cell>
          <table:table-cell table:formula="of:=([.N356]*[.O356])-([.I356]*[.J356])" office:value-type="float" office:value="0" calcext:value-type="float">
            <text:p>0</text:p>
          </table:table-cell>
          <table:table-cell table:formula="of:=IF([.R356]=0;&quot;&quot;; IF([.R35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formula="of:=IF([.B357]=&quot;&quot;; &quot;&quot;; WEEKDAY([.B357]; 2))">
            <text:p/>
          </table:table-cell>
          <table:table-cell table:number-columns-repeated="8"/>
          <table:table-cell table:formula="of:=[.K357]*[.I357]" office:value-type="float" office:value="0" calcext:value-type="float">
            <text:p>0</text:p>
          </table:table-cell>
          <table:table-cell table:number-columns-repeated="4"/>
          <table:table-cell table:formula="of:=IF([.L357]=0; &quot;&quot;; [.R357]/[.L357])">
            <text:p/>
          </table:table-cell>
          <table:table-cell table:formula="of:=([.N357]*[.O357])-([.I357]*[.J357])" office:value-type="float" office:value="0" calcext:value-type="float">
            <text:p>0</text:p>
          </table:table-cell>
          <table:table-cell table:formula="of:=IF([.R357]=0;&quot;&quot;; IF([.R35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formula="of:=IF([.B358]=&quot;&quot;; &quot;&quot;; WEEKDAY([.B358]; 2))">
            <text:p/>
          </table:table-cell>
          <table:table-cell table:number-columns-repeated="8"/>
          <table:table-cell table:formula="of:=[.K358]*[.I358]" office:value-type="float" office:value="0" calcext:value-type="float">
            <text:p>0</text:p>
          </table:table-cell>
          <table:table-cell table:number-columns-repeated="4"/>
          <table:table-cell table:formula="of:=IF([.L358]=0; &quot;&quot;; [.R358]/[.L358])">
            <text:p/>
          </table:table-cell>
          <table:table-cell table:formula="of:=([.N358]*[.O358])-([.I358]*[.J358])" office:value-type="float" office:value="0" calcext:value-type="float">
            <text:p>0</text:p>
          </table:table-cell>
          <table:table-cell table:formula="of:=IF([.R358]=0;&quot;&quot;; IF([.R35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formula="of:=IF([.B359]=&quot;&quot;; &quot;&quot;; WEEKDAY([.B359]; 2))">
            <text:p/>
          </table:table-cell>
          <table:table-cell table:number-columns-repeated="8"/>
          <table:table-cell table:formula="of:=[.K359]*[.I359]" office:value-type="float" office:value="0" calcext:value-type="float">
            <text:p>0</text:p>
          </table:table-cell>
          <table:table-cell table:number-columns-repeated="4"/>
          <table:table-cell table:formula="of:=IF([.L359]=0; &quot;&quot;; [.R359]/[.L359])">
            <text:p/>
          </table:table-cell>
          <table:table-cell table:formula="of:=([.N359]*[.O359])-([.I359]*[.J359])" office:value-type="float" office:value="0" calcext:value-type="float">
            <text:p>0</text:p>
          </table:table-cell>
          <table:table-cell table:formula="of:=IF([.R359]=0;&quot;&quot;; IF([.R35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formula="of:=IF([.B360]=&quot;&quot;; &quot;&quot;; WEEKDAY([.B360]; 2))">
            <text:p/>
          </table:table-cell>
          <table:table-cell table:number-columns-repeated="8"/>
          <table:table-cell table:formula="of:=[.K360]*[.I360]" office:value-type="float" office:value="0" calcext:value-type="float">
            <text:p>0</text:p>
          </table:table-cell>
          <table:table-cell table:number-columns-repeated="4"/>
          <table:table-cell table:formula="of:=IF([.L360]=0; &quot;&quot;; [.R360]/[.L360])">
            <text:p/>
          </table:table-cell>
          <table:table-cell table:formula="of:=([.N360]*[.O360])-([.I360]*[.J360])" office:value-type="float" office:value="0" calcext:value-type="float">
            <text:p>0</text:p>
          </table:table-cell>
          <table:table-cell table:formula="of:=IF([.R360]=0;&quot;&quot;; IF([.R36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formula="of:=IF([.B361]=&quot;&quot;; &quot;&quot;; WEEKDAY([.B361]; 2))">
            <text:p/>
          </table:table-cell>
          <table:table-cell table:number-columns-repeated="8"/>
          <table:table-cell table:formula="of:=[.K361]*[.I361]" office:value-type="float" office:value="0" calcext:value-type="float">
            <text:p>0</text:p>
          </table:table-cell>
          <table:table-cell table:number-columns-repeated="4"/>
          <table:table-cell table:formula="of:=IF([.L361]=0; &quot;&quot;; [.R361]/[.L361])">
            <text:p/>
          </table:table-cell>
          <table:table-cell table:formula="of:=([.N361]*[.O361])-([.I361]*[.J361])" office:value-type="float" office:value="0" calcext:value-type="float">
            <text:p>0</text:p>
          </table:table-cell>
          <table:table-cell table:formula="of:=IF([.R361]=0;&quot;&quot;; IF([.R36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IF([.B362]=&quot;&quot;; &quot;&quot;; WEEKDAY([.B362]; 2))">
            <text:p/>
          </table:table-cell>
          <table:table-cell table:number-columns-repeated="8"/>
          <table:table-cell table:formula="of:=[.K362]*[.I362]" office:value-type="float" office:value="0" calcext:value-type="float">
            <text:p>0</text:p>
          </table:table-cell>
          <table:table-cell table:number-columns-repeated="4"/>
          <table:table-cell table:formula="of:=IF([.L362]=0; &quot;&quot;; [.R362]/[.L362])">
            <text:p/>
          </table:table-cell>
          <table:table-cell table:formula="of:=([.N362]*[.O362])-([.I362]*[.J362])" office:value-type="float" office:value="0" calcext:value-type="float">
            <text:p>0</text:p>
          </table:table-cell>
          <table:table-cell table:formula="of:=IF([.R362]=0;&quot;&quot;; IF([.R36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formula="of:=IF([.B363]=&quot;&quot;; &quot;&quot;; WEEKDAY([.B363]; 2))">
            <text:p/>
          </table:table-cell>
          <table:table-cell table:number-columns-repeated="8"/>
          <table:table-cell table:formula="of:=[.K363]*[.I363]" office:value-type="float" office:value="0" calcext:value-type="float">
            <text:p>0</text:p>
          </table:table-cell>
          <table:table-cell table:number-columns-repeated="4"/>
          <table:table-cell table:formula="of:=IF([.L363]=0; &quot;&quot;; [.R363]/[.L363])">
            <text:p/>
          </table:table-cell>
          <table:table-cell table:formula="of:=([.N363]*[.O363])-([.I363]*[.J363])" office:value-type="float" office:value="0" calcext:value-type="float">
            <text:p>0</text:p>
          </table:table-cell>
          <table:table-cell table:formula="of:=IF([.R363]=0;&quot;&quot;; IF([.R36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formula="of:=IF([.B364]=&quot;&quot;; &quot;&quot;; WEEKDAY([.B364]; 2))">
            <text:p/>
          </table:table-cell>
          <table:table-cell table:number-columns-repeated="8"/>
          <table:table-cell table:formula="of:=[.K364]*[.I364]" office:value-type="float" office:value="0" calcext:value-type="float">
            <text:p>0</text:p>
          </table:table-cell>
          <table:table-cell table:number-columns-repeated="4"/>
          <table:table-cell table:formula="of:=IF([.L364]=0; &quot;&quot;; [.R364]/[.L364])">
            <text:p/>
          </table:table-cell>
          <table:table-cell table:formula="of:=([.N364]*[.O364])-([.I364]*[.J364])" office:value-type="float" office:value="0" calcext:value-type="float">
            <text:p>0</text:p>
          </table:table-cell>
          <table:table-cell table:formula="of:=IF([.R364]=0;&quot;&quot;; IF([.R36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formula="of:=IF([.B365]=&quot;&quot;; &quot;&quot;; WEEKDAY([.B365]; 2))">
            <text:p/>
          </table:table-cell>
          <table:table-cell table:number-columns-repeated="8"/>
          <table:table-cell table:formula="of:=[.K365]*[.I365]" office:value-type="float" office:value="0" calcext:value-type="float">
            <text:p>0</text:p>
          </table:table-cell>
          <table:table-cell table:number-columns-repeated="4"/>
          <table:table-cell table:formula="of:=IF([.L365]=0; &quot;&quot;; [.R365]/[.L365])">
            <text:p/>
          </table:table-cell>
          <table:table-cell table:formula="of:=([.N365]*[.O365])-([.I365]*[.J365])" office:value-type="float" office:value="0" calcext:value-type="float">
            <text:p>0</text:p>
          </table:table-cell>
          <table:table-cell table:formula="of:=IF([.R365]=0;&quot;&quot;; IF([.R36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formula="of:=IF([.B366]=&quot;&quot;; &quot;&quot;; WEEKDAY([.B366]; 2))">
            <text:p/>
          </table:table-cell>
          <table:table-cell table:number-columns-repeated="8"/>
          <table:table-cell table:formula="of:=[.K366]*[.I366]" office:value-type="float" office:value="0" calcext:value-type="float">
            <text:p>0</text:p>
          </table:table-cell>
          <table:table-cell table:number-columns-repeated="4"/>
          <table:table-cell table:formula="of:=IF([.L366]=0; &quot;&quot;; [.R366]/[.L366])">
            <text:p/>
          </table:table-cell>
          <table:table-cell table:formula="of:=([.N366]*[.O366])-([.I366]*[.J366])" office:value-type="float" office:value="0" calcext:value-type="float">
            <text:p>0</text:p>
          </table:table-cell>
          <table:table-cell table:formula="of:=IF([.R366]=0;&quot;&quot;; IF([.R36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formula="of:=IF([.B367]=&quot;&quot;; &quot;&quot;; WEEKDAY([.B367]; 2))">
            <text:p/>
          </table:table-cell>
          <table:table-cell table:number-columns-repeated="8"/>
          <table:table-cell table:formula="of:=[.K367]*[.I367]" office:value-type="float" office:value="0" calcext:value-type="float">
            <text:p>0</text:p>
          </table:table-cell>
          <table:table-cell table:number-columns-repeated="4"/>
          <table:table-cell table:formula="of:=IF([.L367]=0; &quot;&quot;; [.R367]/[.L367])">
            <text:p/>
          </table:table-cell>
          <table:table-cell table:formula="of:=([.N367]*[.O367])-([.I367]*[.J367])" office:value-type="float" office:value="0" calcext:value-type="float">
            <text:p>0</text:p>
          </table:table-cell>
          <table:table-cell table:formula="of:=IF([.R367]=0;&quot;&quot;; IF([.R36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formula="of:=IF([.B368]=&quot;&quot;; &quot;&quot;; WEEKDAY([.B368]; 2))">
            <text:p/>
          </table:table-cell>
          <table:table-cell table:number-columns-repeated="8"/>
          <table:table-cell table:formula="of:=[.K368]*[.I368]" office:value-type="float" office:value="0" calcext:value-type="float">
            <text:p>0</text:p>
          </table:table-cell>
          <table:table-cell table:number-columns-repeated="4"/>
          <table:table-cell table:formula="of:=IF([.L368]=0; &quot;&quot;; [.R368]/[.L368])">
            <text:p/>
          </table:table-cell>
          <table:table-cell table:formula="of:=([.N368]*[.O368])-([.I368]*[.J368])" office:value-type="float" office:value="0" calcext:value-type="float">
            <text:p>0</text:p>
          </table:table-cell>
          <table:table-cell table:formula="of:=IF([.R368]=0;&quot;&quot;; IF([.R36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formula="of:=IF([.B369]=&quot;&quot;; &quot;&quot;; WEEKDAY([.B369]; 2))">
            <text:p/>
          </table:table-cell>
          <table:table-cell table:number-columns-repeated="8"/>
          <table:table-cell table:formula="of:=[.K369]*[.I369]" office:value-type="float" office:value="0" calcext:value-type="float">
            <text:p>0</text:p>
          </table:table-cell>
          <table:table-cell table:number-columns-repeated="4"/>
          <table:table-cell table:formula="of:=IF([.L369]=0; &quot;&quot;; [.R369]/[.L369])">
            <text:p/>
          </table:table-cell>
          <table:table-cell table:formula="of:=([.N369]*[.O369])-([.I369]*[.J369])" office:value-type="float" office:value="0" calcext:value-type="float">
            <text:p>0</text:p>
          </table:table-cell>
          <table:table-cell table:formula="of:=IF([.R369]=0;&quot;&quot;; IF([.R36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formula="of:=IF([.B370]=&quot;&quot;; &quot;&quot;; WEEKDAY([.B370]; 2))">
            <text:p/>
          </table:table-cell>
          <table:table-cell table:number-columns-repeated="8"/>
          <table:table-cell table:formula="of:=[.K370]*[.I370]" office:value-type="float" office:value="0" calcext:value-type="float">
            <text:p>0</text:p>
          </table:table-cell>
          <table:table-cell table:number-columns-repeated="4"/>
          <table:table-cell table:formula="of:=IF([.L370]=0; &quot;&quot;; [.R370]/[.L370])">
            <text:p/>
          </table:table-cell>
          <table:table-cell table:formula="of:=([.N370]*[.O370])-([.I370]*[.J370])" office:value-type="float" office:value="0" calcext:value-type="float">
            <text:p>0</text:p>
          </table:table-cell>
          <table:table-cell table:formula="of:=IF([.R370]=0;&quot;&quot;; IF([.R37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formula="of:=IF([.B371]=&quot;&quot;; &quot;&quot;; WEEKDAY([.B371]; 2))">
            <text:p/>
          </table:table-cell>
          <table:table-cell table:number-columns-repeated="8"/>
          <table:table-cell table:formula="of:=[.K371]*[.I371]" office:value-type="float" office:value="0" calcext:value-type="float">
            <text:p>0</text:p>
          </table:table-cell>
          <table:table-cell table:number-columns-repeated="4"/>
          <table:table-cell table:formula="of:=IF([.L371]=0; &quot;&quot;; [.R371]/[.L371])">
            <text:p/>
          </table:table-cell>
          <table:table-cell table:formula="of:=([.N371]*[.O371])-([.I371]*[.J371])" office:value-type="float" office:value="0" calcext:value-type="float">
            <text:p>0</text:p>
          </table:table-cell>
          <table:table-cell table:formula="of:=IF([.R371]=0;&quot;&quot;; IF([.R37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formula="of:=IF([.B372]=&quot;&quot;; &quot;&quot;; WEEKDAY([.B372]; 2))">
            <text:p/>
          </table:table-cell>
          <table:table-cell table:number-columns-repeated="8"/>
          <table:table-cell table:formula="of:=[.K372]*[.I372]" office:value-type="float" office:value="0" calcext:value-type="float">
            <text:p>0</text:p>
          </table:table-cell>
          <table:table-cell table:number-columns-repeated="4"/>
          <table:table-cell table:formula="of:=IF([.L372]=0; &quot;&quot;; [.R372]/[.L372])">
            <text:p/>
          </table:table-cell>
          <table:table-cell table:formula="of:=([.N372]*[.O372])-([.I372]*[.J372])" office:value-type="float" office:value="0" calcext:value-type="float">
            <text:p>0</text:p>
          </table:table-cell>
          <table:table-cell table:formula="of:=IF([.R372]=0;&quot;&quot;; IF([.R37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formula="of:=IF([.B373]=&quot;&quot;; &quot;&quot;; WEEKDAY([.B373]; 2))">
            <text:p/>
          </table:table-cell>
          <table:table-cell table:number-columns-repeated="8"/>
          <table:table-cell table:formula="of:=[.K373]*[.I373]" office:value-type="float" office:value="0" calcext:value-type="float">
            <text:p>0</text:p>
          </table:table-cell>
          <table:table-cell table:number-columns-repeated="4"/>
          <table:table-cell table:formula="of:=IF([.L373]=0; &quot;&quot;; [.R373]/[.L373])">
            <text:p/>
          </table:table-cell>
          <table:table-cell table:formula="of:=([.N373]*[.O373])-([.I373]*[.J373])" office:value-type="float" office:value="0" calcext:value-type="float">
            <text:p>0</text:p>
          </table:table-cell>
          <table:table-cell table:formula="of:=IF([.R373]=0;&quot;&quot;; IF([.R37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formula="of:=IF([.B374]=&quot;&quot;; &quot;&quot;; WEEKDAY([.B374]; 2))">
            <text:p/>
          </table:table-cell>
          <table:table-cell table:number-columns-repeated="8"/>
          <table:table-cell table:formula="of:=[.K374]*[.I374]" office:value-type="float" office:value="0" calcext:value-type="float">
            <text:p>0</text:p>
          </table:table-cell>
          <table:table-cell table:number-columns-repeated="4"/>
          <table:table-cell table:formula="of:=IF([.L374]=0; &quot;&quot;; [.R374]/[.L374])">
            <text:p/>
          </table:table-cell>
          <table:table-cell table:formula="of:=([.N374]*[.O374])-([.I374]*[.J374])" office:value-type="float" office:value="0" calcext:value-type="float">
            <text:p>0</text:p>
          </table:table-cell>
          <table:table-cell table:formula="of:=IF([.R374]=0;&quot;&quot;; IF([.R37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formula="of:=IF([.B375]=&quot;&quot;; &quot;&quot;; WEEKDAY([.B375]; 2))">
            <text:p/>
          </table:table-cell>
          <table:table-cell table:number-columns-repeated="8"/>
          <table:table-cell table:formula="of:=[.K375]*[.I375]" office:value-type="float" office:value="0" calcext:value-type="float">
            <text:p>0</text:p>
          </table:table-cell>
          <table:table-cell table:number-columns-repeated="4"/>
          <table:table-cell table:formula="of:=IF([.L375]=0; &quot;&quot;; [.R375]/[.L375])">
            <text:p/>
          </table:table-cell>
          <table:table-cell table:formula="of:=([.N375]*[.O375])-([.I375]*[.J375])" office:value-type="float" office:value="0" calcext:value-type="float">
            <text:p>0</text:p>
          </table:table-cell>
          <table:table-cell table:formula="of:=IF([.R375]=0;&quot;&quot;; IF([.R37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formula="of:=IF([.B376]=&quot;&quot;; &quot;&quot;; WEEKDAY([.B376]; 2))">
            <text:p/>
          </table:table-cell>
          <table:table-cell table:number-columns-repeated="8"/>
          <table:table-cell table:formula="of:=[.K376]*[.I376]" office:value-type="float" office:value="0" calcext:value-type="float">
            <text:p>0</text:p>
          </table:table-cell>
          <table:table-cell table:number-columns-repeated="4"/>
          <table:table-cell table:formula="of:=IF([.L376]=0; &quot;&quot;; [.R376]/[.L376])">
            <text:p/>
          </table:table-cell>
          <table:table-cell table:formula="of:=([.N376]*[.O376])-([.I376]*[.J376])" office:value-type="float" office:value="0" calcext:value-type="float">
            <text:p>0</text:p>
          </table:table-cell>
          <table:table-cell table:formula="of:=IF([.R376]=0;&quot;&quot;; IF([.R37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formula="of:=IF([.B377]=&quot;&quot;; &quot;&quot;; WEEKDAY([.B377]; 2))">
            <text:p/>
          </table:table-cell>
          <table:table-cell table:number-columns-repeated="8"/>
          <table:table-cell table:formula="of:=[.K377]*[.I377]" office:value-type="float" office:value="0" calcext:value-type="float">
            <text:p>0</text:p>
          </table:table-cell>
          <table:table-cell table:number-columns-repeated="4"/>
          <table:table-cell table:formula="of:=IF([.L377]=0; &quot;&quot;; [.R377]/[.L377])">
            <text:p/>
          </table:table-cell>
          <table:table-cell table:formula="of:=([.N377]*[.O377])-([.I377]*[.J377])" office:value-type="float" office:value="0" calcext:value-type="float">
            <text:p>0</text:p>
          </table:table-cell>
          <table:table-cell table:formula="of:=IF([.R377]=0;&quot;&quot;; IF([.R37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formula="of:=IF([.B378]=&quot;&quot;; &quot;&quot;; WEEKDAY([.B378]; 2))">
            <text:p/>
          </table:table-cell>
          <table:table-cell table:number-columns-repeated="8"/>
          <table:table-cell table:formula="of:=[.K378]*[.I378]" office:value-type="float" office:value="0" calcext:value-type="float">
            <text:p>0</text:p>
          </table:table-cell>
          <table:table-cell table:number-columns-repeated="4"/>
          <table:table-cell table:formula="of:=IF([.L378]=0; &quot;&quot;; [.R378]/[.L378])">
            <text:p/>
          </table:table-cell>
          <table:table-cell table:formula="of:=([.N378]*[.O378])-([.I378]*[.J378])" office:value-type="float" office:value="0" calcext:value-type="float">
            <text:p>0</text:p>
          </table:table-cell>
          <table:table-cell table:formula="of:=IF([.R378]=0;&quot;&quot;; IF([.R37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formula="of:=IF([.B379]=&quot;&quot;; &quot;&quot;; WEEKDAY([.B379]; 2))">
            <text:p/>
          </table:table-cell>
          <table:table-cell table:number-columns-repeated="8"/>
          <table:table-cell table:formula="of:=[.K379]*[.I379]" office:value-type="float" office:value="0" calcext:value-type="float">
            <text:p>0</text:p>
          </table:table-cell>
          <table:table-cell table:number-columns-repeated="4"/>
          <table:table-cell table:formula="of:=IF([.L379]=0; &quot;&quot;; [.R379]/[.L379])">
            <text:p/>
          </table:table-cell>
          <table:table-cell table:formula="of:=([.N379]*[.O379])-([.I379]*[.J379])" office:value-type="float" office:value="0" calcext:value-type="float">
            <text:p>0</text:p>
          </table:table-cell>
          <table:table-cell table:formula="of:=IF([.R379]=0;&quot;&quot;; IF([.R37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formula="of:=IF([.B380]=&quot;&quot;; &quot;&quot;; WEEKDAY([.B380]; 2))">
            <text:p/>
          </table:table-cell>
          <table:table-cell table:number-columns-repeated="8"/>
          <table:table-cell table:formula="of:=[.K380]*[.I380]" office:value-type="float" office:value="0" calcext:value-type="float">
            <text:p>0</text:p>
          </table:table-cell>
          <table:table-cell table:number-columns-repeated="4"/>
          <table:table-cell table:formula="of:=IF([.L380]=0; &quot;&quot;; [.R380]/[.L380])">
            <text:p/>
          </table:table-cell>
          <table:table-cell table:formula="of:=([.N380]*[.O380])-([.I380]*[.J380])" office:value-type="float" office:value="0" calcext:value-type="float">
            <text:p>0</text:p>
          </table:table-cell>
          <table:table-cell table:formula="of:=IF([.R380]=0;&quot;&quot;; IF([.R38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formula="of:=IF([.B381]=&quot;&quot;; &quot;&quot;; WEEKDAY([.B381]; 2))">
            <text:p/>
          </table:table-cell>
          <table:table-cell table:number-columns-repeated="8"/>
          <table:table-cell table:formula="of:=[.K381]*[.I381]" office:value-type="float" office:value="0" calcext:value-type="float">
            <text:p>0</text:p>
          </table:table-cell>
          <table:table-cell table:number-columns-repeated="4"/>
          <table:table-cell table:formula="of:=IF([.L381]=0; &quot;&quot;; [.R381]/[.L381])">
            <text:p/>
          </table:table-cell>
          <table:table-cell table:formula="of:=([.N381]*[.O381])-([.I381]*[.J381])" office:value-type="float" office:value="0" calcext:value-type="float">
            <text:p>0</text:p>
          </table:table-cell>
          <table:table-cell table:formula="of:=IF([.R381]=0;&quot;&quot;; IF([.R38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IF([.B382]=&quot;&quot;; &quot;&quot;; WEEKDAY([.B382]; 2))">
            <text:p/>
          </table:table-cell>
          <table:table-cell table:number-columns-repeated="8"/>
          <table:table-cell table:formula="of:=[.K382]*[.I382]" office:value-type="float" office:value="0" calcext:value-type="float">
            <text:p>0</text:p>
          </table:table-cell>
          <table:table-cell table:number-columns-repeated="4"/>
          <table:table-cell table:formula="of:=IF([.L382]=0; &quot;&quot;; [.R382]/[.L382])">
            <text:p/>
          </table:table-cell>
          <table:table-cell table:formula="of:=([.N382]*[.O382])-([.I382]*[.J382])" office:value-type="float" office:value="0" calcext:value-type="float">
            <text:p>0</text:p>
          </table:table-cell>
          <table:table-cell table:formula="of:=IF([.R382]=0;&quot;&quot;; IF([.R38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formula="of:=IF([.B383]=&quot;&quot;; &quot;&quot;; WEEKDAY([.B383]; 2))">
            <text:p/>
          </table:table-cell>
          <table:table-cell table:number-columns-repeated="8"/>
          <table:table-cell table:formula="of:=[.K383]*[.I383]" office:value-type="float" office:value="0" calcext:value-type="float">
            <text:p>0</text:p>
          </table:table-cell>
          <table:table-cell table:number-columns-repeated="4"/>
          <table:table-cell table:formula="of:=IF([.L383]=0; &quot;&quot;; [.R383]/[.L383])">
            <text:p/>
          </table:table-cell>
          <table:table-cell table:formula="of:=([.N383]*[.O383])-([.I383]*[.J383])" office:value-type="float" office:value="0" calcext:value-type="float">
            <text:p>0</text:p>
          </table:table-cell>
          <table:table-cell table:formula="of:=IF([.R383]=0;&quot;&quot;; IF([.R38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formula="of:=IF([.B384]=&quot;&quot;; &quot;&quot;; WEEKDAY([.B384]; 2))">
            <text:p/>
          </table:table-cell>
          <table:table-cell table:number-columns-repeated="8"/>
          <table:table-cell table:formula="of:=[.K384]*[.I384]" office:value-type="float" office:value="0" calcext:value-type="float">
            <text:p>0</text:p>
          </table:table-cell>
          <table:table-cell table:number-columns-repeated="4"/>
          <table:table-cell table:formula="of:=IF([.L384]=0; &quot;&quot;; [.R384]/[.L384])">
            <text:p/>
          </table:table-cell>
          <table:table-cell table:formula="of:=([.N384]*[.O384])-([.I384]*[.J384])" office:value-type="float" office:value="0" calcext:value-type="float">
            <text:p>0</text:p>
          </table:table-cell>
          <table:table-cell table:formula="of:=IF([.R384]=0;&quot;&quot;; IF([.R38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formula="of:=IF([.B385]=&quot;&quot;; &quot;&quot;; WEEKDAY([.B385]; 2))">
            <text:p/>
          </table:table-cell>
          <table:table-cell table:number-columns-repeated="8"/>
          <table:table-cell table:formula="of:=[.K385]*[.I385]" office:value-type="float" office:value="0" calcext:value-type="float">
            <text:p>0</text:p>
          </table:table-cell>
          <table:table-cell table:number-columns-repeated="4"/>
          <table:table-cell table:formula="of:=IF([.L385]=0; &quot;&quot;; [.R385]/[.L385])">
            <text:p/>
          </table:table-cell>
          <table:table-cell table:formula="of:=([.N385]*[.O385])-([.I385]*[.J385])" office:value-type="float" office:value="0" calcext:value-type="float">
            <text:p>0</text:p>
          </table:table-cell>
          <table:table-cell table:formula="of:=IF([.R385]=0;&quot;&quot;; IF([.R38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formula="of:=IF([.B386]=&quot;&quot;; &quot;&quot;; WEEKDAY([.B386]; 2))">
            <text:p/>
          </table:table-cell>
          <table:table-cell table:number-columns-repeated="8"/>
          <table:table-cell table:formula="of:=[.K386]*[.I386]" office:value-type="float" office:value="0" calcext:value-type="float">
            <text:p>0</text:p>
          </table:table-cell>
          <table:table-cell table:number-columns-repeated="4"/>
          <table:table-cell table:formula="of:=IF([.L386]=0; &quot;&quot;; [.R386]/[.L386])">
            <text:p/>
          </table:table-cell>
          <table:table-cell table:formula="of:=([.N386]*[.O386])-([.I386]*[.J386])" office:value-type="float" office:value="0" calcext:value-type="float">
            <text:p>0</text:p>
          </table:table-cell>
          <table:table-cell table:formula="of:=IF([.R386]=0;&quot;&quot;; IF([.R38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formula="of:=IF([.B387]=&quot;&quot;; &quot;&quot;; WEEKDAY([.B387]; 2))">
            <text:p/>
          </table:table-cell>
          <table:table-cell table:number-columns-repeated="8"/>
          <table:table-cell table:formula="of:=[.K387]*[.I387]" office:value-type="float" office:value="0" calcext:value-type="float">
            <text:p>0</text:p>
          </table:table-cell>
          <table:table-cell table:number-columns-repeated="4"/>
          <table:table-cell table:formula="of:=IF([.L387]=0; &quot;&quot;; [.R387]/[.L387])">
            <text:p/>
          </table:table-cell>
          <table:table-cell table:formula="of:=([.N387]*[.O387])-([.I387]*[.J387])" office:value-type="float" office:value="0" calcext:value-type="float">
            <text:p>0</text:p>
          </table:table-cell>
          <table:table-cell table:formula="of:=IF([.R387]=0;&quot;&quot;; IF([.R38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formula="of:=IF([.B388]=&quot;&quot;; &quot;&quot;; WEEKDAY([.B388]; 2))">
            <text:p/>
          </table:table-cell>
          <table:table-cell table:number-columns-repeated="8"/>
          <table:table-cell table:formula="of:=[.K388]*[.I388]" office:value-type="float" office:value="0" calcext:value-type="float">
            <text:p>0</text:p>
          </table:table-cell>
          <table:table-cell table:number-columns-repeated="4"/>
          <table:table-cell table:formula="of:=IF([.L388]=0; &quot;&quot;; [.R388]/[.L388])">
            <text:p/>
          </table:table-cell>
          <table:table-cell table:formula="of:=([.N388]*[.O388])-([.I388]*[.J388])" office:value-type="float" office:value="0" calcext:value-type="float">
            <text:p>0</text:p>
          </table:table-cell>
          <table:table-cell table:formula="of:=IF([.R388]=0;&quot;&quot;; IF([.R38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formula="of:=IF([.B389]=&quot;&quot;; &quot;&quot;; WEEKDAY([.B389]; 2))">
            <text:p/>
          </table:table-cell>
          <table:table-cell table:number-columns-repeated="8"/>
          <table:table-cell table:formula="of:=[.K389]*[.I389]" office:value-type="float" office:value="0" calcext:value-type="float">
            <text:p>0</text:p>
          </table:table-cell>
          <table:table-cell table:number-columns-repeated="4"/>
          <table:table-cell table:formula="of:=IF([.L389]=0; &quot;&quot;; [.R389]/[.L389])">
            <text:p/>
          </table:table-cell>
          <table:table-cell table:formula="of:=([.N389]*[.O389])-([.I389]*[.J389])" office:value-type="float" office:value="0" calcext:value-type="float">
            <text:p>0</text:p>
          </table:table-cell>
          <table:table-cell table:formula="of:=IF([.R389]=0;&quot;&quot;; IF([.R38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formula="of:=IF([.B390]=&quot;&quot;; &quot;&quot;; WEEKDAY([.B390]; 2))">
            <text:p/>
          </table:table-cell>
          <table:table-cell table:number-columns-repeated="8"/>
          <table:table-cell table:formula="of:=[.K390]*[.I390]" office:value-type="float" office:value="0" calcext:value-type="float">
            <text:p>0</text:p>
          </table:table-cell>
          <table:table-cell table:number-columns-repeated="4"/>
          <table:table-cell table:formula="of:=IF([.L390]=0; &quot;&quot;; [.R390]/[.L390])">
            <text:p/>
          </table:table-cell>
          <table:table-cell table:formula="of:=([.N390]*[.O390])-([.I390]*[.J390])" office:value-type="float" office:value="0" calcext:value-type="float">
            <text:p>0</text:p>
          </table:table-cell>
          <table:table-cell table:formula="of:=IF([.R390]=0;&quot;&quot;; IF([.R39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formula="of:=IF([.B391]=&quot;&quot;; &quot;&quot;; WEEKDAY([.B391]; 2))">
            <text:p/>
          </table:table-cell>
          <table:table-cell table:number-columns-repeated="8"/>
          <table:table-cell table:formula="of:=[.K391]*[.I391]" office:value-type="float" office:value="0" calcext:value-type="float">
            <text:p>0</text:p>
          </table:table-cell>
          <table:table-cell table:number-columns-repeated="4"/>
          <table:table-cell table:formula="of:=IF([.L391]=0; &quot;&quot;; [.R391]/[.L391])">
            <text:p/>
          </table:table-cell>
          <table:table-cell table:formula="of:=([.N391]*[.O391])-([.I391]*[.J391])" office:value-type="float" office:value="0" calcext:value-type="float">
            <text:p>0</text:p>
          </table:table-cell>
          <table:table-cell table:formula="of:=IF([.R391]=0;&quot;&quot;; IF([.R39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formula="of:=IF([.B392]=&quot;&quot;; &quot;&quot;; WEEKDAY([.B392]; 2))">
            <text:p/>
          </table:table-cell>
          <table:table-cell table:number-columns-repeated="8"/>
          <table:table-cell table:formula="of:=[.K392]*[.I392]" office:value-type="float" office:value="0" calcext:value-type="float">
            <text:p>0</text:p>
          </table:table-cell>
          <table:table-cell table:number-columns-repeated="4"/>
          <table:table-cell table:formula="of:=IF([.L392]=0; &quot;&quot;; [.R392]/[.L392])">
            <text:p/>
          </table:table-cell>
          <table:table-cell table:formula="of:=([.N392]*[.O392])-([.I392]*[.J392])" office:value-type="float" office:value="0" calcext:value-type="float">
            <text:p>0</text:p>
          </table:table-cell>
          <table:table-cell table:formula="of:=IF([.R392]=0;&quot;&quot;; IF([.R39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formula="of:=IF([.B393]=&quot;&quot;; &quot;&quot;; WEEKDAY([.B393]; 2))">
            <text:p/>
          </table:table-cell>
          <table:table-cell table:number-columns-repeated="8"/>
          <table:table-cell table:formula="of:=[.K393]*[.I393]" office:value-type="float" office:value="0" calcext:value-type="float">
            <text:p>0</text:p>
          </table:table-cell>
          <table:table-cell table:number-columns-repeated="4"/>
          <table:table-cell table:formula="of:=IF([.L393]=0; &quot;&quot;; [.R393]/[.L393])">
            <text:p/>
          </table:table-cell>
          <table:table-cell table:formula="of:=([.N393]*[.O393])-([.I393]*[.J393])" office:value-type="float" office:value="0" calcext:value-type="float">
            <text:p>0</text:p>
          </table:table-cell>
          <table:table-cell table:formula="of:=IF([.R393]=0;&quot;&quot;; IF([.R39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formula="of:=IF([.B394]=&quot;&quot;; &quot;&quot;; WEEKDAY([.B394]; 2))">
            <text:p/>
          </table:table-cell>
          <table:table-cell table:number-columns-repeated="8"/>
          <table:table-cell table:formula="of:=[.K394]*[.I394]" office:value-type="float" office:value="0" calcext:value-type="float">
            <text:p>0</text:p>
          </table:table-cell>
          <table:table-cell table:number-columns-repeated="4"/>
          <table:table-cell table:formula="of:=IF([.L394]=0; &quot;&quot;; [.R394]/[.L394])">
            <text:p/>
          </table:table-cell>
          <table:table-cell table:formula="of:=([.N394]*[.O394])-([.I394]*[.J394])" office:value-type="float" office:value="0" calcext:value-type="float">
            <text:p>0</text:p>
          </table:table-cell>
          <table:table-cell table:formula="of:=IF([.R394]=0;&quot;&quot;; IF([.R39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formula="of:=IF([.B395]=&quot;&quot;; &quot;&quot;; WEEKDAY([.B395]; 2))">
            <text:p/>
          </table:table-cell>
          <table:table-cell table:number-columns-repeated="8"/>
          <table:table-cell table:formula="of:=[.K395]*[.I395]" office:value-type="float" office:value="0" calcext:value-type="float">
            <text:p>0</text:p>
          </table:table-cell>
          <table:table-cell table:number-columns-repeated="4"/>
          <table:table-cell table:formula="of:=IF([.L395]=0; &quot;&quot;; [.R395]/[.L395])">
            <text:p/>
          </table:table-cell>
          <table:table-cell table:formula="of:=([.N395]*[.O395])-([.I395]*[.J395])" office:value-type="float" office:value="0" calcext:value-type="float">
            <text:p>0</text:p>
          </table:table-cell>
          <table:table-cell table:formula="of:=IF([.R395]=0;&quot;&quot;; IF([.R39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formula="of:=IF([.B396]=&quot;&quot;; &quot;&quot;; WEEKDAY([.B396]; 2))">
            <text:p/>
          </table:table-cell>
          <table:table-cell table:number-columns-repeated="8"/>
          <table:table-cell table:formula="of:=[.K396]*[.I396]" office:value-type="float" office:value="0" calcext:value-type="float">
            <text:p>0</text:p>
          </table:table-cell>
          <table:table-cell table:number-columns-repeated="4"/>
          <table:table-cell table:formula="of:=IF([.L396]=0; &quot;&quot;; [.R396]/[.L396])">
            <text:p/>
          </table:table-cell>
          <table:table-cell table:formula="of:=([.N396]*[.O396])-([.I396]*[.J396])" office:value-type="float" office:value="0" calcext:value-type="float">
            <text:p>0</text:p>
          </table:table-cell>
          <table:table-cell table:formula="of:=IF([.R396]=0;&quot;&quot;; IF([.R39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formula="of:=IF([.B397]=&quot;&quot;; &quot;&quot;; WEEKDAY([.B397]; 2))">
            <text:p/>
          </table:table-cell>
          <table:table-cell table:number-columns-repeated="8"/>
          <table:table-cell table:formula="of:=[.K397]*[.I397]" office:value-type="float" office:value="0" calcext:value-type="float">
            <text:p>0</text:p>
          </table:table-cell>
          <table:table-cell table:number-columns-repeated="4"/>
          <table:table-cell table:formula="of:=IF([.L397]=0; &quot;&quot;; [.R397]/[.L397])">
            <text:p/>
          </table:table-cell>
          <table:table-cell table:formula="of:=([.N397]*[.O397])-([.I397]*[.J397])" office:value-type="float" office:value="0" calcext:value-type="float">
            <text:p>0</text:p>
          </table:table-cell>
          <table:table-cell table:formula="of:=IF([.R397]=0;&quot;&quot;; IF([.R39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formula="of:=IF([.B398]=&quot;&quot;; &quot;&quot;; WEEKDAY([.B398]; 2))">
            <text:p/>
          </table:table-cell>
          <table:table-cell table:number-columns-repeated="8"/>
          <table:table-cell table:formula="of:=[.K398]*[.I398]" office:value-type="float" office:value="0" calcext:value-type="float">
            <text:p>0</text:p>
          </table:table-cell>
          <table:table-cell table:number-columns-repeated="4"/>
          <table:table-cell table:formula="of:=IF([.L398]=0; &quot;&quot;; [.R398]/[.L398])">
            <text:p/>
          </table:table-cell>
          <table:table-cell table:formula="of:=([.N398]*[.O398])-([.I398]*[.J398])" office:value-type="float" office:value="0" calcext:value-type="float">
            <text:p>0</text:p>
          </table:table-cell>
          <table:table-cell table:formula="of:=IF([.R398]=0;&quot;&quot;; IF([.R39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formula="of:=IF([.B399]=&quot;&quot;; &quot;&quot;; WEEKDAY([.B399]; 2))">
            <text:p/>
          </table:table-cell>
          <table:table-cell table:number-columns-repeated="8"/>
          <table:table-cell table:formula="of:=[.K399]*[.I399]" office:value-type="float" office:value="0" calcext:value-type="float">
            <text:p>0</text:p>
          </table:table-cell>
          <table:table-cell table:number-columns-repeated="4"/>
          <table:table-cell table:formula="of:=IF([.L399]=0; &quot;&quot;; [.R399]/[.L399])">
            <text:p/>
          </table:table-cell>
          <table:table-cell table:formula="of:=([.N399]*[.O399])-([.I399]*[.J399])" office:value-type="float" office:value="0" calcext:value-type="float">
            <text:p>0</text:p>
          </table:table-cell>
          <table:table-cell table:formula="of:=IF([.R399]=0;&quot;&quot;; IF([.R39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formula="of:=IF([.B400]=&quot;&quot;; &quot;&quot;; WEEKDAY([.B400]; 2))">
            <text:p/>
          </table:table-cell>
          <table:table-cell table:number-columns-repeated="8"/>
          <table:table-cell table:formula="of:=[.K400]*[.I400]" office:value-type="float" office:value="0" calcext:value-type="float">
            <text:p>0</text:p>
          </table:table-cell>
          <table:table-cell table:number-columns-repeated="4"/>
          <table:table-cell table:formula="of:=IF([.L400]=0; &quot;&quot;; [.R400]/[.L400])">
            <text:p/>
          </table:table-cell>
          <table:table-cell table:formula="of:=([.N400]*[.O400])-([.I400]*[.J400])" office:value-type="float" office:value="0" calcext:value-type="float">
            <text:p>0</text:p>
          </table:table-cell>
          <table:table-cell table:formula="of:=IF([.R400]=0;&quot;&quot;; IF([.R40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formula="of:=IF([.B401]=&quot;&quot;; &quot;&quot;; WEEKDAY([.B401]; 2))">
            <text:p/>
          </table:table-cell>
          <table:table-cell table:number-columns-repeated="8"/>
          <table:table-cell table:formula="of:=[.K401]*[.I401]" office:value-type="float" office:value="0" calcext:value-type="float">
            <text:p>0</text:p>
          </table:table-cell>
          <table:table-cell table:number-columns-repeated="4"/>
          <table:table-cell table:formula="of:=IF([.L401]=0; &quot;&quot;; [.R401]/[.L401])">
            <text:p/>
          </table:table-cell>
          <table:table-cell table:formula="of:=([.N401]*[.O401])-([.I401]*[.J401])" office:value-type="float" office:value="0" calcext:value-type="float">
            <text:p>0</text:p>
          </table:table-cell>
          <table:table-cell table:formula="of:=IF([.R401]=0;&quot;&quot;; IF([.R40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IF([.B402]=&quot;&quot;; &quot;&quot;; WEEKDAY([.B402]; 2))">
            <text:p/>
          </table:table-cell>
          <table:table-cell table:number-columns-repeated="8"/>
          <table:table-cell table:formula="of:=[.K402]*[.I402]" office:value-type="float" office:value="0" calcext:value-type="float">
            <text:p>0</text:p>
          </table:table-cell>
          <table:table-cell table:number-columns-repeated="4"/>
          <table:table-cell table:formula="of:=IF([.L402]=0; &quot;&quot;; [.R402]/[.L402])">
            <text:p/>
          </table:table-cell>
          <table:table-cell table:formula="of:=([.N402]*[.O402])-([.I402]*[.J402])" office:value-type="float" office:value="0" calcext:value-type="float">
            <text:p>0</text:p>
          </table:table-cell>
          <table:table-cell table:formula="of:=IF([.R402]=0;&quot;&quot;; IF([.R40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formula="of:=IF([.B403]=&quot;&quot;; &quot;&quot;; WEEKDAY([.B403]; 2))">
            <text:p/>
          </table:table-cell>
          <table:table-cell table:number-columns-repeated="8"/>
          <table:table-cell table:formula="of:=[.K403]*[.I403]" office:value-type="float" office:value="0" calcext:value-type="float">
            <text:p>0</text:p>
          </table:table-cell>
          <table:table-cell table:number-columns-repeated="4"/>
          <table:table-cell table:formula="of:=IF([.L403]=0; &quot;&quot;; [.R403]/[.L403])">
            <text:p/>
          </table:table-cell>
          <table:table-cell table:formula="of:=([.N403]*[.O403])-([.I403]*[.J403])" office:value-type="float" office:value="0" calcext:value-type="float">
            <text:p>0</text:p>
          </table:table-cell>
          <table:table-cell table:formula="of:=IF([.R403]=0;&quot;&quot;; IF([.R40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formula="of:=IF([.B404]=&quot;&quot;; &quot;&quot;; WEEKDAY([.B404]; 2))">
            <text:p/>
          </table:table-cell>
          <table:table-cell table:number-columns-repeated="8"/>
          <table:table-cell table:formula="of:=[.K404]*[.I404]" office:value-type="float" office:value="0" calcext:value-type="float">
            <text:p>0</text:p>
          </table:table-cell>
          <table:table-cell table:number-columns-repeated="4"/>
          <table:table-cell table:formula="of:=IF([.L404]=0; &quot;&quot;; [.R404]/[.L404])">
            <text:p/>
          </table:table-cell>
          <table:table-cell table:formula="of:=([.N404]*[.O404])-([.I404]*[.J404])" office:value-type="float" office:value="0" calcext:value-type="float">
            <text:p>0</text:p>
          </table:table-cell>
          <table:table-cell table:formula="of:=IF([.R404]=0;&quot;&quot;; IF([.R40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formula="of:=IF([.B405]=&quot;&quot;; &quot;&quot;; WEEKDAY([.B405]; 2))">
            <text:p/>
          </table:table-cell>
          <table:table-cell table:number-columns-repeated="8"/>
          <table:table-cell table:formula="of:=[.K405]*[.I405]" office:value-type="float" office:value="0" calcext:value-type="float">
            <text:p>0</text:p>
          </table:table-cell>
          <table:table-cell table:number-columns-repeated="4"/>
          <table:table-cell table:formula="of:=IF([.L405]=0; &quot;&quot;; [.R405]/[.L405])">
            <text:p/>
          </table:table-cell>
          <table:table-cell table:formula="of:=([.N405]*[.O405])-([.I405]*[.J405])" office:value-type="float" office:value="0" calcext:value-type="float">
            <text:p>0</text:p>
          </table:table-cell>
          <table:table-cell table:formula="of:=IF([.R405]=0;&quot;&quot;; IF([.R40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formula="of:=IF([.B406]=&quot;&quot;; &quot;&quot;; WEEKDAY([.B406]; 2))">
            <text:p/>
          </table:table-cell>
          <table:table-cell table:number-columns-repeated="8"/>
          <table:table-cell table:formula="of:=[.K406]*[.I406]" office:value-type="float" office:value="0" calcext:value-type="float">
            <text:p>0</text:p>
          </table:table-cell>
          <table:table-cell table:number-columns-repeated="4"/>
          <table:table-cell table:formula="of:=IF([.L406]=0; &quot;&quot;; [.R406]/[.L406])">
            <text:p/>
          </table:table-cell>
          <table:table-cell table:formula="of:=([.N406]*[.O406])-([.I406]*[.J406])" office:value-type="float" office:value="0" calcext:value-type="float">
            <text:p>0</text:p>
          </table:table-cell>
          <table:table-cell table:formula="of:=IF([.R406]=0;&quot;&quot;; IF([.R40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formula="of:=IF([.B407]=&quot;&quot;; &quot;&quot;; WEEKDAY([.B407]; 2))">
            <text:p/>
          </table:table-cell>
          <table:table-cell table:number-columns-repeated="8"/>
          <table:table-cell table:formula="of:=[.K407]*[.I407]" office:value-type="float" office:value="0" calcext:value-type="float">
            <text:p>0</text:p>
          </table:table-cell>
          <table:table-cell table:number-columns-repeated="4"/>
          <table:table-cell table:formula="of:=IF([.L407]=0; &quot;&quot;; [.R407]/[.L407])">
            <text:p/>
          </table:table-cell>
          <table:table-cell table:formula="of:=([.N407]*[.O407])-([.I407]*[.J407])" office:value-type="float" office:value="0" calcext:value-type="float">
            <text:p>0</text:p>
          </table:table-cell>
          <table:table-cell table:formula="of:=IF([.R407]=0;&quot;&quot;; IF([.R40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formula="of:=IF([.B408]=&quot;&quot;; &quot;&quot;; WEEKDAY([.B408]; 2))">
            <text:p/>
          </table:table-cell>
          <table:table-cell table:number-columns-repeated="8"/>
          <table:table-cell table:formula="of:=[.K408]*[.I408]" office:value-type="float" office:value="0" calcext:value-type="float">
            <text:p>0</text:p>
          </table:table-cell>
          <table:table-cell table:number-columns-repeated="4"/>
          <table:table-cell table:formula="of:=IF([.L408]=0; &quot;&quot;; [.R408]/[.L408])">
            <text:p/>
          </table:table-cell>
          <table:table-cell table:formula="of:=([.N408]*[.O408])-([.I408]*[.J408])" office:value-type="float" office:value="0" calcext:value-type="float">
            <text:p>0</text:p>
          </table:table-cell>
          <table:table-cell table:formula="of:=IF([.R408]=0;&quot;&quot;; IF([.R40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formula="of:=IF([.B409]=&quot;&quot;; &quot;&quot;; WEEKDAY([.B409]; 2))">
            <text:p/>
          </table:table-cell>
          <table:table-cell table:number-columns-repeated="8"/>
          <table:table-cell table:formula="of:=[.K409]*[.I409]" office:value-type="float" office:value="0" calcext:value-type="float">
            <text:p>0</text:p>
          </table:table-cell>
          <table:table-cell table:number-columns-repeated="4"/>
          <table:table-cell table:formula="of:=IF([.L409]=0; &quot;&quot;; [.R409]/[.L409])">
            <text:p/>
          </table:table-cell>
          <table:table-cell table:formula="of:=([.N409]*[.O409])-([.I409]*[.J409])" office:value-type="float" office:value="0" calcext:value-type="float">
            <text:p>0</text:p>
          </table:table-cell>
          <table:table-cell table:formula="of:=IF([.R409]=0;&quot;&quot;; IF([.R40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formula="of:=IF([.B410]=&quot;&quot;; &quot;&quot;; WEEKDAY([.B410]; 2))">
            <text:p/>
          </table:table-cell>
          <table:table-cell table:number-columns-repeated="8"/>
          <table:table-cell table:formula="of:=[.K410]*[.I410]" office:value-type="float" office:value="0" calcext:value-type="float">
            <text:p>0</text:p>
          </table:table-cell>
          <table:table-cell table:number-columns-repeated="4"/>
          <table:table-cell table:formula="of:=IF([.L410]=0; &quot;&quot;; [.R410]/[.L410])">
            <text:p/>
          </table:table-cell>
          <table:table-cell table:formula="of:=([.N410]*[.O410])-([.I410]*[.J410])" office:value-type="float" office:value="0" calcext:value-type="float">
            <text:p>0</text:p>
          </table:table-cell>
          <table:table-cell table:formula="of:=IF([.R410]=0;&quot;&quot;; IF([.R41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formula="of:=IF([.B411]=&quot;&quot;; &quot;&quot;; WEEKDAY([.B411]; 2))">
            <text:p/>
          </table:table-cell>
          <table:table-cell table:number-columns-repeated="8"/>
          <table:table-cell table:formula="of:=[.K411]*[.I411]" office:value-type="float" office:value="0" calcext:value-type="float">
            <text:p>0</text:p>
          </table:table-cell>
          <table:table-cell table:number-columns-repeated="4"/>
          <table:table-cell table:formula="of:=IF([.L411]=0; &quot;&quot;; [.R411]/[.L411])">
            <text:p/>
          </table:table-cell>
          <table:table-cell table:formula="of:=([.N411]*[.O411])-([.I411]*[.J411])" office:value-type="float" office:value="0" calcext:value-type="float">
            <text:p>0</text:p>
          </table:table-cell>
          <table:table-cell table:formula="of:=IF([.R411]=0;&quot;&quot;; IF([.R41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formula="of:=IF([.B412]=&quot;&quot;; &quot;&quot;; WEEKDAY([.B412]; 2))">
            <text:p/>
          </table:table-cell>
          <table:table-cell table:number-columns-repeated="8"/>
          <table:table-cell table:formula="of:=[.K412]*[.I412]" office:value-type="float" office:value="0" calcext:value-type="float">
            <text:p>0</text:p>
          </table:table-cell>
          <table:table-cell table:number-columns-repeated="4"/>
          <table:table-cell table:formula="of:=IF([.L412]=0; &quot;&quot;; [.R412]/[.L412])">
            <text:p/>
          </table:table-cell>
          <table:table-cell table:formula="of:=([.N412]*[.O412])-([.I412]*[.J412])" office:value-type="float" office:value="0" calcext:value-type="float">
            <text:p>0</text:p>
          </table:table-cell>
          <table:table-cell table:formula="of:=IF([.R412]=0;&quot;&quot;; IF([.R41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formula="of:=IF([.B413]=&quot;&quot;; &quot;&quot;; WEEKDAY([.B413]; 2))">
            <text:p/>
          </table:table-cell>
          <table:table-cell table:number-columns-repeated="8"/>
          <table:table-cell table:formula="of:=[.K413]*[.I413]" office:value-type="float" office:value="0" calcext:value-type="float">
            <text:p>0</text:p>
          </table:table-cell>
          <table:table-cell table:number-columns-repeated="4"/>
          <table:table-cell table:formula="of:=IF([.L413]=0; &quot;&quot;; [.R413]/[.L413])">
            <text:p/>
          </table:table-cell>
          <table:table-cell table:formula="of:=([.N413]*[.O413])-([.I413]*[.J413])" office:value-type="float" office:value="0" calcext:value-type="float">
            <text:p>0</text:p>
          </table:table-cell>
          <table:table-cell table:formula="of:=IF([.R413]=0;&quot;&quot;; IF([.R41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formula="of:=IF([.B414]=&quot;&quot;; &quot;&quot;; WEEKDAY([.B414]; 2))">
            <text:p/>
          </table:table-cell>
          <table:table-cell table:number-columns-repeated="8"/>
          <table:table-cell table:formula="of:=[.K414]*[.I414]" office:value-type="float" office:value="0" calcext:value-type="float">
            <text:p>0</text:p>
          </table:table-cell>
          <table:table-cell table:number-columns-repeated="4"/>
          <table:table-cell table:formula="of:=IF([.L414]=0; &quot;&quot;; [.R414]/[.L414])">
            <text:p/>
          </table:table-cell>
          <table:table-cell table:formula="of:=([.N414]*[.O414])-([.I414]*[.J414])" office:value-type="float" office:value="0" calcext:value-type="float">
            <text:p>0</text:p>
          </table:table-cell>
          <table:table-cell table:formula="of:=IF([.R414]=0;&quot;&quot;; IF([.R41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formula="of:=IF([.B415]=&quot;&quot;; &quot;&quot;; WEEKDAY([.B415]; 2))">
            <text:p/>
          </table:table-cell>
          <table:table-cell table:number-columns-repeated="8"/>
          <table:table-cell table:formula="of:=[.K415]*[.I415]" office:value-type="float" office:value="0" calcext:value-type="float">
            <text:p>0</text:p>
          </table:table-cell>
          <table:table-cell table:number-columns-repeated="4"/>
          <table:table-cell table:formula="of:=IF([.L415]=0; &quot;&quot;; [.R415]/[.L415])">
            <text:p/>
          </table:table-cell>
          <table:table-cell table:formula="of:=([.N415]*[.O415])-([.I415]*[.J415])" office:value-type="float" office:value="0" calcext:value-type="float">
            <text:p>0</text:p>
          </table:table-cell>
          <table:table-cell table:formula="of:=IF([.R415]=0;&quot;&quot;; IF([.R41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formula="of:=IF([.B416]=&quot;&quot;; &quot;&quot;; WEEKDAY([.B416]; 2))">
            <text:p/>
          </table:table-cell>
          <table:table-cell table:number-columns-repeated="8"/>
          <table:table-cell table:formula="of:=[.K416]*[.I416]" office:value-type="float" office:value="0" calcext:value-type="float">
            <text:p>0</text:p>
          </table:table-cell>
          <table:table-cell table:number-columns-repeated="4"/>
          <table:table-cell table:formula="of:=IF([.L416]=0; &quot;&quot;; [.R416]/[.L416])">
            <text:p/>
          </table:table-cell>
          <table:table-cell table:formula="of:=([.N416]*[.O416])-([.I416]*[.J416])" office:value-type="float" office:value="0" calcext:value-type="float">
            <text:p>0</text:p>
          </table:table-cell>
          <table:table-cell table:formula="of:=IF([.R416]=0;&quot;&quot;; IF([.R41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formula="of:=IF([.B417]=&quot;&quot;; &quot;&quot;; WEEKDAY([.B417]; 2))">
            <text:p/>
          </table:table-cell>
          <table:table-cell table:number-columns-repeated="8"/>
          <table:table-cell table:formula="of:=[.K417]*[.I417]" office:value-type="float" office:value="0" calcext:value-type="float">
            <text:p>0</text:p>
          </table:table-cell>
          <table:table-cell table:number-columns-repeated="4"/>
          <table:table-cell table:formula="of:=IF([.L417]=0; &quot;&quot;; [.R417]/[.L417])">
            <text:p/>
          </table:table-cell>
          <table:table-cell table:formula="of:=([.N417]*[.O417])-([.I417]*[.J417])" office:value-type="float" office:value="0" calcext:value-type="float">
            <text:p>0</text:p>
          </table:table-cell>
          <table:table-cell table:formula="of:=IF([.R417]=0;&quot;&quot;; IF([.R41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formula="of:=IF([.B418]=&quot;&quot;; &quot;&quot;; WEEKDAY([.B418]; 2))">
            <text:p/>
          </table:table-cell>
          <table:table-cell table:number-columns-repeated="8"/>
          <table:table-cell table:formula="of:=[.K418]*[.I418]" office:value-type="float" office:value="0" calcext:value-type="float">
            <text:p>0</text:p>
          </table:table-cell>
          <table:table-cell table:number-columns-repeated="4"/>
          <table:table-cell table:formula="of:=IF([.L418]=0; &quot;&quot;; [.R418]/[.L418])">
            <text:p/>
          </table:table-cell>
          <table:table-cell table:formula="of:=([.N418]*[.O418])-([.I418]*[.J418])" office:value-type="float" office:value="0" calcext:value-type="float">
            <text:p>0</text:p>
          </table:table-cell>
          <table:table-cell table:formula="of:=IF([.R418]=0;&quot;&quot;; IF([.R41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formula="of:=IF([.B419]=&quot;&quot;; &quot;&quot;; WEEKDAY([.B419]; 2))">
            <text:p/>
          </table:table-cell>
          <table:table-cell table:number-columns-repeated="8"/>
          <table:table-cell table:formula="of:=[.K419]*[.I419]" office:value-type="float" office:value="0" calcext:value-type="float">
            <text:p>0</text:p>
          </table:table-cell>
          <table:table-cell table:number-columns-repeated="4"/>
          <table:table-cell table:formula="of:=IF([.L419]=0; &quot;&quot;; [.R419]/[.L419])">
            <text:p/>
          </table:table-cell>
          <table:table-cell table:formula="of:=([.N419]*[.O419])-([.I419]*[.J419])" office:value-type="float" office:value="0" calcext:value-type="float">
            <text:p>0</text:p>
          </table:table-cell>
          <table:table-cell table:formula="of:=IF([.R419]=0;&quot;&quot;; IF([.R41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formula="of:=IF([.B420]=&quot;&quot;; &quot;&quot;; WEEKDAY([.B420]; 2))">
            <text:p/>
          </table:table-cell>
          <table:table-cell table:number-columns-repeated="8"/>
          <table:table-cell table:formula="of:=[.K420]*[.I420]" office:value-type="float" office:value="0" calcext:value-type="float">
            <text:p>0</text:p>
          </table:table-cell>
          <table:table-cell table:number-columns-repeated="4"/>
          <table:table-cell table:formula="of:=IF([.L420]=0; &quot;&quot;; [.R420]/[.L420])">
            <text:p/>
          </table:table-cell>
          <table:table-cell table:formula="of:=([.N420]*[.O420])-([.I420]*[.J420])" office:value-type="float" office:value="0" calcext:value-type="float">
            <text:p>0</text:p>
          </table:table-cell>
          <table:table-cell table:formula="of:=IF([.R420]=0;&quot;&quot;; IF([.R42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formula="of:=IF([.B421]=&quot;&quot;; &quot;&quot;; WEEKDAY([.B421]; 2))">
            <text:p/>
          </table:table-cell>
          <table:table-cell table:number-columns-repeated="8"/>
          <table:table-cell table:formula="of:=[.K421]*[.I421]" office:value-type="float" office:value="0" calcext:value-type="float">
            <text:p>0</text:p>
          </table:table-cell>
          <table:table-cell table:number-columns-repeated="4"/>
          <table:table-cell table:formula="of:=IF([.L421]=0; &quot;&quot;; [.R421]/[.L421])">
            <text:p/>
          </table:table-cell>
          <table:table-cell table:formula="of:=([.N421]*[.O421])-([.I421]*[.J421])" office:value-type="float" office:value="0" calcext:value-type="float">
            <text:p>0</text:p>
          </table:table-cell>
          <table:table-cell table:formula="of:=IF([.R421]=0;&quot;&quot;; IF([.R42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formula="of:=IF([.B422]=&quot;&quot;; &quot;&quot;; WEEKDAY([.B422]; 2))">
            <text:p/>
          </table:table-cell>
          <table:table-cell table:number-columns-repeated="8"/>
          <table:table-cell table:formula="of:=[.K422]*[.I422]" office:value-type="float" office:value="0" calcext:value-type="float">
            <text:p>0</text:p>
          </table:table-cell>
          <table:table-cell table:number-columns-repeated="4"/>
          <table:table-cell table:formula="of:=IF([.L422]=0; &quot;&quot;; [.R422]/[.L422])">
            <text:p/>
          </table:table-cell>
          <table:table-cell table:formula="of:=([.N422]*[.O422])-([.I422]*[.J422])" office:value-type="float" office:value="0" calcext:value-type="float">
            <text:p>0</text:p>
          </table:table-cell>
          <table:table-cell table:formula="of:=IF([.R422]=0;&quot;&quot;; IF([.R42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formula="of:=IF([.B423]=&quot;&quot;; &quot;&quot;; WEEKDAY([.B423]; 2))">
            <text:p/>
          </table:table-cell>
          <table:table-cell table:number-columns-repeated="8"/>
          <table:table-cell table:formula="of:=[.K423]*[.I423]" office:value-type="float" office:value="0" calcext:value-type="float">
            <text:p>0</text:p>
          </table:table-cell>
          <table:table-cell table:number-columns-repeated="4"/>
          <table:table-cell table:formula="of:=IF([.L423]=0; &quot;&quot;; [.R423]/[.L423])">
            <text:p/>
          </table:table-cell>
          <table:table-cell table:formula="of:=([.N423]*[.O423])-([.I423]*[.J423])" office:value-type="float" office:value="0" calcext:value-type="float">
            <text:p>0</text:p>
          </table:table-cell>
          <table:table-cell table:formula="of:=IF([.R423]=0;&quot;&quot;; IF([.R42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formula="of:=IF([.B424]=&quot;&quot;; &quot;&quot;; WEEKDAY([.B424]; 2))">
            <text:p/>
          </table:table-cell>
          <table:table-cell table:number-columns-repeated="8"/>
          <table:table-cell table:formula="of:=[.K424]*[.I424]" office:value-type="float" office:value="0" calcext:value-type="float">
            <text:p>0</text:p>
          </table:table-cell>
          <table:table-cell table:number-columns-repeated="4"/>
          <table:table-cell table:formula="of:=IF([.L424]=0; &quot;&quot;; [.R424]/[.L424])">
            <text:p/>
          </table:table-cell>
          <table:table-cell table:formula="of:=([.N424]*[.O424])-([.I424]*[.J424])" office:value-type="float" office:value="0" calcext:value-type="float">
            <text:p>0</text:p>
          </table:table-cell>
          <table:table-cell table:formula="of:=IF([.R424]=0;&quot;&quot;; IF([.R42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formula="of:=IF([.B425]=&quot;&quot;; &quot;&quot;; WEEKDAY([.B425]; 2))">
            <text:p/>
          </table:table-cell>
          <table:table-cell table:number-columns-repeated="8"/>
          <table:table-cell table:formula="of:=[.K425]*[.I425]" office:value-type="float" office:value="0" calcext:value-type="float">
            <text:p>0</text:p>
          </table:table-cell>
          <table:table-cell table:number-columns-repeated="4"/>
          <table:table-cell table:formula="of:=IF([.L425]=0; &quot;&quot;; [.R425]/[.L425])">
            <text:p/>
          </table:table-cell>
          <table:table-cell table:formula="of:=([.N425]*[.O425])-([.I425]*[.J425])" office:value-type="float" office:value="0" calcext:value-type="float">
            <text:p>0</text:p>
          </table:table-cell>
          <table:table-cell table:formula="of:=IF([.R425]=0;&quot;&quot;; IF([.R42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formula="of:=IF([.B426]=&quot;&quot;; &quot;&quot;; WEEKDAY([.B426]; 2))">
            <text:p/>
          </table:table-cell>
          <table:table-cell table:number-columns-repeated="8"/>
          <table:table-cell table:formula="of:=[.K426]*[.I426]" office:value-type="float" office:value="0" calcext:value-type="float">
            <text:p>0</text:p>
          </table:table-cell>
          <table:table-cell table:number-columns-repeated="4"/>
          <table:table-cell table:formula="of:=IF([.L426]=0; &quot;&quot;; [.R426]/[.L426])">
            <text:p/>
          </table:table-cell>
          <table:table-cell table:formula="of:=([.N426]*[.O426])-([.I426]*[.J426])" office:value-type="float" office:value="0" calcext:value-type="float">
            <text:p>0</text:p>
          </table:table-cell>
          <table:table-cell table:formula="of:=IF([.R426]=0;&quot;&quot;; IF([.R42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formula="of:=IF([.B427]=&quot;&quot;; &quot;&quot;; WEEKDAY([.B427]; 2))">
            <text:p/>
          </table:table-cell>
          <table:table-cell table:number-columns-repeated="8"/>
          <table:table-cell table:formula="of:=[.K427]*[.I427]" office:value-type="float" office:value="0" calcext:value-type="float">
            <text:p>0</text:p>
          </table:table-cell>
          <table:table-cell table:number-columns-repeated="4"/>
          <table:table-cell table:formula="of:=IF([.L427]=0; &quot;&quot;; [.R427]/[.L427])">
            <text:p/>
          </table:table-cell>
          <table:table-cell table:formula="of:=([.N427]*[.O427])-([.I427]*[.J427])" office:value-type="float" office:value="0" calcext:value-type="float">
            <text:p>0</text:p>
          </table:table-cell>
          <table:table-cell table:formula="of:=IF([.R427]=0;&quot;&quot;; IF([.R42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formula="of:=IF([.B428]=&quot;&quot;; &quot;&quot;; WEEKDAY([.B428]; 2))">
            <text:p/>
          </table:table-cell>
          <table:table-cell table:number-columns-repeated="8"/>
          <table:table-cell table:formula="of:=[.K428]*[.I428]" office:value-type="float" office:value="0" calcext:value-type="float">
            <text:p>0</text:p>
          </table:table-cell>
          <table:table-cell table:number-columns-repeated="4"/>
          <table:table-cell table:formula="of:=IF([.L428]=0; &quot;&quot;; [.R428]/[.L428])">
            <text:p/>
          </table:table-cell>
          <table:table-cell table:formula="of:=([.N428]*[.O428])-([.I428]*[.J428])" office:value-type="float" office:value="0" calcext:value-type="float">
            <text:p>0</text:p>
          </table:table-cell>
          <table:table-cell table:formula="of:=IF([.R428]=0;&quot;&quot;; IF([.R42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formula="of:=IF([.B429]=&quot;&quot;; &quot;&quot;; WEEKDAY([.B429]; 2))">
            <text:p/>
          </table:table-cell>
          <table:table-cell table:number-columns-repeated="8"/>
          <table:table-cell table:formula="of:=[.K429]*[.I429]" office:value-type="float" office:value="0" calcext:value-type="float">
            <text:p>0</text:p>
          </table:table-cell>
          <table:table-cell table:number-columns-repeated="4"/>
          <table:table-cell table:formula="of:=IF([.L429]=0; &quot;&quot;; [.R429]/[.L429])">
            <text:p/>
          </table:table-cell>
          <table:table-cell table:formula="of:=([.N429]*[.O429])-([.I429]*[.J429])" office:value-type="float" office:value="0" calcext:value-type="float">
            <text:p>0</text:p>
          </table:table-cell>
          <table:table-cell table:formula="of:=IF([.R429]=0;&quot;&quot;; IF([.R42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formula="of:=IF([.B430]=&quot;&quot;; &quot;&quot;; WEEKDAY([.B430]; 2))">
            <text:p/>
          </table:table-cell>
          <table:table-cell table:number-columns-repeated="8"/>
          <table:table-cell table:formula="of:=[.K430]*[.I430]" office:value-type="float" office:value="0" calcext:value-type="float">
            <text:p>0</text:p>
          </table:table-cell>
          <table:table-cell table:number-columns-repeated="4"/>
          <table:table-cell table:formula="of:=IF([.L430]=0; &quot;&quot;; [.R430]/[.L430])">
            <text:p/>
          </table:table-cell>
          <table:table-cell table:formula="of:=([.N430]*[.O430])-([.I430]*[.J430])" office:value-type="float" office:value="0" calcext:value-type="float">
            <text:p>0</text:p>
          </table:table-cell>
          <table:table-cell table:formula="of:=IF([.R430]=0;&quot;&quot;; IF([.R43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formula="of:=IF([.B431]=&quot;&quot;; &quot;&quot;; WEEKDAY([.B431]; 2))">
            <text:p/>
          </table:table-cell>
          <table:table-cell table:number-columns-repeated="8"/>
          <table:table-cell table:formula="of:=[.K431]*[.I431]" office:value-type="float" office:value="0" calcext:value-type="float">
            <text:p>0</text:p>
          </table:table-cell>
          <table:table-cell table:number-columns-repeated="4"/>
          <table:table-cell table:formula="of:=IF([.L431]=0; &quot;&quot;; [.R431]/[.L431])">
            <text:p/>
          </table:table-cell>
          <table:table-cell table:formula="of:=([.N431]*[.O431])-([.I431]*[.J431])" office:value-type="float" office:value="0" calcext:value-type="float">
            <text:p>0</text:p>
          </table:table-cell>
          <table:table-cell table:formula="of:=IF([.R431]=0;&quot;&quot;; IF([.R43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formula="of:=IF([.B432]=&quot;&quot;; &quot;&quot;; WEEKDAY([.B432]; 2))">
            <text:p/>
          </table:table-cell>
          <table:table-cell table:number-columns-repeated="8"/>
          <table:table-cell table:formula="of:=[.K432]*[.I432]" office:value-type="float" office:value="0" calcext:value-type="float">
            <text:p>0</text:p>
          </table:table-cell>
          <table:table-cell table:number-columns-repeated="4"/>
          <table:table-cell table:formula="of:=IF([.L432]=0; &quot;&quot;; [.R432]/[.L432])">
            <text:p/>
          </table:table-cell>
          <table:table-cell table:formula="of:=([.N432]*[.O432])-([.I432]*[.J432])" office:value-type="float" office:value="0" calcext:value-type="float">
            <text:p>0</text:p>
          </table:table-cell>
          <table:table-cell table:formula="of:=IF([.R432]=0;&quot;&quot;; IF([.R43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formula="of:=IF([.B433]=&quot;&quot;; &quot;&quot;; WEEKDAY([.B433]; 2))">
            <text:p/>
          </table:table-cell>
          <table:table-cell table:number-columns-repeated="8"/>
          <table:table-cell table:formula="of:=[.K433]*[.I433]" office:value-type="float" office:value="0" calcext:value-type="float">
            <text:p>0</text:p>
          </table:table-cell>
          <table:table-cell table:number-columns-repeated="4"/>
          <table:table-cell table:formula="of:=IF([.L433]=0; &quot;&quot;; [.R433]/[.L433])">
            <text:p/>
          </table:table-cell>
          <table:table-cell table:formula="of:=([.N433]*[.O433])-([.I433]*[.J433])" office:value-type="float" office:value="0" calcext:value-type="float">
            <text:p>0</text:p>
          </table:table-cell>
          <table:table-cell table:formula="of:=IF([.R433]=0;&quot;&quot;; IF([.R43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formula="of:=IF([.B434]=&quot;&quot;; &quot;&quot;; WEEKDAY([.B434]; 2))">
            <text:p/>
          </table:table-cell>
          <table:table-cell table:number-columns-repeated="8"/>
          <table:table-cell table:formula="of:=[.K434]*[.I434]" office:value-type="float" office:value="0" calcext:value-type="float">
            <text:p>0</text:p>
          </table:table-cell>
          <table:table-cell table:number-columns-repeated="4"/>
          <table:table-cell table:formula="of:=IF([.L434]=0; &quot;&quot;; [.R434]/[.L434])">
            <text:p/>
          </table:table-cell>
          <table:table-cell table:formula="of:=([.N434]*[.O434])-([.I434]*[.J434])" office:value-type="float" office:value="0" calcext:value-type="float">
            <text:p>0</text:p>
          </table:table-cell>
          <table:table-cell table:formula="of:=IF([.R434]=0;&quot;&quot;; IF([.R43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formula="of:=IF([.B435]=&quot;&quot;; &quot;&quot;; WEEKDAY([.B435]; 2))">
            <text:p/>
          </table:table-cell>
          <table:table-cell table:number-columns-repeated="8"/>
          <table:table-cell table:formula="of:=[.K435]*[.I435]" office:value-type="float" office:value="0" calcext:value-type="float">
            <text:p>0</text:p>
          </table:table-cell>
          <table:table-cell table:number-columns-repeated="4"/>
          <table:table-cell table:formula="of:=IF([.L435]=0; &quot;&quot;; [.R435]/[.L435])">
            <text:p/>
          </table:table-cell>
          <table:table-cell table:formula="of:=([.N435]*[.O435])-([.I435]*[.J435])" office:value-type="float" office:value="0" calcext:value-type="float">
            <text:p>0</text:p>
          </table:table-cell>
          <table:table-cell table:formula="of:=IF([.R435]=0;&quot;&quot;; IF([.R43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formula="of:=IF([.B436]=&quot;&quot;; &quot;&quot;; WEEKDAY([.B436]; 2))">
            <text:p/>
          </table:table-cell>
          <table:table-cell table:number-columns-repeated="8"/>
          <table:table-cell table:formula="of:=[.K436]*[.I436]" office:value-type="float" office:value="0" calcext:value-type="float">
            <text:p>0</text:p>
          </table:table-cell>
          <table:table-cell table:number-columns-repeated="4"/>
          <table:table-cell table:formula="of:=IF([.L436]=0; &quot;&quot;; [.R436]/[.L436])">
            <text:p/>
          </table:table-cell>
          <table:table-cell table:formula="of:=([.N436]*[.O436])-([.I436]*[.J436])" office:value-type="float" office:value="0" calcext:value-type="float">
            <text:p>0</text:p>
          </table:table-cell>
          <table:table-cell table:formula="of:=IF([.R436]=0;&quot;&quot;; IF([.R43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formula="of:=IF([.B437]=&quot;&quot;; &quot;&quot;; WEEKDAY([.B437]; 2))">
            <text:p/>
          </table:table-cell>
          <table:table-cell table:number-columns-repeated="8"/>
          <table:table-cell table:formula="of:=[.K437]*[.I437]" office:value-type="float" office:value="0" calcext:value-type="float">
            <text:p>0</text:p>
          </table:table-cell>
          <table:table-cell table:number-columns-repeated="4"/>
          <table:table-cell table:formula="of:=IF([.L437]=0; &quot;&quot;; [.R437]/[.L437])">
            <text:p/>
          </table:table-cell>
          <table:table-cell table:formula="of:=([.N437]*[.O437])-([.I437]*[.J437])" office:value-type="float" office:value="0" calcext:value-type="float">
            <text:p>0</text:p>
          </table:table-cell>
          <table:table-cell table:formula="of:=IF([.R437]=0;&quot;&quot;; IF([.R43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formula="of:=IF([.B438]=&quot;&quot;; &quot;&quot;; WEEKDAY([.B438]; 2))">
            <text:p/>
          </table:table-cell>
          <table:table-cell table:number-columns-repeated="8"/>
          <table:table-cell table:formula="of:=[.K438]*[.I438]" office:value-type="float" office:value="0" calcext:value-type="float">
            <text:p>0</text:p>
          </table:table-cell>
          <table:table-cell table:number-columns-repeated="4"/>
          <table:table-cell table:formula="of:=IF([.L438]=0; &quot;&quot;; [.R438]/[.L438])">
            <text:p/>
          </table:table-cell>
          <table:table-cell table:formula="of:=([.N438]*[.O438])-([.I438]*[.J438])" office:value-type="float" office:value="0" calcext:value-type="float">
            <text:p>0</text:p>
          </table:table-cell>
          <table:table-cell table:formula="of:=IF([.R438]=0;&quot;&quot;; IF([.R43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formula="of:=IF([.B439]=&quot;&quot;; &quot;&quot;; WEEKDAY([.B439]; 2))">
            <text:p/>
          </table:table-cell>
          <table:table-cell table:number-columns-repeated="8"/>
          <table:table-cell table:formula="of:=[.K439]*[.I439]" office:value-type="float" office:value="0" calcext:value-type="float">
            <text:p>0</text:p>
          </table:table-cell>
          <table:table-cell table:number-columns-repeated="4"/>
          <table:table-cell table:formula="of:=IF([.L439]=0; &quot;&quot;; [.R439]/[.L439])">
            <text:p/>
          </table:table-cell>
          <table:table-cell table:formula="of:=([.N439]*[.O439])-([.I439]*[.J439])" office:value-type="float" office:value="0" calcext:value-type="float">
            <text:p>0</text:p>
          </table:table-cell>
          <table:table-cell table:formula="of:=IF([.R439]=0;&quot;&quot;; IF([.R43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formula="of:=IF([.B440]=&quot;&quot;; &quot;&quot;; WEEKDAY([.B440]; 2))">
            <text:p/>
          </table:table-cell>
          <table:table-cell table:number-columns-repeated="8"/>
          <table:table-cell table:formula="of:=[.K440]*[.I440]" office:value-type="float" office:value="0" calcext:value-type="float">
            <text:p>0</text:p>
          </table:table-cell>
          <table:table-cell table:number-columns-repeated="4"/>
          <table:table-cell table:formula="of:=IF([.L440]=0; &quot;&quot;; [.R440]/[.L440])">
            <text:p/>
          </table:table-cell>
          <table:table-cell table:formula="of:=([.N440]*[.O440])-([.I440]*[.J440])" office:value-type="float" office:value="0" calcext:value-type="float">
            <text:p>0</text:p>
          </table:table-cell>
          <table:table-cell table:formula="of:=IF([.R440]=0;&quot;&quot;; IF([.R44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formula="of:=IF([.B441]=&quot;&quot;; &quot;&quot;; WEEKDAY([.B441]; 2))">
            <text:p/>
          </table:table-cell>
          <table:table-cell table:number-columns-repeated="8"/>
          <table:table-cell table:formula="of:=[.K441]*[.I441]" office:value-type="float" office:value="0" calcext:value-type="float">
            <text:p>0</text:p>
          </table:table-cell>
          <table:table-cell table:number-columns-repeated="4"/>
          <table:table-cell table:formula="of:=IF([.L441]=0; &quot;&quot;; [.R441]/[.L441])">
            <text:p/>
          </table:table-cell>
          <table:table-cell table:formula="of:=([.N441]*[.O441])-([.I441]*[.J441])" office:value-type="float" office:value="0" calcext:value-type="float">
            <text:p>0</text:p>
          </table:table-cell>
          <table:table-cell table:formula="of:=IF([.R441]=0;&quot;&quot;; IF([.R44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IF([.B442]=&quot;&quot;; &quot;&quot;; WEEKDAY([.B442]; 2))">
            <text:p/>
          </table:table-cell>
          <table:table-cell table:number-columns-repeated="8"/>
          <table:table-cell table:formula="of:=[.K442]*[.I442]" office:value-type="float" office:value="0" calcext:value-type="float">
            <text:p>0</text:p>
          </table:table-cell>
          <table:table-cell table:number-columns-repeated="4"/>
          <table:table-cell table:formula="of:=IF([.L442]=0; &quot;&quot;; [.R442]/[.L442])">
            <text:p/>
          </table:table-cell>
          <table:table-cell table:formula="of:=([.N442]*[.O442])-([.I442]*[.J442])" office:value-type="float" office:value="0" calcext:value-type="float">
            <text:p>0</text:p>
          </table:table-cell>
          <table:table-cell table:formula="of:=IF([.R442]=0;&quot;&quot;; IF([.R44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formula="of:=IF([.B443]=&quot;&quot;; &quot;&quot;; WEEKDAY([.B443]; 2))">
            <text:p/>
          </table:table-cell>
          <table:table-cell table:number-columns-repeated="8"/>
          <table:table-cell table:formula="of:=[.K443]*[.I443]" office:value-type="float" office:value="0" calcext:value-type="float">
            <text:p>0</text:p>
          </table:table-cell>
          <table:table-cell table:number-columns-repeated="4"/>
          <table:table-cell table:formula="of:=IF([.L443]=0; &quot;&quot;; [.R443]/[.L443])">
            <text:p/>
          </table:table-cell>
          <table:table-cell table:formula="of:=([.N443]*[.O443])-([.I443]*[.J443])" office:value-type="float" office:value="0" calcext:value-type="float">
            <text:p>0</text:p>
          </table:table-cell>
          <table:table-cell table:formula="of:=IF([.R443]=0;&quot;&quot;; IF([.R44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formula="of:=IF([.B444]=&quot;&quot;; &quot;&quot;; WEEKDAY([.B444]; 2))">
            <text:p/>
          </table:table-cell>
          <table:table-cell table:number-columns-repeated="8"/>
          <table:table-cell table:formula="of:=[.K444]*[.I444]" office:value-type="float" office:value="0" calcext:value-type="float">
            <text:p>0</text:p>
          </table:table-cell>
          <table:table-cell table:number-columns-repeated="4"/>
          <table:table-cell table:formula="of:=IF([.L444]=0; &quot;&quot;; [.R444]/[.L444])">
            <text:p/>
          </table:table-cell>
          <table:table-cell table:formula="of:=([.N444]*[.O444])-([.I444]*[.J444])" office:value-type="float" office:value="0" calcext:value-type="float">
            <text:p>0</text:p>
          </table:table-cell>
          <table:table-cell table:formula="of:=IF([.R444]=0;&quot;&quot;; IF([.R44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formula="of:=IF([.B445]=&quot;&quot;; &quot;&quot;; WEEKDAY([.B445]; 2))">
            <text:p/>
          </table:table-cell>
          <table:table-cell table:number-columns-repeated="8"/>
          <table:table-cell table:formula="of:=[.K445]*[.I445]" office:value-type="float" office:value="0" calcext:value-type="float">
            <text:p>0</text:p>
          </table:table-cell>
          <table:table-cell table:number-columns-repeated="4"/>
          <table:table-cell table:formula="of:=IF([.L445]=0; &quot;&quot;; [.R445]/[.L445])">
            <text:p/>
          </table:table-cell>
          <table:table-cell table:formula="of:=([.N445]*[.O445])-([.I445]*[.J445])" office:value-type="float" office:value="0" calcext:value-type="float">
            <text:p>0</text:p>
          </table:table-cell>
          <table:table-cell table:formula="of:=IF([.R445]=0;&quot;&quot;; IF([.R44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formula="of:=IF([.B446]=&quot;&quot;; &quot;&quot;; WEEKDAY([.B446]; 2))">
            <text:p/>
          </table:table-cell>
          <table:table-cell table:number-columns-repeated="8"/>
          <table:table-cell table:formula="of:=[.K446]*[.I446]" office:value-type="float" office:value="0" calcext:value-type="float">
            <text:p>0</text:p>
          </table:table-cell>
          <table:table-cell table:number-columns-repeated="4"/>
          <table:table-cell table:formula="of:=IF([.L446]=0; &quot;&quot;; [.R446]/[.L446])">
            <text:p/>
          </table:table-cell>
          <table:table-cell table:formula="of:=([.N446]*[.O446])-([.I446]*[.J446])" office:value-type="float" office:value="0" calcext:value-type="float">
            <text:p>0</text:p>
          </table:table-cell>
          <table:table-cell table:formula="of:=IF([.R446]=0;&quot;&quot;; IF([.R44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formula="of:=IF([.B447]=&quot;&quot;; &quot;&quot;; WEEKDAY([.B447]; 2))">
            <text:p/>
          </table:table-cell>
          <table:table-cell table:number-columns-repeated="8"/>
          <table:table-cell table:formula="of:=[.K447]*[.I447]" office:value-type="float" office:value="0" calcext:value-type="float">
            <text:p>0</text:p>
          </table:table-cell>
          <table:table-cell table:number-columns-repeated="4"/>
          <table:table-cell table:formula="of:=IF([.L447]=0; &quot;&quot;; [.R447]/[.L447])">
            <text:p/>
          </table:table-cell>
          <table:table-cell table:formula="of:=([.N447]*[.O447])-([.I447]*[.J447])" office:value-type="float" office:value="0" calcext:value-type="float">
            <text:p>0</text:p>
          </table:table-cell>
          <table:table-cell table:formula="of:=IF([.R447]=0;&quot;&quot;; IF([.R44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formula="of:=IF([.B448]=&quot;&quot;; &quot;&quot;; WEEKDAY([.B448]; 2))">
            <text:p/>
          </table:table-cell>
          <table:table-cell table:number-columns-repeated="8"/>
          <table:table-cell table:formula="of:=[.K448]*[.I448]" office:value-type="float" office:value="0" calcext:value-type="float">
            <text:p>0</text:p>
          </table:table-cell>
          <table:table-cell table:number-columns-repeated="4"/>
          <table:table-cell table:formula="of:=IF([.L448]=0; &quot;&quot;; [.R448]/[.L448])">
            <text:p/>
          </table:table-cell>
          <table:table-cell table:formula="of:=([.N448]*[.O448])-([.I448]*[.J448])" office:value-type="float" office:value="0" calcext:value-type="float">
            <text:p>0</text:p>
          </table:table-cell>
          <table:table-cell table:formula="of:=IF([.R448]=0;&quot;&quot;; IF([.R44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formula="of:=IF([.B449]=&quot;&quot;; &quot;&quot;; WEEKDAY([.B449]; 2))">
            <text:p/>
          </table:table-cell>
          <table:table-cell table:number-columns-repeated="8"/>
          <table:table-cell table:formula="of:=[.K449]*[.I449]" office:value-type="float" office:value="0" calcext:value-type="float">
            <text:p>0</text:p>
          </table:table-cell>
          <table:table-cell table:number-columns-repeated="4"/>
          <table:table-cell table:formula="of:=IF([.L449]=0; &quot;&quot;; [.R449]/[.L449])">
            <text:p/>
          </table:table-cell>
          <table:table-cell table:formula="of:=([.N449]*[.O449])-([.I449]*[.J449])" office:value-type="float" office:value="0" calcext:value-type="float">
            <text:p>0</text:p>
          </table:table-cell>
          <table:table-cell table:formula="of:=IF([.R449]=0;&quot;&quot;; IF([.R44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formula="of:=IF([.B450]=&quot;&quot;; &quot;&quot;; WEEKDAY([.B450]; 2))">
            <text:p/>
          </table:table-cell>
          <table:table-cell table:number-columns-repeated="8"/>
          <table:table-cell table:formula="of:=[.K450]*[.I450]" office:value-type="float" office:value="0" calcext:value-type="float">
            <text:p>0</text:p>
          </table:table-cell>
          <table:table-cell table:number-columns-repeated="4"/>
          <table:table-cell table:formula="of:=IF([.L450]=0; &quot;&quot;; [.R450]/[.L450])">
            <text:p/>
          </table:table-cell>
          <table:table-cell table:formula="of:=([.N450]*[.O450])-([.I450]*[.J450])" office:value-type="float" office:value="0" calcext:value-type="float">
            <text:p>0</text:p>
          </table:table-cell>
          <table:table-cell table:formula="of:=IF([.R450]=0;&quot;&quot;; IF([.R45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formula="of:=IF([.B451]=&quot;&quot;; &quot;&quot;; WEEKDAY([.B451]; 2))">
            <text:p/>
          </table:table-cell>
          <table:table-cell table:number-columns-repeated="8"/>
          <table:table-cell table:formula="of:=[.K451]*[.I451]" office:value-type="float" office:value="0" calcext:value-type="float">
            <text:p>0</text:p>
          </table:table-cell>
          <table:table-cell table:number-columns-repeated="4"/>
          <table:table-cell table:formula="of:=IF([.L451]=0; &quot;&quot;; [.R451]/[.L451])">
            <text:p/>
          </table:table-cell>
          <table:table-cell table:formula="of:=([.N451]*[.O451])-([.I451]*[.J451])" office:value-type="float" office:value="0" calcext:value-type="float">
            <text:p>0</text:p>
          </table:table-cell>
          <table:table-cell table:formula="of:=IF([.R451]=0;&quot;&quot;; IF([.R45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formula="of:=IF([.B452]=&quot;&quot;; &quot;&quot;; WEEKDAY([.B452]; 2))">
            <text:p/>
          </table:table-cell>
          <table:table-cell table:number-columns-repeated="8"/>
          <table:table-cell table:formula="of:=[.K452]*[.I452]" office:value-type="float" office:value="0" calcext:value-type="float">
            <text:p>0</text:p>
          </table:table-cell>
          <table:table-cell table:number-columns-repeated="4"/>
          <table:table-cell table:formula="of:=IF([.L452]=0; &quot;&quot;; [.R452]/[.L452])">
            <text:p/>
          </table:table-cell>
          <table:table-cell table:formula="of:=([.N452]*[.O452])-([.I452]*[.J452])" office:value-type="float" office:value="0" calcext:value-type="float">
            <text:p>0</text:p>
          </table:table-cell>
          <table:table-cell table:formula="of:=IF([.R452]=0;&quot;&quot;; IF([.R45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formula="of:=IF([.B453]=&quot;&quot;; &quot;&quot;; WEEKDAY([.B453]; 2))">
            <text:p/>
          </table:table-cell>
          <table:table-cell table:number-columns-repeated="8"/>
          <table:table-cell table:formula="of:=[.K453]*[.I453]" office:value-type="float" office:value="0" calcext:value-type="float">
            <text:p>0</text:p>
          </table:table-cell>
          <table:table-cell table:number-columns-repeated="4"/>
          <table:table-cell table:formula="of:=IF([.L453]=0; &quot;&quot;; [.R453]/[.L453])">
            <text:p/>
          </table:table-cell>
          <table:table-cell table:formula="of:=([.N453]*[.O453])-([.I453]*[.J453])" office:value-type="float" office:value="0" calcext:value-type="float">
            <text:p>0</text:p>
          </table:table-cell>
          <table:table-cell table:formula="of:=IF([.R453]=0;&quot;&quot;; IF([.R45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formula="of:=IF([.B454]=&quot;&quot;; &quot;&quot;; WEEKDAY([.B454]; 2))">
            <text:p/>
          </table:table-cell>
          <table:table-cell table:number-columns-repeated="8"/>
          <table:table-cell table:formula="of:=[.K454]*[.I454]" office:value-type="float" office:value="0" calcext:value-type="float">
            <text:p>0</text:p>
          </table:table-cell>
          <table:table-cell table:number-columns-repeated="4"/>
          <table:table-cell table:formula="of:=IF([.L454]=0; &quot;&quot;; [.R454]/[.L454])">
            <text:p/>
          </table:table-cell>
          <table:table-cell table:formula="of:=([.N454]*[.O454])-([.I454]*[.J454])" office:value-type="float" office:value="0" calcext:value-type="float">
            <text:p>0</text:p>
          </table:table-cell>
          <table:table-cell table:formula="of:=IF([.R454]=0;&quot;&quot;; IF([.R45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formula="of:=IF([.B455]=&quot;&quot;; &quot;&quot;; WEEKDAY([.B455]; 2))">
            <text:p/>
          </table:table-cell>
          <table:table-cell table:number-columns-repeated="8"/>
          <table:table-cell table:formula="of:=[.K455]*[.I455]" office:value-type="float" office:value="0" calcext:value-type="float">
            <text:p>0</text:p>
          </table:table-cell>
          <table:table-cell table:number-columns-repeated="4"/>
          <table:table-cell table:formula="of:=IF([.L455]=0; &quot;&quot;; [.R455]/[.L455])">
            <text:p/>
          </table:table-cell>
          <table:table-cell table:formula="of:=([.N455]*[.O455])-([.I455]*[.J455])" office:value-type="float" office:value="0" calcext:value-type="float">
            <text:p>0</text:p>
          </table:table-cell>
          <table:table-cell table:formula="of:=IF([.R455]=0;&quot;&quot;; IF([.R45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formula="of:=IF([.B456]=&quot;&quot;; &quot;&quot;; WEEKDAY([.B456]; 2))">
            <text:p/>
          </table:table-cell>
          <table:table-cell table:number-columns-repeated="8"/>
          <table:table-cell table:formula="of:=[.K456]*[.I456]" office:value-type="float" office:value="0" calcext:value-type="float">
            <text:p>0</text:p>
          </table:table-cell>
          <table:table-cell table:number-columns-repeated="4"/>
          <table:table-cell table:formula="of:=IF([.L456]=0; &quot;&quot;; [.R456]/[.L456])">
            <text:p/>
          </table:table-cell>
          <table:table-cell table:formula="of:=([.N456]*[.O456])-([.I456]*[.J456])" office:value-type="float" office:value="0" calcext:value-type="float">
            <text:p>0</text:p>
          </table:table-cell>
          <table:table-cell table:formula="of:=IF([.R456]=0;&quot;&quot;; IF([.R45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formula="of:=IF([.B457]=&quot;&quot;; &quot;&quot;; WEEKDAY([.B457]; 2))">
            <text:p/>
          </table:table-cell>
          <table:table-cell table:number-columns-repeated="8"/>
          <table:table-cell table:formula="of:=[.K457]*[.I457]" office:value-type="float" office:value="0" calcext:value-type="float">
            <text:p>0</text:p>
          </table:table-cell>
          <table:table-cell table:number-columns-repeated="4"/>
          <table:table-cell table:formula="of:=IF([.L457]=0; &quot;&quot;; [.R457]/[.L457])">
            <text:p/>
          </table:table-cell>
          <table:table-cell table:formula="of:=([.N457]*[.O457])-([.I457]*[.J457])" office:value-type="float" office:value="0" calcext:value-type="float">
            <text:p>0</text:p>
          </table:table-cell>
          <table:table-cell table:formula="of:=IF([.R457]=0;&quot;&quot;; IF([.R45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formula="of:=IF([.B458]=&quot;&quot;; &quot;&quot;; WEEKDAY([.B458]; 2))">
            <text:p/>
          </table:table-cell>
          <table:table-cell table:number-columns-repeated="8"/>
          <table:table-cell table:formula="of:=[.K458]*[.I458]" office:value-type="float" office:value="0" calcext:value-type="float">
            <text:p>0</text:p>
          </table:table-cell>
          <table:table-cell table:number-columns-repeated="4"/>
          <table:table-cell table:formula="of:=IF([.L458]=0; &quot;&quot;; [.R458]/[.L458])">
            <text:p/>
          </table:table-cell>
          <table:table-cell table:formula="of:=([.N458]*[.O458])-([.I458]*[.J458])" office:value-type="float" office:value="0" calcext:value-type="float">
            <text:p>0</text:p>
          </table:table-cell>
          <table:table-cell table:formula="of:=IF([.R458]=0;&quot;&quot;; IF([.R45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formula="of:=IF([.B459]=&quot;&quot;; &quot;&quot;; WEEKDAY([.B459]; 2))">
            <text:p/>
          </table:table-cell>
          <table:table-cell table:number-columns-repeated="8"/>
          <table:table-cell table:formula="of:=[.K459]*[.I459]" office:value-type="float" office:value="0" calcext:value-type="float">
            <text:p>0</text:p>
          </table:table-cell>
          <table:table-cell table:number-columns-repeated="4"/>
          <table:table-cell table:formula="of:=IF([.L459]=0; &quot;&quot;; [.R459]/[.L459])">
            <text:p/>
          </table:table-cell>
          <table:table-cell table:formula="of:=([.N459]*[.O459])-([.I459]*[.J459])" office:value-type="float" office:value="0" calcext:value-type="float">
            <text:p>0</text:p>
          </table:table-cell>
          <table:table-cell table:formula="of:=IF([.R459]=0;&quot;&quot;; IF([.R45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formula="of:=IF([.B460]=&quot;&quot;; &quot;&quot;; WEEKDAY([.B460]; 2))">
            <text:p/>
          </table:table-cell>
          <table:table-cell table:number-columns-repeated="8"/>
          <table:table-cell table:formula="of:=[.K460]*[.I460]" office:value-type="float" office:value="0" calcext:value-type="float">
            <text:p>0</text:p>
          </table:table-cell>
          <table:table-cell table:number-columns-repeated="4"/>
          <table:table-cell table:formula="of:=IF([.L460]=0; &quot;&quot;; [.R460]/[.L460])">
            <text:p/>
          </table:table-cell>
          <table:table-cell table:formula="of:=([.N460]*[.O460])-([.I460]*[.J460])" office:value-type="float" office:value="0" calcext:value-type="float">
            <text:p>0</text:p>
          </table:table-cell>
          <table:table-cell table:formula="of:=IF([.R460]=0;&quot;&quot;; IF([.R46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formula="of:=IF([.B461]=&quot;&quot;; &quot;&quot;; WEEKDAY([.B461]; 2))">
            <text:p/>
          </table:table-cell>
          <table:table-cell table:number-columns-repeated="8"/>
          <table:table-cell table:formula="of:=[.K461]*[.I461]" office:value-type="float" office:value="0" calcext:value-type="float">
            <text:p>0</text:p>
          </table:table-cell>
          <table:table-cell table:number-columns-repeated="4"/>
          <table:table-cell table:formula="of:=IF([.L461]=0; &quot;&quot;; [.R461]/[.L461])">
            <text:p/>
          </table:table-cell>
          <table:table-cell table:formula="of:=([.N461]*[.O461])-([.I461]*[.J461])" office:value-type="float" office:value="0" calcext:value-type="float">
            <text:p>0</text:p>
          </table:table-cell>
          <table:table-cell table:formula="of:=IF([.R461]=0;&quot;&quot;; IF([.R46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IF([.B462]=&quot;&quot;; &quot;&quot;; WEEKDAY([.B462]; 2))">
            <text:p/>
          </table:table-cell>
          <table:table-cell table:number-columns-repeated="8"/>
          <table:table-cell table:formula="of:=[.K462]*[.I462]" office:value-type="float" office:value="0" calcext:value-type="float">
            <text:p>0</text:p>
          </table:table-cell>
          <table:table-cell table:number-columns-repeated="4"/>
          <table:table-cell table:formula="of:=IF([.L462]=0; &quot;&quot;; [.R462]/[.L462])">
            <text:p/>
          </table:table-cell>
          <table:table-cell table:formula="of:=([.N462]*[.O462])-([.I462]*[.J462])" office:value-type="float" office:value="0" calcext:value-type="float">
            <text:p>0</text:p>
          </table:table-cell>
          <table:table-cell table:formula="of:=IF([.R462]=0;&quot;&quot;; IF([.R46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formula="of:=IF([.B463]=&quot;&quot;; &quot;&quot;; WEEKDAY([.B463]; 2))">
            <text:p/>
          </table:table-cell>
          <table:table-cell table:number-columns-repeated="8"/>
          <table:table-cell table:formula="of:=[.K463]*[.I463]" office:value-type="float" office:value="0" calcext:value-type="float">
            <text:p>0</text:p>
          </table:table-cell>
          <table:table-cell table:number-columns-repeated="4"/>
          <table:table-cell table:formula="of:=IF([.L463]=0; &quot;&quot;; [.R463]/[.L463])">
            <text:p/>
          </table:table-cell>
          <table:table-cell table:formula="of:=([.N463]*[.O463])-([.I463]*[.J463])" office:value-type="float" office:value="0" calcext:value-type="float">
            <text:p>0</text:p>
          </table:table-cell>
          <table:table-cell table:formula="of:=IF([.R463]=0;&quot;&quot;; IF([.R46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formula="of:=IF([.B464]=&quot;&quot;; &quot;&quot;; WEEKDAY([.B464]; 2))">
            <text:p/>
          </table:table-cell>
          <table:table-cell table:number-columns-repeated="8"/>
          <table:table-cell table:formula="of:=[.K464]*[.I464]" office:value-type="float" office:value="0" calcext:value-type="float">
            <text:p>0</text:p>
          </table:table-cell>
          <table:table-cell table:number-columns-repeated="4"/>
          <table:table-cell table:formula="of:=IF([.L464]=0; &quot;&quot;; [.R464]/[.L464])">
            <text:p/>
          </table:table-cell>
          <table:table-cell table:formula="of:=([.N464]*[.O464])-([.I464]*[.J464])" office:value-type="float" office:value="0" calcext:value-type="float">
            <text:p>0</text:p>
          </table:table-cell>
          <table:table-cell table:formula="of:=IF([.R464]=0;&quot;&quot;; IF([.R46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formula="of:=IF([.B465]=&quot;&quot;; &quot;&quot;; WEEKDAY([.B465]; 2))">
            <text:p/>
          </table:table-cell>
          <table:table-cell table:number-columns-repeated="8"/>
          <table:table-cell table:formula="of:=[.K465]*[.I465]" office:value-type="float" office:value="0" calcext:value-type="float">
            <text:p>0</text:p>
          </table:table-cell>
          <table:table-cell table:number-columns-repeated="4"/>
          <table:table-cell table:formula="of:=IF([.L465]=0; &quot;&quot;; [.R465]/[.L465])">
            <text:p/>
          </table:table-cell>
          <table:table-cell table:formula="of:=([.N465]*[.O465])-([.I465]*[.J465])" office:value-type="float" office:value="0" calcext:value-type="float">
            <text:p>0</text:p>
          </table:table-cell>
          <table:table-cell table:formula="of:=IF([.R465]=0;&quot;&quot;; IF([.R46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formula="of:=IF([.B466]=&quot;&quot;; &quot;&quot;; WEEKDAY([.B466]; 2))">
            <text:p/>
          </table:table-cell>
          <table:table-cell table:number-columns-repeated="8"/>
          <table:table-cell table:formula="of:=[.K466]*[.I466]" office:value-type="float" office:value="0" calcext:value-type="float">
            <text:p>0</text:p>
          </table:table-cell>
          <table:table-cell table:number-columns-repeated="4"/>
          <table:table-cell table:formula="of:=IF([.L466]=0; &quot;&quot;; [.R466]/[.L466])">
            <text:p/>
          </table:table-cell>
          <table:table-cell table:formula="of:=([.N466]*[.O466])-([.I466]*[.J466])" office:value-type="float" office:value="0" calcext:value-type="float">
            <text:p>0</text:p>
          </table:table-cell>
          <table:table-cell table:formula="of:=IF([.R466]=0;&quot;&quot;; IF([.R46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formula="of:=IF([.B467]=&quot;&quot;; &quot;&quot;; WEEKDAY([.B467]; 2))">
            <text:p/>
          </table:table-cell>
          <table:table-cell table:number-columns-repeated="8"/>
          <table:table-cell table:formula="of:=[.K467]*[.I467]" office:value-type="float" office:value="0" calcext:value-type="float">
            <text:p>0</text:p>
          </table:table-cell>
          <table:table-cell table:number-columns-repeated="4"/>
          <table:table-cell table:formula="of:=IF([.L467]=0; &quot;&quot;; [.R467]/[.L467])">
            <text:p/>
          </table:table-cell>
          <table:table-cell table:formula="of:=([.N467]*[.O467])-([.I467]*[.J467])" office:value-type="float" office:value="0" calcext:value-type="float">
            <text:p>0</text:p>
          </table:table-cell>
          <table:table-cell table:formula="of:=IF([.R467]=0;&quot;&quot;; IF([.R46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formula="of:=IF([.B468]=&quot;&quot;; &quot;&quot;; WEEKDAY([.B468]; 2))">
            <text:p/>
          </table:table-cell>
          <table:table-cell table:number-columns-repeated="8"/>
          <table:table-cell table:formula="of:=[.K468]*[.I468]" office:value-type="float" office:value="0" calcext:value-type="float">
            <text:p>0</text:p>
          </table:table-cell>
          <table:table-cell table:number-columns-repeated="4"/>
          <table:table-cell table:formula="of:=IF([.L468]=0; &quot;&quot;; [.R468]/[.L468])">
            <text:p/>
          </table:table-cell>
          <table:table-cell table:formula="of:=([.N468]*[.O468])-([.I468]*[.J468])" office:value-type="float" office:value="0" calcext:value-type="float">
            <text:p>0</text:p>
          </table:table-cell>
          <table:table-cell table:formula="of:=IF([.R468]=0;&quot;&quot;; IF([.R46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formula="of:=IF([.B469]=&quot;&quot;; &quot;&quot;; WEEKDAY([.B469]; 2))">
            <text:p/>
          </table:table-cell>
          <table:table-cell table:number-columns-repeated="8"/>
          <table:table-cell table:formula="of:=[.K469]*[.I469]" office:value-type="float" office:value="0" calcext:value-type="float">
            <text:p>0</text:p>
          </table:table-cell>
          <table:table-cell table:number-columns-repeated="4"/>
          <table:table-cell table:formula="of:=IF([.L469]=0; &quot;&quot;; [.R469]/[.L469])">
            <text:p/>
          </table:table-cell>
          <table:table-cell table:formula="of:=([.N469]*[.O469])-([.I469]*[.J469])" office:value-type="float" office:value="0" calcext:value-type="float">
            <text:p>0</text:p>
          </table:table-cell>
          <table:table-cell table:formula="of:=IF([.R469]=0;&quot;&quot;; IF([.R46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formula="of:=IF([.B470]=&quot;&quot;; &quot;&quot;; WEEKDAY([.B470]; 2))">
            <text:p/>
          </table:table-cell>
          <table:table-cell table:number-columns-repeated="8"/>
          <table:table-cell table:formula="of:=[.K470]*[.I470]" office:value-type="float" office:value="0" calcext:value-type="float">
            <text:p>0</text:p>
          </table:table-cell>
          <table:table-cell table:number-columns-repeated="4"/>
          <table:table-cell table:formula="of:=IF([.L470]=0; &quot;&quot;; [.R470]/[.L470])">
            <text:p/>
          </table:table-cell>
          <table:table-cell table:formula="of:=([.N470]*[.O470])-([.I470]*[.J470])" office:value-type="float" office:value="0" calcext:value-type="float">
            <text:p>0</text:p>
          </table:table-cell>
          <table:table-cell table:formula="of:=IF([.R470]=0;&quot;&quot;; IF([.R47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formula="of:=IF([.B471]=&quot;&quot;; &quot;&quot;; WEEKDAY([.B471]; 2))">
            <text:p/>
          </table:table-cell>
          <table:table-cell table:number-columns-repeated="8"/>
          <table:table-cell table:formula="of:=[.K471]*[.I471]" office:value-type="float" office:value="0" calcext:value-type="float">
            <text:p>0</text:p>
          </table:table-cell>
          <table:table-cell table:number-columns-repeated="4"/>
          <table:table-cell table:formula="of:=IF([.L471]=0; &quot;&quot;; [.R471]/[.L471])">
            <text:p/>
          </table:table-cell>
          <table:table-cell table:formula="of:=([.N471]*[.O471])-([.I471]*[.J471])" office:value-type="float" office:value="0" calcext:value-type="float">
            <text:p>0</text:p>
          </table:table-cell>
          <table:table-cell table:formula="of:=IF([.R471]=0;&quot;&quot;; IF([.R47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formula="of:=IF([.B472]=&quot;&quot;; &quot;&quot;; WEEKDAY([.B472]; 2))">
            <text:p/>
          </table:table-cell>
          <table:table-cell table:number-columns-repeated="8"/>
          <table:table-cell table:formula="of:=[.K472]*[.I472]" office:value-type="float" office:value="0" calcext:value-type="float">
            <text:p>0</text:p>
          </table:table-cell>
          <table:table-cell table:number-columns-repeated="4"/>
          <table:table-cell table:formula="of:=IF([.L472]=0; &quot;&quot;; [.R472]/[.L472])">
            <text:p/>
          </table:table-cell>
          <table:table-cell table:formula="of:=([.N472]*[.O472])-([.I472]*[.J472])" office:value-type="float" office:value="0" calcext:value-type="float">
            <text:p>0</text:p>
          </table:table-cell>
          <table:table-cell table:formula="of:=IF([.R472]=0;&quot;&quot;; IF([.R47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formula="of:=IF([.B473]=&quot;&quot;; &quot;&quot;; WEEKDAY([.B473]; 2))">
            <text:p/>
          </table:table-cell>
          <table:table-cell table:number-columns-repeated="8"/>
          <table:table-cell table:formula="of:=[.K473]*[.I473]" office:value-type="float" office:value="0" calcext:value-type="float">
            <text:p>0</text:p>
          </table:table-cell>
          <table:table-cell table:number-columns-repeated="4"/>
          <table:table-cell table:formula="of:=IF([.L473]=0; &quot;&quot;; [.R473]/[.L473])">
            <text:p/>
          </table:table-cell>
          <table:table-cell table:formula="of:=([.N473]*[.O473])-([.I473]*[.J473])" office:value-type="float" office:value="0" calcext:value-type="float">
            <text:p>0</text:p>
          </table:table-cell>
          <table:table-cell table:formula="of:=IF([.R473]=0;&quot;&quot;; IF([.R47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formula="of:=IF([.B474]=&quot;&quot;; &quot;&quot;; WEEKDAY([.B474]; 2))">
            <text:p/>
          </table:table-cell>
          <table:table-cell table:number-columns-repeated="8"/>
          <table:table-cell table:formula="of:=[.K474]*[.I474]" office:value-type="float" office:value="0" calcext:value-type="float">
            <text:p>0</text:p>
          </table:table-cell>
          <table:table-cell table:number-columns-repeated="4"/>
          <table:table-cell table:formula="of:=IF([.L474]=0; &quot;&quot;; [.R474]/[.L474])">
            <text:p/>
          </table:table-cell>
          <table:table-cell table:formula="of:=([.N474]*[.O474])-([.I474]*[.J474])" office:value-type="float" office:value="0" calcext:value-type="float">
            <text:p>0</text:p>
          </table:table-cell>
          <table:table-cell table:formula="of:=IF([.R474]=0;&quot;&quot;; IF([.R47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formula="of:=IF([.B475]=&quot;&quot;; &quot;&quot;; WEEKDAY([.B475]; 2))">
            <text:p/>
          </table:table-cell>
          <table:table-cell table:number-columns-repeated="8"/>
          <table:table-cell table:formula="of:=[.K475]*[.I475]" office:value-type="float" office:value="0" calcext:value-type="float">
            <text:p>0</text:p>
          </table:table-cell>
          <table:table-cell table:number-columns-repeated="4"/>
          <table:table-cell table:formula="of:=IF([.L475]=0; &quot;&quot;; [.R475]/[.L475])">
            <text:p/>
          </table:table-cell>
          <table:table-cell table:formula="of:=([.N475]*[.O475])-([.I475]*[.J475])" office:value-type="float" office:value="0" calcext:value-type="float">
            <text:p>0</text:p>
          </table:table-cell>
          <table:table-cell table:formula="of:=IF([.R475]=0;&quot;&quot;; IF([.R47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formula="of:=IF([.B476]=&quot;&quot;; &quot;&quot;; WEEKDAY([.B476]; 2))">
            <text:p/>
          </table:table-cell>
          <table:table-cell table:number-columns-repeated="8"/>
          <table:table-cell table:formula="of:=[.K476]*[.I476]" office:value-type="float" office:value="0" calcext:value-type="float">
            <text:p>0</text:p>
          </table:table-cell>
          <table:table-cell table:number-columns-repeated="4"/>
          <table:table-cell table:formula="of:=IF([.L476]=0; &quot;&quot;; [.R476]/[.L476])">
            <text:p/>
          </table:table-cell>
          <table:table-cell table:formula="of:=([.N476]*[.O476])-([.I476]*[.J476])" office:value-type="float" office:value="0" calcext:value-type="float">
            <text:p>0</text:p>
          </table:table-cell>
          <table:table-cell table:formula="of:=IF([.R476]=0;&quot;&quot;; IF([.R47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formula="of:=IF([.B477]=&quot;&quot;; &quot;&quot;; WEEKDAY([.B477]; 2))">
            <text:p/>
          </table:table-cell>
          <table:table-cell table:number-columns-repeated="8"/>
          <table:table-cell table:formula="of:=[.K477]*[.I477]" office:value-type="float" office:value="0" calcext:value-type="float">
            <text:p>0</text:p>
          </table:table-cell>
          <table:table-cell table:number-columns-repeated="4"/>
          <table:table-cell table:formula="of:=IF([.L477]=0; &quot;&quot;; [.R477]/[.L477])">
            <text:p/>
          </table:table-cell>
          <table:table-cell table:formula="of:=([.N477]*[.O477])-([.I477]*[.J477])" office:value-type="float" office:value="0" calcext:value-type="float">
            <text:p>0</text:p>
          </table:table-cell>
          <table:table-cell table:formula="of:=IF([.R477]=0;&quot;&quot;; IF([.R47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formula="of:=IF([.B478]=&quot;&quot;; &quot;&quot;; WEEKDAY([.B478]; 2))">
            <text:p/>
          </table:table-cell>
          <table:table-cell table:number-columns-repeated="8"/>
          <table:table-cell table:formula="of:=[.K478]*[.I478]" office:value-type="float" office:value="0" calcext:value-type="float">
            <text:p>0</text:p>
          </table:table-cell>
          <table:table-cell table:number-columns-repeated="4"/>
          <table:table-cell table:formula="of:=IF([.L478]=0; &quot;&quot;; [.R478]/[.L478])">
            <text:p/>
          </table:table-cell>
          <table:table-cell table:formula="of:=([.N478]*[.O478])-([.I478]*[.J478])" office:value-type="float" office:value="0" calcext:value-type="float">
            <text:p>0</text:p>
          </table:table-cell>
          <table:table-cell table:formula="of:=IF([.R478]=0;&quot;&quot;; IF([.R47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formula="of:=IF([.B479]=&quot;&quot;; &quot;&quot;; WEEKDAY([.B479]; 2))">
            <text:p/>
          </table:table-cell>
          <table:table-cell table:number-columns-repeated="8"/>
          <table:table-cell table:formula="of:=[.K479]*[.I479]" office:value-type="float" office:value="0" calcext:value-type="float">
            <text:p>0</text:p>
          </table:table-cell>
          <table:table-cell table:number-columns-repeated="4"/>
          <table:table-cell table:formula="of:=IF([.L479]=0; &quot;&quot;; [.R479]/[.L479])">
            <text:p/>
          </table:table-cell>
          <table:table-cell table:formula="of:=([.N479]*[.O479])-([.I479]*[.J479])" office:value-type="float" office:value="0" calcext:value-type="float">
            <text:p>0</text:p>
          </table:table-cell>
          <table:table-cell table:formula="of:=IF([.R479]=0;&quot;&quot;; IF([.R47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formula="of:=IF([.B480]=&quot;&quot;; &quot;&quot;; WEEKDAY([.B480]; 2))">
            <text:p/>
          </table:table-cell>
          <table:table-cell table:number-columns-repeated="8"/>
          <table:table-cell table:formula="of:=[.K480]*[.I480]" office:value-type="float" office:value="0" calcext:value-type="float">
            <text:p>0</text:p>
          </table:table-cell>
          <table:table-cell table:number-columns-repeated="4"/>
          <table:table-cell table:formula="of:=IF([.L480]=0; &quot;&quot;; [.R480]/[.L480])">
            <text:p/>
          </table:table-cell>
          <table:table-cell table:formula="of:=([.N480]*[.O480])-([.I480]*[.J480])" office:value-type="float" office:value="0" calcext:value-type="float">
            <text:p>0</text:p>
          </table:table-cell>
          <table:table-cell table:formula="of:=IF([.R480]=0;&quot;&quot;; IF([.R48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formula="of:=IF([.B481]=&quot;&quot;; &quot;&quot;; WEEKDAY([.B481]; 2))">
            <text:p/>
          </table:table-cell>
          <table:table-cell table:number-columns-repeated="8"/>
          <table:table-cell table:formula="of:=[.K481]*[.I481]" office:value-type="float" office:value="0" calcext:value-type="float">
            <text:p>0</text:p>
          </table:table-cell>
          <table:table-cell table:number-columns-repeated="4"/>
          <table:table-cell table:formula="of:=IF([.L481]=0; &quot;&quot;; [.R481]/[.L481])">
            <text:p/>
          </table:table-cell>
          <table:table-cell table:formula="of:=([.N481]*[.O481])-([.I481]*[.J481])" office:value-type="float" office:value="0" calcext:value-type="float">
            <text:p>0</text:p>
          </table:table-cell>
          <table:table-cell table:formula="of:=IF([.R481]=0;&quot;&quot;; IF([.R48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formula="of:=IF([.B482]=&quot;&quot;; &quot;&quot;; WEEKDAY([.B482]; 2))">
            <text:p/>
          </table:table-cell>
          <table:table-cell table:number-columns-repeated="8"/>
          <table:table-cell table:formula="of:=[.K482]*[.I482]" office:value-type="float" office:value="0" calcext:value-type="float">
            <text:p>0</text:p>
          </table:table-cell>
          <table:table-cell table:number-columns-repeated="4"/>
          <table:table-cell table:formula="of:=IF([.L482]=0; &quot;&quot;; [.R482]/[.L482])">
            <text:p/>
          </table:table-cell>
          <table:table-cell table:formula="of:=([.N482]*[.O482])-([.I482]*[.J482])" office:value-type="float" office:value="0" calcext:value-type="float">
            <text:p>0</text:p>
          </table:table-cell>
          <table:table-cell table:formula="of:=IF([.R482]=0;&quot;&quot;; IF([.R48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formula="of:=IF([.B483]=&quot;&quot;; &quot;&quot;; WEEKDAY([.B483]; 2))">
            <text:p/>
          </table:table-cell>
          <table:table-cell table:number-columns-repeated="8"/>
          <table:table-cell table:formula="of:=[.K483]*[.I483]" office:value-type="float" office:value="0" calcext:value-type="float">
            <text:p>0</text:p>
          </table:table-cell>
          <table:table-cell table:number-columns-repeated="4"/>
          <table:table-cell table:formula="of:=IF([.L483]=0; &quot;&quot;; [.R483]/[.L483])">
            <text:p/>
          </table:table-cell>
          <table:table-cell table:formula="of:=([.N483]*[.O483])-([.I483]*[.J483])" office:value-type="float" office:value="0" calcext:value-type="float">
            <text:p>0</text:p>
          </table:table-cell>
          <table:table-cell table:formula="of:=IF([.R483]=0;&quot;&quot;; IF([.R48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formula="of:=IF([.B484]=&quot;&quot;; &quot;&quot;; WEEKDAY([.B484]; 2))">
            <text:p/>
          </table:table-cell>
          <table:table-cell table:number-columns-repeated="8"/>
          <table:table-cell table:formula="of:=[.K484]*[.I484]" office:value-type="float" office:value="0" calcext:value-type="float">
            <text:p>0</text:p>
          </table:table-cell>
          <table:table-cell table:number-columns-repeated="4"/>
          <table:table-cell table:formula="of:=IF([.L484]=0; &quot;&quot;; [.R484]/[.L484])">
            <text:p/>
          </table:table-cell>
          <table:table-cell table:formula="of:=([.N484]*[.O484])-([.I484]*[.J484])" office:value-type="float" office:value="0" calcext:value-type="float">
            <text:p>0</text:p>
          </table:table-cell>
          <table:table-cell table:formula="of:=IF([.R484]=0;&quot;&quot;; IF([.R48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formula="of:=IF([.B485]=&quot;&quot;; &quot;&quot;; WEEKDAY([.B485]; 2))">
            <text:p/>
          </table:table-cell>
          <table:table-cell table:number-columns-repeated="8"/>
          <table:table-cell table:formula="of:=[.K485]*[.I485]" office:value-type="float" office:value="0" calcext:value-type="float">
            <text:p>0</text:p>
          </table:table-cell>
          <table:table-cell table:number-columns-repeated="4"/>
          <table:table-cell table:formula="of:=IF([.L485]=0; &quot;&quot;; [.R485]/[.L485])">
            <text:p/>
          </table:table-cell>
          <table:table-cell table:formula="of:=([.N485]*[.O485])-([.I485]*[.J485])" office:value-type="float" office:value="0" calcext:value-type="float">
            <text:p>0</text:p>
          </table:table-cell>
          <table:table-cell table:formula="of:=IF([.R485]=0;&quot;&quot;; IF([.R48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formula="of:=IF([.B486]=&quot;&quot;; &quot;&quot;; WEEKDAY([.B486]; 2))">
            <text:p/>
          </table:table-cell>
          <table:table-cell table:number-columns-repeated="8"/>
          <table:table-cell table:formula="of:=[.K486]*[.I486]" office:value-type="float" office:value="0" calcext:value-type="float">
            <text:p>0</text:p>
          </table:table-cell>
          <table:table-cell table:number-columns-repeated="4"/>
          <table:table-cell table:formula="of:=IF([.L486]=0; &quot;&quot;; [.R486]/[.L486])">
            <text:p/>
          </table:table-cell>
          <table:table-cell table:formula="of:=([.N486]*[.O486])-([.I486]*[.J486])" office:value-type="float" office:value="0" calcext:value-type="float">
            <text:p>0</text:p>
          </table:table-cell>
          <table:table-cell table:formula="of:=IF([.R486]=0;&quot;&quot;; IF([.R48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formula="of:=IF([.B487]=&quot;&quot;; &quot;&quot;; WEEKDAY([.B487]; 2))">
            <text:p/>
          </table:table-cell>
          <table:table-cell table:number-columns-repeated="8"/>
          <table:table-cell table:formula="of:=[.K487]*[.I487]" office:value-type="float" office:value="0" calcext:value-type="float">
            <text:p>0</text:p>
          </table:table-cell>
          <table:table-cell table:number-columns-repeated="4"/>
          <table:table-cell table:formula="of:=IF([.L487]=0; &quot;&quot;; [.R487]/[.L487])">
            <text:p/>
          </table:table-cell>
          <table:table-cell table:formula="of:=([.N487]*[.O487])-([.I487]*[.J487])" office:value-type="float" office:value="0" calcext:value-type="float">
            <text:p>0</text:p>
          </table:table-cell>
          <table:table-cell table:formula="of:=IF([.R487]=0;&quot;&quot;; IF([.R48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formula="of:=IF([.B488]=&quot;&quot;; &quot;&quot;; WEEKDAY([.B488]; 2))">
            <text:p/>
          </table:table-cell>
          <table:table-cell table:number-columns-repeated="8"/>
          <table:table-cell table:formula="of:=[.K488]*[.I488]" office:value-type="float" office:value="0" calcext:value-type="float">
            <text:p>0</text:p>
          </table:table-cell>
          <table:table-cell table:number-columns-repeated="4"/>
          <table:table-cell table:formula="of:=IF([.L488]=0; &quot;&quot;; [.R488]/[.L488])">
            <text:p/>
          </table:table-cell>
          <table:table-cell table:formula="of:=([.N488]*[.O488])-([.I488]*[.J488])" office:value-type="float" office:value="0" calcext:value-type="float">
            <text:p>0</text:p>
          </table:table-cell>
          <table:table-cell table:formula="of:=IF([.R488]=0;&quot;&quot;; IF([.R48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formula="of:=IF([.B489]=&quot;&quot;; &quot;&quot;; WEEKDAY([.B489]; 2))">
            <text:p/>
          </table:table-cell>
          <table:table-cell table:number-columns-repeated="8"/>
          <table:table-cell table:formula="of:=[.K489]*[.I489]" office:value-type="float" office:value="0" calcext:value-type="float">
            <text:p>0</text:p>
          </table:table-cell>
          <table:table-cell table:number-columns-repeated="4"/>
          <table:table-cell table:formula="of:=IF([.L489]=0; &quot;&quot;; [.R489]/[.L489])">
            <text:p/>
          </table:table-cell>
          <table:table-cell table:formula="of:=([.N489]*[.O489])-([.I489]*[.J489])" office:value-type="float" office:value="0" calcext:value-type="float">
            <text:p>0</text:p>
          </table:table-cell>
          <table:table-cell table:formula="of:=IF([.R489]=0;&quot;&quot;; IF([.R48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formula="of:=IF([.B490]=&quot;&quot;; &quot;&quot;; WEEKDAY([.B490]; 2))">
            <text:p/>
          </table:table-cell>
          <table:table-cell table:number-columns-repeated="8"/>
          <table:table-cell table:formula="of:=[.K490]*[.I490]" office:value-type="float" office:value="0" calcext:value-type="float">
            <text:p>0</text:p>
          </table:table-cell>
          <table:table-cell table:number-columns-repeated="4"/>
          <table:table-cell table:formula="of:=IF([.L490]=0; &quot;&quot;; [.R490]/[.L490])">
            <text:p/>
          </table:table-cell>
          <table:table-cell table:formula="of:=([.N490]*[.O490])-([.I490]*[.J490])" office:value-type="float" office:value="0" calcext:value-type="float">
            <text:p>0</text:p>
          </table:table-cell>
          <table:table-cell table:formula="of:=IF([.R490]=0;&quot;&quot;; IF([.R49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formula="of:=IF([.B491]=&quot;&quot;; &quot;&quot;; WEEKDAY([.B491]; 2))">
            <text:p/>
          </table:table-cell>
          <table:table-cell table:number-columns-repeated="8"/>
          <table:table-cell table:formula="of:=[.K491]*[.I491]" office:value-type="float" office:value="0" calcext:value-type="float">
            <text:p>0</text:p>
          </table:table-cell>
          <table:table-cell table:number-columns-repeated="4"/>
          <table:table-cell table:formula="of:=IF([.L491]=0; &quot;&quot;; [.R491]/[.L491])">
            <text:p/>
          </table:table-cell>
          <table:table-cell table:formula="of:=([.N491]*[.O491])-([.I491]*[.J491])" office:value-type="float" office:value="0" calcext:value-type="float">
            <text:p>0</text:p>
          </table:table-cell>
          <table:table-cell table:formula="of:=IF([.R491]=0;&quot;&quot;; IF([.R49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formula="of:=IF([.B492]=&quot;&quot;; &quot;&quot;; WEEKDAY([.B492]; 2))">
            <text:p/>
          </table:table-cell>
          <table:table-cell table:number-columns-repeated="8"/>
          <table:table-cell table:formula="of:=[.K492]*[.I492]" office:value-type="float" office:value="0" calcext:value-type="float">
            <text:p>0</text:p>
          </table:table-cell>
          <table:table-cell table:number-columns-repeated="4"/>
          <table:table-cell table:formula="of:=IF([.L492]=0; &quot;&quot;; [.R492]/[.L492])">
            <text:p/>
          </table:table-cell>
          <table:table-cell table:formula="of:=([.N492]*[.O492])-([.I492]*[.J492])" office:value-type="float" office:value="0" calcext:value-type="float">
            <text:p>0</text:p>
          </table:table-cell>
          <table:table-cell table:formula="of:=IF([.R492]=0;&quot;&quot;; IF([.R49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formula="of:=IF([.B493]=&quot;&quot;; &quot;&quot;; WEEKDAY([.B493]; 2))">
            <text:p/>
          </table:table-cell>
          <table:table-cell table:number-columns-repeated="8"/>
          <table:table-cell table:formula="of:=[.K493]*[.I493]" office:value-type="float" office:value="0" calcext:value-type="float">
            <text:p>0</text:p>
          </table:table-cell>
          <table:table-cell table:number-columns-repeated="4"/>
          <table:table-cell table:formula="of:=IF([.L493]=0; &quot;&quot;; [.R493]/[.L493])">
            <text:p/>
          </table:table-cell>
          <table:table-cell table:formula="of:=([.N493]*[.O493])-([.I493]*[.J493])" office:value-type="float" office:value="0" calcext:value-type="float">
            <text:p>0</text:p>
          </table:table-cell>
          <table:table-cell table:formula="of:=IF([.R493]=0;&quot;&quot;; IF([.R49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formula="of:=IF([.B494]=&quot;&quot;; &quot;&quot;; WEEKDAY([.B494]; 2))">
            <text:p/>
          </table:table-cell>
          <table:table-cell table:number-columns-repeated="8"/>
          <table:table-cell table:formula="of:=[.K494]*[.I494]" office:value-type="float" office:value="0" calcext:value-type="float">
            <text:p>0</text:p>
          </table:table-cell>
          <table:table-cell table:number-columns-repeated="4"/>
          <table:table-cell table:formula="of:=IF([.L494]=0; &quot;&quot;; [.R494]/[.L494])">
            <text:p/>
          </table:table-cell>
          <table:table-cell table:formula="of:=([.N494]*[.O494])-([.I494]*[.J494])" office:value-type="float" office:value="0" calcext:value-type="float">
            <text:p>0</text:p>
          </table:table-cell>
          <table:table-cell table:formula="of:=IF([.R494]=0;&quot;&quot;; IF([.R49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formula="of:=IF([.B495]=&quot;&quot;; &quot;&quot;; WEEKDAY([.B495]; 2))">
            <text:p/>
          </table:table-cell>
          <table:table-cell table:number-columns-repeated="8"/>
          <table:table-cell table:formula="of:=[.K495]*[.I495]" office:value-type="float" office:value="0" calcext:value-type="float">
            <text:p>0</text:p>
          </table:table-cell>
          <table:table-cell table:number-columns-repeated="4"/>
          <table:table-cell table:formula="of:=IF([.L495]=0; &quot;&quot;; [.R495]/[.L495])">
            <text:p/>
          </table:table-cell>
          <table:table-cell table:formula="of:=([.N495]*[.O495])-([.I495]*[.J495])" office:value-type="float" office:value="0" calcext:value-type="float">
            <text:p>0</text:p>
          </table:table-cell>
          <table:table-cell table:formula="of:=IF([.R495]=0;&quot;&quot;; IF([.R49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formula="of:=IF([.B496]=&quot;&quot;; &quot;&quot;; WEEKDAY([.B496]; 2))">
            <text:p/>
          </table:table-cell>
          <table:table-cell table:number-columns-repeated="8"/>
          <table:table-cell table:formula="of:=[.K496]*[.I496]" office:value-type="float" office:value="0" calcext:value-type="float">
            <text:p>0</text:p>
          </table:table-cell>
          <table:table-cell table:number-columns-repeated="4"/>
          <table:table-cell table:formula="of:=IF([.L496]=0; &quot;&quot;; [.R496]/[.L496])">
            <text:p/>
          </table:table-cell>
          <table:table-cell table:formula="of:=([.N496]*[.O496])-([.I496]*[.J496])" office:value-type="float" office:value="0" calcext:value-type="float">
            <text:p>0</text:p>
          </table:table-cell>
          <table:table-cell table:formula="of:=IF([.R496]=0;&quot;&quot;; IF([.R49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formula="of:=IF([.B497]=&quot;&quot;; &quot;&quot;; WEEKDAY([.B497]; 2))">
            <text:p/>
          </table:table-cell>
          <table:table-cell table:number-columns-repeated="8"/>
          <table:table-cell table:formula="of:=[.K497]*[.I497]" office:value-type="float" office:value="0" calcext:value-type="float">
            <text:p>0</text:p>
          </table:table-cell>
          <table:table-cell table:number-columns-repeated="4"/>
          <table:table-cell table:formula="of:=IF([.L497]=0; &quot;&quot;; [.R497]/[.L497])">
            <text:p/>
          </table:table-cell>
          <table:table-cell table:formula="of:=([.N497]*[.O497])-([.I497]*[.J497])" office:value-type="float" office:value="0" calcext:value-type="float">
            <text:p>0</text:p>
          </table:table-cell>
          <table:table-cell table:formula="of:=IF([.R497]=0;&quot;&quot;; IF([.R49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formula="of:=IF([.B498]=&quot;&quot;; &quot;&quot;; WEEKDAY([.B498]; 2))">
            <text:p/>
          </table:table-cell>
          <table:table-cell table:number-columns-repeated="8"/>
          <table:table-cell table:formula="of:=[.K498]*[.I498]" office:value-type="float" office:value="0" calcext:value-type="float">
            <text:p>0</text:p>
          </table:table-cell>
          <table:table-cell table:number-columns-repeated="4"/>
          <table:table-cell table:formula="of:=IF([.L498]=0; &quot;&quot;; [.R498]/[.L498])">
            <text:p/>
          </table:table-cell>
          <table:table-cell table:formula="of:=([.N498]*[.O498])-([.I498]*[.J498])" office:value-type="float" office:value="0" calcext:value-type="float">
            <text:p>0</text:p>
          </table:table-cell>
          <table:table-cell table:formula="of:=IF([.R498]=0;&quot;&quot;; IF([.R49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formula="of:=IF([.B499]=&quot;&quot;; &quot;&quot;; WEEKDAY([.B499]; 2))">
            <text:p/>
          </table:table-cell>
          <table:table-cell table:number-columns-repeated="8"/>
          <table:table-cell table:formula="of:=[.K499]*[.I499]" office:value-type="float" office:value="0" calcext:value-type="float">
            <text:p>0</text:p>
          </table:table-cell>
          <table:table-cell table:number-columns-repeated="4"/>
          <table:table-cell table:formula="of:=IF([.L499]=0; &quot;&quot;; [.R499]/[.L499])">
            <text:p/>
          </table:table-cell>
          <table:table-cell table:formula="of:=([.N499]*[.O499])-([.I499]*[.J499])" office:value-type="float" office:value="0" calcext:value-type="float">
            <text:p>0</text:p>
          </table:table-cell>
          <table:table-cell table:formula="of:=IF([.R499]=0;&quot;&quot;; IF([.R49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formula="of:=IF([.B500]=&quot;&quot;; &quot;&quot;; WEEKDAY([.B500]; 2))">
            <text:p/>
          </table:table-cell>
          <table:table-cell table:number-columns-repeated="8"/>
          <table:table-cell table:formula="of:=[.K500]*[.I500]" office:value-type="float" office:value="0" calcext:value-type="float">
            <text:p>0</text:p>
          </table:table-cell>
          <table:table-cell table:number-columns-repeated="4"/>
          <table:table-cell table:formula="of:=IF([.L500]=0; &quot;&quot;; [.R500]/[.L500])">
            <text:p/>
          </table:table-cell>
          <table:table-cell table:formula="of:=([.N500]*[.O500])-([.I500]*[.J500])" office:value-type="float" office:value="0" calcext:value-type="float">
            <text:p>0</text:p>
          </table:table-cell>
          <table:table-cell table:formula="of:=IF([.R500]=0;&quot;&quot;; IF([.R50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formula="of:=IF([.B501]=&quot;&quot;; &quot;&quot;; WEEKDAY([.B501]; 2))">
            <text:p/>
          </table:table-cell>
          <table:table-cell table:number-columns-repeated="8"/>
          <table:table-cell table:formula="of:=[.K501]*[.I501]" office:value-type="float" office:value="0" calcext:value-type="float">
            <text:p>0</text:p>
          </table:table-cell>
          <table:table-cell table:number-columns-repeated="4"/>
          <table:table-cell table:formula="of:=IF([.L501]=0; &quot;&quot;; [.R501]/[.L501])">
            <text:p/>
          </table:table-cell>
          <table:table-cell table:formula="of:=([.N501]*[.O501])-([.I501]*[.J501])" office:value-type="float" office:value="0" calcext:value-type="float">
            <text:p>0</text:p>
          </table:table-cell>
          <table:table-cell table:formula="of:=IF([.R501]=0;&quot;&quot;; IF([.R50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IF([.B502]=&quot;&quot;; &quot;&quot;; WEEKDAY([.B502]; 2))">
            <text:p/>
          </table:table-cell>
          <table:table-cell table:number-columns-repeated="8"/>
          <table:table-cell table:formula="of:=[.K502]*[.I502]" office:value-type="float" office:value="0" calcext:value-type="float">
            <text:p>0</text:p>
          </table:table-cell>
          <table:table-cell table:number-columns-repeated="4"/>
          <table:table-cell table:formula="of:=IF([.L502]=0; &quot;&quot;; [.R502]/[.L502])">
            <text:p/>
          </table:table-cell>
          <table:table-cell table:formula="of:=([.N502]*[.O502])-([.I502]*[.J502])" office:value-type="float" office:value="0" calcext:value-type="float">
            <text:p>0</text:p>
          </table:table-cell>
          <table:table-cell table:formula="of:=IF([.R502]=0;&quot;&quot;; IF([.R502]&gt;=0; &quot;Win&quot;; &quot;Loss&quot;))">
            <text:p/>
          </table:table-cell>
          <table:table-cell table:number-columns-repeated="3"/>
        </table:table-row>
        <table:table-row table:style-name="ro1" table:number-rows-repeated="104807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Calculators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ce221"/>
        <table:table-column table:style-name="co1" table:default-cell-style-name="ce227"/>
        <table:table-column table:style-name="co1" table:default-cell-style-name="ce229"/>
        <table:table-row table:style-name="ro1">
          <table:table-cell/>
          <table:table-cell table:style-name="Default" table:number-columns-repeated="3"/>
        </table:table-row>
        <table:table-row table:style-name="ro3">
          <table:table-cell/>
          <table:table-cell table:style-name="ce220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table:style-name="ce224" office:value-type="float" office:value="24" calcext:value-type="float">
            <text:p>24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p loss</text:p>
          </table:table-cell>
          <table:table-cell table:style-name="ce224" office:value-type="float" office:value="25" calcext:value-type="float">
            <text:p>25.00</text:p>
          </table:table-cell>
          <table:table-cell/>
        </table:table-row>
        <table:table-row table:style-name="ro1">
          <table:table-cell/>
          <table:table-cell table:style-name="ce222" office:value-type="string" calcext:value-type="string">
            <text:p>Target</text:p>
          </table:table-cell>
          <table:table-cell table:style-name="ce225"/>
          <table:table-cell table:style-name="ce230" table:formula="of:=([.C3]-[.C4])*[$Overview.C6]+[.C3]" office:value-type="float" office:value="22" calcext:value-type="float">
            <office:annotation draw:style-name="gr4" draw:text-style-name="P4" svg:width="82.18pt" svg:height="61.68pt" svg:x="244.49pt" svg:y="16.13pt" draw:caption-point-x="-17.29pt" draw:caption-point-y="42.8pt">
              <dc:date>2019-10-06T00:00:00</dc:date>
              <text:p text:style-name="P3"><text:span text:style-name="T2">Indicative target based on the desired R ratio as set in “overview”</text:span></text:p>
            </office:annotation>
            <text:p>22.00</text:p>
          </table:table-cell>
        </table:table-row>
        <table:table-row table:style-name="ro1">
          <table:table-cell/>
          <table:table-cell table:style-name="ce223" office:value-type="string" calcext:value-type="string">
            <text:p># Shares</text:p>
          </table:table-cell>
          <table:table-cell table:style-name="ce226" table:formula="of:=ABS([$Overview.C5]/([.C3]-[.C4]))" office:value-type="float" office:value="60" calcext:value-type="float">
            <text:p>60.00</text:p>
          </table:table-cell>
          <table:table-cell table:style-name="ce231"/>
        </table:table-row>
        <table:table-row table:style-name="ro1">
          <table:table-cell/>
          <table:table-cell office:value-type="string" calcext:value-type="string">
            <text:p>Position value</text:p>
          </table:table-cell>
          <table:table-cell table:formula="of:=[.C6]*[.C3]" office:value-type="float" office:value="1440" calcext:value-type="float">
            <text:p>1,44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profit</text:p>
          </table:table-cell>
          <table:table-cell table:formula="of:=IF([.C5]=&quot;&quot;; ABS([.D5]-[.C3]); ABS([.C5]-[.C3]))" office:value-type="float" office:value="2" calcext:value-type="float">
            <text:p>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loss</text:p>
          </table:table-cell>
          <table:table-cell table:formula="of:=ABS([.C3]-[.C4])" office:value-type="float" office:value="1" calcext:value-type="float">
            <text:p>1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profit</text:p>
          </table:table-cell>
          <table:table-cell table:formula="of:=[.C8]*[.C6]" office:value-type="float" office:value="120" calcext:value-type="float">
            <text:p>12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loss</text:p>
          </table:table-cell>
          <table:table-cell table:formula="of:=[.C9]*[.C6]" office:value-type="float" office:value="60" calcext:value-type="float">
            <text:p>60.00</text:p>
          </table:table-cell>
          <table:table-cell/>
        </table:table-row>
        <table:table-row table:style-name="ro1">
          <table:table-cell/>
          <table:table-cell table:style-name="ce222" office:value-type="string" calcext:value-type="string">
            <text:p>Risk/Reward</text:p>
          </table:table-cell>
          <table:table-cell table:style-name="ce228" table:formula="of:=[.C8]/[.C9]" office:value-type="float" office:value="2" calcext:value-type="float">
            <text:p>2.00</text:p>
          </table:table-cell>
          <table:table-cell table:style-name="ce232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To &quot;one&quot; ratio">
      <number:number number:decimal-places="0" loext:min-decimal-places="0" number:min-integer-digits="1" number:grouping="true"/>
      <number:text>:1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0:32:49.415796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artha </meta:initial-creator>
    <meta:creation-date>2019-06-12T16:30:35.024638310</meta:creation-date>
    <dc:date>2019-12-28T11:04:58.277563404</dc:date>
    <meta:editing-duration>PT3H2M41S</meta:editing-duration>
    <meta:editing-cycles>25</meta:editing-cycles>
    <meta:generator>LibreOffice/6.0.7.3$Linux_X86_64 LibreOffice_project/00m0$Build-3</meta:generator>
    <dc:creator>codeartha </dc:creator>
    <meta:document-statistic meta:table-count="4" meta:cell-count="3185" meta:object-count="2"/>
  </office:meta>
</office:document-meta>
</file>